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break-before="auto" fo:line-height="115%" style:writing-mode="lr-tb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P431" style:family="paragraph" style:parent-style-name="Standard">
      <style:paragraph-properties fo:break-before="auto" fo:line-height="115%" style:writing-mode="lr-tb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P447" style:family="paragraph" style:parent-style-name="Standard">
      <style:paragraph-properties fo:break-before="auto" fo:line-height="115%" style:writing-mode="lr-tb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T484_18" style:family="text"/>
    <style:style style:name="T484_19" style:family="text"/>
    <style:style style:name="T484_20" style:family="text"/>
    <style:style style:name="T484_21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/>
    <style:style style:name="T487_16" style:family="text"/>
    <style:style style:name="T487_17" style:family="text"/>
    <style:style style:name="T487_18" style:family="text"/>
    <style:style style:name="T487_19" style:family="text"/>
    <style:style style:name="T487_20" style:family="text"/>
    <style:style style:name="T487_21" style:family="text"/>
    <style:style style:name="T487_22" style:family="text"/>
    <style:style style:name="T487_23" style:family="text"/>
    <style:style style:name="T487_24" style:family="text"/>
    <style:style style:name="T487_25" style:family="text"/>
    <style:style style:name="T487_26" style:family="text"/>
    <style:style style:name="T487_27" style:family="text"/>
    <style:style style:name="T487_28" style:family="text"/>
    <style:style style:name="T487_29" style:family="text"/>
    <style:style style:name="T487_30" style:family="text"/>
    <style:style style:name="T487_31" style:family="text"/>
    <style:style style:name="T487_32" style:family="text"/>
    <style:style style:name="T487_33" style:family="text"/>
    <style:style style:name="T487_34" style:family="text"/>
    <style:style style:name="T487_35" style:family="text"/>
    <style:style style:name="T487_36" style:family="text"/>
    <style:style style:name="T487_37" style:family="text"/>
    <style:style style:name="T487_38" style:family="text"/>
    <style:style style:name="T487_39" style:family="text"/>
    <style:style style:name="T487_40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T490_15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P497" style:family="paragraph" style:parent-style-name="Standard">
      <style:paragraph-properties fo:break-before="auto" fo:line-height="115%" style:writing-mode="lr-tb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T498_20" style:family="text"/>
    <style:style style:name="T498_21" style:family="text"/>
    <style:style style:name="T498_22" style:family="text"/>
    <style:style style:name="T498_23" style:family="text"/>
    <style:style style:name="T498_24" style:family="text"/>
    <style:style style:name="T498_25" style:family="text"/>
    <style:style style:name="T498_26" style:family="text"/>
    <style:style style:name="T498_27" style:family="text"/>
    <style:style style:name="T498_28" style:family="text"/>
    <style:style style:name="T498_29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T502_31" style:family="text"/>
    <style:style style:name="T502_32" style:family="text"/>
    <style:style style:name="T502_33" style:family="text"/>
    <style:style style:name="T502_34" style:family="text"/>
    <style:style style:name="T502_35" style:family="text"/>
    <style:style style:name="T502_36" style:family="text"/>
    <style:style style:name="T502_37" style:family="text"/>
    <style:style style:name="T502_38" style:family="text"/>
    <style:style style:name="T502_39" style:family="text"/>
    <style:style style:name="T502_40" style:family="text"/>
    <style:style style:name="T502_41" style:family="text"/>
    <style:style style:name="T502_42" style:family="text"/>
    <style:style style:name="T502_43" style:family="text"/>
    <style:style style:name="T502_44" style:family="text"/>
    <style:style style:name="T502_45" style:family="text"/>
    <style:style style:name="T502_46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P512" style:family="paragraph" style:parent-style-name="Standard">
      <style:paragraph-properties fo:break-before="auto" fo:line-height="115%" style:writing-mode="lr-tb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T517_37" style:family="text"/>
    <style:style style:name="T517_38" style:family="text"/>
    <style:style style:name="T517_39" style:family="text"/>
    <style:style style:name="T517_40" style:family="text"/>
    <style:style style:name="T517_41" style:family="text"/>
    <style:style style:name="T517_42" style:family="text"/>
    <style:style style:name="T517_43" style:family="text"/>
    <style:style style:name="T517_44" style:family="text"/>
    <style:style style:name="T517_45" style:family="text"/>
    <style:style style:name="T517_46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P527" style:family="paragraph" style:parent-style-name="Standard">
      <style:paragraph-properties fo:break-before="auto" fo:line-height="115%" style:writing-mode="lr-tb"/>
    </style:style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/>
    <style:style style:name="T531_20" style:family="text"/>
    <style:style style:name="T531_21" style:family="text"/>
    <style:style style:name="T531_22" style:family="text"/>
    <style:style style:name="T531_23" style:family="text"/>
    <style:style style:name="T531_24" style:family="text"/>
    <style:style style:name="T531_25" style:family="text"/>
    <style:style style:name="T531_26" style:family="text"/>
    <style:style style:name="T531_27" style:family="text"/>
    <style:style style:name="T531_28" style:family="text"/>
    <style:style style:name="T531_29" style:family="text"/>
    <style:style style:name="T531_30" style:family="text"/>
    <style:style style:name="T531_31" style:family="text"/>
    <style:style style:name="T531_32" style:family="text"/>
    <style:style style:name="T531_33" style:family="text"/>
    <style:style style:name="T531_34" style:family="text"/>
    <style:style style:name="T531_35" style:family="text"/>
    <style:style style:name="T531_36" style:family="text"/>
    <style:style style:name="T531_37" style:family="text"/>
    <style:style style:name="T531_38" style:family="text"/>
    <style:style style:name="T531_39" style:family="text"/>
    <style:style style:name="T531_40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P541" style:family="paragraph" style:parent-style-name="Standard">
      <style:paragraph-properties fo:break-before="auto" fo:line-height="115%" style:writing-mode="lr-tb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T545_22" style:family="text"/>
    <style:style style:name="T545_23" style:family="text"/>
    <style:style style:name="T545_24" style:family="text"/>
    <style:style style:name="T545_25" style:family="text"/>
    <style:style style:name="T545_26" style:family="text"/>
    <style:style style:name="T545_27" style:family="text"/>
    <style:style style:name="T545_28" style:family="text"/>
    <style:style style:name="T545_29" style:family="text"/>
    <style:style style:name="T545_30" style:family="text"/>
    <style:style style:name="T545_31" style:family="text"/>
    <style:style style:name="T545_32" style:family="text"/>
    <style:style style:name="T545_33" style:family="text"/>
    <style:style style:name="T545_34" style:family="text"/>
    <style:style style:name="T545_35" style:family="text"/>
    <style:style style:name="T545_36" style:family="text"/>
    <style:style style:name="T545_37" style:family="text"/>
    <style:style style:name="T545_38" style:family="text"/>
    <style:style style:name="T545_39" style:family="text"/>
    <style:style style:name="T545_40" style:family="text"/>
    <style:style style:name="T545_41" style:family="text"/>
    <style:style style:name="T545_42" style:family="text"/>
    <style:style style:name="T545_43" style:family="text"/>
    <style:style style:name="T545_44" style:family="text"/>
    <style:style style:name="T545_45" style:family="text"/>
    <style:style style:name="T545_46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P555" style:family="paragraph" style:parent-style-name="Standard">
      <style:paragraph-properties fo:break-before="auto" fo:line-height="115%" style:writing-mode="lr-tb"/>
    </style:style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T556_20" style:family="text"/>
    <style:style style:name="T556_21" style:family="text"/>
    <style:style style:name="T556_22" style:family="text"/>
    <style:style style:name="T556_23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T559_20" style:family="text"/>
    <style:style style:name="T559_21" style:family="text"/>
    <style:style style:name="T559_22" style:family="text"/>
    <style:style style:name="T559_23" style:family="text"/>
    <style:style style:name="T559_24" style:family="text"/>
    <style:style style:name="T559_25" style:family="text"/>
    <style:style style:name="T559_26" style:family="text"/>
    <style:style style:name="T559_27" style:family="text"/>
    <style:style style:name="T559_28" style:family="text"/>
    <style:style style:name="T559_29" style:family="text"/>
    <style:style style:name="T559_30" style:family="text"/>
    <style:style style:name="T559_31" style:family="text"/>
    <style:style style:name="T559_32" style:family="text"/>
    <style:style style:name="T559_33" style:family="text"/>
    <style:style style:name="T559_34" style:family="text"/>
    <style:style style:name="T559_35" style:family="text"/>
    <style:style style:name="T559_36" style:family="text"/>
    <style:style style:name="T559_37" style:family="text"/>
    <style:style style:name="T559_38" style:family="text"/>
    <style:style style:name="T559_39" style:family="text"/>
    <style:style style:name="T559_40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P569" style:family="paragraph" style:parent-style-name="Standard">
      <style:paragraph-properties fo:break-before="auto" fo:line-height="115%" style:writing-mode="lr-tb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T573_15" style:family="text"/>
    <style:style style:name="T573_16" style:family="text"/>
    <style:style style:name="T573_17" style:family="text"/>
    <style:style style:name="T573_18" style:family="text"/>
    <style:style style:name="T573_19" style:family="text"/>
    <style:style style:name="T573_20" style:family="text"/>
    <style:style style:name="T573_21" style:family="text"/>
    <style:style style:name="T573_22" style:family="text"/>
    <style:style style:name="T573_23" style:family="text"/>
    <style:style style:name="T573_24" style:family="text"/>
    <style:style style:name="T573_25" style:family="text"/>
    <style:style style:name="T573_26" style:family="text"/>
    <style:style style:name="T573_27" style:family="text"/>
    <style:style style:name="T573_28" style:family="text"/>
    <style:style style:name="T573_29" style:family="text"/>
    <style:style style:name="T573_30" style:family="text"/>
    <style:style style:name="T573_31" style:family="text"/>
    <style:style style:name="T573_32" style:family="text"/>
    <style:style style:name="T573_33" style:family="text"/>
    <style:style style:name="T573_34" style:family="text"/>
    <style:style style:name="T573_35" style:family="text"/>
    <style:style style:name="T573_36" style:family="text"/>
    <style:style style:name="T573_37" style:family="text"/>
    <style:style style:name="T573_38" style:family="text"/>
    <style:style style:name="T573_39" style:family="text"/>
    <style:style style:name="T573_40" style:family="text"/>
    <style:style style:name="T573_41" style:family="text"/>
    <style:style style:name="T573_42" style:family="text"/>
    <style:style style:name="T573_43" style:family="text"/>
    <style:style style:name="T573_44" style:family="text"/>
    <style:style style:name="T573_45" style:family="text"/>
    <style:style style:name="T573_46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P583" style:family="paragraph" style:parent-style-name="Standard">
      <style:paragraph-properties fo:break-before="auto" fo:line-height="115%" style:writing-mode="lr-tb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T584_16" style:family="text"/>
    <style:style style:name="T584_17" style:family="text"/>
    <style:style style:name="T584_18" style:family="text"/>
    <style:style style:name="T584_19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T587_14" style:family="text"/>
    <style:style style:name="T587_15" style:family="text"/>
    <style:style style:name="T587_16" style:family="text"/>
    <style:style style:name="T587_17" style:family="text"/>
    <style:style style:name="T587_18" style:family="text"/>
    <style:style style:name="T587_19" style:family="text"/>
    <style:style style:name="T587_20" style:family="text"/>
    <style:style style:name="T587_21" style:family="text"/>
    <style:style style:name="T587_22" style:family="text"/>
    <style:style style:name="T587_23" style:family="text"/>
    <style:style style:name="T587_24" style:family="text"/>
    <style:style style:name="T587_25" style:family="text"/>
    <style:style style:name="T587_26" style:family="text"/>
    <style:style style:name="T587_27" style:family="text"/>
    <style:style style:name="T587_28" style:family="text"/>
    <style:style style:name="T587_29" style:family="text"/>
    <style:style style:name="T587_30" style:family="text"/>
    <style:style style:name="T587_31" style:family="text"/>
    <style:style style:name="T587_32" style:family="text"/>
    <style:style style:name="T587_33" style:family="text"/>
    <style:style style:name="T587_34" style:family="text"/>
    <style:style style:name="T587_35" style:family="text"/>
    <style:style style:name="T587_36" style:family="text"/>
    <style:style style:name="T587_37" style:family="text"/>
    <style:style style:name="T587_38" style:family="text"/>
    <style:style style:name="T587_39" style:family="text"/>
    <style:style style:name="T587_40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P597" style:family="paragraph" style:parent-style-name="Standard">
      <style:paragraph-properties fo:break-before="auto" fo:line-height="115%" style:writing-mode="lr-tb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T636_21" style:family="text"/>
    <style:style style:name="T636_22" style:family="text"/>
    <style:style style:name="T636_23" style:family="text"/>
    <style:style style:name="T636_24" style:family="text"/>
    <style:style style:name="T636_25" style:family="text"/>
    <style:style style:name="T636_26" style:family="text"/>
    <style:style style:name="T636_27" style:family="text"/>
    <style:style style:name="T636_28" style:family="text"/>
    <style:style style:name="T636_29" style:family="text"/>
    <style:style style:name="T636_30" style:family="text"/>
    <style:style style:name="T636_31" style:family="text"/>
    <style:style style:name="T636_32" style:family="text"/>
    <style:style style:name="T636_33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T639_24" style:family="text"/>
    <style:style style:name="T639_25" style:family="text"/>
    <style:style style:name="T639_26" style:family="text"/>
    <style:style style:name="T639_27" style:family="text"/>
    <style:style style:name="T639_28" style:family="text"/>
    <style:style style:name="T639_29" style:family="text"/>
    <style:style style:name="T639_30" style:family="text"/>
    <style:style style:name="T639_31" style:family="text"/>
    <style:style style:name="T639_32" style:family="text"/>
    <style:style style:name="T639_33" style:family="text"/>
    <style:style style:name="T639_34" style:family="text"/>
    <style:style style:name="T639_35" style:family="text"/>
    <style:style style:name="T639_36" style:family="text"/>
    <style:style style:name="T639_37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P647" style:family="paragraph" style:parent-style-name="Standard">
      <style:paragraph-properties fo:break-before="auto" fo:line-height="115%" style:writing-mode="lr-tb"/>
    </style:style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T651_6" style:family="text"/>
    <style:style style:name="T651_7" style:family="text"/>
    <style:style style:name="T651_8" style:family="text"/>
    <style:style style:name="T651_9" style:family="text"/>
    <style:style style:name="T651_10" style:family="text"/>
    <style:style style:name="T651_11" style:family="text"/>
    <style:style style:name="T651_12" style:family="text"/>
    <style:style style:name="T651_13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T653_9" style:family="text"/>
    <style:style style:name="T653_10" style:family="text"/>
    <style:style style:name="T653_11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T654_10" style:family="text"/>
    <style:style style:name="T654_11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T655_6" style:family="text"/>
    <style:style style:name="T655_7" style:family="text"/>
    <style:style style:name="T655_8" style:family="text"/>
    <style:style style:name="T655_9" style:family="text"/>
    <style:style style:name="T655_10" style:family="text"/>
    <style:style style:name="T655_11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T667_11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T668_5" style:family="text"/>
    <style:style style:name="T668_6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T674_6" style:family="text"/>
    <style:style style:name="T674_7" style:family="text"/>
    <style:style style:name="T674_8" style:family="text"/>
    <style:style style:name="T674_9" style:family="text"/>
    <style:style style:name="T674_10" style:family="text"/>
    <style:style style:name="T674_11" style:family="text"/>
    <style:style style:name="T674_12" style:family="text"/>
    <style:style style:name="T674_13" style:family="text"/>
    <style:style style:name="T674_14" style:family="text"/>
    <style:style style:name="T674_15" style:family="text"/>
    <style:style style:name="T674_16" style:family="text"/>
    <style:style style:name="T674_17" style:family="text"/>
    <style:style style:name="T674_18" style:family="text"/>
    <style:style style:name="T674_19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T678_19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P683" style:family="paragraph" style:parent-style-name="Standard">
      <style:paragraph-properties fo:break-before="auto" fo:line-height="115%" style:writing-mode="lr-tb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T684_6" style:family="text"/>
    <style:style style:name="T684_7" style:family="text"/>
    <style:style style:name="T684_8" style:family="text"/>
    <style:style style:name="T684_9" style:family="text"/>
    <style:style style:name="T684_10" style:family="text"/>
    <style:style style:name="T684_11" style:family="text"/>
    <style:style style:name="T684_12" style:family="text"/>
    <style:style style:name="T684_13" style:family="text"/>
    <style:style style:name="T684_14" style:family="text"/>
    <style:style style:name="T684_15" style:family="text"/>
    <style:style style:name="T684_16" style:family="text"/>
    <style:style style:name="T684_17" style:family="text"/>
    <style:style style:name="T684_18" style:family="text"/>
    <style:style style:name="T684_19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T687_4" style:family="text"/>
    <style:style style:name="T687_5" style:family="text"/>
    <style:style style:name="T687_6" style:family="text"/>
    <style:style style:name="T687_7" style:family="text"/>
    <style:style style:name="T687_8" style:family="text"/>
    <style:style style:name="T687_9" style:family="text"/>
    <style:style style:name="T687_10" style:family="text"/>
    <style:style style:name="T687_11" style:family="text"/>
    <style:style style:name="T687_12" style:family="text"/>
    <style:style style:name="T687_13" style:family="text"/>
    <style:style style:name="T687_14" style:family="text"/>
    <style:style style:name="T687_15" style:family="text"/>
    <style:style style:name="T687_16" style:family="text"/>
    <style:style style:name="T687_17" style:family="text"/>
    <style:style style:name="T687_18" style:family="text"/>
    <style:style style:name="T687_19" style:family="text"/>
    <style:style style:name="T687_20" style:family="text"/>
    <style:style style:name="T687_21" style:family="text"/>
    <style:style style:name="T687_22" style:family="text"/>
    <style:style style:name="T687_23" style:family="text"/>
    <style:style style:name="T687_24" style:family="text"/>
    <style:style style:name="T687_25" style:family="text"/>
    <style:style style:name="T687_26" style:family="text"/>
    <style:style style:name="T687_27" style:family="text"/>
    <style:style style:name="T687_28" style:family="text"/>
    <style:style style:name="T687_29" style:family="text"/>
    <style:style style:name="T687_30" style:family="text"/>
    <style:style style:name="T687_31" style:family="text"/>
    <style:style style:name="T687_32" style:family="text"/>
    <style:style style:name="T687_33" style:family="text"/>
    <style:style style:name="T687_34" style:family="text"/>
    <style:style style:name="T687_35" style:family="text"/>
    <style:style style:name="T687_36" style:family="text"/>
    <style:style style:name="T687_37" style:family="text"/>
    <style:style style:name="T687_38" style:family="text"/>
    <style:style style:name="T687_39" style:family="text"/>
    <style:style style:name="T687_40" style:family="text"/>
    <style:style style:name="T687_41" style:family="text"/>
    <style:style style:name="T687_42" style:family="text"/>
    <style:style style:name="T687_43" style:family="text"/>
    <style:style style:name="T687_44" style:family="text"/>
    <style:style style:name="T687_45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T689_12" style:family="text"/>
    <style:style style:name="T689_13" style:family="text"/>
    <style:style style:name="T689_14" style:family="text"/>
    <style:style style:name="T689_15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T691_6" style:family="text"/>
    <style:style style:name="T691_7" style:family="text"/>
    <style:style style:name="T691_8" style:family="text"/>
    <style:style style:name="T691_9" style:family="text"/>
    <style:style style:name="T691_10" style:family="text"/>
    <style:style style:name="T691_11" style:family="text"/>
    <style:style style:name="T691_12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T693_9" style:family="text"/>
    <style:style style:name="T693_10" style:family="text"/>
    <style:style style:name="T693_11" style:family="text"/>
    <style:style style:name="T693_12" style:family="text"/>
    <style:style style:name="T693_13" style:family="text"/>
    <style:style style:name="T693_14" style:family="text"/>
    <style:style style:name="T693_15" style:family="text"/>
    <style:style style:name="T693_16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P695" style:family="paragraph" style:parent-style-name="Standard">
      <style:paragraph-properties fo:break-before="auto" fo:line-height="115%" style:writing-mode="lr-tb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T699_10" style:family="text"/>
    <style:style style:name="T699_11" style:family="text"/>
    <style:style style:name="T699_12" style:family="text"/>
    <style:style style:name="T699_13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T701_3" style:family="text"/>
    <style:style style:name="T701_4" style:family="text"/>
    <style:style style:name="T701_5" style:family="text"/>
    <style:style style:name="T701_6" style:family="text"/>
    <style:style style:name="T701_7" style:family="text"/>
    <style:style style:name="T701_8" style:family="text"/>
    <style:style style:name="T701_9" style:family="text"/>
    <style:style style:name="T701_10" style:family="text"/>
    <style:style style:name="T701_11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T702_9" style:family="text"/>
    <style:style style:name="T702_10" style:family="text"/>
    <style:style style:name="T702_11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T703_8" style:family="text"/>
    <style:style style:name="T703_9" style:family="text"/>
    <style:style style:name="T703_10" style:family="text"/>
    <style:style style:name="T703_11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T711_5" style:family="text"/>
    <style:style style:name="T711_6" style:family="text"/>
    <style:style style:name="T711_7" style:family="text"/>
    <style:style style:name="T711_8" style:family="text"/>
    <style:style style:name="T711_9" style:family="text"/>
    <style:style style:name="T711_10" style:family="text"/>
    <style:style style:name="T711_11" style:family="text"/>
    <style:style style:name="T711_12" style:family="text"/>
    <style:style style:name="T711_13" style:family="text"/>
    <style:style style:name="T711_14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T719_7" style:family="text"/>
    <style:style style:name="T719_8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T722_9" style:family="text"/>
    <style:style style:name="T722_10" style:family="text"/>
    <style:style style:name="T722_11" style:family="text"/>
    <style:style style:name="T722_12" style:family="text"/>
    <style:style style:name="T722_13" style:family="text"/>
    <style:style style:name="T722_14" style:family="text"/>
    <style:style style:name="T722_15" style:family="text"/>
    <style:style style:name="T722_16" style:family="text"/>
    <style:style style:name="T722_17" style:family="text"/>
    <style:style style:name="T722_18" style:family="text"/>
    <style:style style:name="T722_19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T724_10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T726_12" style:family="text"/>
    <style:style style:name="T726_13" style:family="text"/>
    <style:style style:name="T726_14" style:family="text"/>
    <style:style style:name="T726_15" style:family="text"/>
    <style:style style:name="T726_16" style:family="text"/>
    <style:style style:name="T726_17" style:family="text"/>
    <style:style style:name="T726_18" style:family="text"/>
    <style:style style:name="T726_19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P731" style:family="paragraph" style:parent-style-name="Standard">
      <style:paragraph-properties fo:break-before="auto" fo:line-height="115%" style:writing-mode="lr-tb"/>
    </style:style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T734_4" style:family="text"/>
    <style:style style:name="T734_5" style:family="text"/>
    <style:style style:name="T734_6" style:family="text"/>
    <style:style style:name="T734_7" style:family="text"/>
    <style:style style:name="T734_8" style:family="text"/>
    <style:style style:name="T734_9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T735_3" style:family="text"/>
    <style:style style:name="T735_4" style:family="text"/>
    <style:style style:name="T735_5" style:family="text"/>
    <style:style style:name="T735_6" style:family="text"/>
    <style:style style:name="T735_7" style:family="text"/>
    <style:style style:name="T735_8" style:family="text"/>
    <style:style style:name="T735_9" style:family="text"/>
    <style:style style:name="T735_10" style:family="text"/>
    <style:style style:name="T735_11" style:family="text"/>
    <style:style style:name="T735_12" style:family="text"/>
    <style:style style:name="T735_13" style:family="text"/>
    <style:style style:name="T735_14" style:family="text"/>
    <style:style style:name="T735_15" style:family="text"/>
    <style:style style:name="T735_16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T736_3" style:family="text"/>
    <style:style style:name="T736_4" style:family="text"/>
    <style:style style:name="T736_5" style:family="text"/>
    <style:style style:name="T736_6" style:family="text"/>
    <style:style style:name="T736_7" style:family="text"/>
    <style:style style:name="T736_8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T737_3" style:family="text"/>
    <style:style style:name="T737_4" style:family="text"/>
    <style:style style:name="T737_5" style:family="text"/>
    <style:style style:name="T737_6" style:family="text"/>
    <style:style style:name="T737_7" style:family="text"/>
    <style:style style:name="T737_8" style:family="text"/>
    <style:style style:name="T737_9" style:family="text"/>
    <style:style style:name="T737_10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T738_2" style:family="text"/>
    <style:style style:name="T738_3" style:family="text"/>
    <style:style style:name="T738_4" style:family="text"/>
    <style:style style:name="T738_5" style:family="text"/>
    <style:style style:name="T738_6" style:family="text"/>
    <style:style style:name="T738_7" style:family="text"/>
    <style:style style:name="T738_8" style:family="text"/>
    <style:style style:name="T738_9" style:family="text"/>
    <style:style style:name="T738_10" style:family="text"/>
    <style:style style:name="T738_11" style:family="text"/>
    <style:style style:name="T738_12" style:family="text"/>
    <style:style style:name="T738_13" style:family="text"/>
    <style:style style:name="T738_14" style:family="text"/>
    <style:style style:name="T738_15" style:family="text"/>
    <style:style style:name="T738_16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T739_5" style:family="text"/>
    <style:style style:name="T739_6" style:family="text"/>
    <style:style style:name="T739_7" style:family="text"/>
    <style:style style:name="T739_8" style:family="text"/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T740_4" style:family="text"/>
    <style:style style:name="T740_5" style:family="text"/>
    <style:style style:name="T740_6" style:family="text"/>
    <style:style style:name="T740_7" style:family="text"/>
    <style:style style:name="T740_8" style:family="text"/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T741_2" style:family="text"/>
    <style:style style:name="T741_3" style:family="text"/>
    <style:style style:name="T741_4" style:family="text"/>
    <style:style style:name="T741_5" style:family="text"/>
    <style:style style:name="T741_6" style:family="text"/>
    <style:style style:name="T741_7" style:family="text"/>
    <style:style style:name="T741_8" style:family="text"/>
    <style:style style:name="T741_9" style:family="text"/>
    <style:style style:name="T741_10" style:family="text"/>
    <style:style style:name="T741_11" style:family="text"/>
    <style:style style:name="T741_12" style:family="text"/>
    <style:style style:name="T741_13" style:family="text"/>
    <style:style style:name="T741_14" style:family="text"/>
    <style:style style:name="T741_15" style:family="text"/>
    <style:style style:name="T741_16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T743_4" style:family="text"/>
    <style:style style:name="T743_5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T745_5" style:family="text"/>
    <style:style style:name="T745_6" style:family="text"/>
    <style:style style:name="T745_7" style:family="text"/>
    <style:style style:name="T745_8" style:family="text"/>
    <style:style style:name="T745_9" style:family="text"/>
    <style:style style:name="T745_10" style:family="text"/>
    <style:style style:name="T745_11" style:family="text"/>
    <style:style style:name="T745_12" style:family="text"/>
    <style:style style:name="T745_13" style:family="text"/>
    <style:style style:name="T745_14" style:family="text"/>
    <style:style style:name="T745_15" style:family="text"/>
    <style:style style:name="T745_16" style:family="text"/>
    <style:style style:name="T745_17" style:family="text"/>
    <style:style style:name="T745_18" style:family="text"/>
    <style:style style:name="T745_19" style:family="text"/>
    <style:style style:name="T745_20" style:family="text"/>
    <style:style style:name="T745_21" style:family="text"/>
    <style:style style:name="T745_22" style:family="text"/>
    <style:style style:name="T745_23" style:family="text"/>
    <style:style style:name="T745_24" style:family="text"/>
    <style:style style:name="T745_25" style:family="text"/>
    <style:style style:name="T745_26" style:family="text"/>
    <style:style style:name="T745_27" style:family="text"/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T749_5" style:family="text"/>
    <style:style style:name="T749_6" style:family="text"/>
    <style:style style:name="T749_7" style:family="text"/>
    <style:style style:name="T749_8" style:family="text"/>
    <style:style style:name="T749_9" style:family="text"/>
    <style:style style:name="T749_10" style:family="text"/>
    <style:style style:name="T749_11" style:family="text"/>
    <style:style style:name="T749_12" style:family="text"/>
    <style:style style:name="T749_13" style:family="text"/>
    <style:style style:name="T749_14" style:family="text"/>
    <style:style style:name="T749_15" style:family="text"/>
    <style:style style:name="T749_16" style:family="text"/>
    <style:style style:name="T749_17" style:family="text"/>
    <style:style style:name="T749_18" style:family="text"/>
    <style:style style:name="T749_19" style:family="text"/>
    <style:style style:name="T749_20" style:family="text"/>
    <style:style style:name="T749_21" style:family="text"/>
    <style:style style:name="T749_22" style:family="text"/>
    <style:style style:name="T749_23" style:family="text"/>
    <style:style style:name="T749_24" style:family="text"/>
    <style:style style:name="T749_25" style:family="text"/>
    <style:style style:name="T749_26" style:family="text"/>
    <style:style style:name="T749_27" style:family="text"/>
    <style:style style:name="T749_28" style:family="text"/>
    <style:style style:name="T749_29" style:family="text"/>
    <style:style style:name="T749_30" style:family="text"/>
    <style:style style:name="T749_31" style:family="text"/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/>
    <style:style style:name="T750_2" style:family="text"/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T751_2" style:family="text"/>
    <style:style style:name="T751_3" style:family="text"/>
    <style:style style:name="T751_4" style:family="text"/>
    <style:style style:name="T751_5" style:family="text"/>
    <style:style style:name="T751_6" style:family="text"/>
    <style:style style:name="T751_7" style:family="text"/>
    <style:style style:name="T751_8" style:family="text"/>
    <style:style style:name="T751_9" style:family="text"/>
    <style:style style:name="T751_10" style:family="text"/>
    <style:style style:name="T751_11" style:family="text"/>
    <style:style style:name="T751_12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T752_2" style:family="text"/>
    <style:style style:name="T752_3" style:family="text"/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/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/>
    <style:style style:name="T754_2" style:family="text"/>
    <style:style style:name="T754_3" style:family="text"/>
    <style:style style:name="T754_4" style:family="text"/>
    <style:style style:name="T754_5" style:family="text"/>
    <style:style style:name="T754_6" style:family="text"/>
    <style:style style:name="T754_7" style:family="text"/>
    <style:style style:name="T754_8" style:family="text"/>
    <style:style style:name="T754_9" style:family="text"/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/>
    <style:style style:name="T755_2" style:family="text"/>
    <style:style style:name="T755_3" style:family="text"/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T756_8" style:family="text"/>
    <style:style style:name="T756_9" style:family="text"/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T757_2" style:family="text"/>
    <style:style style:name="T757_3" style:family="text"/>
    <style:style style:name="T757_4" style:family="text"/>
    <style:style style:name="T757_5" style:family="text"/>
    <style:style style:name="T757_6" style:family="text"/>
    <style:style style:name="T757_7" style:family="text"/>
    <style:style style:name="T757_8" style:family="text"/>
    <style:style style:name="T757_9" style:family="text"/>
    <style:style style:name="T757_10" style:family="text"/>
    <style:style style:name="T757_11" style:family="text"/>
    <style:style style:name="T757_12" style:family="text"/>
    <style:style style:name="T757_13" style:family="text"/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T759_11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T760_4" style:family="text"/>
    <style:style style:name="T760_5" style:family="text"/>
    <style:style style:name="T760_6" style:family="text"/>
    <style:style style:name="T760_7" style:family="text"/>
    <style:style style:name="T760_8" style:family="text"/>
    <style:style style:name="T760_9" style:family="text"/>
    <style:style style:name="T760_10" style:family="text"/>
    <style:style style:name="T760_11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T761_11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T762_5" style:family="text"/>
    <style:style style:name="T762_6" style:family="text"/>
    <style:style style:name="T762_7" style:family="text"/>
    <style:style style:name="T762_8" style:family="text"/>
    <style:style style:name="T762_9" style:family="text"/>
    <style:style style:name="T762_10" style:family="text"/>
    <style:style style:name="T762_11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T763_6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T764_2" style:family="text"/>
    <style:style style:name="T764_3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T765_2" style:family="text"/>
    <style:style style:name="T765_3" style:family="text"/>
    <style:style style:name="T765_4" style:family="text"/>
    <style:style style:name="T765_5" style:family="text"/>
    <style:style style:name="T765_6" style:family="text"/>
    <style:style style:name="T765_7" style:family="text"/>
    <style:style style:name="T765_8" style:family="text"/>
    <style:style style:name="T765_9" style:family="text"/>
    <style:style style:name="T765_10" style:family="text"/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T767_2" style:family="text"/>
    <style:style style:name="T767_3" style:family="text"/>
    <style:style style:name="T767_4" style:family="text"/>
    <style:style style:name="T767_5" style:family="text"/>
    <style:style style:name="T767_6" style:family="text"/>
    <style:style style:name="P768" style:family="paragraph" style:parent-style-name="Standard">
      <style:paragraph-properties fo:break-before="auto" fo:line-height="115%" style:writing-mode="lr-tb"/>
    </style:style>
    <style:style style:name="T768_1" style:family="text"/>
    <style:style style:name="T768_2" style:family="text"/>
    <style:style style:name="T768_3" style:family="text"/>
    <style:style style:name="T768_4" style:family="text"/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T769_6" style:family="text"/>
    <style:style style:name="T769_7" style:family="text"/>
    <style:style style:name="T769_8" style:family="text"/>
    <style:style style:name="T769_9" style:family="text"/>
    <style:style style:name="T769_10" style:family="text"/>
    <style:style style:name="T769_11" style:family="text"/>
    <style:style style:name="T769_12" style:family="text"/>
    <style:style style:name="T769_13" style:family="text"/>
    <style:style style:name="T769_14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T770_2" style:family="text"/>
    <style:style style:name="T770_3" style:family="text"/>
    <style:style style:name="T770_4" style:family="text"/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/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T773_2" style:family="text"/>
    <style:style style:name="T773_3" style:family="text"/>
    <style:style style:name="T773_4" style:family="text"/>
    <style:style style:name="T773_5" style:family="text"/>
    <style:style style:name="T773_6" style:family="text"/>
    <style:style style:name="T773_7" style:family="text"/>
    <style:style style:name="T773_8" style:family="text"/>
    <style:style style:name="T773_9" style:family="text"/>
    <style:style style:name="T773_10" style:family="text"/>
    <style:style style:name="T773_11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T774_4" style:family="text"/>
    <style:style style:name="T774_5" style:family="text"/>
    <style:style style:name="T774_6" style:family="text"/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T775_4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T776_2" style:family="text"/>
    <style:style style:name="T776_3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T777_7" style:family="text"/>
    <style:style style:name="T777_8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T778_4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T779_2" style:family="text"/>
    <style:style style:name="T779_3" style:family="text"/>
    <style:style style:name="T779_4" style:family="text"/>
    <style:style style:name="T779_5" style:family="text"/>
    <style:style style:name="T779_6" style:family="text"/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/>
    <style:style style:name="T780_3" style:family="text"/>
    <style:style style:name="T780_4" style:family="text"/>
    <style:style style:name="T780_5" style:family="text"/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T780_12" style:family="text"/>
    <style:style style:name="T780_13" style:family="text"/>
    <style:style style:name="T780_14" style:family="text"/>
    <style:style style:name="T780_15" style:family="text"/>
    <style:style style:name="T780_16" style:family="text"/>
    <style:style style:name="T780_17" style:family="text"/>
    <style:style style:name="T780_18" style:family="text"/>
    <style:style style:name="T780_19" style:family="text"/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T782_6" style:family="text"/>
    <style:style style:name="T782_7" style:family="text"/>
    <style:style style:name="T782_8" style:family="text"/>
    <style:style style:name="T782_9" style:family="text"/>
    <style:style style:name="T782_10" style:family="text"/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T783_2" style:family="text"/>
    <style:style style:name="T783_3" style:family="text"/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/>
    <style:style style:name="T784_3" style:family="text"/>
    <style:style style:name="T784_4" style:family="text"/>
    <style:style style:name="T784_5" style:family="text"/>
    <style:style style:name="T784_6" style:family="text"/>
    <style:style style:name="T784_7" style:family="text"/>
    <style:style style:name="T784_8" style:family="text"/>
    <style:style style:name="T784_9" style:family="text"/>
    <style:style style:name="T784_10" style:family="text"/>
    <style:style style:name="T784_11" style:family="text"/>
    <style:style style:name="T784_12" style:family="text"/>
    <style:style style:name="T784_13" style:family="text"/>
    <style:style style:name="T784_14" style:family="text"/>
    <style:style style:name="T784_15" style:family="text"/>
    <style:style style:name="T784_16" style:family="text"/>
    <style:style style:name="T784_17" style:family="text"/>
    <style:style style:name="T784_18" style:family="text"/>
    <style:style style:name="T784_19" style:family="text"/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T785_2" style:family="text"/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/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/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/>
    <style:style style:name="P790" style:family="paragraph" style:parent-style-name="Standard">
      <style:paragraph-properties fo:break-before="auto" fo:line-height="115%" style:writing-mode="lr-tb"/>
    </style:style>
    <style:style style:name="P791" style:family="paragraph" style:parent-style-name="Standard">
      <style:paragraph-properties fo:break-before="auto" fo:line-height="115%" style:writing-mode="lr-tb"/>
    </style:style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T792_2" style:family="text"/>
    <style:style style:name="T792_3" style:family="text"/>
    <style:style style:name="P793" style:family="paragraph" style:parent-style-name="Standard">
      <style:paragraph-properties fo:break-before="auto" fo:line-height="115%" style:writing-mode="lr-tb"/>
    </style:style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T794_2" style:family="text"/>
    <style:style style:name="T794_3" style:family="text"/>
    <style:style style:name="T794_4" style:family="text"/>
    <style:style style:name="T794_5" style:family="text"/>
    <style:style style:name="T794_6" style:family="text"/>
    <style:style style:name="T794_7" style:family="text"/>
    <style:style style:name="T794_8" style:family="text"/>
    <style:style style:name="T794_9" style:family="text"/>
    <style:style style:name="P795" style:family="paragraph" style:parent-style-name="Standard">
      <style:paragraph-properties fo:break-before="auto" fo:line-height="115%" style:writing-mode="lr-tb"/>
    </style:style>
    <style:style style:name="T795_1" style:family="text"/>
    <style:style style:name="T795_2" style:family="text"/>
    <style:style style:name="T795_3" style:family="text"/>
    <style:style style:name="T795_4" style:family="text"/>
    <style:style style:name="T795_5" style:family="text"/>
    <style:style style:name="T795_6" style:family="text"/>
    <style:style style:name="T795_7" style:family="text"/>
    <style:style style:name="T795_8" style:family="text"/>
    <style:style style:name="T795_9" style:family="text"/>
    <style:style style:name="T795_10" style:family="text"/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/>
    <style:style style:name="T796_2" style:family="text"/>
    <style:style style:name="T796_3" style:family="text"/>
    <style:style style:name="T796_4" style:family="text"/>
    <style:style style:name="T796_5" style:family="text"/>
    <style:style style:name="T796_6" style:family="text"/>
    <style:style style:name="T796_7" style:family="text"/>
    <style:style style:name="T796_8" style:family="text"/>
    <style:style style:name="T796_9" style:family="text"/>
    <style:style style:name="T796_10" style:family="text"/>
    <style:style style:name="T796_11" style:family="text"/>
    <style:style style:name="T796_12" style:family="text"/>
    <style:style style:name="T796_13" style:family="text"/>
    <style:style style:name="T796_14" style:family="text"/>
    <style:style style:name="T796_15" style:family="text"/>
    <style:style style:name="T796_16" style:family="text"/>
    <style:style style:name="T796_17" style:family="text"/>
    <style:style style:name="T796_18" style:family="text"/>
    <style:style style:name="T796_19" style:family="text"/>
    <style:style style:name="T796_20" style:family="text"/>
    <style:style style:name="T796_21" style:family="text"/>
    <style:style style:name="T796_22" style:family="text"/>
    <style:style style:name="T796_23" style:family="text"/>
    <style:style style:name="T796_24" style:family="text"/>
    <style:style style:name="T796_25" style:family="text"/>
    <style:style style:name="T796_26" style:family="text"/>
    <style:style style:name="T796_27" style:family="text"/>
    <style:style style:name="P797" style:family="paragraph" style:parent-style-name="Standard">
      <style:paragraph-properties fo:break-before="auto" fo:line-height="115%" style:writing-mode="lr-tb"/>
    </style:style>
    <style:style style:name="T797_1" style:family="text"/>
    <style:style style:name="T797_2" style:family="text"/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/>
    <style:style style:name="T798_2" style:family="text"/>
    <style:style style:name="T798_3" style:family="text"/>
    <style:style style:name="T798_4" style:family="text"/>
    <style:style style:name="T798_5" style:family="text"/>
    <style:style style:name="T798_6" style:family="text"/>
    <style:style style:name="T798_7" style:family="text"/>
    <style:style style:name="T798_8" style:family="text"/>
    <style:style style:name="T798_9" style:family="text"/>
    <style:style style:name="T798_10" style:family="text"/>
    <style:style style:name="T798_11" style:family="text"/>
    <style:style style:name="P799" style:family="paragraph" style:parent-style-name="Standard">
      <style:paragraph-properties fo:break-before="auto" fo:line-height="115%" style:writing-mode="lr-tb"/>
    </style:style>
    <style:style style:name="T799_1" style:family="text"/>
    <style:style style:name="T799_2" style:family="text"/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/>
    <style:style style:name="P801" style:family="paragraph" style:parent-style-name="Standard">
      <style:paragraph-properties fo:break-before="auto" fo:line-height="115%" style:writing-mode="lr-tb"/>
    </style:style>
    <style:style style:name="P802" style:family="paragraph" style:parent-style-name="Standard">
      <style:paragraph-properties fo:break-before="auto" fo:line-height="115%" style:writing-mode="lr-tb"/>
    </style:style>
    <style:style style:name="T802_1" style:family="text"/>
    <style:style style:name="P803" style:family="paragraph" style:parent-style-name="Standard">
      <style:paragraph-properties fo:break-before="auto" fo:line-height="115%" style:writing-mode="lr-tb"/>
    </style:style>
    <style:style style:name="P804" style:family="paragraph" style:parent-style-name="Standard">
      <style:paragraph-properties fo:break-before="auto" fo:line-height="115%" style:writing-mode="lr-tb"/>
    </style:style>
    <style:style style:name="T804_1" style:family="text"/>
    <style:style style:name="T804_2" style:family="text"/>
    <style:style style:name="T804_3" style:family="text"/>
    <style:style style:name="T804_4" style:family="text"/>
    <style:style style:name="T804_5" style:family="text"/>
    <style:style style:name="T804_6" style:family="text"/>
    <style:style style:name="T804_7" style:family="text"/>
    <style:style style:name="P805" style:family="paragraph" style:parent-style-name="Standard">
      <style:paragraph-properties fo:break-before="auto" fo:line-height="115%" style:writing-mode="lr-tb"/>
    </style:style>
    <style:style style:name="T805_1" style:family="text"/>
    <style:style style:name="P806" style:family="paragraph" style:parent-style-name="Standard">
      <style:paragraph-properties fo:break-before="auto" fo:line-height="115%" style:writing-mode="lr-tb"/>
    </style:style>
    <style:style style:name="T806_1" style:family="text"/>
    <style:style style:name="T806_2" style:family="text"/>
    <style:style style:name="T806_3" style:family="text"/>
    <style:style style:name="T806_4" style:family="text"/>
    <style:style style:name="T806_5" style:family="text"/>
    <style:style style:name="T806_6" style:family="text"/>
    <style:style style:name="T806_7" style:family="text"/>
    <style:style style:name="T806_8" style:family="text"/>
    <style:style style:name="T806_9" style:family="text"/>
    <style:style style:name="P807" style:family="paragraph" style:parent-style-name="Standard">
      <style:paragraph-properties fo:break-before="auto" fo:line-height="115%" style:writing-mode="lr-tb"/>
    </style:style>
    <style:style style:name="T807_1" style:family="text"/>
    <style:style style:name="T807_2" style:family="text"/>
    <style:style style:name="T807_3" style:family="text"/>
    <style:style style:name="T807_4" style:family="text"/>
    <style:style style:name="T807_5" style:family="text"/>
    <style:style style:name="T807_6" style:family="text"/>
    <style:style style:name="T807_7" style:family="text"/>
    <style:style style:name="T807_8" style:family="text"/>
    <style:style style:name="T807_9" style:family="text"/>
    <style:style style:name="T807_10" style:family="text"/>
    <style:style style:name="T807_11" style:family="text"/>
    <style:style style:name="T807_12" style:family="text"/>
    <style:style style:name="T807_13" style:family="text"/>
    <style:style style:name="P808" style:family="paragraph" style:parent-style-name="Standard">
      <style:paragraph-properties fo:break-before="auto" fo:line-height="115%" style:writing-mode="lr-tb"/>
    </style:style>
    <style:style style:name="T808_1" style:family="text"/>
    <style:style style:name="T808_2" style:family="text"/>
    <style:style style:name="T808_3" style:family="text"/>
    <style:style style:name="T808_4" style:family="text"/>
    <style:style style:name="T808_5" style:family="text"/>
    <style:style style:name="T808_6" style:family="text"/>
    <style:style style:name="T808_7" style:family="text"/>
    <style:style style:name="T808_8" style:family="text"/>
    <style:style style:name="T808_9" style:family="text"/>
    <style:style style:name="T808_10" style:family="text"/>
    <style:style style:name="P809" style:family="paragraph" style:parent-style-name="Standard">
      <style:paragraph-properties fo:break-before="auto" fo:line-height="115%" style:writing-mode="lr-tb"/>
    </style:style>
    <style:style style:name="T809_1" style:family="text"/>
    <style:style style:name="T809_2" style:family="text"/>
    <style:style style:name="T809_3" style:family="text"/>
    <style:style style:name="P810" style:family="paragraph" style:parent-style-name="Standard">
      <style:paragraph-properties fo:break-before="auto" fo:line-height="115%" style:writing-mode="lr-tb"/>
    </style:style>
    <style:style style:name="T810_1" style:family="text"/>
    <style:style style:name="T810_2" style:family="text"/>
    <style:style style:name="T810_3" style:family="text"/>
    <style:style style:name="P811" style:family="paragraph" style:parent-style-name="Standard">
      <style:paragraph-properties fo:break-before="auto" fo:line-height="115%" style:writing-mode="lr-tb"/>
    </style:style>
    <style:style style:name="T811_1" style:family="text"/>
    <style:style style:name="T811_2" style:family="text"/>
    <style:style style:name="T811_3" style:family="text"/>
    <style:style style:name="T811_4" style:family="text"/>
    <style:style style:name="T811_5" style:family="text"/>
    <style:style style:name="T811_6" style:family="text"/>
    <style:style style:name="T811_7" style:family="text"/>
    <style:style style:name="T811_8" style:family="text"/>
    <style:style style:name="T811_9" style:family="text"/>
    <style:style style:name="P812" style:family="paragraph" style:parent-style-name="Standard">
      <style:paragraph-properties fo:break-before="auto" fo:line-height="115%" style:writing-mode="lr-tb"/>
    </style:style>
    <style:style style:name="T812_1" style:family="text"/>
    <style:style style:name="T812_2" style:family="text"/>
    <style:style style:name="T812_3" style:family="text"/>
    <style:style style:name="T812_4" style:family="text"/>
    <style:style style:name="T812_5" style:family="text"/>
    <style:style style:name="T812_6" style:family="text"/>
    <style:style style:name="T812_7" style:family="text"/>
    <style:style style:name="T812_8" style:family="text"/>
    <style:style style:name="T812_9" style:family="text"/>
    <style:style style:name="T812_10" style:family="text"/>
    <style:style style:name="T812_11" style:family="text"/>
    <style:style style:name="T812_12" style:family="text"/>
    <style:style style:name="T812_13" style:family="text"/>
    <style:style style:name="P813" style:family="paragraph" style:parent-style-name="Standard">
      <style:paragraph-properties fo:break-before="auto" fo:line-height="115%" style:writing-mode="lr-tb"/>
    </style:style>
    <style:style style:name="T813_1" style:family="text"/>
    <style:style style:name="T813_2" style:family="text"/>
    <style:style style:name="T813_3" style:family="text"/>
    <style:style style:name="T813_4" style:family="text"/>
    <style:style style:name="P814" style:family="paragraph" style:parent-style-name="Standard">
      <style:paragraph-properties fo:break-before="auto" fo:line-height="115%" style:writing-mode="lr-tb"/>
    </style:style>
    <style:style style:name="T814_1" style:family="text"/>
    <style:style style:name="T814_2" style:family="text"/>
    <style:style style:name="T814_3" style:family="text"/>
    <style:style style:name="T814_4" style:family="text"/>
    <style:style style:name="T814_5" style:family="text"/>
    <style:style style:name="T814_6" style:family="text"/>
    <style:style style:name="T814_7" style:family="text"/>
    <style:style style:name="T814_8" style:family="text"/>
    <style:style style:name="T814_9" style:family="text"/>
    <style:style style:name="T814_10" style:family="text"/>
    <style:style style:name="T814_11" style:family="text"/>
    <style:style style:name="P815" style:family="paragraph" style:parent-style-name="Standard">
      <style:paragraph-properties fo:break-before="auto" fo:line-height="115%" style:writing-mode="lr-tb"/>
    </style:style>
    <style:style style:name="T815_1" style:family="text"/>
    <style:style style:name="T815_2" style:family="text"/>
    <style:style style:name="T815_3" style:family="text"/>
    <style:style style:name="T815_4" style:family="text"/>
    <style:style style:name="T815_5" style:family="text"/>
    <style:style style:name="T815_6" style:family="text"/>
    <style:style style:name="T815_7" style:family="text"/>
    <style:style style:name="T815_8" style:family="text"/>
    <style:style style:name="T815_9" style:family="text"/>
    <style:style style:name="T815_10" style:family="text"/>
    <style:style style:name="T815_11" style:family="text"/>
    <style:style style:name="P816" style:family="paragraph" style:parent-style-name="Standard">
      <style:paragraph-properties fo:break-before="auto" fo:line-height="115%" style:writing-mode="lr-tb"/>
    </style:style>
    <style:style style:name="T816_1" style:family="text"/>
    <style:style style:name="T816_2" style:family="text"/>
    <style:style style:name="T816_3" style:family="text"/>
    <style:style style:name="T816_4" style:family="text"/>
    <style:style style:name="T816_5" style:family="text"/>
    <style:style style:name="T816_6" style:family="text"/>
    <style:style style:name="T816_7" style:family="text"/>
    <style:style style:name="T816_8" style:family="text"/>
    <style:style style:name="T816_9" style:family="text"/>
    <style:style style:name="T816_10" style:family="text"/>
    <style:style style:name="T816_11" style:family="text"/>
    <style:style style:name="P817" style:family="paragraph" style:parent-style-name="Standard">
      <style:paragraph-properties fo:break-before="auto" fo:line-height="115%" style:writing-mode="lr-tb"/>
    </style:style>
    <style:style style:name="T817_1" style:family="text"/>
    <style:style style:name="T817_2" style:family="text"/>
    <style:style style:name="T817_3" style:family="text"/>
    <style:style style:name="T817_4" style:family="text"/>
    <style:style style:name="T817_5" style:family="text"/>
    <style:style style:name="T817_6" style:family="text"/>
    <style:style style:name="P818" style:family="paragraph" style:parent-style-name="Standard">
      <style:paragraph-properties fo:break-before="auto" fo:line-height="115%" style:writing-mode="lr-tb"/>
    </style:style>
    <style:style style:name="T818_1" style:family="text"/>
    <style:style style:name="T818_2" style:family="text"/>
    <style:style style:name="T818_3" style:family="text"/>
    <style:style style:name="P819" style:family="paragraph" style:parent-style-name="Standard">
      <style:paragraph-properties fo:break-before="auto" fo:line-height="115%" style:writing-mode="lr-tb"/>
    </style:style>
    <style:style style:name="T819_1" style:family="text"/>
    <style:style style:name="T819_2" style:family="text"/>
    <style:style style:name="T819_3" style:family="text"/>
    <style:style style:name="T819_4" style:family="text"/>
    <style:style style:name="T819_5" style:family="text"/>
    <style:style style:name="T819_6" style:family="text"/>
    <style:style style:name="T819_7" style:family="text"/>
    <style:style style:name="T819_8" style:family="text"/>
    <style:style style:name="T819_9" style:family="text"/>
    <style:style style:name="T819_10" style:family="text"/>
    <style:style style:name="T819_11" style:family="text"/>
    <style:style style:name="T819_12" style:family="text"/>
    <style:style style:name="T819_13" style:family="text"/>
    <style:style style:name="T819_14" style:family="text"/>
    <style:style style:name="T819_15" style:family="text"/>
    <style:style style:name="T819_16" style:family="text"/>
    <style:style style:name="T819_17" style:family="text"/>
    <style:style style:name="T819_18" style:family="text"/>
    <style:style style:name="T819_19" style:family="text"/>
    <style:style style:name="T819_20" style:family="text"/>
    <style:style style:name="T819_21" style:family="text"/>
    <style:style style:name="T819_22" style:family="text"/>
    <style:style style:name="P820" style:family="paragraph" style:parent-style-name="Standard">
      <style:paragraph-properties fo:break-before="auto" fo:line-height="115%" style:writing-mode="lr-tb"/>
    </style:style>
    <style:style style:name="T820_1" style:family="text"/>
    <style:style style:name="T820_2" style:family="text"/>
    <style:style style:name="T820_3" style:family="text"/>
    <style:style style:name="T820_4" style:family="text"/>
    <style:style style:name="T820_5" style:family="text"/>
    <style:style style:name="T820_6" style:family="text"/>
    <style:style style:name="T820_7" style:family="text"/>
    <style:style style:name="T820_8" style:family="text"/>
    <style:style style:name="P821" style:family="paragraph" style:parent-style-name="Standard">
      <style:paragraph-properties fo:break-before="auto" fo:line-height="115%" style:writing-mode="lr-tb"/>
    </style:style>
    <style:style style:name="T821_1" style:family="text"/>
    <style:style style:name="T821_2" style:family="text"/>
    <style:style style:name="P822" style:family="paragraph" style:parent-style-name="Standard">
      <style:paragraph-properties fo:break-before="auto" fo:line-height="115%" style:writing-mode="lr-tb"/>
    </style:style>
    <style:style style:name="T822_1" style:family="text"/>
    <style:style style:name="T822_2" style:family="text"/>
    <style:style style:name="T822_3" style:family="text"/>
    <style:style style:name="P823" style:family="paragraph" style:parent-style-name="Standard">
      <style:paragraph-properties fo:break-before="auto" fo:line-height="115%" style:writing-mode="lr-tb"/>
    </style:style>
    <style:style style:name="T823_1" style:family="text"/>
    <style:style style:name="T823_2" style:family="text"/>
    <style:style style:name="T823_3" style:family="text"/>
    <style:style style:name="T823_4" style:family="text"/>
    <style:style style:name="T823_5" style:family="text"/>
    <style:style style:name="T823_6" style:family="text"/>
    <style:style style:name="T823_7" style:family="text"/>
    <style:style style:name="T823_8" style:family="text"/>
    <style:style style:name="T823_9" style:family="text"/>
    <style:style style:name="T823_10" style:family="text"/>
    <style:style style:name="T823_11" style:family="text"/>
    <style:style style:name="P824" style:family="paragraph" style:parent-style-name="Standard">
      <style:paragraph-properties fo:break-before="auto" fo:line-height="115%" style:writing-mode="lr-tb"/>
    </style:style>
    <style:style style:name="T824_1" style:family="text"/>
    <style:style style:name="T824_2" style:family="text"/>
    <style:style style:name="T824_3" style:family="text"/>
    <style:style style:name="T824_4" style:family="text"/>
    <style:style style:name="T824_5" style:family="text"/>
    <style:style style:name="T824_6" style:family="text"/>
    <style:style style:name="P825" style:family="paragraph" style:parent-style-name="Standard">
      <style:paragraph-properties fo:break-before="auto" fo:line-height="115%" style:writing-mode="lr-tb"/>
    </style:style>
    <style:style style:name="T825_1" style:family="text"/>
    <style:style style:name="T825_2" style:family="text"/>
    <style:style style:name="T825_3" style:family="text"/>
    <style:style style:name="T825_4" style:family="text"/>
    <style:style style:name="T825_5" style:family="text"/>
    <style:style style:name="T825_6" style:family="text"/>
    <style:style style:name="T825_7" style:family="text"/>
    <style:style style:name="T825_8" style:family="text"/>
    <style:style style:name="T825_9" style:family="text"/>
    <style:style style:name="T825_10" style:family="text"/>
    <style:style style:name="T825_11" style:family="text"/>
    <style:style style:name="T825_12" style:family="text"/>
    <style:style style:name="T825_13" style:family="text"/>
    <style:style style:name="T825_14" style:family="text"/>
    <style:style style:name="T825_15" style:family="text"/>
    <style:style style:name="T825_16" style:family="text"/>
    <style:style style:name="T825_17" style:family="text"/>
    <style:style style:name="T825_18" style:family="text"/>
    <style:style style:name="T825_19" style:family="text"/>
    <style:style style:name="P826" style:family="paragraph" style:parent-style-name="Standard">
      <style:paragraph-properties fo:break-before="auto" fo:line-height="115%" style:writing-mode="lr-tb"/>
    </style:style>
    <style:style style:name="T826_1" style:family="text"/>
    <style:style style:name="T826_2" style:family="text"/>
    <style:style style:name="T826_3" style:family="text"/>
    <style:style style:name="T826_4" style:family="text"/>
    <style:style style:name="T826_5" style:family="text"/>
    <style:style style:name="T826_6" style:family="text"/>
    <style:style style:name="P827" style:family="paragraph" style:parent-style-name="Standard">
      <style:paragraph-properties fo:break-before="auto" fo:line-height="115%" style:writing-mode="lr-tb"/>
    </style:style>
    <style:style style:name="T827_1" style:family="text"/>
    <style:style style:name="T827_2" style:family="text"/>
    <style:style style:name="T827_3" style:family="text"/>
    <style:style style:name="P828" style:family="paragraph" style:parent-style-name="Standard">
      <style:paragraph-properties fo:break-before="auto" fo:line-height="115%" style:writing-mode="lr-tb"/>
    </style:style>
    <style:style style:name="T828_1" style:family="text"/>
    <style:style style:name="T828_2" style:family="text"/>
    <style:style style:name="T828_3" style:family="text"/>
    <style:style style:name="T828_4" style:family="text"/>
    <style:style style:name="T828_5" style:family="text"/>
    <style:style style:name="T828_6" style:family="text"/>
    <style:style style:name="T828_7" style:family="text"/>
    <style:style style:name="T828_8" style:family="text"/>
    <style:style style:name="T828_9" style:family="text"/>
    <style:style style:name="T828_10" style:family="text"/>
    <style:style style:name="P829" style:family="paragraph" style:parent-style-name="Standard">
      <style:paragraph-properties fo:break-before="auto" fo:line-height="115%" style:writing-mode="lr-tb"/>
    </style:style>
    <style:style style:name="T829_1" style:family="text"/>
    <style:style style:name="T829_2" style:family="text"/>
    <style:style style:name="T829_3" style:family="text"/>
    <style:style style:name="T829_4" style:family="text"/>
    <style:style style:name="P830" style:family="paragraph" style:parent-style-name="Standard">
      <style:paragraph-properties fo:break-before="auto" fo:line-height="115%" style:writing-mode="lr-tb"/>
    </style:style>
    <style:style style:name="T830_1" style:family="text"/>
    <style:style style:name="T830_2" style:family="text"/>
    <style:style style:name="T830_3" style:family="text"/>
    <style:style style:name="T830_4" style:family="text"/>
    <style:style style:name="T830_5" style:family="text"/>
    <style:style style:name="T830_6" style:family="text"/>
    <style:style style:name="T830_7" style:family="text"/>
    <style:style style:name="T830_8" style:family="text"/>
    <style:style style:name="T830_9" style:family="text"/>
    <style:style style:name="T830_10" style:family="text"/>
    <style:style style:name="T830_11" style:family="text"/>
    <style:style style:name="T830_12" style:family="text"/>
    <style:style style:name="P831" style:family="paragraph" style:parent-style-name="Standard">
      <style:paragraph-properties fo:break-before="auto" fo:line-height="115%" style:writing-mode="lr-tb"/>
    </style:style>
    <style:style style:name="T831_1" style:family="text"/>
    <style:style style:name="T831_2" style:family="text"/>
    <style:style style:name="T831_3" style:family="text"/>
    <style:style style:name="T831_4" style:family="text"/>
    <style:style style:name="P832" style:family="paragraph" style:parent-style-name="Standard">
      <style:paragraph-properties fo:break-before="auto" fo:line-height="115%" style:writing-mode="lr-tb"/>
    </style:style>
    <style:style style:name="T832_1" style:family="text"/>
    <style:style style:name="T832_2" style:family="text"/>
    <style:style style:name="T832_3" style:family="text"/>
    <style:style style:name="P833" style:family="paragraph" style:parent-style-name="Standard">
      <style:paragraph-properties fo:break-before="auto" fo:line-height="115%" style:writing-mode="lr-tb"/>
    </style:style>
    <style:style style:name="T833_1" style:family="text"/>
    <style:style style:name="T833_2" style:family="text"/>
    <style:style style:name="T833_3" style:family="text"/>
    <style:style style:name="T833_4" style:family="text"/>
    <style:style style:name="T833_5" style:family="text"/>
    <style:style style:name="T833_6" style:family="text"/>
    <style:style style:name="T833_7" style:family="text"/>
    <style:style style:name="T833_8" style:family="text"/>
    <style:style style:name="T833_9" style:family="text"/>
    <style:style style:name="T833_10" style:family="text"/>
    <style:style style:name="T833_11" style:family="text"/>
    <style:style style:name="T833_12" style:family="text"/>
    <style:style style:name="T833_13" style:family="text"/>
    <style:style style:name="T833_14" style:family="text"/>
    <style:style style:name="T833_15" style:family="text"/>
    <style:style style:name="T833_16" style:family="text"/>
    <style:style style:name="T833_17" style:family="text"/>
    <style:style style:name="T833_18" style:family="text"/>
    <style:style style:name="T833_19" style:family="text"/>
    <style:style style:name="P834" style:family="paragraph" style:parent-style-name="Standard">
      <style:paragraph-properties fo:break-before="auto" fo:line-height="115%" style:writing-mode="lr-tb"/>
    </style:style>
    <style:style style:name="T834_1" style:family="text"/>
    <style:style style:name="T834_2" style:family="text"/>
    <style:style style:name="P835" style:family="paragraph" style:parent-style-name="Standard">
      <style:paragraph-properties fo:break-before="auto" fo:line-height="115%" style:writing-mode="lr-tb"/>
    </style:style>
    <style:style style:name="T835_1" style:family="text"/>
    <style:style style:name="T835_2" style:family="text"/>
    <style:style style:name="P836" style:family="paragraph" style:parent-style-name="Standard">
      <style:paragraph-properties fo:break-before="auto" fo:line-height="115%" style:writing-mode="lr-tb"/>
    </style:style>
    <style:style style:name="T836_1" style:family="text"/>
    <style:style style:name="P837" style:family="paragraph" style:parent-style-name="Standard">
      <style:paragraph-properties fo:break-before="auto" fo:line-height="115%" style:writing-mode="lr-tb"/>
    </style:style>
    <style:style style:name="T837_1" style:family="text"/>
    <style:style style:name="P838" style:family="paragraph" style:parent-style-name="Standard">
      <style:paragraph-properties fo:break-before="auto" fo:line-height="115%" style:writing-mode="lr-tb"/>
    </style:style>
    <style:style style:name="P839" style:family="paragraph" style:parent-style-name="Standard">
      <style:paragraph-properties fo:break-before="auto" fo:line-height="115%" style:writing-mode="lr-tb"/>
    </style:style>
    <style:style style:name="P840" style:family="paragraph" style:parent-style-name="Standard">
      <style:paragraph-properties fo:break-before="auto" fo:line-height="115%" style:writing-mode="lr-tb"/>
    </style:style>
    <style:style style:name="P841" style:family="paragraph" style:parent-style-name="Standard">
      <style:paragraph-properties fo:break-before="auto" fo:line-height="115%" style:writing-mode="lr-tb"/>
    </style:style>
    <style:style style:name="P842" style:family="paragraph" style:parent-style-name="Standard">
      <style:paragraph-properties fo:break-before="auto" fo:line-height="115%" style:writing-mode="lr-tb"/>
    </style:style>
    <style:style style:name="P843" style:family="paragraph" style:parent-style-name="Standard">
      <style:paragraph-properties fo:break-before="auto" fo:line-height="115%" style:writing-mode="lr-tb"/>
    </style:style>
    <style:style style:name="P844" style:family="paragraph" style:parent-style-name="Standard">
      <style:paragraph-properties fo:break-before="auto" fo:line-height="115%" style:writing-mode="lr-tb"/>
    </style:style>
    <style:style style:name="P845" style:family="paragraph" style:parent-style-name="Standard">
      <style:paragraph-properties fo:break-before="auto" fo:line-height="115%" style:writing-mode="lr-tb"/>
    </style:style>
    <style:style style:name="P84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text:span text:style-name="T3_2"><text:s/></text:span><text:span text:style-name="T3_3">WAITING</text:span><text:span text:style-name="T3_4"><text:s/>60<text:s/></text:span><text:span text:style-name="T3_5">SECONDS</text:span><text:span text:style-name="T3_6"><text:s/></text:span><text:span text:style-name="T3_7">FOR</text:span><text:span text:style-name="T3_8"><text:s/></text:span><text:span text:style-name="T3_9">FACTOMD</text:span><text:span text:style-name="T3_10"><text:s/></text:span><text:span text:style-name="T3_11">TO</text:span><text:span text:style-name="T3_12"><text:s/></text:span><text:span text:style-name="T3_13">INITIALIZE</text:span></text:p>
      <text:p text:style-name="P4"><text:span text:style-name="T4_1">sleep</text:span><text:span text:style-name="T4_2"><text:s/>60</text:span></text:p>
      <text:p text:style-name="P5"><text:span text:style-name="T5_1">echo</text:span></text:p>
      <text:p text:style-name="P6"><text:span text:style-name="T6_1">echo</text:span><text:span text:style-name="T6_2"><text:s/>1<text:s/></text:span><text:span text:style-name="T6_3">WALLETS</text:span></text:p>
      <text:p text:style-name="P7"><text:span text:style-name="T7_1">echo</text:span></text:p>
      <text:p text:style-name="P8"><text:span text:style-name="T8_1">echo</text:span><text:span text:style-name="T8_2"><text:s/>1.1<text:s/></text:span><text:span text:style-name="T8_3">FACTOID</text:span><text:span text:style-name="T8_4"><text:s/></text:span><text:span text:style-name="T8_5">WALLET</text:span></text:p>
      <text:p text:style-name="P9"><text:span text:style-name="T9_1">echo</text:span></text:p>
      <text:p text:style-name="P10"><text:span text:style-name="T10_1">echo</text:span><text:span text:style-name="T10_2"><text:s/>1.1.1<text:s/></text:span><text:span text:style-name="T10_3">CREATE</text:span><text:span text:style-name="T10_4"><text:s/></text:span><text:span text:style-name="T10_5">FACTOID</text:span><text:span text:style-name="T10_6"><text:s/></text:span><text:span text:style-name="T10_7">WALLET</text:span><text:span text:style-name="T10_8"><text:s/></text:span><text:span text:style-name="T10_9">ADDRESSES</text:span><text:span text:style-name="T10_10"><text:s text:c="3"/><text:tab/><text:s/></text:span></text:p>
      <text:p text:style-name="P11"><text:span text:style-name="T11_1">echo</text:span></text:p>
      <text:p text:style-name="P12"><text:span text:style-name="T12_1">echo</text:span><text:span text:style-name="T12_2"><text:s/>1.1.1.1<text:s/></text:span><text:span text:style-name="T12_3">CREATE</text:span><text:span text:style-name="T12_4"><text:s/></text:span><text:span text:style-name="T12_5">LEGITIMATE</text:span><text:span text:style-name="T12_6"><text:s/></text:span><text:span text:style-name="T12_7">FACTOID</text:span><text:span text:style-name="T12_8"><text:s/></text:span><text:span text:style-name="T12_9">WALLET</text:span><text:span text:style-name="T12_10"><text:s/></text:span><text:span text:style-name="T12_11">ADDRESSES</text:span><text:span text:style-name="T12_12"><text:s/></text:span><text:span text:style-name="T12_13">CONTAINING</text:span><text:span text:style-name="T12_14"><text:s/>2000<text:s/></text:span><text:span text:style-name="T12_15">FACTOIDS</text:span><text:span text:style-name="T12_16"><text:s text:c="3"/><text:tab/><text:s/></text:span></text:p>
      <text:p text:style-name="P13"><text:span text:style-name="T13_1">for</text:span><text:span text:style-name="T13_2"><text:s/>((</text:span><text:span text:style-name="T13_3">i</text:span><text:span text:style-name="T13_4">=1;<text:s/></text:span><text:span text:style-name="T13_5">i</text:span><text:span text:style-name="T13_6"><text:s/>&lt;<text:s/>11;<text:s/></text:span><text:span text:style-name="T13_7">i</text:span><text:span text:style-name="T13_8">++));<text:s/></text:span><text:span text:style-name="T13_9">do</text:span><text:span text:style-name="T13_10"><text:s/></text:span><text:span text:style-name="T13_11">factom</text:span><text:span text:style-name="T13_12">-</text:span><text:span text:style-name="T13_13">cli</text:span><text:span text:style-name="T13_14"><text:s/></text:span><text:span text:style-name="T13_15">generateaddress</text:span><text:span text:style-name="T13_16"><text:s/></text:span><text:span text:style-name="T13_17">fct</text:span><text:span text:style-name="T13_18"><text:s/></text:span><text:span text:style-name="T13_19">dummy</text:span><text:span text:style-name="T13_20">$</text:span><text:span text:style-name="T13_21">i</text:span><text:span text:style-name="T13_22">;<text:s/></text:span><text:span text:style-name="T13_23">done</text:span></text:p>
      <text:p text:style-name="P14"><text:span text:style-name="T14_1">for</text:span><text:span text:style-name="T14_2"><text:s/>((</text:span><text:span text:style-name="T14_3">i</text:span><text:span text:style-name="T14_4">=1;<text:s/></text:span><text:span text:style-name="T14_5">i</text:span><text:span text:style-name="T14_6"><text:s/>&lt;<text:s/>4;<text:s/></text:span><text:span text:style-name="T14_7">i</text:span><text:span text:style-name="T14_8">++));<text:s/></text:span><text:span text:style-name="T14_9">do</text:span></text:p>
      <text:p text:style-name="P15"><text:span text:style-name="T15_1"><text:tab/></text:span><text:span text:style-name="T15_2">tmpkey</text:span><text:span text:style-name="T15_3">="</text:span><text:span text:style-name="T15_4">FACTOIDWALLETADDRESSKEY</text:span><text:span text:style-name="T15_5">0$</text:span><text:span text:style-name="T15_6">i</text:span><text:span text:style-name="T15_7">"</text:span></text:p>
      <text:p text:style-name="P16"><text:span text:style-name="T16_1"><text:tab/></text:span><text:span text:style-name="T16_2">tmpname</text:span><text:span text:style-name="T16_3">="</text:span><text:span text:style-name="T16_4">factoid</text:span><text:span text:style-name="T16_5">-</text:span><text:span text:style-name="T16_6">wallet</text:span><text:span text:style-name="T16_7">-</text:span><text:span text:style-name="T16_8">address</text:span><text:span text:style-name="T16_9">-</text:span><text:span text:style-name="T16_10">name</text:span><text:span text:style-name="T16_11">0$</text:span><text:span text:style-name="T16_12">i</text:span><text:span text:style-name="T16_13">"</text:span></text:p>
      <text:p text:style-name="P17"><text:span text:style-name="T17_1"><text:tab/></text:span><text:span text:style-name="T17_2">declare</text:span><text:span text:style-name="T17_3"><text:s/>$</text:span><text:span text:style-name="T17_4">tmpkey</text:span><text:span text:style-name="T17_5">=$(</text:span><text:span text:style-name="T17_6">factom</text:span><text:span text:style-name="T17_7">-</text:span><text:span text:style-name="T17_8">cli</text:span><text:span text:style-name="T17_9"><text:s/></text:span><text:span text:style-name="T17_10">generateaddress</text:span><text:span text:style-name="T17_11"><text:s/></text:span><text:span text:style-name="T17_12">fct</text:span><text:span text:style-name="T17_13"><text:s/>$</text:span><text:span text:style-name="T17_14">tmpname</text:span><text:span text:style-name="T17_15"><text:s/>|<text:s/></text:span><text:span text:style-name="T17_16">awk</text:span><text:span text:style-name="T17_17"><text:s/>'{</text:span><text:span text:style-name="T17_18">print</text:span><text:span text:style-name="T17_19"><text:s/>$3}')</text:span></text:p>
      <text:p text:style-name="P18"><text:span text:style-name="T18_1"><text:tab/></text:span><text:span text:style-name="T18_2">echo</text:span><text:span text:style-name="T18_3"><text:s/>"</text:span><text:span text:style-name="T18_4">factoid</text:span><text:span text:style-name="T18_5">-</text:span><text:span text:style-name="T18_6">wallet</text:span><text:span text:style-name="T18_7">-</text:span><text:span text:style-name="T18_8">address</text:span><text:span text:style-name="T18_9">-</text:span><text:span text:style-name="T18_10">name</text:span><text:span text:style-name="T18_11">0$</text:span><text:span text:style-name="T18_12">i</text:span><text:span text:style-name="T18_13"><text:s/>=<text:s/>"${!</text:span><text:span text:style-name="T18_14">tmpkey</text:span><text:span text:style-name="T18_15">}</text:span></text:p>
      <text:p text:style-name="P19"><text:span text:style-name="T19_1"><text:tab/></text:span><text:span text:style-name="T19_2">factom</text:span><text:span text:style-name="T19_3">-</text:span><text:span text:style-name="T19_4">cli</text:span><text:span text:style-name="T19_5"><text:s/></text:span><text:span text:style-name="T19_6">newtransaction</text:span><text:span text:style-name="T19_7"><text:s/></text:span><text:span text:style-name="T19_8">dummytransaction</text:span><text:span text:style-name="T19_9">$</text:span><text:span text:style-name="T19_10">i</text:span></text:p>
      <text:p text:style-name="P20"><text:span text:style-name="T20_1"><text:tab/></text:span><text:span text:style-name="T20_2">factom</text:span><text:span text:style-name="T20_3">-</text:span><text:span text:style-name="T20_4">cli</text:span><text:span text:style-name="T20_5"><text:s/></text:span><text:span text:style-name="T20_6">addinput</text:span><text:span text:style-name="T20_7"><text:s/></text:span><text:span text:style-name="T20_8">dummytransaction</text:span><text:span text:style-name="T20_9">$</text:span><text:span text:style-name="T20_10">i</text:span><text:span text:style-name="T20_11"><text:s/></text:span><text:span text:style-name="T20_12">dummy</text:span><text:span text:style-name="T20_13">$</text:span><text:span text:style-name="T20_14">i</text:span><text:span text:style-name="T20_15"><text:s/>2001</text:span></text:p>
      <text:p text:style-name="P21"><text:span text:style-name="T21_1"><text:tab/></text:span><text:span text:style-name="T21_2">factom</text:span><text:span text:style-name="T21_3">-</text:span><text:span text:style-name="T21_4">cli</text:span><text:span text:style-name="T21_5"><text:s/></text:span><text:span text:style-name="T21_6">addoutput</text:span><text:span text:style-name="T21_7"><text:s/></text:span><text:span text:style-name="T21_8">dummytransaction</text:span><text:span text:style-name="T21_9">$</text:span><text:span text:style-name="T21_10">i</text:span><text:span text:style-name="T21_11"><text:s/></text:span><text:span text:style-name="T21_12">factoid</text:span><text:span text:style-name="T21_13">-</text:span><text:span text:style-name="T21_14">wallet</text:span><text:span text:style-name="T21_15">-</text:span><text:span text:style-name="T21_16">address</text:span><text:span text:style-name="T21_17">-</text:span><text:span text:style-name="T21_18">name</text:span><text:span text:style-name="T21_19">0$</text:span><text:span text:style-name="T21_20">i</text:span><text:span text:style-name="T21_21"><text:s/>2000</text:span></text:p>
      <text:p text:style-name="P22"><text:span text:style-name="T22_1"><text:tab/></text:span><text:span text:style-name="T22_2">factom</text:span><text:span text:style-name="T22_3">-</text:span><text:span text:style-name="T22_4">cli</text:span><text:span text:style-name="T22_5"><text:s/></text:span><text:span text:style-name="T22_6">sign</text:span><text:span text:style-name="T22_7"><text:s/></text:span><text:span text:style-name="T22_8">dummytransaction</text:span><text:span text:style-name="T22_9">$</text:span><text:span text:style-name="T22_10">i</text:span></text:p>
      <text:p text:style-name="P23"><text:span text:style-name="T23_1"><text:tab/></text:span><text:span text:style-name="T23_2">factom</text:span><text:span text:style-name="T23_3">-</text:span><text:span text:style-name="T23_4">cli</text:span><text:span text:style-name="T23_5"><text:s/></text:span><text:span text:style-name="T23_6">submit</text:span><text:span text:style-name="T23_7"><text:s/></text:span><text:span text:style-name="T23_8">dummytransaction</text:span><text:span text:style-name="T23_9">$</text:span><text:span text:style-name="T23_10">i</text:span></text:p>
      <text:p text:style-name="P24"><text:span text:style-name="T24_1"><text:tab/></text:span><text:span text:style-name="T24_2">factom</text:span><text:span text:style-name="T24_3">-</text:span><text:span text:style-name="T24_4">cli</text:span><text:span text:style-name="T24_5"><text:s/></text:span><text:span text:style-name="T24_6">balance</text:span><text:span text:style-name="T24_7"><text:s/></text:span><text:span text:style-name="T24_8">fct</text:span><text:span text:style-name="T24_9"><text:s/></text:span><text:span text:style-name="T24_10">factoid</text:span><text:span text:style-name="T24_11">-</text:span><text:span text:style-name="T24_12">wallet</text:span><text:span text:style-name="T24_13">-</text:span><text:span text:style-name="T24_14">address</text:span><text:span text:style-name="T24_15">-</text:span><text:span text:style-name="T24_16">name</text:span><text:span text:style-name="T24_17">0$</text:span><text:span text:style-name="T24_18">i</text:span></text:p>
      <text:p text:style-name="P25"><text:span text:style-name="T25_1">done</text:span></text:p>
      <text:p text:style-name="P26"><text:span text:style-name="T26_1">echo</text:span></text:p>
      <text:p text:style-name="P27"><text:span text:style-name="T27_1">echo</text:span><text:span text:style-name="T27_2"><text:s/>1.1.1.2<text:s/></text:span><text:span text:style-name="T27_3">TRY</text:span><text:span text:style-name="T27_4"><text:s/></text:span><text:span text:style-name="T27_5">TO</text:span><text:span text:style-name="T27_6"><text:s/></text:span><text:span text:style-name="T27_7">CREATE</text:span><text:span text:style-name="T27_8"><text:s/></text:span><text:span text:style-name="T27_9">TOO</text:span><text:span text:style-name="T27_10"><text:s/></text:span><text:span text:style-name="T27_11">LONG</text:span><text:span text:style-name="T27_12"><text:s/></text:span><text:span text:style-name="T27_13">FACTOID</text:span><text:span text:style-name="T27_14"><text:s/></text:span><text:span text:style-name="T27_15">WALLET</text:span><text:span text:style-name="T27_16"><text:s/></text:span><text:span text:style-name="T27_17">ADDRESS</text:span><text:span text:style-name="T27_18"><text:s/></text:span><text:span text:style-name="T27_19">NAME</text:span><text:span text:style-name="T27_20"><text:s text:c="2"/><text:tab/><text:s/></text:span></text:p>
      <text:p text:style-name="P28"><text:span text:style-name="T28_1">factom</text:span><text:span text:style-name="T28_2">-</text:span><text:span text:style-name="T28_3">cli</text:span><text:span text:style-name="T28_4"><text:s/></text:span><text:span text:style-name="T28_5">generateaddress</text:span><text:span text:style-name="T28_6"><text:s/></text:span><text:span text:style-name="T28_7">fct</text:span><text:span text:style-name="T28_8"><text:s/></text:span><text:span text:style-name="T28_9">factoid</text:span><text:span text:style-name="T28_10">-</text:span><text:span text:style-name="T28_11">wallet</text:span><text:span text:style-name="T28_12">-</text:span><text:span text:style-name="T28_13">address</text:span><text:span text:style-name="T28_14">-</text:span><text:span text:style-name="T28_15">name</text:span><text:span text:style-name="T28_16">890123</text:span></text:p>
      <text:p text:style-name="P29"><text:span text:style-name="T29_1">echo</text:span></text:p>
      <text:p text:style-name="P30"><text:span text:style-name="T30_1">echo</text:span><text:span text:style-name="T30_2"><text:s/>1.1.1.3<text:s/></text:span><text:span text:style-name="T30_3">TRY</text:span><text:span text:style-name="T30_4"><text:s/></text:span><text:span text:style-name="T30_5">TO</text:span><text:span text:style-name="T30_6"><text:s/></text:span><text:span text:style-name="T30_7">CREATE</text:span><text:span text:style-name="T30_8"><text:s/></text:span><text:span text:style-name="T30_9">FACTOID</text:span><text:span text:style-name="T30_10"><text:s/></text:span><text:span text:style-name="T30_11">WALLET</text:span><text:span text:style-name="T30_12"><text:s/></text:span><text:span text:style-name="T30_13">ADDRESS</text:span><text:span text:style-name="T30_14"><text:s/></text:span><text:span text:style-name="T30_15">NAME</text:span><text:span text:style-name="T30_16"><text:s/></text:span><text:span text:style-name="T30_17">STARTING</text:span><text:span text:style-name="T30_18"><text:s/></text:span><text:span text:style-name="T30_19">WITH</text:span><text:span text:style-name="T30_20"><text:s/>'"$"'<text:s text:c="3"/><text:tab/><text:s/></text:span></text:p>
      <text:p text:style-name="P31"><text:span text:style-name="T31_1">factom</text:span><text:span text:style-name="T31_2">-</text:span><text:span text:style-name="T31_3">cli</text:span><text:span text:style-name="T31_4"><text:s/></text:span><text:span text:style-name="T31_5">generateaddress</text:span><text:span text:style-name="T31_6"><text:s/></text:span><text:span text:style-name="T31_7">fct</text:span><text:span text:style-name="T31_8"><text:s/>'$</text:span><text:span text:style-name="T31_9">F</text:span><text:span text:style-name="T31_10">01'</text:span></text:p>
      <text:p text:style-name="P32"><text:span text:style-name="T32_1">echo</text:span></text:p>
      <text:p text:style-name="P33"><text:span text:style-name="T33_1">echo</text:span><text:span text:style-name="T33_2"><text:s/>1.1.1.4<text:s/></text:span><text:span text:style-name="T33_3">TRY</text:span><text:span text:style-name="T33_4"><text:s/></text:span><text:span text:style-name="T33_5">TO</text:span><text:span text:style-name="T33_6"><text:s/></text:span><text:span text:style-name="T33_7">CREATE</text:span><text:span text:style-name="T33_8"><text:s/></text:span><text:span text:style-name="T33_9">FACTOID</text:span><text:span text:style-name="T33_10"><text:s/></text:span><text:span text:style-name="T33_11">WALLET</text:span><text:span text:style-name="T33_12"><text:s/></text:span><text:span text:style-name="T33_13">ADDRESS</text:span><text:span text:style-name="T33_14"><text:s/></text:span><text:span text:style-name="T33_15">NAME</text:span><text:span text:style-name="T33_16"><text:s/></text:span><text:span text:style-name="T33_17">STARTING</text:span><text:span text:style-name="T33_18"><text:s/></text:span><text:span text:style-name="T33_19">WITH</text:span><text:span text:style-name="T33_20"><text:s/>'"/"'<text:s text:c="3"/><text:tab/><text:s/>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generateaddress</text:span><text:span text:style-name="T34_6"><text:s/></text:span><text:span text:style-name="T34_7">fct</text:span><text:span text:style-name="T34_8"><text:s/>"'/</text:span><text:span text:style-name="T34_9">F</text:span><text:span text:style-name="T34_10">02'"</text:span></text:p>
      <text:p text:style-name="P35"><text:span text:style-name="T35_1">echo</text:span></text:p>
      <text:p text:style-name="P36"><text:span text:style-name="T36_1">echo</text:span><text:span text:style-name="T36_2"><text:s/>1.1.1.5<text:s/></text:span><text:span text:style-name="T36_3">TRY</text:span><text:span text:style-name="T36_4"><text:s/></text:span><text:span text:style-name="T36_5">TO</text:span><text:span text:style-name="T36_6"><text:s/></text:span><text:span text:style-name="T36_7">CREATE</text:span><text:span text:style-name="T36_8"><text:s/></text:span><text:span text:style-name="T36_9">FACTOID</text:span><text:span text:style-name="T36_10"><text:s/></text:span><text:span text:style-name="T36_11">WALLET</text:span><text:span text:style-name="T36_12"><text:s/></text:span><text:span text:style-name="T36_13">ADDRESS</text:span><text:span text:style-name="T36_14"><text:s/></text:span><text:span text:style-name="T36_15">NAME</text:span><text:span text:style-name="T36_16"><text:s/></text:span><text:span text:style-name="T36_17">CONTAINING</text:span><text:span text:style-name="T36_18"><text:s/>'"~"'<text:s text:c="3"/><text:tab/><text:s/></text:span></text:p>
      <text:p text:style-name="P37"><text:span text:style-name="T37_1">factom</text:span><text:span text:style-name="T37_2">-</text:span><text:span text:style-name="T37_3">cli</text:span><text:span text:style-name="T37_4"><text:s/></text:span><text:span text:style-name="T37_5">generateaddress</text:span><text:span text:style-name="T37_6"><text:s/></text:span><text:span text:style-name="T37_7">fct</text:span><text:span text:style-name="T37_8"><text:s/>"'</text:span><text:span text:style-name="T37_9">F</text:span><text:span text:style-name="T37_10">~02'"</text:span></text:p>
      <text:p text:style-name="P38"><text:span text:style-name="T38_1">echo</text:span></text:p>
      <text:p text:style-name="P39"><text:span text:style-name="T39_1">echo</text:span><text:span text:style-name="T39_2"><text:s/>1.1.1.6<text:s/></text:span><text:span text:style-name="T39_3">TRY</text:span><text:span text:style-name="T39_4"><text:s/></text:span><text:span text:style-name="T39_5">TO</text:span><text:span text:style-name="T39_6"><text:s/></text:span><text:span text:style-name="T39_7">CREATE</text:span><text:span text:style-name="T39_8"><text:s/></text:span><text:span text:style-name="T39_9">FACTOID</text:span><text:span text:style-name="T39_10"><text:s/></text:span><text:span text:style-name="T39_11">WALLET</text:span><text:span text:style-name="T39_12"><text:s/></text:span><text:span text:style-name="T39_13">ADDRESS</text:span><text:span text:style-name="T39_14"><text:s/></text:span><text:span text:style-name="T39_15">NAME</text:span><text:span text:style-name="T39_16"><text:s/></text:span><text:span text:style-name="T39_17">ENDING</text:span><text:span text:style-name="T39_18"><text:s/></text:span><text:span text:style-name="T39_19">WITH</text:span><text:span text:style-name="T39_20"><text:s/>'"!"'<text:s text:c="3"/><text:tab/><text:s/></text:span></text:p>
      <text:p text:style-name="P40"><text:span text:style-name="T40_1">factom</text:span><text:span text:style-name="T40_2">-</text:span><text:span text:style-name="T40_3">cli</text:span><text:span text:style-name="T40_4"><text:s/></text:span><text:span text:style-name="T40_5">generateaddress</text:span><text:span text:style-name="T40_6"><text:s/></text:span><text:span text:style-name="T40_7">fct</text:span><text:span text:style-name="T40_8"><text:s/>"'</text:span><text:span text:style-name="T40_9">F</text:span><text:span text:style-name="T40_10">02!'"</text:span></text:p>
      <text:p text:style-name="P41"><text:span text:style-name="T41_1">echo</text:span></text:p>
      <text:p text:style-name="P42"><text:span text:style-name="T42_1">echo</text:span><text:span text:style-name="T42_2"><text:s/>1.1.1.7<text:s/></text:span><text:span text:style-name="T42_3">TRY</text:span><text:span text:style-name="T42_4"><text:s/></text:span><text:span text:style-name="T42_5">TO</text:span><text:span text:style-name="T42_6"><text:s/></text:span><text:span text:style-name="T42_7">CREATE</text:span><text:span text:style-name="T42_8"><text:s/></text:span><text:span text:style-name="T42_9">FACTOID</text:span><text:span text:style-name="T42_10"><text:s/></text:span><text:span text:style-name="T42_11">WALLET</text:span><text:span text:style-name="T42_12"><text:s/></text:span><text:span text:style-name="T42_13">ADDRESS</text:span><text:span text:style-name="T42_14"><text:s/></text:span><text:span text:style-name="T42_15">NAME</text:span><text:span text:style-name="T42_16"><text:s/></text:span><text:span text:style-name="T42_17">STARTING</text:span><text:span text:style-name="T42_18"><text:s/></text:span><text:span text:style-name="T42_19">WITH</text:span><text:span text:style-name="T42_20"><text:s/>"@"<text:s text:c="3"/><text:tab/><text:s/></text:span></text:p>
      <text:p text:style-name="P43"><text:span text:style-name="T43_1">factom</text:span><text:span text:style-name="T43_2">-</text:span><text:span text:style-name="T43_3">cli</text:span><text:span text:style-name="T43_4"><text:s/></text:span><text:span text:style-name="T43_5">generateaddress</text:span><text:span text:style-name="T43_6"><text:s/></text:span><text:span text:style-name="T43_7">fct</text:span><text:span text:style-name="T43_8"><text:s/>"'@</text:span><text:span text:style-name="T43_9">F</text:span><text:span text:style-name="T43_10">02'"</text:span></text:p>
      <text:p text:style-name="P44"><text:span text:style-name="T44_1">echo</text:span></text:p>
      <text:p text:style-name="P45"><text:span text:style-name="T45_1">echo</text:span><text:span text:style-name="T45_2"><text:s/>1.1.1.8<text:s/></text:span><text:span text:style-name="T45_3">TRY</text:span><text:span text:style-name="T45_4"><text:s/></text:span><text:span text:style-name="T45_5">TO</text:span><text:span text:style-name="T45_6"><text:s/></text:span><text:span text:style-name="T45_7">CREATE</text:span><text:span text:style-name="T45_8"><text:s/></text:span><text:span text:style-name="T45_9">FACTOID</text:span><text:span text:style-name="T45_10"><text:s/></text:span><text:span text:style-name="T45_11">WALLET</text:span><text:span text:style-name="T45_12"><text:s/></text:span><text:span text:style-name="T45_13">ADDRESS</text:span><text:span text:style-name="T45_14"><text:s/></text:span><text:span text:style-name="T45_15">NAME</text:span><text:span text:style-name="T45_16"><text:s/></text:span><text:span text:style-name="T45_17">CONTAINING</text:span><text:span text:style-name="T45_18"><text:s/>"#"<text:s text:c="3"/><text:tab/><text:s/></text:span></text:p>
      <text:p text:style-name="P46"><text:span text:style-name="T46_1">factom</text:span><text:span text:style-name="T46_2">-</text:span><text:span text:style-name="T46_3">cli</text:span><text:span text:style-name="T46_4"><text:s/></text:span><text:span text:style-name="T46_5">generateaddress</text:span><text:span text:style-name="T46_6"><text:s/></text:span><text:span text:style-name="T46_7">fct</text:span><text:span text:style-name="T46_8"><text:s/>"'</text:span><text:span text:style-name="T46_9">F</text:span><text:span text:style-name="T46_10">#02'"</text:span></text:p>
      <text:p text:style-name="P47"><text:span text:style-name="T47_1">echo</text:span></text:p>
      <text:p text:style-name="P48"><text:span text:style-name="T48_1">echo</text:span><text:span text:style-name="T48_2"><text:s/>1.1.1.9<text:s/></text:span><text:span text:style-name="T48_3">TRY</text:span><text:span text:style-name="T48_4"><text:s/></text:span><text:span text:style-name="T48_5">TO</text:span><text:span text:style-name="T48_6"><text:s/></text:span><text:span text:style-name="T48_7">CREATE</text:span><text:span text:style-name="T48_8"><text:s/></text:span><text:span text:style-name="T48_9">FACTOID</text:span><text:span text:style-name="T48_10"><text:s/></text:span><text:span text:style-name="T48_11">WALLET</text:span><text:span text:style-name="T48_12"><text:s/></text:span><text:span text:style-name="T48_13">ADDRESS</text:span><text:span text:style-name="T48_14"><text:s/></text:span><text:span text:style-name="T48_15">NAME</text:span><text:span text:style-name="T48_16"><text:s/></text:span><text:span text:style-name="T48_17">ENDING</text:span><text:span text:style-name="T48_18"><text:s/></text:span><text:span text:style-name="T48_19">WITH</text:span><text:span text:style-name="T48_20"><text:s/>"%"<text:s text:c="3"/><text:tab/><text:s/></text:span></text:p>
      <text:p text:style-name="P49"><text:span text:style-name="T49_1">factom</text:span><text:span text:style-name="T49_2">-</text:span><text:span text:style-name="T49_3">cli</text:span><text:span text:style-name="T49_4"><text:s/></text:span><text:span text:style-name="T49_5">generateaddress</text:span><text:span text:style-name="T49_6"><text:s/></text:span><text:span text:style-name="T49_7">fct</text:span><text:span text:style-name="T49_8"><text:s/>"'</text:span><text:span text:style-name="T49_9">F</text:span><text:span text:style-name="T49_10">02%'"</text:span></text:p>
      <text:p text:style-name="P50"><text:span text:style-name="T50_1">echo</text:span></text:p>
      <text:p text:style-name="P51"><text:span text:style-name="T51_1">echo</text:span><text:span text:style-name="T51_2"><text:s/>1.1.1.10<text:s/></text:span><text:span text:style-name="T51_3">TRY</text:span><text:span text:style-name="T51_4"><text:s/></text:span><text:span text:style-name="T51_5">TO</text:span><text:span text:style-name="T51_6"><text:s/></text:span><text:span text:style-name="T51_7">CREATE</text:span><text:span text:style-name="T51_8"><text:s/></text:span><text:span text:style-name="T51_9">FACTOID</text:span><text:span text:style-name="T51_10"><text:s/></text:span><text:span text:style-name="T51_11">WALLET</text:span><text:span text:style-name="T51_12"><text:s/></text:span><text:span text:style-name="T51_13">ADDRESS</text:span><text:span text:style-name="T51_14"><text:s/></text:span><text:span text:style-name="T51_15">NAME</text:span><text:span text:style-name="T51_16"><text:s/></text:span><text:span text:style-name="T51_17">STARTING</text:span><text:span text:style-name="T51_18"><text:s/></text:span><text:span text:style-name="T51_19">WITH</text:span><text:span text:style-name="T51_20"><text:s/>"^"<text:s text:c="3"/><text:tab/><text:s/></text:span></text:p>
      <text:p text:style-name="P52"><text:span text:style-name="T52_1">factom</text:span><text:span text:style-name="T52_2">-</text:span><text:span text:style-name="T52_3">cli</text:span><text:span text:style-name="T52_4"><text:s/></text:span><text:span text:style-name="T52_5">generateaddress</text:span><text:span text:style-name="T52_6"><text:s/></text:span><text:span text:style-name="T52_7">fct</text:span><text:span text:style-name="T52_8"><text:s/>"'^</text:span><text:span text:style-name="T52_9">F</text:span><text:span text:style-name="T52_10">02'"</text:span></text:p>
      <text:p text:style-name="P53"><text:span text:style-name="T53_1">echo</text:span></text:p>
      <text:p text:style-name="P54"><text:span text:style-name="T54_1">echo</text:span><text:span text:style-name="T54_2"><text:s/>1.1.1.11<text:s/></text:span><text:span text:style-name="T54_3">TRY</text:span><text:span text:style-name="T54_4"><text:s/></text:span><text:span text:style-name="T54_5">TO</text:span><text:span text:style-name="T54_6"><text:s/></text:span><text:span text:style-name="T54_7">CREATE</text:span><text:span text:style-name="T54_8"><text:s/></text:span><text:span text:style-name="T54_9">FACTOID</text:span><text:span text:style-name="T54_10"><text:s/></text:span><text:span text:style-name="T54_11">WALLET</text:span><text:span text:style-name="T54_12"><text:s/></text:span><text:span text:style-name="T54_13">ADDRESS</text:span><text:span text:style-name="T54_14"><text:s/></text:span><text:span text:style-name="T54_15">NAME</text:span><text:span text:style-name="T54_16"><text:s/></text:span><text:span text:style-name="T54_17">CONTAINING</text:span><text:span text:style-name="T54_18"><text:s/>"&amp;"<text:s text:c="3"/><text:tab/><text:s/></text:span></text:p>
      <text:p text:style-name="P55"><text:span text:style-name="T55_1">factom</text:span><text:span text:style-name="T55_2">-</text:span><text:span text:style-name="T55_3">cli</text:span><text:span text:style-name="T55_4"><text:s/></text:span><text:span text:style-name="T55_5">generateaddress</text:span><text:span text:style-name="T55_6"><text:s/></text:span><text:span text:style-name="T55_7">fct</text:span><text:span text:style-name="T55_8"><text:s/>"'</text:span><text:span text:style-name="T55_9">F</text:span><text:span text:style-name="T55_10">&amp;02'"</text:span></text:p>
      <text:p text:style-name="P56"><text:span text:style-name="T56_1">echo</text:span></text:p>
      <text:p text:style-name="P57"><text:span text:style-name="T57_1">echo</text:span><text:span text:style-name="T57_2"><text:s/>1.1.1.12<text:s/></text:span><text:span text:style-name="T57_3">TRY</text:span><text:span text:style-name="T57_4"><text:s/></text:span><text:span text:style-name="T57_5">TO</text:span><text:span text:style-name="T57_6"><text:s/></text:span><text:span text:style-name="T57_7">CREATE</text:span><text:span text:style-name="T57_8"><text:s/></text:span><text:span text:style-name="T57_9">FACTOID</text:span><text:span text:style-name="T57_10"><text:s/></text:span><text:span text:style-name="T57_11">WALLET</text:span><text:span text:style-name="T57_12"><text:s/></text:span><text:span text:style-name="T57_13">ADDRESS</text:span><text:span text:style-name="T57_14"><text:s/></text:span><text:span text:style-name="T57_15">NAME</text:span><text:span text:style-name="T57_16"><text:s/></text:span><text:span text:style-name="T57_17">ENDING</text:span><text:span text:style-name="T57_18"><text:s/></text:span><text:span text:style-name="T57_19">WITH</text:span><text:span text:style-name="T57_20"><text:s/>"*"<text:s text:c="3"/><text:tab/><text:s/></text:span></text:p>
      <text:p text:style-name="P58"><text:span text:style-name="T58_1">factom</text:span><text:span text:style-name="T58_2">-</text:span><text:span text:style-name="T58_3">cli</text:span><text:span text:style-name="T58_4"><text:s/></text:span><text:span text:style-name="T58_5">generateaddress</text:span><text:span text:style-name="T58_6"><text:s/></text:span><text:span text:style-name="T58_7">fct</text:span><text:span text:style-name="T58_8"><text:s/>"'</text:span><text:span text:style-name="T58_9">F</text:span><text:span text:style-name="T58_10">02*'"</text:span></text:p>
      <text:p text:style-name="P59"><text:span text:style-name="T59_1">echo</text:span></text:p>
      <text:p text:style-name="P60"><text:span text:style-name="T60_1">echo</text:span><text:span text:style-name="T60_2"><text:s/>1.1.1.13<text:s/></text:span><text:span text:style-name="T60_3">TRY</text:span><text:span text:style-name="T60_4"><text:s/></text:span><text:span text:style-name="T60_5">TO</text:span><text:span text:style-name="T60_6"><text:s/></text:span><text:span text:style-name="T60_7">CREATE</text:span><text:span text:style-name="T60_8"><text:s/></text:span><text:span text:style-name="T60_9">FACTOID</text:span><text:span text:style-name="T60_10"><text:s/></text:span><text:span text:style-name="T60_11">WALLET</text:span><text:span text:style-name="T60_12"><text:s/></text:span><text:span text:style-name="T60_13">ADDRESS</text:span><text:span text:style-name="T60_14"><text:s/></text:span><text:span text:style-name="T60_15">NAME</text:span><text:span text:style-name="T60_16"><text:s/></text:span><text:span text:style-name="T60_17">CONTAINING</text:span><text:span text:style-name="T60_18"><text:s/>"()"<text:s text:c="3"/><text:tab/><text:s/></text:span></text:p>
      <text:p text:style-name="P61"><text:span text:style-name="T61_1">factom</text:span><text:span text:style-name="T61_2">-</text:span><text:span text:style-name="T61_3">cli</text:span><text:span text:style-name="T61_4"><text:s/></text:span><text:span text:style-name="T61_5">generateaddress</text:span><text:span text:style-name="T61_6"><text:s/></text:span><text:span text:style-name="T61_7">fct</text:span><text:span text:style-name="T61_8"><text:s/>"'(</text:span><text:span text:style-name="T61_9">F</text:span><text:span text:style-name="T61_10">02)'"</text:span></text:p>
      <text:p text:style-name="P62"><text:span text:style-name="T62_1">echo</text:span></text:p>
      <text:p text:style-name="P63"><text:span text:style-name="T63_1">echo</text:span><text:span text:style-name="T63_2"><text:s/>1.1.1.14<text:s/></text:span><text:span text:style-name="T63_3">TRY</text:span><text:span text:style-name="T63_4"><text:s/></text:span><text:span text:style-name="T63_5">TO</text:span><text:span text:style-name="T63_6"><text:s/></text:span><text:span text:style-name="T63_7">CREATE</text:span><text:span text:style-name="T63_8"><text:s/></text:span><text:span text:style-name="T63_9">FACTOID</text:span><text:span text:style-name="T63_10"><text:s/></text:span><text:span text:style-name="T63_11">WALLET</text:span><text:span text:style-name="T63_12"><text:s/></text:span><text:span text:style-name="T63_13">ADDRESS</text:span><text:span text:style-name="T63_14"><text:s/></text:span><text:span text:style-name="T63_15">NAME</text:span><text:span text:style-name="T63_16"><text:s/></text:span><text:span text:style-name="T63_17">STARTING</text:span><text:span text:style-name="T63_18"><text:s/></text:span><text:span text:style-name="T63_19">WITH</text:span><text:span text:style-name="T63_20"><text:s/>"+"<text:s text:c="3"/><text:tab/><text:s/></text:span></text:p>
      <text:p text:style-name="P64"><text:span text:style-name="T64_1">factom</text:span><text:span text:style-name="T64_2">-</text:span><text:span text:style-name="T64_3">cli</text:span><text:span text:style-name="T64_4"><text:s/></text:span><text:span text:style-name="T64_5">generateaddress</text:span><text:span text:style-name="T64_6"><text:s/></text:span><text:span text:style-name="T64_7">fct</text:span><text:span text:style-name="T64_8"><text:s/>"'+</text:span><text:span text:style-name="T64_9">F</text:span><text:span text:style-name="T64_10">02'"</text:span></text:p>
      <text:p text:style-name="P65"><text:span text:style-name="T65_1">echo</text:span></text:p>
      <text:p text:style-name="P66"><text:span text:style-name="T66_1">echo</text:span><text:span text:style-name="T66_2"><text:s/>1.1.1.15<text:s/></text:span><text:span text:style-name="T66_3">TRY</text:span><text:span text:style-name="T66_4"><text:s/></text:span><text:span text:style-name="T66_5">TO</text:span><text:span text:style-name="T66_6"><text:s/></text:span><text:span text:style-name="T66_7">CREATE</text:span><text:span text:style-name="T66_8"><text:s/></text:span><text:span text:style-name="T66_9">FACTOID</text:span><text:span text:style-name="T66_10"><text:s/></text:span><text:span text:style-name="T66_11">WALLET</text:span><text:span text:style-name="T66_12"><text:s/></text:span><text:span text:style-name="T66_13">ADDRESS</text:span><text:span text:style-name="T66_14"><text:s/></text:span><text:span text:style-name="T66_15">NAME</text:span><text:span text:style-name="T66_16"><text:s/></text:span><text:span text:style-name="T66_17">CONTAINING</text:span><text:span text:style-name="T66_18"><text:s/>"="<text:s text:c="3"/><text:tab/><text:s/></text:span></text:p>
      <text:p text:style-name="P67"><text:span text:style-name="T67_1">factom</text:span><text:span text:style-name="T67_2">-</text:span><text:span text:style-name="T67_3">cli</text:span><text:span text:style-name="T67_4"><text:s/></text:span><text:span text:style-name="T67_5">generateaddress</text:span><text:span text:style-name="T67_6"><text:s/></text:span><text:span text:style-name="T67_7">fct</text:span><text:span text:style-name="T67_8"><text:s/>"'</text:span><text:span text:style-name="T67_9">F</text:span><text:span text:style-name="T67_10">=02'"</text:span></text:p>
      <text:p text:style-name="P68"><text:span text:style-name="T68_1">echo</text:span></text:p>
      <text:p text:style-name="P69"><text:span text:style-name="T69_1">echo</text:span><text:span text:style-name="T69_2"><text:s/>1.1.1.16<text:s/></text:span><text:span text:style-name="T69_3">TRY</text:span><text:span text:style-name="T69_4"><text:s/></text:span><text:span text:style-name="T69_5">TO</text:span><text:span text:style-name="T69_6"><text:s/></text:span><text:span text:style-name="T69_7">CREATE</text:span><text:span text:style-name="T69_8"><text:s/></text:span><text:span text:style-name="T69_9">FACTOID</text:span><text:span text:style-name="T69_10"><text:s/></text:span><text:span text:style-name="T69_11">WALLET</text:span><text:span text:style-name="T69_12"><text:s/></text:span><text:span text:style-name="T69_13">ADDRESS</text:span><text:span text:style-name="T69_14"><text:s/></text:span><text:span text:style-name="T69_15">NAME</text:span><text:span text:style-name="T69_16"><text:s/></text:span><text:span text:style-name="T69_17">CONTAINING</text:span><text:span text:style-name="T69_18"><text:s/>"{}"<text:s text:c="3"/><text:tab/><text:s/></text:span></text:p>
      <text:p text:style-name="P70"><text:span text:style-name="T70_1">factom</text:span><text:span text:style-name="T70_2">-</text:span><text:span text:style-name="T70_3">cli</text:span><text:span text:style-name="T70_4"><text:s/></text:span><text:span text:style-name="T70_5">generateaddress</text:span><text:span text:style-name="T70_6"><text:s/></text:span><text:span text:style-name="T70_7">fct</text:span><text:span text:style-name="T70_8"><text:s/>"'{</text:span><text:span text:style-name="T70_9">F</text:span><text:span text:style-name="T70_10">02}'"</text:span></text:p>
      <text:p text:style-name="P71"><text:span text:style-name="T71_1">echo</text:span></text:p>
      <text:p text:style-name="P72"><text:span text:style-name="T72_1">echo</text:span><text:span text:style-name="T72_2"><text:s/>1.1.1.17<text:s/></text:span><text:span text:style-name="T72_3">TRY</text:span><text:span text:style-name="T72_4"><text:s/></text:span><text:span text:style-name="T72_5">TO</text:span><text:span text:style-name="T72_6"><text:s/></text:span><text:span text:style-name="T72_7">CREATE</text:span><text:span text:style-name="T72_8"><text:s/></text:span><text:span text:style-name="T72_9">FACTOID</text:span><text:span text:style-name="T72_10"><text:s/></text:span><text:span text:style-name="T72_11">WALLET</text:span><text:span text:style-name="T72_12"><text:s/></text:span><text:span text:style-name="T72_13">ADDRESS</text:span><text:span text:style-name="T72_14"><text:s/></text:span><text:span text:style-name="T72_15">NAME</text:span><text:span text:style-name="T72_16"><text:s/></text:span><text:span text:style-name="T72_17">CONTAINING</text:span><text:span text:style-name="T72_18"><text:s/>"[]"<text:s text:c="3"/><text:tab/><text:s/></text:span></text:p>
      <text:p text:style-name="P73"><text:span text:style-name="T73_1">factom</text:span><text:span text:style-name="T73_2">-</text:span><text:span text:style-name="T73_3">cli</text:span><text:span text:style-name="T73_4"><text:s/></text:span><text:span text:style-name="T73_5">generateaddress</text:span><text:span text:style-name="T73_6"><text:s/></text:span><text:span text:style-name="T73_7">fct</text:span><text:span text:style-name="T73_8"><text:s/>"'[</text:span><text:span text:style-name="T73_9">F</text:span><text:span text:style-name="T73_10">02]'"</text:span></text:p>
      <text:p text:style-name="P74"><text:span text:style-name="T74_1">echo</text:span></text:p>
      <text:p text:style-name="P75"><text:span text:style-name="T75_1">echo</text:span><text:span text:style-name="T75_2"><text:s/>1.1.1.18<text:s/></text:span><text:span text:style-name="T75_3">TRY</text:span><text:span text:style-name="T75_4"><text:s/></text:span><text:span text:style-name="T75_5">TO</text:span><text:span text:style-name="T75_6"><text:s/></text:span><text:span text:style-name="T75_7">CREATE</text:span><text:span text:style-name="T75_8"><text:s/></text:span><text:span text:style-name="T75_9">FACTOID</text:span><text:span text:style-name="T75_10"><text:s/></text:span><text:span text:style-name="T75_11">WALLET</text:span><text:span text:style-name="T75_12"><text:s/></text:span><text:span text:style-name="T75_13">ADDRESS</text:span><text:span text:style-name="T75_14"><text:s/></text:span><text:span text:style-name="T75_15">NAME</text:span><text:span text:style-name="T75_16"><text:s/></text:span><text:span text:style-name="T75_17">ENDING</text:span><text:span text:style-name="T75_18"><text:s/></text:span><text:span text:style-name="T75_19">WITH</text:span><text:span text:style-name="T75_20"><text:s/>"|"<text:s text:c="3"/><text:tab/><text:s/></text:span></text:p>
      <text:p text:style-name="P76"><text:span text:style-name="T76_1">factom</text:span><text:span text:style-name="T76_2">-</text:span><text:span text:style-name="T76_3">cli</text:span><text:span text:style-name="T76_4"><text:s/></text:span><text:span text:style-name="T76_5">generateaddress</text:span><text:span text:style-name="T76_6"><text:s/></text:span><text:span text:style-name="T76_7">fct</text:span><text:span text:style-name="T76_8"><text:s/>"'</text:span><text:span text:style-name="T76_9">F</text:span><text:span text:style-name="T76_10">02|'"</text:span></text:p>
      <text:p text:style-name="P77"><text:span text:style-name="T77_1">echo</text:span></text:p>
      <text:p text:style-name="P78"><text:span text:style-name="T78_1">echo</text:span><text:span text:style-name="T78_2"><text:s/>1.1.1.19<text:s/></text:span><text:span text:style-name="T78_3">TRY</text:span><text:span text:style-name="T78_4"><text:s/></text:span><text:span text:style-name="T78_5">TO</text:span><text:span text:style-name="T78_6"><text:s/></text:span><text:span text:style-name="T78_7">CREATE</text:span><text:span text:style-name="T78_8"><text:s/></text:span><text:span text:style-name="T78_9">FACTOID</text:span><text:span text:style-name="T78_10"><text:s/></text:span><text:span text:style-name="T78_11">WALLET</text:span><text:span text:style-name="T78_12"><text:s/></text:span><text:span text:style-name="T78_13">ADDRESS</text:span><text:span text:style-name="T78_14"><text:s/></text:span><text:span text:style-name="T78_15">NAME</text:span><text:span text:style-name="T78_16"><text:s/></text:span><text:span text:style-name="T78_17">STARTING</text:span><text:span text:style-name="T78_18"><text:s/></text:span><text:span text:style-name="T78_19">WITH</text:span><text:span text:style-name="T78_20"><text:s/>":"<text:s text:c="3"/><text:tab/><text:s/></text:span></text:p>
      <text:p text:style-name="P79"><text:span text:style-name="T79_1">factom</text:span><text:span text:style-name="T79_2">-</text:span><text:span text:style-name="T79_3">cli</text:span><text:span text:style-name="T79_4"><text:s/></text:span><text:span text:style-name="T79_5">generateaddress</text:span><text:span text:style-name="T79_6"><text:s/></text:span><text:span text:style-name="T79_7">fct</text:span><text:span text:style-name="T79_8"><text:s/>"':</text:span><text:span text:style-name="T79_9">F</text:span><text:span text:style-name="T79_10">02'"</text:span></text:p>
      <text:p text:style-name="P80"><text:span text:style-name="T80_1">echo</text:span></text:p>
      <text:p text:style-name="P81"><text:span text:style-name="T81_1">echo</text:span><text:span text:style-name="T81_2"><text:s/>1.1.1.20<text:s/></text:span><text:span text:style-name="T81_3">TRY</text:span><text:span text:style-name="T81_4"><text:s/></text:span><text:span text:style-name="T81_5">TO</text:span><text:span text:style-name="T81_6"><text:s/></text:span><text:span text:style-name="T81_7">CRE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</text:span><text:span text:style-name="T81_14"><text:s/></text:span><text:span text:style-name="T81_15">NAME</text:span><text:span text:style-name="T81_16"><text:s/></text:span><text:span text:style-name="T81_17">CONTAINING</text:span><text:span text:style-name="T81_18"><text:s/>";"<text:s text:c="3"/><text:tab/><text:s/></text:span></text:p>
      <text:p text:style-name="P82"><text:span text:style-name="T82_1">factom</text:span><text:span text:style-name="T82_2">-</text:span><text:span text:style-name="T82_3">cli</text:span><text:span text:style-name="T82_4"><text:s/></text:span><text:span text:style-name="T82_5">generateaddress</text:span><text:span text:style-name="T82_6"><text:s/></text:span><text:span text:style-name="T82_7">fct</text:span><text:span text:style-name="T82_8"><text:s/>"'</text:span><text:span text:style-name="T82_9">F</text:span><text:span text:style-name="T82_10">;02'"</text:span></text:p>
      <text:p text:style-name="P83"><text:span text:style-name="T83_1">echo</text:span></text:p>
      <text:p text:style-name="P84"><text:span text:style-name="T84_1">echo</text:span><text:span text:style-name="T84_2"><text:s/>1.1.1.21<text:s/></text:span><text:span text:style-name="T84_3">TRY</text:span><text:span text:style-name="T84_4"><text:s/></text:span><text:span text:style-name="T84_5">TO</text:span><text:span text:style-name="T84_6"><text:s/></text:span><text:span text:style-name="T84_7">CREATE</text:span><text:span text:style-name="T84_8"><text:s/></text:span><text:span text:style-name="T84_9">FACTOID</text:span><text:span text:style-name="T84_10"><text:s/></text:span><text:span text:style-name="T84_11">WALLET</text:span><text:span text:style-name="T84_12"><text:s/></text:span><text:span text:style-name="T84_13">ADDRESS</text:span><text:span text:style-name="T84_14"><text:s/></text:span><text:span text:style-name="T84_15">NAME</text:span><text:span text:style-name="T84_16"><text:s/></text:span><text:span text:style-name="T84_17">ENDING</text:span><text:span text:style-name="T84_18"><text:s/></text:span><text:span text:style-name="T84_19">WITH</text:span><text:span text:style-name="T84_20"><text:s/>"\""<text:s text:c="3"/><text:tab/><text:s/></text:span></text:p>
      <text:p text:style-name="P85"><text:span text:style-name="T85_1">factom</text:span><text:span text:style-name="T85_2">-</text:span><text:span text:style-name="T85_3">cli</text:span><text:span text:style-name="T85_4"><text:s/></text:span><text:span text:style-name="T85_5">generateaddress</text:span><text:span text:style-name="T85_6"><text:s/></text:span><text:span text:style-name="T85_7">fct</text:span><text:span text:style-name="T85_8"><text:s/>"'</text:span><text:span text:style-name="T85_9">F</text:span><text:span text:style-name="T85_10">02\"'"</text:span></text:p>
      <text:p text:style-name="P86"><text:span text:style-name="T86_1">echo</text:span></text:p>
      <text:p text:style-name="P87"><text:span text:style-name="T87_1">echo</text:span><text:span text:style-name="T87_2"><text:s/>1.1.1.22<text:s/></text:span><text:span text:style-name="T87_3">TRY</text:span><text:span text:style-name="T87_4"><text:s/></text:span><text:span text:style-name="T87_5">TO</text:span><text:span text:style-name="T87_6"><text:s/></text:span><text:span text:style-name="T87_7">CREATE</text:span><text:span text:style-name="T87_8"><text:s/></text:span><text:span text:style-name="T87_9">FACTOID</text:span><text:span text:style-name="T87_10"><text:s/></text:span><text:span text:style-name="T87_11">WALLET</text:span><text:span text:style-name="T87_12"><text:s/></text:span><text:span text:style-name="T87_13">ADDRESS</text:span><text:span text:style-name="T87_14"><text:s/></text:span><text:span text:style-name="T87_15">NAME</text:span><text:span text:style-name="T87_16"><text:s/></text:span><text:span text:style-name="T87_17">STARTING</text:span><text:span text:style-name="T87_18"><text:s/></text:span><text:span text:style-name="T87_19">WITH</text:span><text:span text:style-name="T87_20"><text:s/>"'"<text:s text:c="3"/><text:tab/><text:s/>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generateaddress</text:span><text:span text:style-name="T88_6"><text:s/></text:span><text:span text:style-name="T88_7">fct</text:span><text:span text:style-name="T88_8"><text:s/>"''</text:span><text:span text:style-name="T88_9">F</text:span><text:span text:style-name="T88_10">02'"</text:span></text:p>
      <text:p text:style-name="P89"><text:span text:style-name="T89_1">echo</text:span></text:p>
      <text:p text:style-name="P90"><text:span text:style-name="T90_1">echo</text:span><text:span text:style-name="T90_2"><text:s/>1.1.1.23<text:s/></text:span><text:span text:style-name="T90_3">TRY</text:span><text:span text:style-name="T90_4"><text:s/></text:span><text:span text:style-name="T90_5">TO</text:span><text:span text:style-name="T90_6"><text:s/></text:span><text:span text:style-name="T90_7">CREATE</text:span><text:span text:style-name="T90_8"><text:s/></text:span><text:span text:style-name="T90_9">FACTOID</text:span><text:span text:style-name="T90_10"><text:s/></text:span><text:span text:style-name="T90_11">WALLET</text:span><text:span text:style-name="T90_12"><text:s/></text:span><text:span text:style-name="T90_13">ADDRESS</text:span><text:span text:style-name="T90_14"><text:s/></text:span><text:span text:style-name="T90_15">NAME</text:span><text:span text:style-name="T90_16"><text:s/></text:span><text:span text:style-name="T90_17">CONTAINING</text:span><text:span text:style-name="T90_18"><text:s/>"&lt;"<text:s text:c="3"/><text:tab/><text:s/></text:span></text:p>
      <text:p text:style-name="P91"><text:span text:style-name="T91_1">factom</text:span><text:span text:style-name="T91_2">-</text:span><text:span text:style-name="T91_3">cli</text:span><text:span text:style-name="T91_4"><text:s/></text:span><text:span text:style-name="T91_5">generateaddress</text:span><text:span text:style-name="T91_6"><text:s/></text:span><text:span text:style-name="T91_7">fct</text:span><text:span text:style-name="T91_8"><text:s/>"'</text:span><text:span text:style-name="T91_9">F</text:span><text:span text:style-name="T91_10">&lt;02'"</text:span></text:p>
      <text:p text:style-name="P92"><text:span text:style-name="T92_1">echo</text:span></text:p>
      <text:p text:style-name="P93"><text:span text:style-name="T93_1">echo</text:span><text:span text:style-name="T93_2"><text:s/>1.1.1.24<text:s/></text:span><text:span text:style-name="T93_3">TRY</text:span><text:span text:style-name="T93_4"><text:s/></text:span><text:span text:style-name="T93_5">TO</text:span><text:span text:style-name="T93_6"><text:s/></text:span><text:span text:style-name="T93_7">CREATE</text:span><text:span text:style-name="T93_8"><text:s/></text:span><text:span text:style-name="T93_9">FACTOID</text:span><text:span text:style-name="T93_10"><text:s/></text:span><text:span text:style-name="T93_11">WALLET</text:span><text:span text:style-name="T93_12"><text:s/></text:span><text:span text:style-name="T93_13">ADDRESS</text:span><text:span text:style-name="T93_14"><text:s/></text:span><text:span text:style-name="T93_15">NAME</text:span><text:span text:style-name="T93_16"><text:s/></text:span><text:span text:style-name="T93_17">ENDING</text:span><text:span text:style-name="T93_18"><text:s/></text:span><text:span text:style-name="T93_19">WITH</text:span><text:span text:style-name="T93_20"><text:s/>","<text:s text:c="3"/><text:tab/><text:s/></text:span></text:p>
      <text:p text:style-name="P94"><text:span text:style-name="T94_1">factom</text:span><text:span text:style-name="T94_2">-</text:span><text:span text:style-name="T94_3">cli</text:span><text:span text:style-name="T94_4"><text:s/></text:span><text:span text:style-name="T94_5">generateaddress</text:span><text:span text:style-name="T94_6"><text:s/></text:span><text:span text:style-name="T94_7">fct</text:span><text:span text:style-name="T94_8"><text:s/>"'</text:span><text:span text:style-name="T94_9">F</text:span><text:span text:style-name="T94_10">02,'"</text:span></text:p>
      <text:p text:style-name="P95"><text:span text:style-name="T95_1">echo</text:span></text:p>
      <text:p text:style-name="P96"><text:span text:style-name="T96_1">echo</text:span><text:span text:style-name="T96_2"><text:s/>1.1.1.25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FACTOID</text:span><text:span text:style-name="T96_10"><text:s/></text:span><text:span text:style-name="T96_11">WALLET</text:span><text:span text:style-name="T96_12"><text:s/></text:span><text:span text:style-name="T96_13">ADDRESS</text:span><text:span text:style-name="T96_14"><text:s/></text:span><text:span text:style-name="T96_15">NAME</text:span><text:span text:style-name="T96_16"><text:s/></text:span><text:span text:style-name="T96_17">STARTING</text:span><text:span text:style-name="T96_18"><text:s/></text:span><text:span text:style-name="T96_19">WITH</text:span><text:span text:style-name="T96_20"><text:s/>"&gt;"<text:s text:c="3"/><text:tab/><text:s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"'&gt;</text:span><text:span text:style-name="T97_9">F</text:span><text:span text:style-name="T97_10">02'"</text:span></text:p>
      <text:p text:style-name="P98"><text:span text:style-name="T98_1">echo</text:span></text:p>
      <text:p text:style-name="P99"><text:span text:style-name="T99_1">echo</text:span><text:span text:style-name="T99_2"><text:s/>1.1.1.26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CONTAINING</text:span><text:span text:style-name="T99_18"><text:s/>"."<text:s text:c="3"/><text:tab/><text:s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"'</text:span><text:span text:style-name="T100_9">F</text:span><text:span text:style-name="T100_10">.02'"</text:span></text:p>
      <text:p text:style-name="P101"><text:span text:style-name="T101_1">echo</text:span></text:p>
      <text:p text:style-name="P102"><text:span text:style-name="T102_1">echo</text:span><text:span text:style-name="T102_2"><text:s/>1.1.1.27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ENDING</text:span><text:span text:style-name="T102_18"><text:s/></text:span><text:span text:style-name="T102_19">WITH</text:span><text:span text:style-name="T102_20"><text:s/>"?"<text:s text:c="3"/><text:tab/><text:s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</text:span><text:span text:style-name="T103_9">F</text:span><text:span text:style-name="T103_10">02?'"</text:span></text:p>
      <text:p text:style-name="P104"><text:span text:style-name="T104_1">echo</text:span></text:p>
      <text:p text:style-name="P105"><text:span text:style-name="T105_1">echo</text:span><text:span text:style-name="T105_2"><text:s/>1.1.1.28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STARTING</text:span><text:span text:style-name="T105_18"><text:s/></text:span><text:span text:style-name="T105_19">WITH</text:span><text:span text:style-name="T105_20"><text:s/>"\\"<text:s text:c="3"/><text:tab/><text:s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\</text:span><text:span text:style-name="T106_9">F</text:span><text:span text:style-name="T106_10">02'"</text:span></text:p>
      <text:p text:style-name="P107"><text:span text:style-name="T107_1">echo</text:span></text:p>
      <text:p text:style-name="P108"/>
      <text:p text:style-name="P109"><text:span text:style-name="T109_1">echo</text:span><text:span text:style-name="T109_2"><text:s/>1.1.2<text:s/></text:span><text:span text:style-name="T109_3">GET</text:span><text:span text:style-name="T109_4"><text:s/></text:span><text:span text:style-name="T109_5">FACTOID</text:span><text:span text:style-name="T109_6"><text:s/></text:span><text:span text:style-name="T109_7">WALLET</text:span><text:span text:style-name="T109_8"><text:s/></text:span><text:span text:style-name="T109_9">ADDRESS</text:span><text:span text:style-name="T109_10"><text:s/></text:span><text:span text:style-name="T109_11">BALANCES</text:span><text:span text:style-name="T109_12"><text:s text:c="3"/><text:tab/><text:s/></text:span></text:p>
      <text:p text:style-name="P110"><text:span text:style-name="T110_1">echo</text:span></text:p>
      <text:p text:style-name="P111"><text:span text:style-name="T111_1">echo</text:span><text:span text:style-name="T111_2"><text:s/>1.1.2.1<text:s/></text:span><text:span text:style-name="T111_3">LIST</text:span><text:span text:style-name="T111_4"><text:s/></text:span><text:span text:style-name="T111_5">ALL</text:span><text:span text:style-name="T111_6"><text:s/></text:span><text:span text:style-name="T111_7">WALLET</text:span><text:span text:style-name="T111_8"><text:s/></text:span><text:span text:style-name="T111_9">ADDRESS</text:span><text:span text:style-name="T111_10"><text:s/></text:span><text:span text:style-name="T111_11">BALANCES</text:span><text:span text:style-name="T111_12"><text:s text:c="3"/><text:tab/><text:s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taddresses</text:span></text:p>
      <text:p text:style-name="P113"><text:span text:style-name="T113_1">echo</text:span></text:p>
      <text:p text:style-name="P114"><text:span text:style-name="T114_1">echo</text:span><text:span text:style-name="T114_2"><text:s/>1.1.2.2<text:s/></text:span><text:span text:style-name="T114_3">LIST</text:span><text:span text:style-name="T114_4"><text:s/></text:span><text:span text:style-name="T114_5">FACTOID</text:span><text:span text:style-name="T114_6"><text:s/></text:span><text:span text:style-name="T114_7">WALLET</text:span><text:span text:style-name="T114_8"><text:s/></text:span><text:span text:style-name="T114_9">ADDRESS</text:span><text:span text:style-name="T114_10"><text:s/></text:span><text:span text:style-name="T114_11">BALANCES</text:span><text:span text:style-name="T114_12"><text:s/></text:span><text:span text:style-name="T114_13">INDIVIDUALLY</text:span><text:span text:style-name="T114_14"><text:s text:c="3"/><text:tab/><text:s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balance</text:span><text:span text:style-name="T115_6"><text:s/></text:span><text:span text:style-name="T115_7">fct</text:span><text:span text:style-name="T115_8"><text:s/></text:span><text:span text:style-name="T115_9">factoid</text:span><text:span text:style-name="T115_10">-</text:span><text:span text:style-name="T115_11">wallet</text:span><text:span text:style-name="T115_12">-</text:span><text:span text:style-name="T115_13">address</text:span><text:span text:style-name="T115_14">-</text:span><text:span text:style-name="T115_15">name</text:span><text:span text:style-name="T115_16">0$</text:span><text:span text:style-name="T115_17">i</text:span></text:p>
      <text:p text:style-name="P116"><text:span text:style-name="T116_1"><text:tab/></text:span><text:span text:style-name="T116_2">TMP</text:span><text:span text:style-name="T116_3">="</text:span><text:span text:style-name="T116_4">FACTOIDWALLETADDRESSKEY</text:span><text:span text:style-name="T116_5">0$</text:span><text:span text:style-name="T116_6">i</text:span><text:span text:style-name="T116_7">"</text:span></text:p>
      <text:p text:style-name="P117"><text:span text:style-name="T117_1"><text:s/></text:span><text:span text:style-name="T117_2">factom</text:span><text:span text:style-name="T117_3">-</text:span><text:span text:style-name="T117_4">cli</text:span><text:span text:style-name="T117_5"><text:s/></text:span><text:span text:style-name="T117_6">balance</text:span><text:span text:style-name="T117_7"><text:s/></text:span><text:span text:style-name="T117_8">fct</text:span><text:span text:style-name="T117_9"><text:s/>$</text:span><text:span text:style-name="T117_10">FACTOIDWALLETADDRESSKEY</text:span><text:span text:style-name="T117_11">01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balance</text:span><text:span text:style-name="T118_6"><text:s/></text:span><text:span text:style-name="T118_7">fct</text:span><text:span text:style-name="T118_8"><text:s/></text:span><text:span text:style-name="T118_9">factoid</text:span><text:span text:style-name="T118_10">-</text:span><text:span text:style-name="T118_11">wallet</text:span><text:span text:style-name="T118_12">-</text:span><text:span text:style-name="T118_13">address</text:span><text:span text:style-name="T118_14">-</text:span><text:span text:style-name="T118_15">name</text:span><text:span text:style-name="T118_16">02</text:span></text:p>
      <text:p text:style-name="P119"><text:span text:style-name="T119_1">factom</text:span><text:span text:style-name="T119_2">-</text:span><text:span text:style-name="T119_3">cli</text:span><text:span text:style-name="T119_4"><text:s/></text:span><text:span text:style-name="T119_5">balance</text:span><text:span text:style-name="T119_6"><text:s/></text:span><text:span text:style-name="T119_7">fct</text:span><text:span text:style-name="T119_8"><text:s/>$</text:span><text:span text:style-name="T119_9">FACTOIDWALLETADDRESSKEY</text:span><text:span text:style-name="T119_10">02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balance</text:span><text:span text:style-name="T120_6"><text:s/></text:span><text:span text:style-name="T120_7">fct</text:span><text:span text:style-name="T120_8"><text:s/></text:span><text:span text:style-name="T120_9">factoid</text:span><text:span text:style-name="T120_10">-</text:span><text:span text:style-name="T120_11">wallet</text:span><text:span text:style-name="T120_12">-</text:span><text:span text:style-name="T120_13">address</text:span><text:span text:style-name="T120_14">-</text:span><text:span text:style-name="T120_15">name</text:span><text:span text:style-name="T120_16">03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balance</text:span><text:span text:style-name="T121_6"><text:s/></text:span><text:span text:style-name="T121_7">fct</text:span><text:span text:style-name="T121_8"><text:s/>$</text:span><text:span text:style-name="T121_9">FACTOIDWALLETADDRESSKEY</text:span><text:span text:style-name="T121_10">03</text:span></text:p>
      <text:p text:style-name="P122"><text:span text:style-name="T122_1">echo</text:span></text:p>
      <text:p text:style-name="P123"><text:span text:style-name="T123_1">echo</text:span><text:span text:style-name="T123_2"><text:s/>1.1.2.3<text:s/></text:span><text:span text:style-name="T123_3">REQUEST</text:span><text:span text:style-name="T123_4"><text:s/></text:span><text:span text:style-name="T123_5">BALANCE</text:span><text:span text:style-name="T123_6"><text:s/></text:span><text:span text:style-name="T123_7">OF</text:span><text:span text:style-name="T123_8"><text:s/></text:span><text:span text:style-name="T123_9">NON</text:span><text:span text:style-name="T123_10">-</text:span><text:span text:style-name="T123_11">EXISTENT</text:span><text:span text:style-name="T123_12"><text:s/></text:span><text:span text:style-name="T123_13">FACTOID</text:span><text:span text:style-name="T123_14"><text:s/></text:span><text:span text:style-name="T123_15">WALLET</text:span><text:span text:style-name="T123_16"><text:s/></text:span><text:span text:style-name="T123_17">ADDRESS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balance</text:span><text:span text:style-name="T124_6"><text:s/></text:span><text:span text:style-name="T124_7">fct</text:span><text:span text:style-name="T124_8"><text:s/></text:span><text:span text:style-name="T124_9">factom</text:span><text:span text:style-name="T124_10">-</text:span><text:span text:style-name="T124_11">cli</text:span><text:span text:style-name="T124_12"><text:s/></text:span><text:span text:style-name="T124_13">balance</text:span><text:span text:style-name="T124_14"><text:s/></text:span><text:span text:style-name="T124_15">fct</text:span><text:span text:style-name="T124_16"><text:s/></text:span><text:span text:style-name="T124_17">xxx</text:span></text:p>
      <text:p text:style-name="P125"><text:span text:style-name="T125_1">echo</text:span></text:p>
      <text:p text:style-name="P126"><text:span text:style-name="T126_1">echo</text:span><text:span text:style-name="T126_2"><text:s/>1.1.2.4<text:s/></text:span><text:span text:style-name="T126_3">REQUEST</text:span><text:span text:style-name="T126_4"><text:s/></text:span><text:span text:style-name="T126_5">BALANCE</text:span><text:span text:style-name="T126_6"><text:s/></text:span><text:span text:style-name="T126_7">OF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TOO</text:span><text:span text:style-name="T126_18"><text:s/></text:span><text:span text:style-name="T126_19">LONG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balance</text:span><text:span text:style-name="T127_6"><text:s/></text:span><text:span text:style-name="T127_7">fct</text:span><text:span text:style-name="T127_8"><text:s/></text:span><text:span text:style-name="T127_9">hhhhhhhhhhhhhhhhhhhhhhhhhhhhhhhhhhhhhhhhhhhhhhhhhhhhhhhhhhhhhhhhhhhhhhhhhhhhhhhhhhhhhhhhhaaaa</text:span></text:p>
      <text:p text:style-name="P128"><text:span text:style-name="T128_1">echo</text:span></text:p>
      <text:p text:style-name="P129"/>
      <text:p text:style-name="P130"><text:span text:style-name="T130_1">echo</text:span><text:span text:style-name="T130_2"><text:s/>1.2<text:s/></text:span><text:span text:style-name="T130_3">ENTRY</text:span><text:span text:style-name="T130_4"><text:s/></text:span><text:span text:style-name="T130_5">CREDIT</text:span><text:span text:style-name="T130_6"><text:s/></text:span><text:span text:style-name="T130_7">WALLET</text:span><text:span text:style-name="T130_8"><text:s text:c="3"/><text:tab/><text:s/></text:span></text:p>
      <text:p text:style-name="P131"><text:span text:style-name="T131_1">echo</text:span></text:p>
      <text:p text:style-name="P132"><text:span text:style-name="T132_1">echo</text:span><text:span text:style-name="T132_2"><text:s/>1.2.1<text:s/></text:span><text:span text:style-name="T132_3">CREATE</text:span><text:span text:style-name="T132_4"><text:s/></text:span><text:span text:style-name="T132_5">ENTRY</text:span><text:span text:style-name="T132_6"><text:s/></text:span><text:span text:style-name="T132_7">CREDIT</text:span><text:span text:style-name="T132_8"><text:s/></text:span><text:span text:style-name="T132_9">WALLET</text:span><text:span text:style-name="T132_10"><text:s/></text:span><text:span text:style-name="T132_11">ADDRESSES</text:span></text:p>
      <text:p text:style-name="P133"><text:span text:style-name="T133_1">echo</text:span></text:p>
      <text:p text:style-name="P134"><text:span text:style-name="T134_1">echo</text:span><text:span text:style-name="T134_2"><text:s/>1.2.1.1<text:s/></text:span><text:span text:style-name="T134_3">CREATE</text:span><text:span text:style-name="T134_4"><text:s/></text:span><text:span text:style-name="T134_5">ORDINARY</text:span><text:span text:style-name="T134_6"><text:s/></text:span><text:span text:style-name="T134_7">ENTRY</text:span><text:span text:style-name="T134_8"><text:s/></text:span><text:span text:style-name="T134_9">CREDIT</text:span><text:span text:style-name="T134_10"><text:s/></text:span><text:span text:style-name="T134_11">WALLET</text:span><text:span text:style-name="T134_12"><text:s/></text:span><text:span text:style-name="T134_13">ADDRESS</text:span><text:span text:style-name="T134_14"><text:s/></text:span><text:span text:style-name="T134_15">NAMES</text:span><text:span text:style-name="T134_16"><text:s text:c="3"/><text:tab/><text:s/></text:span></text:p>
      <text:p text:style-name="P135"><text:span text:style-name="T135_1">ECWALLETADDRESSKEY</text:span><text:span text:style-name="T135_2">01=$(</text:span><text:span text:style-name="T135_3">factom</text:span><text:span text:style-name="T135_4">-</text:span><text:span text:style-name="T135_5">cli</text:span><text:span text:style-name="T135_6"><text:s/></text:span><text:span text:style-name="T135_7">generateaddress</text:span><text:span text:style-name="T135_8"><text:s/></text:span><text:span text:style-name="T135_9">ec</text:span><text:span text:style-name="T135_10"><text:s/></text:span><text:span text:style-name="T135_11">ec</text:span><text:span text:style-name="T135_12">-</text:span><text:span text:style-name="T135_13">wallet</text:span><text:span text:style-name="T135_14">-</text:span><text:span text:style-name="T135_15">address</text:span><text:span text:style-name="T135_16">-</text:span><text:span text:style-name="T135_17">name</text:span><text:span text:style-name="T135_18">01<text:s/>|<text:s/></text:span><text:span text:style-name="T135_19">awk</text:span><text:span text:style-name="T135_20"><text:s/>'{</text:span><text:span text:style-name="T135_21">print</text:span><text:span text:style-name="T135_22"><text:s/>$3}')</text:span></text:p>
      <text:p text:style-name="P136"><text:span text:style-name="T136_1">echo</text:span><text:span text:style-name="T136_2"><text:s/></text:span><text:span text:style-name="T136_3">ec</text:span><text:span text:style-name="T136_4">-</text:span><text:span text:style-name="T136_5">wallet</text:span><text:span text:style-name="T136_6">-</text:span><text:span text:style-name="T136_7">address</text:span><text:span text:style-name="T136_8">-</text:span><text:span text:style-name="T136_9">name</text:span><text:span text:style-name="T136_10">01<text:s/>=<text:s/>$</text:span><text:span text:style-name="T136_11">ECWALLETADDRESSKEY</text:span><text:span text:style-name="T136_12">01</text:span></text:p>
      <text:p text:style-name="P137"><text:span text:style-name="T137_1">echo</text:span></text:p>
      <text:p text:style-name="P138"><text:span text:style-name="T138_1">ECWALLETADDRESSKEY</text:span><text:span text:style-name="T138_2">02=$(</text:span><text:span text:style-name="T138_3">factom</text:span><text:span text:style-name="T138_4">-</text:span><text:span text:style-name="T138_5">cli</text:span><text:span text:style-name="T138_6"><text:s/></text:span><text:span text:style-name="T138_7">generateaddress</text:span><text:span text:style-name="T138_8"><text:s/></text:span><text:span text:style-name="T138_9">ec</text:span><text:span text:style-name="T138_10"><text:s/></text:span><text:span text:style-name="T138_11">ec</text:span><text:span text:style-name="T138_12">-</text:span><text:span text:style-name="T138_13">wallet</text:span><text:span text:style-name="T138_14">-</text:span><text:span text:style-name="T138_15">address</text:span><text:span text:style-name="T138_16">-</text:span><text:span text:style-name="T138_17">name</text:span><text:span text:style-name="T138_18">02<text:s/>|<text:s/></text:span><text:span text:style-name="T138_19">awk</text:span><text:span text:style-name="T138_20"><text:s/>'{</text:span><text:span text:style-name="T138_21">print</text:span><text:span text:style-name="T138_22"><text:s/>$3}')</text:span></text:p>
      <text:p text:style-name="P139"><text:span text:style-name="T139_1">echo</text:span><text:span text:style-name="T139_2"><text:s/></text:span><text:span text:style-name="T139_3">ec</text:span><text:span text:style-name="T139_4">-</text:span><text:span text:style-name="T139_5">wallet</text:span><text:span text:style-name="T139_6">-</text:span><text:span text:style-name="T139_7">address</text:span><text:span text:style-name="T139_8">-</text:span><text:span text:style-name="T139_9">name</text:span><text:span text:style-name="T139_10">02<text:s/>=<text:s/>$</text:span><text:span text:style-name="T139_11">ECWALLETADDRESSKEY</text:span><text:span text:style-name="T139_12">02</text:span></text:p>
      <text:p text:style-name="P140"><text:span text:style-name="T140_1">echo</text:span></text:p>
      <text:p text:style-name="P141"><text:span text:style-name="T141_1">echo</text:span><text:span text:style-name="T141_2"><text:s/>1.2.1.2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ENTRY</text:span><text:span text:style-name="T141_10"><text:s/></text:span><text:span text:style-name="T141_11">CREDIT</text:span><text:span text:style-name="T141_12"><text:s/></text:span><text:span text:style-name="T141_13">WALLET</text:span><text:span text:style-name="T141_14"><text:s/></text:span><text:span text:style-name="T141_15">ADDRESS</text:span><text:span text:style-name="T141_16"><text:s/></text:span><text:span text:style-name="T141_17">NAME</text:span><text:span text:style-name="T141_18"><text:s/></text:span><text:span text:style-name="T141_19">STARTING</text:span><text:span text:style-name="T141_20"><text:s/></text:span><text:span text:style-name="T141_21">WITH</text:span><text:span text:style-name="T141_22"><text:s/>'"$"'<text:s text:c="3"/><text:tab/><text:s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ec</text:span><text:span text:style-name="T142_8"><text:s/>'$</text:span><text:span text:style-name="T142_9">E</text:span><text:span text:style-name="T142_10">01'</text:span></text:p>
      <text:p text:style-name="P143"><text:span text:style-name="T143_1">echo</text:span></text:p>
      <text:p text:style-name="P144"><text:span text:style-name="T144_1">echo</text:span><text:span text:style-name="T144_2"><text:s/>1.2.1.3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ENTRY</text:span><text:span text:style-name="T144_10"><text:s/></text:span><text:span text:style-name="T144_11">CREDIT</text:span><text:span text:style-name="T144_12"><text:s/></text:span><text:span text:style-name="T144_13">WALLET</text:span><text:span text:style-name="T144_14"><text:s/></text:span><text:span text:style-name="T144_15">ADDRESS</text:span><text:span text:style-name="T144_16"><text:s/></text:span><text:span text:style-name="T144_17">NAME</text:span><text:span text:style-name="T144_18"><text:s/></text:span><text:span text:style-name="T144_19">STARTING</text:span><text:span text:style-name="T144_20"><text:s/></text:span><text:span text:style-name="T144_21">WITH</text:span><text:span text:style-name="T144_22"><text:s/>'"/"'<text:s text:c="3"/><text:tab/><text:s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ec</text:span><text:span text:style-name="T145_8"><text:s/>"'/</text:span><text:span text:style-name="T145_9">E</text:span><text:span text:style-name="T145_10">02'"</text:span></text:p>
      <text:p text:style-name="P146"><text:span text:style-name="T146_1">echo</text:span></text:p>
      <text:p text:style-name="P147"><text:span text:style-name="T147_1">echo</text:span><text:span text:style-name="T147_2"><text:s/>1.2.1.4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TOO</text:span><text:span text:style-name="T147_10"><text:s/></text:span><text:span text:style-name="T147_11">LONG</text:span><text:span text:style-name="T147_12"><text:s/></text:span><text:span text:style-name="T147_13">ENTRY</text:span><text:span text:style-name="T147_14"><text:s/></text:span><text:span text:style-name="T147_15">CREDIT</text:span><text:span text:style-name="T147_16"><text:s/></text:span><text:span text:style-name="T147_17">WALLET</text:span><text:span text:style-name="T147_18"><text:s/></text:span><text:span text:style-name="T147_19">ADDRESS</text:span><text:span text:style-name="T147_20"><text:s/></text:span><text:span text:style-name="T147_21">NAME</text:span><text:span text:style-name="T147_22"><text:s text:c="2"/><text:tab/><text:s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ec</text:span><text:span text:style-name="T148_8"><text:s/></text:span><text:span text:style-name="T148_9">entry</text:span><text:span text:style-name="T148_10">-</text:span><text:span text:style-name="T148_11">credit</text:span><text:span text:style-name="T148_12">-</text:span><text:span text:style-name="T148_13">wallet</text:span><text:span text:style-name="T148_14">-</text:span><text:span text:style-name="T148_15">address</text:span><text:span text:style-name="T148_16">-</text:span><text:span text:style-name="T148_17">name</text:span><text:span text:style-name="T148_18">01</text:span></text:p>
      <text:p text:style-name="P149"><text:span text:style-name="T149_1">echo</text:span></text:p>
      <text:p text:style-name="P150"/>
      <text:p text:style-name="P151"><text:span text:style-name="T151_1">echo</text:span><text:span text:style-name="T151_2"><text:s/>1.2.2<text:s/></text:span><text:span text:style-name="T151_3">GET</text:span><text:span text:style-name="T151_4"><text:s/></text:span><text:span text:style-name="T151_5">ENTRY</text:span><text:span text:style-name="T151_6"><text:s/></text:span><text:span text:style-name="T151_7">CREDIT</text:span><text:span text:style-name="T151_8"><text:s/></text:span><text:span text:style-name="T151_9">WALLET</text:span><text:span text:style-name="T151_10"><text:s/></text:span><text:span text:style-name="T151_11">ADDRESS</text:span><text:span text:style-name="T151_12"><text:s/></text:span><text:span text:style-name="T151_13">BALANCES</text:span><text:span text:style-name="T151_14"><text:s text:c="3"/><text:tab/><text:s/></text:span></text:p>
      <text:p text:style-name="P152"><text:span text:style-name="T152_1">echo</text:span></text:p>
      <text:p text:style-name="P153"><text:span text:style-name="T153_1">echo</text:span><text:span text:style-name="T153_2"><text:s/>1.2.2.1<text:s/></text:span><text:span text:style-name="T153_3">LIST</text:span><text:span text:style-name="T153_4"><text:s/></text:span><text:span text:style-name="T153_5">ALL</text:span><text:span text:style-name="T153_6"><text:s/></text:span><text:span text:style-name="T153_7">ENTRY</text:span><text:span text:style-name="T153_8"><text:s/></text:span><text:span text:style-name="T153_9">CREDIT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BALANCES</text:span><text:span text:style-name="T153_16"><text:s text:c="3"/><text:tab/><text:s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taddresses</text:span></text:p>
      <text:p text:style-name="P155"><text:span text:style-name="T155_1">echo</text:span></text:p>
      <text:p text:style-name="P156"><text:span text:style-name="T156_1">echo</text:span><text:span text:style-name="T156_2"><text:s/>1.2.2.2<text:s/></text:span><text:span text:style-name="T156_3">LIST</text:span><text:span text:style-name="T156_4"><text:s/></text:span><text:span text:style-name="T156_5">ENTRY</text:span><text:span text:style-name="T156_6"><text:s/></text:span><text:span text:style-name="T156_7">CREDIT</text:span><text:span text:style-name="T156_8"><text:s/></text:span><text:span text:style-name="T156_9">WALLET</text:span><text:span text:style-name="T156_10"><text:s/></text:span><text:span text:style-name="T156_11">ADDRESS</text:span><text:span text:style-name="T156_12"><text:s/></text:span><text:span text:style-name="T156_13">BALANCES</text:span><text:span text:style-name="T156_14"><text:s/></text:span><text:span text:style-name="T156_15">INDIVIDUALLY</text:span><text:span text:style-name="T156_16"><text:s text:c="3"/><text:tab/><text:s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balance</text:span><text:span text:style-name="T157_6"><text:s/></text:span><text:span text:style-name="T157_7">ec</text:span><text:span text:style-name="T157_8"><text:s/></text:span><text:span text:style-name="T157_9">ec</text:span><text:span text:style-name="T157_10">-</text:span><text:span text:style-name="T157_11">wallet</text:span><text:span text:style-name="T157_12">-</text:span><text:span text:style-name="T157_13">address</text:span><text:span text:style-name="T157_14">-</text:span><text:span text:style-name="T157_15">name</text:span><text:span text:style-name="T157_16">01</text:span></text:p>
      <text:p text:style-name="P158"><text:span text:style-name="T158_1">factom</text:span><text:span text:style-name="T158_2">-</text:span><text:span text:style-name="T158_3">cli</text:span><text:span text:style-name="T158_4"><text:s/></text:span><text:span text:style-name="T158_5">balance</text:span><text:span text:style-name="T158_6"><text:s/></text:span><text:span text:style-name="T158_7">ec</text:span><text:span text:style-name="T158_8"><text:s/>$</text:span><text:span text:style-name="T158_9">ECWALLETADDRESSKEY</text:span><text:span text:style-name="T158_10">01</text:span></text:p>
      <text:p text:style-name="P159"><text:span text:style-name="T159_1">factom</text:span><text:span text:style-name="T159_2">-</text:span><text:span text:style-name="T159_3">cli</text:span><text:span text:style-name="T159_4"><text:s/></text:span><text:span text:style-name="T159_5">balance</text:span><text:span text:style-name="T159_6"><text:s/></text:span><text:span text:style-name="T159_7">ec</text:span><text:span text:style-name="T159_8"><text:s/></text:span><text:span text:style-name="T159_9">ec</text:span><text:span text:style-name="T159_10">-</text:span><text:span text:style-name="T159_11">wallet</text:span><text:span text:style-name="T159_12">-</text:span><text:span text:style-name="T159_13">address</text:span><text:span text:style-name="T159_14">-</text:span><text:span text:style-name="T159_15">name</text:span><text:span text:style-name="T159_16">02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balance</text:span><text:span text:style-name="T160_6"><text:s/></text:span><text:span text:style-name="T160_7">ec</text:span><text:span text:style-name="T160_8"><text:s/>$</text:span><text:span text:style-name="T160_9">ECWALLETADDRESSKEY</text:span><text:span text:style-name="T160_10">02</text:span></text:p>
      <text:p text:style-name="P161"><text:span text:style-name="T161_1">echo</text:span></text:p>
      <text:p text:style-name="P162"><text:span text:style-name="T162_1">echo</text:span><text:span text:style-name="T162_2"><text:s/>1.2.2.3<text:s/></text:span><text:span text:style-name="T162_3">REQUEST</text:span><text:span text:style-name="T162_4"><text:s/></text:span><text:span text:style-name="T162_5">BALANCE</text:span><text:span text:style-name="T162_6"><text:s/></text:span><text:span text:style-name="T162_7">OF</text:span><text:span text:style-name="T162_8"><text:s/></text:span><text:span text:style-name="T162_9">NON</text:span><text:span text:style-name="T162_10">-</text:span><text:span text:style-name="T162_11">EXISTENT</text:span><text:span text:style-name="T162_12"><text:s/></text:span><text:span text:style-name="T162_13">ENTRY</text:span><text:span text:style-name="T162_14"><text:s/></text:span><text:span text:style-name="T162_15">CREDIT</text:span><text:span text:style-name="T162_16"><text:s/></text:span><text:span text:style-name="T162_17">WALLET</text:span><text:span text:style-name="T162_18"><text:s/></text:span><text:span text:style-name="T162_19">ADDRESS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balance</text:span><text:span text:style-name="T163_6"><text:s/></text:span><text:span text:style-name="T163_7">ec</text:span><text:span text:style-name="T163_8"><text:s/></text:span><text:span text:style-name="T163_9">xxx</text:span></text:p>
      <text:p text:style-name="P164"><text:span text:style-name="T164_1">echo</text:span></text:p>
      <text:p text:style-name="P165"><text:span text:style-name="T165_1">echo</text:span><text:span text:style-name="T165_2"><text:s/>1.2.2.4<text:s/></text:span><text:span text:style-name="T165_3">REQUEST</text:span><text:span text:style-name="T165_4"><text:s/></text:span><text:span text:style-name="T165_5">BALANCE</text:span><text:span text:style-name="T165_6"><text:s/></text:span><text:span text:style-name="T165_7">OF</text:span><text:span text:style-name="T165_8"><text:s/></text:span><text:span text:style-name="T165_9">ENTRY</text:span><text:span text:style-name="T165_10"><text:s/></text:span><text:span text:style-name="T165_11">CREDIT</text:span><text:span text:style-name="T165_12"><text:s/></text:span><text:span text:style-name="T165_13">WALLET</text:span><text:span text:style-name="T165_14"><text:s/></text:span><text:span text:style-name="T165_15">ADDRESS</text:span><text:span text:style-name="T165_16"><text:s/></text:span><text:span text:style-name="T165_17">NAME</text:span><text:span text:style-name="T165_18"><text:s/></text:span><text:span text:style-name="T165_19">TOO</text:span><text:span text:style-name="T165_20"><text:s/></text:span><text:span text:style-name="T165_21">LONG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balance</text:span><text:span text:style-name="T166_6"><text:s/></text:span><text:span text:style-name="T166_7">ec</text:span><text:span text:style-name="T166_8"><text:s/></text:span><text:span text:style-name="T166_9">hhhhhhhhhhhhhhhhhhhhhhhhhhhhhhhhhhhhhhhhhhhhhhhhhhhhhhhhhhhhhhhhhhhhhhhhhhhhhhhhhhhhhhhhhaaaa</text:span></text:p>
      <text:p text:style-name="P167"><text:span text:style-name="T167_1">echo</text:span></text:p>
      <text:p text:style-name="P168"/>
      <text:p text:style-name="P169"><text:span text:style-name="T169_1">echo</text:span><text:span text:style-name="T169_2"><text:s/>2<text:s/></text:span><text:span text:style-name="T169_3">TRANSACTIONS</text:span><text:span text:style-name="T169_4"><text:s text:c="3"/><text:tab/><text:s/></text:span></text:p>
      <text:p text:style-name="P170"><text:span text:style-name="T170_1">echo</text:span></text:p>
      <text:p text:style-name="P171"><text:span text:style-name="T171_1">echo</text:span><text:span text:style-name="T171_2"><text:s/>2.1<text:s/></text:span><text:span text:style-name="T171_3">TRANSACTION</text:span><text:span text:style-name="T171_4"><text:s/></text:span><text:span text:style-name="T171_5">FEE</text:span><text:span text:style-name="T171_6"><text:s text:c="3"/><text:tab/><text:s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tfee</text:span></text:p>
      <text:p text:style-name="P173"><text:span text:style-name="T173_1">echo</text:span></text:p>
      <text:p text:style-name="P174"/>
      <text:p text:style-name="P175"><text:span text:style-name="T175_1">echo</text:span><text:span text:style-name="T175_2"><text:s/>2.2<text:s/></text:span><text:span text:style-name="T175_3">CREATE</text:span><text:span text:style-name="T175_4"><text:s/></text:span><text:span text:style-name="T175_5">TRANSACTION</text:span><text:span text:style-name="T175_6"><text:s/></text:span><text:span text:style-name="T175_7">WITH</text:span><text:span text:style-name="T175_8"><text:s/></text:span><text:span text:style-name="T175_9">NO</text:span><text:span text:style-name="T175_10"><text:s/></text:span><text:span text:style-name="T175_11">INPUTS</text:span><text:span text:style-name="T175_12"><text:s/></text:span><text:span text:style-name="T175_13">OUTPUTS</text:span><text:span text:style-name="T175_14"><text:s/></text:span><text:span text:style-name="T175_15">OR</text:span><text:span text:style-name="T175_16"><text:s/></text:span><text:span text:style-name="T175_17">ENTRY</text:span><text:span text:style-name="T175_18"><text:s/></text:span><text:span text:style-name="T175_19">CREDITS</text:span></text:p>
      <text:p text:style-name="P176"><text:span text:style-name="T176_1">echo</text:span></text:p>
      <text:p text:style-name="P177"><text:span text:style-name="T177_1">echo</text:span><text:span text:style-name="T177_2"><text:s/>2.2.1<text:s/></text:span><text:span text:style-name="T177_3">CREATE</text:span><text:span text:style-name="T177_4"><text:s/></text:span><text:span text:style-name="T177_5">TRANSACTION</text:span><text:span text:style-name="T177_6"><text:s text:c="3"/><text:tab/><text:s/></text:span></text:p>
      <text:p text:style-name="P178"><text:span text:style-name="T178_1">factom</text:span><text:span text:style-name="T178_2">-</text:span><text:span text:style-name="T178_3">cli</text:span><text:span text:style-name="T178_4"><text:s/></text:span><text:span text:style-name="T178_5">newtransaction</text:span><text:span text:style-name="T178_6"><text:s/></text:span><text:span text:style-name="T178_7">transaction</text:span><text:span text:style-name="T178_8">01</text:span></text:p>
      <text:p text:style-name="P179"><text:span text:style-name="T179_1">echo</text:span></text:p>
      <text:p text:style-name="P180"><text:span text:style-name="T180_1">echo</text:span><text:span text:style-name="T180_2"><text:s/>2.2.2<text:s/></text:span><text:span text:style-name="T180_3">SUBMIT</text:span><text:span text:style-name="T180_4"><text:s/></text:span><text:span text:style-name="T180_5">TRANSACTION</text:span><text:span text:style-name="T180_6"><text:s text:c="3"/><text:tab/><text:s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submit</text:span><text:span text:style-name="T181_6"><text:s/></text:span><text:span text:style-name="T181_7">transaction</text:span><text:span text:style-name="T181_8">01</text:span></text:p>
      <text:p text:style-name="P182"><text:span text:style-name="T182_1">echo</text:span></text:p>
      <text:p text:style-name="P183"><text:span text:style-name="T183_1">echo</text:span><text:span text:style-name="T183_2"><text:s/>2.2.3<text:s/></text:span><text:span text:style-name="T183_3">SIGN</text:span><text:span text:style-name="T183_4"><text:s/></text:span><text:span text:style-name="T183_5">TRANSACTION</text:span><text:span text:style-name="T183_6"><text:s text:c="3"/><text:tab/><text:s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sign</text:span><text:span text:style-name="T184_6"><text:s/></text:span><text:span text:style-name="T184_7">transaction</text:span><text:span text:style-name="T184_8">01</text:span></text:p>
      <text:p text:style-name="P185"><text:span text:style-name="T185_1">echo</text:span></text:p>
      <text:p text:style-name="P186"><text:span text:style-name="T186_1">echo</text:span><text:span text:style-name="T186_2"><text:s/>2.2.4<text:s/></text:span><text:span text:style-name="T186_3">ADD</text:span><text:span text:style-name="T186_4"><text:s/></text:span><text:span text:style-name="T186_5">JUST</text:span><text:span text:style-name="T186_6"><text:s/></text:span><text:span text:style-name="T186_7">ENOUGH</text:span><text:span text:style-name="T186_8"><text:s/></text:span><text:span text:style-name="T186_9">INPUT</text:span><text:span text:style-name="T186_10"><text:s/></text:span><text:span text:style-name="T186_11">TO</text:span><text:span text:style-name="T186_12"><text:s/></text:span><text:span text:style-name="T186_13">COVER</text:span><text:span text:style-name="T186_14"><text:s/></text:span><text:span text:style-name="T186_15">TRANSACTION</text:span><text:span text:style-name="T186_16"><text:s/></text:span><text:span text:style-name="T186_17">FEE</text:span><text:span text:style-name="T186_18"><text:s text:c="3"/><text:tab/><text:s/>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addinput</text:span><text:span text:style-name="T187_6"><text:s/></text:span><text:span text:style-name="T187_7">transaction</text:span><text:span text:style-name="T187_8">01<text:s/></text:span><text:span text:style-name="T187_9">factoid</text:span><text:span text:style-name="T187_10">-</text:span><text:span text:style-name="T187_11">wallet</text:span><text:span text:style-name="T187_12">-</text:span><text:span text:style-name="T187_13">address</text:span><text:span text:style-name="T187_14">-</text:span><text:span text:style-name="T187_15">name</text:span><text:span text:style-name="T187_16">01<text:s/>1</text:span></text:p>
      <text:p text:style-name="P188"><text:span text:style-name="T188_1">echo</text:span></text:p>
      <text:p text:style-name="P189"><text:span text:style-name="T189_1">echo</text:span><text:span text:style-name="T189_2"><text:s/>2.2.5<text:s/></text:span><text:span text:style-name="T189_3">RE</text:span><text:span text:style-name="T189_4">-</text:span><text:span text:style-name="T189_5">SIGN</text:span><text:span text:style-name="T189_6"><text:s/></text:span><text:span text:style-name="T189_7">TRANSACTION</text:span><text:span text:style-name="T189_8"><text:s text:c="3"/><text:tab/><text:s/>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sign</text:span><text:span text:style-name="T190_6"><text:s/></text:span><text:span text:style-name="T190_7">transaction</text:span><text:span text:style-name="T190_8">01</text:span></text:p>
      <text:p text:style-name="P191"><text:span text:style-name="T191_1">echo</text:span></text:p>
      <text:p text:style-name="P192"><text:span text:style-name="T192_1">echo</text:span><text:span text:style-name="T192_2"><text:s/>2.2.6<text:s/></text:span><text:span text:style-name="T192_3">TRY</text:span><text:span text:style-name="T192_4"><text:s/></text:span><text:span text:style-name="T192_5">TO</text:span><text:span text:style-name="T192_6"><text:s/></text:span><text:span text:style-name="T192_7">RECREATE</text:span><text:span text:style-name="T192_8"><text:s/></text:span><text:span text:style-name="T192_9">TRANSACTION</text:span><text:span text:style-name="T192_10"><text:s/></text:span><text:span text:style-name="T192_11">THAT</text:span><text:span text:style-name="T192_12"><text:s/></text:span><text:span text:style-name="T192_13">HASN</text:span><text:span text:style-name="T192_14">\'</text:span><text:span text:style-name="T192_15">T</text:span><text:span text:style-name="T192_16"><text:s/></text:span><text:span text:style-name="T192_17">BEEN</text:span><text:span text:style-name="T192_18"><text:s/></text:span><text:span text:style-name="T192_19">ACCEPTED</text:span><text:span text:style-name="T192_20"><text:s text:c="3"/><text:tab/><text:s/>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newtransaction</text:span><text:span text:style-name="T193_6"><text:s/></text:span><text:span text:style-name="T193_7">transaction</text:span><text:span text:style-name="T193_8">01</text:span></text:p>
      <text:p text:style-name="P194"><text:span text:style-name="T194_1">echo</text:span></text:p>
      <text:p text:style-name="P195"><text:span text:style-name="T195_1">echo</text:span><text:span text:style-name="T195_2"><text:s/>2.2.7<text:s/></text:span><text:span text:style-name="T195_3">SUBMIT</text:span><text:span text:style-name="T195_4"><text:s/></text:span><text:span text:style-name="T195_5">TRANSACTION</text:span><text:span text:style-name="T195_6"><text:s text:c="3"/><text:tab/><text:s/></text:span></text:p>
      <text:p text:style-name="P196"><text:span text:style-name="T196_1">factom</text:span><text:span text:style-name="T196_2">-</text:span><text:span text:style-name="T196_3">cli</text:span><text:span text:style-name="T196_4"><text:s/></text:span><text:span text:style-name="T196_5">submit</text:span><text:span text:style-name="T196_6"><text:s/></text:span><text:span text:style-name="T196_7">transaction</text:span><text:span text:style-name="T196_8">01</text:span></text:p>
      <text:p text:style-name="P197"><text:span text:style-name="T197_1">echo</text:span></text:p>
      <text:p text:style-name="P198"><text:span text:style-name="T198_1">echo</text:span><text:span text:style-name="T198_2"><text:s/>2.2.8<text:s/></text:span><text:span text:style-name="T198_3">TRY</text:span><text:span text:style-name="T198_4"><text:s/></text:span><text:span text:style-name="T198_5">TO</text:span><text:span text:style-name="T198_6"><text:s/></text:span><text:span text:style-name="T198_7">RECREATE</text:span><text:span text:style-name="T198_8"><text:s/></text:span><text:span text:style-name="T198_9">TRANSACTION</text:span><text:span text:style-name="T198_10"><text:s/></text:span><text:span text:style-name="T198_11">THAT</text:span><text:span text:style-name="T198_12"><text:s/></text:span><text:span text:style-name="T198_13">HAS</text:span><text:span text:style-name="T198_14"><text:s/></text:span><text:span text:style-name="T198_15">BEEN</text:span><text:span text:style-name="T198_16"><text:s/></text:span><text:span text:style-name="T198_17">ACCEPTED</text:span><text:span text:style-name="T198_18"><text:s text:c="3"/><text:tab/><text:s/></text:span></text:p>
      <text:p text:style-name="P199"><text:span text:style-name="T199_1">factom</text:span><text:span text:style-name="T199_2">-</text:span><text:span text:style-name="T199_3">cli</text:span><text:span text:style-name="T199_4"><text:s/></text:span><text:span text:style-name="T199_5">newtransaction</text:span><text:span text:style-name="T199_6"><text:s/></text:span><text:span text:style-name="T199_7">transaction</text:span><text:span text:style-name="T199_8">01</text:span></text:p>
      <text:p text:style-name="P200"><text:span text:style-name="T200_1">echo</text:span></text:p>
      <text:p text:style-name="P201"><text:span text:style-name="T201_1">echo</text:span><text:span text:style-name="T201_2"><text:s/>2.2.9<text:s/></text:span><text:span text:style-name="T201_3">VERIFY</text:span><text:span text:style-name="T201_4"><text:s/></text:span><text:span text:style-name="T201_5">WALLET</text:span><text:span text:style-name="T201_6"><text:s/></text:span><text:span text:style-name="T201_7">BALANCE</text:span><text:span text:style-name="T201_8"><text:s text:c="3"/><text:tab/><text:s/></text:span></text:p>
      <text:p text:style-name="P202"><text:span text:style-name="T202_1">factom</text:span><text:span text:style-name="T202_2">-</text:span><text:span text:style-name="T202_3">cli</text:span><text:span text:style-name="T202_4"><text:s/></text:span><text:span text:style-name="T202_5">balance</text:span><text:span text:style-name="T202_6"><text:s/></text:span><text:span text:style-name="T202_7">fct</text:span><text:span text:style-name="T202_8"><text:s/></text:span><text:span text:style-name="T202_9">factoid</text:span><text:span text:style-name="T202_10">-</text:span><text:span text:style-name="T202_11">wallet</text:span><text:span text:style-name="T202_12">-</text:span><text:span text:style-name="T202_13">address</text:span><text:span text:style-name="T202_14">-</text:span><text:span text:style-name="T202_15">name</text:span><text:span text:style-name="T202_16">01</text:span></text:p>
      <text:p text:style-name="P203"><text:span text:style-name="T203_1">echo</text:span></text:p>
      <text:p text:style-name="P204"/>
      <text:p text:style-name="P205"><text:span text:style-name="T205_1">echo</text:span><text:span text:style-name="T205_2"><text:s/>2.3<text:s/></text:span><text:span text:style-name="T205_3">CREATE</text:span><text:span text:style-name="T205_4"><text:s/></text:span><text:span text:style-name="T205_5">TRANSACTION</text:span><text:span text:style-name="T205_6"><text:s/></text:span><text:span text:style-name="T205_7">WITH</text:span><text:span text:style-name="T205_8"><text:s/></text:span><text:span text:style-name="T205_9">NO</text:span><text:span text:style-name="T205_10"><text:s/></text:span><text:span text:style-name="T205_11">INPUTS</text:span></text:p>
      <text:p text:style-name="P206"><text:span text:style-name="T206_1">echo</text:span></text:p>
      <text:p text:style-name="P207"><text:span text:style-name="T207_1">echo</text:span><text:span text:style-name="T207_2"><text:s/>2.3.1<text:s/></text:span><text:span text:style-name="T207_3">CREATE</text:span><text:span text:style-name="T207_4"><text:s/></text:span><text:span text:style-name="T207_5">TRANSACTION</text:span><text:span text:style-name="T207_6"><text:s text:c="3"/><text:tab/><text:s/></text:span></text:p>
      <text:p text:style-name="P208"><text:span text:style-name="T208_1">factom</text:span><text:span text:style-name="T208_2">-</text:span><text:span text:style-name="T208_3">cli</text:span><text:span text:style-name="T208_4"><text:s/></text:span><text:span text:style-name="T208_5">newtransaction</text:span><text:span text:style-name="T208_6"><text:s/></text:span><text:span text:style-name="T208_7">transaction</text:span><text:span text:style-name="T208_8">02</text:span></text:p>
      <text:p text:style-name="P209"><text:span text:style-name="T209_1">echo</text:span></text:p>
      <text:p text:style-name="P210"><text:span text:style-name="T210_1">echo</text:span><text:span text:style-name="T210_2"><text:s/>2.3.2<text:s/></text:span><text:span text:style-name="T210_3">ADD</text:span><text:span text:style-name="T210_4"><text:s/></text:span><text:span text:style-name="T210_5">OUTPUT</text:span><text:span text:style-name="T210_6"><text:s/></text:span><text:span text:style-name="T210_7">OF</text:span><text:span text:style-name="T210_8"><text:s/>3<text:s/></text:span><text:span text:style-name="T210_9">FACTOIDS</text:span><text:span text:style-name="T210_10"><text:s/></text:span><text:span text:style-name="T210_11">TO</text:span><text:span text:style-name="T210_12"><text:s/></text:span><text:span text:style-name="T210_13">TRANSACTION</text:span><text:span text:style-name="T210_14"><text:s text:c="3"/><text:tab/><text:s/></text:span></text:p>
      <text:p text:style-name="P211"><text:span text:style-name="T211_1">factom</text:span><text:span text:style-name="T211_2">-</text:span><text:span text:style-name="T211_3">cli</text:span><text:span text:style-name="T211_4"><text:s/></text:span><text:span text:style-name="T211_5">addoutput</text:span><text:span text:style-name="T211_6"><text:s/></text:span><text:span text:style-name="T211_7">transaction</text:span><text:span text:style-name="T211_8">02<text:s/></text:span><text:span text:style-name="T211_9">factoid</text:span><text:span text:style-name="T211_10">-</text:span><text:span text:style-name="T211_11">wallet</text:span><text:span text:style-name="T211_12">-</text:span><text:span text:style-name="T211_13">address</text:span><text:span text:style-name="T211_14">-</text:span><text:span text:style-name="T211_15">name</text:span><text:span text:style-name="T211_16">01<text:s/>3</text:span></text:p>
      <text:p text:style-name="P212"><text:span text:style-name="T212_1">echo</text:span></text:p>
      <text:p text:style-name="P213"><text:span text:style-name="T213_1">echo</text:span><text:span text:style-name="T213_2"><text:s/>2.3.3<text:s/></text:span><text:span text:style-name="T213_3">SIGN</text:span><text:span text:style-name="T213_4"><text:s/></text:span><text:span text:style-name="T213_5">TRANSACTION</text:span><text:span text:style-name="T213_6"><text:s text:c="3"/><text:tab/><text:s/></text:span></text:p>
      <text:p text:style-name="P214"><text:span text:style-name="T214_1">factom</text:span><text:span text:style-name="T214_2">-</text:span><text:span text:style-name="T214_3">cli</text:span><text:span text:style-name="T214_4"><text:s/></text:span><text:span text:style-name="T214_5">sign</text:span><text:span text:style-name="T214_6"><text:s/></text:span><text:span text:style-name="T214_7">transaction</text:span><text:span text:style-name="T214_8">02</text:span></text:p>
      <text:p text:style-name="P215"><text:span text:style-name="T215_1">echo</text:span></text:p>
      <text:p text:style-name="P216"><text:span text:style-name="T216_1">echo</text:span><text:span text:style-name="T216_2"><text:s/>2.3.4<text:s/></text:span><text:span text:style-name="T216_3">SUBMIT</text:span><text:span text:style-name="T216_4"><text:s/></text:span><text:span text:style-name="T216_5">TRANSACTION</text:span><text:span text:style-name="T216_6"><text:s text:c="3"/><text:tab/><text:s/></text:span></text:p>
      <text:p text:style-name="P217"><text:span text:style-name="T217_1">factom</text:span><text:span text:style-name="T217_2">-</text:span><text:span text:style-name="T217_3">cli</text:span><text:span text:style-name="T217_4"><text:s/></text:span><text:span text:style-name="T217_5">submit</text:span><text:span text:style-name="T217_6"><text:s/></text:span><text:span text:style-name="T217_7">transaction</text:span><text:span text:style-name="T217_8">02</text:span></text:p>
      <text:p text:style-name="P218"><text:span text:style-name="T218_1">echo</text:span></text:p>
      <text:p text:style-name="P219"><text:span text:style-name="T219_1">echo</text:span><text:span text:style-name="T219_2"><text:s/>2.3.5<text:s/></text:span><text:span text:style-name="T219_3">VERIFY</text:span><text:span text:style-name="T219_4"><text:s/></text:span><text:span text:style-name="T219_5">WALLET</text:span><text:span text:style-name="T219_6"><text:s/></text:span><text:span text:style-name="T219_7">BALANCE</text:span><text:span text:style-name="T219_8"><text:s text:c="3"/><text:tab/><text:s/></text:span></text:p>
      <text:p text:style-name="P220"><text:span text:style-name="T220_1">factom</text:span><text:span text:style-name="T220_2">-</text:span><text:span text:style-name="T220_3">cli</text:span><text:span text:style-name="T220_4"><text:s/></text:span><text:span text:style-name="T220_5">balance</text:span><text:span text:style-name="T220_6"><text:s/></text:span><text:span text:style-name="T220_7">fct</text:span><text:span text:style-name="T220_8"><text:s/></text:span><text:span text:style-name="T220_9">factoid</text:span><text:span text:style-name="T220_10">-</text:span><text:span text:style-name="T220_11">wallet</text:span><text:span text:style-name="T220_12">-</text:span><text:span text:style-name="T220_13">address</text:span><text:span text:style-name="T220_14">-</text:span><text:span text:style-name="T220_15">name</text:span><text:span text:style-name="T220_16">01</text:span></text:p>
      <text:p text:style-name="P221"><text:span text:style-name="T221_1">echo</text:span></text:p>
      <text:p text:style-name="P222"/>
      <text:p text:style-name="P223"><text:span text:style-name="T223_1">echo</text:span><text:span text:style-name="T223_2"><text:s/>2.4<text:s/></text:span><text:span text:style-name="T223_3">CREATE</text:span><text:span text:style-name="T223_4"><text:s/></text:span><text:span text:style-name="T223_5">TRANSACTION</text:span><text:span text:style-name="T223_6"><text:s/></text:span><text:span text:style-name="T223_7">WITH</text:span><text:span text:style-name="T223_8"><text:s/></text:span><text:span text:style-name="T223_9">NO</text:span><text:span text:style-name="T223_10"><text:s/></text:span><text:span text:style-name="T223_11">OUTPUTS</text:span><text:span text:style-name="T223_12"><text:s/></text:span><text:span text:style-name="T223_13">OR</text:span><text:span text:style-name="T223_14"><text:s/></text:span><text:span text:style-name="T223_15">ENTRY</text:span><text:span text:style-name="T223_16"><text:s/></text:span><text:span text:style-name="T223_17">CREDITS</text:span></text:p>
      <text:p text:style-name="P224"><text:span text:style-name="T224_1">echo</text:span></text:p>
      <text:p text:style-name="P225"><text:span text:style-name="T225_1">echo</text:span><text:span text:style-name="T225_2"><text:s/>2.4.1<text:s/></text:span><text:span text:style-name="T225_3">CREATE</text:span><text:span text:style-name="T225_4"><text:s/></text:span><text:span text:style-name="T225_5">TRANSACTION</text:span><text:span text:style-name="T225_6"><text:s text:c="3"/><text:tab/><text:s/></text:span></text:p>
      <text:p text:style-name="P226"><text:span text:style-name="T226_1">factom</text:span><text:span text:style-name="T226_2">-</text:span><text:span text:style-name="T226_3">cli</text:span><text:span text:style-name="T226_4"><text:s/></text:span><text:span text:style-name="T226_5">newtransaction</text:span><text:span text:style-name="T226_6"><text:s/></text:span><text:span text:style-name="T226_7">transaction</text:span><text:span text:style-name="T226_8">03</text:span></text:p>
      <text:p text:style-name="P227"><text:span text:style-name="T227_1">echo</text:span></text:p>
      <text:p text:style-name="P228"><text:span text:style-name="T228_1">echo</text:span><text:span text:style-name="T228_2"><text:s/>2.4.2<text:s/></text:span><text:span text:style-name="T228_3">ADD</text:span><text:span text:style-name="T228_4"><text:s/></text:span><text:span text:style-name="T228_5">INPUT</text:span><text:span text:style-name="T228_6"><text:s/></text:span><text:span text:style-name="T228_7">OF</text:span><text:span text:style-name="T228_8"><text:s/>100<text:s/></text:span><text:span text:style-name="T228_9">FACTOIDS</text:span><text:span text:style-name="T228_10"><text:s/></text:span><text:span text:style-name="T228_11">TO</text:span><text:span text:style-name="T228_12"><text:s/></text:span><text:span text:style-name="T228_13">TRANSACTION</text:span><text:span text:style-name="T228_14"><text:s text:c="3"/><text:tab/><text:s/>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addinput</text:span><text:span text:style-name="T229_6"><text:s/></text:span><text:span text:style-name="T229_7">transaction</text:span><text:span text:style-name="T229_8">03<text:s/></text:span><text:span text:style-name="T229_9">factoid</text:span><text:span text:style-name="T229_10">-</text:span><text:span text:style-name="T229_11">wallet</text:span><text:span text:style-name="T229_12">-</text:span><text:span text:style-name="T229_13">address</text:span><text:span text:style-name="T229_14">-</text:span><text:span text:style-name="T229_15">name</text:span><text:span text:style-name="T229_16">01<text:s/>100</text:span></text:p>
      <text:p text:style-name="P230"><text:span text:style-name="T230_1">echo</text:span></text:p>
      <text:p text:style-name="P231"><text:span text:style-name="T231_1">echo</text:span><text:span text:style-name="T231_2"><text:s/>2.4.3<text:s/></text:span><text:span text:style-name="T231_3">ADD</text:span><text:span text:style-name="T231_4"><text:s/></text:span><text:span text:style-name="T231_5">DUPLICATE</text:span><text:span text:style-name="T231_6"><text:s/></text:span><text:span text:style-name="T231_7">INPUT</text:span><text:span text:style-name="T231_8"><text:s/></text:span><text:span text:style-name="T231_9">OF</text:span><text:span text:style-name="T231_10"><text:s/>100<text:s/></text:span><text:span text:style-name="T231_11">FACTOIDS</text:span><text:span text:style-name="T231_12"><text:s/></text:span><text:span text:style-name="T231_13">TO</text:span><text:span text:style-name="T231_14"><text:s/></text:span><text:span text:style-name="T231_15">TRANSACTION</text:span><text:span text:style-name="T231_16"><text:s text:c="3"/><text:tab/><text:s/></text:span></text:p>
      <text:p text:style-name="P232"><text:span text:style-name="T232_1">factom</text:span><text:span text:style-name="T232_2">-</text:span><text:span text:style-name="T232_3">cli</text:span><text:span text:style-name="T232_4"><text:s/></text:span><text:span text:style-name="T232_5">addinput</text:span><text:span text:style-name="T232_6"><text:s/></text:span><text:span text:style-name="T232_7">transaction</text:span><text:span text:style-name="T232_8">03<text:s/></text:span><text:span text:style-name="T232_9">factoid</text:span><text:span text:style-name="T232_10">-</text:span><text:span text:style-name="T232_11">wallet</text:span><text:span text:style-name="T232_12">-</text:span><text:span text:style-name="T232_13">address</text:span><text:span text:style-name="T232_14">-</text:span><text:span text:style-name="T232_15">name</text:span><text:span text:style-name="T232_16">01<text:s/>100</text:span></text:p>
      <text:p text:style-name="P233"><text:span text:style-name="T233_1">echo</text:span></text:p>
      <text:p text:style-name="P234"><text:span text:style-name="T234_1">echo</text:span><text:span text:style-name="T234_2"><text:s/>2.4.4<text:s/></text:span><text:span text:style-name="T234_3">SIGN</text:span><text:span text:style-name="T234_4"><text:s/></text:span><text:span text:style-name="T234_5">TRANSACTION</text:span><text:span text:style-name="T234_6"><text:s text:c="3"/><text:tab/><text:s/></text:span></text:p>
      <text:p text:style-name="P235"><text:span text:style-name="T235_1">factom</text:span><text:span text:style-name="T235_2">-</text:span><text:span text:style-name="T235_3">cli</text:span><text:span text:style-name="T235_4"><text:s/></text:span><text:span text:style-name="T235_5">sign</text:span><text:span text:style-name="T235_6"><text:s/></text:span><text:span text:style-name="T235_7">transaction</text:span><text:span text:style-name="T235_8">03</text:span></text:p>
      <text:p text:style-name="P236"><text:span text:style-name="T236_1">echo</text:span></text:p>
      <text:p text:style-name="P237"><text:span text:style-name="T237_1">echo</text:span><text:span text:style-name="T237_2"><text:s/>2.4.5<text:s/></text:span><text:span text:style-name="T237_3">SUBMIT</text:span><text:span text:style-name="T237_4"><text:s/></text:span><text:span text:style-name="T237_5">TRANSACTION</text:span><text:span text:style-name="T237_6"><text:s text:c="3"/><text:tab/><text:s/></text:span></text:p>
      <text:p text:style-name="P238"><text:span text:style-name="T238_1">factom</text:span><text:span text:style-name="T238_2">-</text:span><text:span text:style-name="T238_3">cli</text:span><text:span text:style-name="T238_4"><text:s/></text:span><text:span text:style-name="T238_5">submit</text:span><text:span text:style-name="T238_6"><text:s/></text:span><text:span text:style-name="T238_7">transaction</text:span><text:span text:style-name="T238_8">03</text:span></text:p>
      <text:p text:style-name="P239"><text:span text:style-name="T239_1">echo</text:span></text:p>
      <text:p text:style-name="P240"><text:span text:style-name="T240_1">echo</text:span><text:span text:style-name="T240_2"><text:s/>2.4.6<text:s/></text:span><text:span text:style-name="T240_3">VERIFY</text:span><text:span text:style-name="T240_4"><text:s/></text:span><text:span text:style-name="T240_5">WALLET</text:span><text:span text:style-name="T240_6"><text:s/></text:span><text:span text:style-name="T240_7">BALANCE</text:span><text:span text:style-name="T240_8"><text:s text:c="3"/><text:tab/><text:s/></text:span></text:p>
      <text:p text:style-name="P241"><text:span text:style-name="T241_1">factom</text:span><text:span text:style-name="T241_2">-</text:span><text:span text:style-name="T241_3">cli</text:span><text:span text:style-name="T241_4"><text:s/></text:span><text:span text:style-name="T241_5">balance</text:span><text:span text:style-name="T241_6"><text:s/></text:span><text:span text:style-name="T241_7">fct</text:span><text:span text:style-name="T241_8"><text:s/></text:span><text:span text:style-name="T241_9">factoid</text:span><text:span text:style-name="T241_10">-</text:span><text:span text:style-name="T241_11">wallet</text:span><text:span text:style-name="T241_12">-</text:span><text:span text:style-name="T241_13">address</text:span><text:span text:style-name="T241_14">-</text:span><text:span text:style-name="T241_15">name</text:span><text:span text:style-name="T241_16">01</text:span></text:p>
      <text:p text:style-name="P242"><text:span text:style-name="T242_1">echo</text:span></text:p>
      <text:p text:style-name="P243"/>
      <text:p text:style-name="P244"><text:span text:style-name="T244_1">echo</text:span><text:span text:style-name="T244_2"><text:s/>2.5<text:s/></text:span><text:span text:style-name="T244_3">CREATE</text:span><text:span text:style-name="T244_4"><text:s/></text:span><text:span text:style-name="T244_5">TRANSACTION</text:span><text:span text:style-name="T244_6"><text:s/></text:span><text:span text:style-name="T244_7">WITH</text:span><text:span text:style-name="T244_8"><text:s/></text:span><text:span text:style-name="T244_9">INPUT</text:span><text:span text:style-name="T244_10"><text:s/></text:span><text:span text:style-name="T244_11">TO</text:span><text:span text:style-name="T244_12"><text:s/></text:span><text:span text:style-name="T244_13">ENTRY</text:span><text:span text:style-name="T244_14"><text:s/></text:span><text:span text:style-name="T244_15">CREDITS</text:span></text:p>
      <text:p text:style-name="P245"><text:span text:style-name="T245_1">echo</text:span></text:p>
      <text:p text:style-name="P246"><text:span text:style-name="T246_1">echo</text:span><text:span text:style-name="T246_2"><text:s/>2.5.1<text:s/></text:span><text:span text:style-name="T246_3">CREATE</text:span><text:span text:style-name="T246_4"><text:s/></text:span><text:span text:style-name="T246_5">TRANSACTION</text:span><text:span text:style-name="T246_6"><text:s text:c="3"/><text:tab/><text:s/></text:span></text:p>
      <text:p text:style-name="P247"><text:span text:style-name="T247_1">factom</text:span><text:span text:style-name="T247_2">-</text:span><text:span text:style-name="T247_3">cli</text:span><text:span text:style-name="T247_4"><text:s/></text:span><text:span text:style-name="T247_5">newtransaction</text:span><text:span text:style-name="T247_6"><text:s/></text:span><text:span text:style-name="T247_7">transaction</text:span><text:span text:style-name="T247_8">04</text:span></text:p>
      <text:p text:style-name="P248"><text:span text:style-name="T248_1">echo</text:span></text:p>
      <text:p text:style-name="P249"><text:span text:style-name="T249_1">echo</text:span><text:span text:style-name="T249_2"><text:s/>2.5.2<text:s/></text:span><text:span text:style-name="T249_3">ADD</text:span><text:span text:style-name="T249_4"><text:s/></text:span><text:span text:style-name="T249_5">INPUT</text:span><text:span text:style-name="T249_6"><text:s/></text:span><text:span text:style-name="T249_7">OF</text:span><text:span text:style-name="T249_8"><text:s/>100<text:s/></text:span><text:span text:style-name="T249_9">FACTOIDS</text:span><text:span text:style-name="T249_10"><text:s/></text:span><text:span text:style-name="T249_11">TO</text:span><text:span text:style-name="T249_12"><text:s/></text:span><text:span text:style-name="T249_13">TRANSACTION</text:span><text:span text:style-name="T249_14"><text:s text:c="3"/><text:tab/><text:s/></text:span></text:p>
      <text:p text:style-name="P250"><text:span text:style-name="T250_1">factom</text:span><text:span text:style-name="T250_2">-</text:span><text:span text:style-name="T250_3">cli</text:span><text:span text:style-name="T250_4"><text:s/></text:span><text:span text:style-name="T250_5">addinput</text:span><text:span text:style-name="T250_6"><text:s/></text:span><text:span text:style-name="T250_7">transaction</text:span><text:span text:style-name="T250_8">04<text:s/></text:span><text:span text:style-name="T250_9">factoid</text:span><text:span text:style-name="T250_10">-</text:span><text:span text:style-name="T250_11">wallet</text:span><text:span text:style-name="T250_12">-</text:span><text:span text:style-name="T250_13">address</text:span><text:span text:style-name="T250_14">-</text:span><text:span text:style-name="T250_15">name</text:span><text:span text:style-name="T250_16">01<text:s/>100</text:span></text:p>
      <text:p text:style-name="P251"><text:span text:style-name="T251_1">echo</text:span></text:p>
      <text:p text:style-name="P252"><text:span text:style-name="T252_1">echo</text:span><text:span text:style-name="T252_2"><text:s/>2.5.3<text:s/></text:span><text:span text:style-name="T252_3">ADD</text:span><text:span text:style-name="T252_4"><text:s/>6<text:s/></text:span><text:span text:style-name="T252_5">FACTOIDS</text:span><text:span text:style-name="T252_6"><text:s/></text:span><text:span text:style-name="T252_7">OF</text:span><text:span text:style-name="T252_8"><text:s/></text:span><text:span text:style-name="T252_9">ENTRY</text:span><text:span text:style-name="T252_10"><text:s/></text:span><text:span text:style-name="T252_11">CREDITS</text:span><text:span text:style-name="T252_12"><text:s/></text:span><text:span text:style-name="T252_13">FOR</text:span><text:span text:style-name="T252_14"><text:s/>1</text:span><text:span text:style-name="T252_15">ST</text:span><text:span text:style-name="T252_16"><text:s/></text:span><text:span text:style-name="T252_17">ENTRY</text:span><text:span text:style-name="T252_18"><text:s/></text:span><text:span text:style-name="T252_19">CREDIT</text:span><text:span text:style-name="T252_20"><text:s/></text:span><text:span text:style-name="T252_21">WALLET</text:span><text:span text:style-name="T252_22"><text:s/></text:span><text:span text:style-name="T252_23">TO</text:span><text:span text:style-name="T252_24"><text:s/></text:span><text:span text:style-name="T252_25">TRANSACTION</text:span><text:span text:style-name="T252_26"><text:s text:c="3"/><text:tab/><text:s/></text:span></text:p>
      <text:p text:style-name="P253"><text:span text:style-name="T253_1">factom</text:span><text:span text:style-name="T253_2">-</text:span><text:span text:style-name="T253_3">cli</text:span><text:span text:style-name="T253_4"><text:s/></text:span><text:span text:style-name="T253_5">addecoutput</text:span><text:span text:style-name="T253_6"><text:s/></text:span><text:span text:style-name="T253_7">transaction</text:span><text:span text:style-name="T253_8">04<text:s/></text:span><text:span text:style-name="T253_9">ec</text:span><text:span text:style-name="T253_10">-</text:span><text:span text:style-name="T253_11">wallet</text:span><text:span text:style-name="T253_12">-</text:span><text:span text:style-name="T253_13">address</text:span><text:span text:style-name="T253_14">-</text:span><text:span text:style-name="T253_15">name</text:span><text:span text:style-name="T253_16">01<text:s/>6</text:span></text:p>
      <text:p text:style-name="P254"><text:span text:style-name="T254_1">echo</text:span></text:p>
      <text:p text:style-name="P255"><text:span text:style-name="T255_1">echo</text:span><text:span text:style-name="T255_2"><text:s/>2.5.4<text:s/></text:span><text:span text:style-name="T255_3">ADD</text:span><text:span text:style-name="T255_4"><text:s/>-3<text:s/></text:span><text:span text:style-name="T255_5">FACTOIDS</text:span><text:span text:style-name="T255_6"><text:s/></text:span><text:span text:style-name="T255_7">OF</text:span><text:span text:style-name="T255_8"><text:s/></text:span><text:span text:style-name="T255_9">ENTRY</text:span><text:span text:style-name="T255_10"><text:s/></text:span><text:span text:style-name="T255_11">CREDITS</text:span><text:span text:style-name="T255_12"><text:s/></text:span><text:span text:style-name="T255_13">FOR</text:span><text:span text:style-name="T255_14"><text:s/>1</text:span><text:span text:style-name="T255_15">ST</text:span><text:span text:style-name="T255_16"><text:s/></text:span><text:span text:style-name="T255_17">ENTRY</text:span><text:span text:style-name="T255_18"><text:s/></text:span><text:span text:style-name="T255_19">CREDIT</text:span><text:span text:style-name="T255_20"><text:s/></text:span><text:span text:style-name="T255_21">WALLET</text:span><text:span text:style-name="T255_22"><text:s/></text:span><text:span text:style-name="T255_23">TO</text:span><text:span text:style-name="T255_24"><text:s/></text:span><text:span text:style-name="T255_25">TRANSACTION</text:span><text:span text:style-name="T255_26"><text:s text:c="3"/><text:tab/><text:s/></text:span></text:p>
      <text:p text:style-name="P256"><text:span text:style-name="T256_1">factom</text:span><text:span text:style-name="T256_2">-</text:span><text:span text:style-name="T256_3">cli</text:span><text:span text:style-name="T256_4"><text:s/></text:span><text:span text:style-name="T256_5">addecoutput</text:span><text:span text:style-name="T256_6"><text:s/></text:span><text:span text:style-name="T256_7">transaction</text:span><text:span text:style-name="T256_8">04<text:s/></text:span><text:span text:style-name="T256_9">ec</text:span><text:span text:style-name="T256_10">-</text:span><text:span text:style-name="T256_11">wallet</text:span><text:span text:style-name="T256_12">-</text:span><text:span text:style-name="T256_13">address</text:span><text:span text:style-name="T256_14">-</text:span><text:span text:style-name="T256_15">name</text:span><text:span text:style-name="T256_16">01<text:s/>-3</text:span></text:p>
      <text:p text:style-name="P257"><text:span text:style-name="T257_1">echo</text:span></text:p>
      <text:p text:style-name="P258"><text:span text:style-name="T258_1">echo</text:span><text:span text:style-name="T258_2"><text:s/>2.5.5<text:s/></text:span><text:span text:style-name="T258_3">SIGN</text:span><text:span text:style-name="T258_4"><text:s/></text:span><text:span text:style-name="T258_5">TRANSACTION</text:span><text:span text:style-name="T258_6"><text:s text:c="3"/><text:tab/><text:s/></text:span></text:p>
      <text:p text:style-name="P259"><text:span text:style-name="T259_1">factom</text:span><text:span text:style-name="T259_2">-</text:span><text:span text:style-name="T259_3">cli</text:span><text:span text:style-name="T259_4"><text:s/></text:span><text:span text:style-name="T259_5">sign</text:span><text:span text:style-name="T259_6"><text:s/></text:span><text:span text:style-name="T259_7">transaction</text:span><text:span text:style-name="T259_8">04</text:span></text:p>
      <text:p text:style-name="P260"><text:span text:style-name="T260_1">echo</text:span></text:p>
      <text:p text:style-name="P261"><text:span text:style-name="T261_1">echo</text:span><text:span text:style-name="T261_2"><text:s/>2.5.6<text:s/></text:span><text:span text:style-name="T261_3">SUBMIT</text:span><text:span text:style-name="T261_4"><text:s/></text:span><text:span text:style-name="T261_5">TRANSACTION</text:span><text:span text:style-name="T261_6"><text:s text:c="3"/><text:tab/><text:s/></text:span></text:p>
      <text:p text:style-name="P262"><text:span text:style-name="T262_1">factom</text:span><text:span text:style-name="T262_2">-</text:span><text:span text:style-name="T262_3">cli</text:span><text:span text:style-name="T262_4"><text:s/></text:span><text:span text:style-name="T262_5">submit</text:span><text:span text:style-name="T262_6"><text:s/></text:span><text:span text:style-name="T262_7">transaction</text:span><text:span text:style-name="T262_8">04</text:span></text:p>
      <text:p text:style-name="P263"><text:span text:style-name="T263_1">echo</text:span></text:p>
      <text:p text:style-name="P264"><text:span text:style-name="T264_1">echo</text:span><text:span text:style-name="T264_2"><text:s/>2.5.7<text:s/></text:span><text:span text:style-name="T264_3">VERIFY</text:span><text:span text:style-name="T264_4"><text:s/></text:span><text:span text:style-name="T264_5">WALLET</text:span><text:span text:style-name="T264_6"><text:s/></text:span><text:span text:style-name="T264_7">BALANCES</text:span><text:span text:style-name="T264_8"><text:s text:c="3"/><text:tab/><text:s/></text:span></text:p>
      <text:p text:style-name="P265"><text:span text:style-name="T265_1">factom</text:span><text:span text:style-name="T265_2">-</text:span><text:span text:style-name="T265_3">cli</text:span><text:span text:style-name="T265_4"><text:s/></text:span><text:span text:style-name="T265_5">balance</text:span><text:span text:style-name="T265_6"><text:s/></text:span><text:span text:style-name="T265_7">fct</text:span><text:span text:style-name="T265_8"><text:s/></text:span><text:span text:style-name="T265_9">factoid</text:span><text:span text:style-name="T265_10">-</text:span><text:span text:style-name="T265_11">wallet</text:span><text:span text:style-name="T265_12">-</text:span><text:span text:style-name="T265_13">address</text:span><text:span text:style-name="T265_14">-</text:span><text:span text:style-name="T265_15">name</text:span><text:span text:style-name="T265_16">01</text:span></text:p>
      <text:p text:style-name="P266"><text:span text:style-name="T266_1">factom</text:span><text:span text:style-name="T266_2">-</text:span><text:span text:style-name="T266_3">cli</text:span><text:span text:style-name="T266_4"><text:s/></text:span><text:span text:style-name="T266_5">balance</text:span><text:span text:style-name="T266_6"><text:s/></text:span><text:span text:style-name="T266_7">ec</text:span><text:span text:style-name="T266_8"><text:s/></text:span><text:span text:style-name="T266_9">ec</text:span><text:span text:style-name="T266_10">-</text:span><text:span text:style-name="T266_11">wallet</text:span><text:span text:style-name="T266_12">-</text:span><text:span text:style-name="T266_13">address</text:span><text:span text:style-name="T266_14">-</text:span><text:span text:style-name="T266_15">name</text:span><text:span text:style-name="T266_16">01</text:span></text:p>
      <text:p text:style-name="P267"><text:span text:style-name="T267_1">echo</text:span></text:p>
      <text:p text:style-name="P268"/>
      <text:p text:style-name="P269"><text:span text:style-name="T269_1">echo</text:span><text:span text:style-name="T269_2"><text:s/>2.6<text:s/></text:span><text:span text:style-name="T269_3">CREATE</text:span><text:span text:style-name="T269_4"><text:s/></text:span><text:span text:style-name="T269_5">TRANSACTION</text:span><text:span text:style-name="T269_6"><text:s/></text:span><text:span text:style-name="T269_7">WITH</text:span><text:span text:style-name="T269_8"><text:s/></text:span><text:span text:style-name="T269_9">INPUT</text:span><text:span text:style-name="T269_10"><text:s/></text:span><text:span text:style-name="T269_11">TO</text:span><text:span text:style-name="T269_12"><text:s/></text:span><text:span text:style-name="T269_13">OUTPUT</text:span></text:p>
      <text:p text:style-name="P270"><text:span text:style-name="T270_1">echo</text:span></text:p>
      <text:p text:style-name="P271"><text:span text:style-name="T271_1">echo</text:span><text:span text:style-name="T271_2"><text:s/>2.6.1<text:s/></text:span><text:span text:style-name="T271_3">CREATE</text:span><text:span text:style-name="T271_4"><text:s/></text:span><text:span text:style-name="T271_5">TRANSACTION</text:span><text:span text:style-name="T271_6"><text:s text:c="3"/><text:tab/><text:s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newtransaction</text:span><text:span text:style-name="T272_6"><text:s/></text:span><text:span text:style-name="T272_7">transaction</text:span><text:span text:style-name="T272_8">05</text:span></text:p>
      <text:p text:style-name="P273"><text:span text:style-name="T273_1">echo</text:span></text:p>
      <text:p text:style-name="P274"><text:span text:style-name="T274_1">echo</text:span><text:span text:style-name="T274_2"><text:s/>2.6.2<text:s/></text:span><text:span text:style-name="T274_3">ADD</text:span><text:span text:style-name="T274_4"><text:s/></text:span><text:span text:style-name="T274_5">INPUT</text:span><text:span text:style-name="T274_6"><text:s/></text:span><text:span text:style-name="T274_7">OF</text:span><text:span text:style-name="T274_8"><text:s/>100<text:s/></text:span><text:span text:style-name="T274_9">FACTOIDS</text:span><text:span text:style-name="T274_10"><text:s/></text:span><text:span text:style-name="T274_11">TO</text:span><text:span text:style-name="T274_12"><text:s/></text:span><text:span text:style-name="T274_13">TRANSACTION</text:span><text:span text:style-name="T274_14"><text:s text:c="3"/><text:tab/><text:s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addinput</text:span><text:span text:style-name="T275_6"><text:s/></text:span><text:span text:style-name="T275_7">transaction</text:span><text:span text:style-name="T275_8">05<text:s/></text:span><text:span text:style-name="T275_9">factoid</text:span><text:span text:style-name="T275_10">-</text:span><text:span text:style-name="T275_11">wallet</text:span><text:span text:style-name="T275_12">-</text:span><text:span text:style-name="T275_13">address</text:span><text:span text:style-name="T275_14">-</text:span><text:span text:style-name="T275_15">name</text:span><text:span text:style-name="T275_16">01<text:s/>100</text:span></text:p>
      <text:p text:style-name="P276"><text:span text:style-name="T276_1">echo</text:span></text:p>
      <text:p text:style-name="P277"><text:span text:style-name="T277_1">echo</text:span><text:span text:style-name="T277_2"><text:s/>2.6.3<text:s/></text:span><text:span text:style-name="T277_3">ADD</text:span><text:span text:style-name="T277_4"><text:s/></text:span><text:span text:style-name="T277_5">OUTPUT</text:span><text:span text:style-name="T277_6"><text:s/></text:span><text:span text:style-name="T277_7">OF</text:span><text:span text:style-name="T277_8"><text:s/>3<text:s/></text:span><text:span text:style-name="T277_9">FACTOIDS</text:span><text:span text:style-name="T277_10"><text:s/></text:span><text:span text:style-name="T277_11">TO</text:span><text:span text:style-name="T277_12"><text:s/></text:span><text:span text:style-name="T277_13">SAME</text:span><text:span text:style-name="T277_14"><text:s/></text:span><text:span text:style-name="T277_15">FACTOID</text:span><text:span text:style-name="T277_16"><text:s/></text:span><text:span text:style-name="T277_17">WALLET</text:span><text:span text:style-name="T277_18"><text:s/></text:span><text:span text:style-name="T277_19">ADDRESS</text:span><text:span text:style-name="T277_20"><text:s/></text:span><text:span text:style-name="T277_21">AS</text:span><text:span text:style-name="T277_22"><text:s/></text:span><text:span text:style-name="T277_23">INPUT</text:span><text:span text:style-name="T277_24"><text:s/></text:span><text:span text:style-name="T277_25">CAME</text:span><text:span text:style-name="T277_26"><text:s/></text:span><text:span text:style-name="T277_27">FROM</text:span><text:span text:style-name="T277_28"><text:s/></text:span><text:span text:style-name="T277_29">TO</text:span><text:span text:style-name="T277_30"><text:s/></text:span><text:span text:style-name="T277_31">TRANSACTION</text:span><text:span text:style-name="T277_32"><text:s text:c="3"/><text:tab/><text:s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addoutput</text:span><text:span text:style-name="T278_6"><text:s/></text:span><text:span text:style-name="T278_7">transaction</text:span><text:span text:style-name="T278_8">05<text:s/></text:span><text:span text:style-name="T278_9">factoid</text:span><text:span text:style-name="T278_10">-</text:span><text:span text:style-name="T278_11">wallet</text:span><text:span text:style-name="T278_12">-</text:span><text:span text:style-name="T278_13">address</text:span><text:span text:style-name="T278_14">-</text:span><text:span text:style-name="T278_15">name</text:span><text:span text:style-name="T278_16">01<text:s/>3</text:span></text:p>
      <text:p text:style-name="P279"><text:span text:style-name="T279_1">echo</text:span></text:p>
      <text:p text:style-name="P280"><text:span text:style-name="T280_1">echo</text:span><text:span text:style-name="T280_2"><text:s/>2.6.4<text:s/></text:span><text:span text:style-name="T280_3">ADD</text:span><text:span text:style-name="T280_4"><text:s/></text:span><text:span text:style-name="T280_5">OUTPUT</text:span><text:span text:style-name="T280_6"><text:s/></text:span><text:span text:style-name="T280_7">OF</text:span><text:span text:style-name="T280_8"><text:s/>5<text:s/></text:span><text:span text:style-name="T280_9">FACTOIDS</text:span><text:span text:style-name="T280_10"><text:s/></text:span><text:span text:style-name="T280_11">TO</text:span><text:span text:style-name="T280_12"><text:s/></text:span><text:span text:style-name="T280_13">NON</text:span><text:span text:style-name="T280_14">-</text:span><text:span text:style-name="T280_15">EXISTING</text:span><text:span text:style-name="T280_16"><text:s/></text:span><text:span text:style-name="T280_17">FACTOID</text:span><text:span text:style-name="T280_18"><text:s/></text:span><text:span text:style-name="T280_19">WALLET</text:span><text:span text:style-name="T280_20"><text:s/></text:span><text:span text:style-name="T280_21">ADDRESS</text:span><text:span text:style-name="T280_22"><text:s/></text:span><text:span text:style-name="T280_23">TO</text:span><text:span text:style-name="T280_24"><text:s/></text:span><text:span text:style-name="T280_25">TRANSACTION</text:span><text:span text:style-name="T280_26"><text:s text:c="3"/><text:tab/><text:s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addoutput</text:span><text:span text:style-name="T281_6"><text:s/></text:span><text:span text:style-name="T281_7">transaction</text:span><text:span text:style-name="T281_8">05<text:s/></text:span><text:span text:style-name="T281_9">xxx</text:span><text:span text:style-name="T281_10"><text:s/>5</text:span></text:p>
      <text:p text:style-name="P282"><text:span text:style-name="T282_1">echo</text:span></text:p>
      <text:p text:style-name="P283"><text:span text:style-name="T283_1">echo</text:span><text:span text:style-name="T283_2"><text:s/>2.6.5<text:s/></text:span><text:span text:style-name="T283_3">SIGN</text:span><text:span text:style-name="T283_4"><text:s/></text:span><text:span text:style-name="T283_5">TRANSACTION</text:span><text:span text:style-name="T283_6"><text:s text:c="3"/><text:tab/><text:s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sign</text:span><text:span text:style-name="T284_6"><text:s/></text:span><text:span text:style-name="T284_7">transaction</text:span><text:span text:style-name="T284_8">05</text:span></text:p>
      <text:p text:style-name="P285"><text:span text:style-name="T285_1">echo</text:span></text:p>
      <text:p text:style-name="P286"><text:span text:style-name="T286_1">echo</text:span><text:span text:style-name="T286_2"><text:s/>2.6.6<text:s/></text:span><text:span text:style-name="T286_3">SUBMIT</text:span><text:span text:style-name="T286_4"><text:s/></text:span><text:span text:style-name="T286_5">TRANSACTION</text:span><text:span text:style-name="T286_6"><text:s text:c="3"/><text:tab/><text:s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submit</text:span><text:span text:style-name="T287_6"><text:s/></text:span><text:span text:style-name="T287_7">transaction</text:span><text:span text:style-name="T287_8">05</text:span></text:p>
      <text:p text:style-name="P288"><text:span text:style-name="T288_1">echo</text:span></text:p>
      <text:p text:style-name="P289"><text:span text:style-name="T289_1">echo</text:span><text:span text:style-name="T289_2"><text:s/>2.6.7<text:s/></text:span><text:span text:style-name="T289_3">VERIFY</text:span><text:span text:style-name="T289_4"><text:s/></text:span><text:span text:style-name="T289_5">WALLET</text:span><text:span text:style-name="T289_6"><text:s/></text:span><text:span text:style-name="T289_7">BALANCE</text:span><text:span text:style-name="T289_8"><text:s text:c="3"/><text:tab/><text:s/></text:span></text:p>
      <text:p text:style-name="P290"><text:span text:style-name="T290_1">factom</text:span><text:span text:style-name="T290_2">-</text:span><text:span text:style-name="T290_3">cli</text:span><text:span text:style-name="T290_4"><text:s/></text:span><text:span text:style-name="T290_5">balance</text:span><text:span text:style-name="T290_6"><text:s/></text:span><text:span text:style-name="T290_7">fct</text:span><text:span text:style-name="T290_8"><text:s/></text:span><text:span text:style-name="T290_9">factoid</text:span><text:span text:style-name="T290_10">-</text:span><text:span text:style-name="T290_11">wallet</text:span><text:span text:style-name="T290_12">-</text:span><text:span text:style-name="T290_13">address</text:span><text:span text:style-name="T290_14">-</text:span><text:span text:style-name="T290_15">name</text:span><text:span text:style-name="T290_16">01</text:span></text:p>
      <text:p text:style-name="P291"><text:span text:style-name="T291_1">factom</text:span><text:span text:style-name="T291_2">-</text:span><text:span text:style-name="T291_3">cli</text:span><text:span text:style-name="T291_4"><text:s/></text:span><text:span text:style-name="T291_5">balance</text:span><text:span text:style-name="T291_6"><text:s/></text:span><text:span text:style-name="T291_7">fct</text:span><text:span text:style-name="T291_8"><text:s/></text:span><text:span text:style-name="T291_9">xxx</text:span></text:p>
      <text:p text:style-name="P292"><text:span text:style-name="T292_1">echo</text:span></text:p>
      <text:p text:style-name="P293"/>
      <text:p text:style-name="P294"><text:span text:style-name="T294_1">echo</text:span><text:span text:style-name="T294_2"><text:s/>2.7<text:s/></text:span><text:span text:style-name="T294_3">CREATE</text:span><text:span text:style-name="T294_4"><text:s/></text:span><text:span text:style-name="T294_5">TRANSACTION</text:span><text:span text:style-name="T294_6"><text:s/></text:span><text:span text:style-name="T294_7">WITH</text:span><text:span text:style-name="T294_8"><text:s/></text:span><text:span text:style-name="T294_9">INPUT</text:span><text:span text:style-name="T294_10"><text:s/></text:span><text:span text:style-name="T294_11">TO</text:span><text:span text:style-name="T294_12"><text:s/></text:span><text:span text:style-name="T294_13">OUTPUT</text:span><text:span text:style-name="T294_14"><text:s/></text:span><text:span text:style-name="T294_15">AND</text:span><text:span text:style-name="T294_16"><text:s/></text:span><text:span text:style-name="T294_17">ENTRY</text:span><text:span text:style-name="T294_18"><text:s/></text:span><text:span text:style-name="T294_19">CREDITS</text:span><text:span text:style-name="T294_20"><text:s text:c="3"/><text:tab/><text:s/></text:span></text:p>
      <text:p text:style-name="P295"><text:span text:style-name="T295_1">echo</text:span></text:p>
      <text:p text:style-name="P296"><text:span text:style-name="T296_1">echo</text:span><text:span text:style-name="T296_2"><text:s/>2.7.1<text:s/></text:span><text:span text:style-name="T296_3">CREATE</text:span><text:span text:style-name="T296_4"><text:s/></text:span><text:span text:style-name="T296_5">TRANSACTION</text:span><text:span text:style-name="T296_6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newtransaction</text:span><text:span text:style-name="T297_6"><text:s/></text:span><text:span text:style-name="T297_7">transaction</text:span><text:span text:style-name="T297_8">06</text:span></text:p>
      <text:p text:style-name="P298"><text:span text:style-name="T298_1">echo</text:span></text:p>
      <text:p text:style-name="P299"><text:span text:style-name="T299_1">echo</text:span><text:span text:style-name="T299_2"><text:s/>2.7.2<text:s/></text:span><text:span text:style-name="T299_3">ADD</text:span><text:span text:style-name="T299_4"><text:s/></text:span><text:span text:style-name="T299_5">INPUT</text:span><text:span text:style-name="T299_6"><text:s/></text:span><text:span text:style-name="T299_7">TO</text:span><text:span text:style-name="T299_8"><text:s/></text:span><text:span text:style-name="T299_9">TRANSACTION</text:span><text:span text:style-name="T299_10"><text:s text:c="3"/><text:tab/><text:s/></text:span></text:p>
      <text:p text:style-name="P300"><text:span text:style-name="T300_1">echo</text:span></text:p>
      <text:p text:style-name="P301"><text:span text:style-name="T301_1">echo</text:span><text:span text:style-name="T301_2"><text:s/>2.7.2.1<text:s/></text:span><text:span text:style-name="T301_3">ADD</text:span><text:span text:style-name="T301_4"><text:s/></text:span><text:span text:style-name="T301_5">INPUT</text:span><text:span text:style-name="T301_6"><text:s/></text:span><text:span text:style-name="T301_7">OF</text:span><text:span text:style-name="T301_8"><text:s/>100<text:s/></text:span><text:span text:style-name="T301_9">FACTOIDS</text:span><text:span text:style-name="T301_10"><text:s/></text:span><text:span text:style-name="T301_11">TO</text:span><text:span text:style-name="T301_12"><text:s/></text:span><text:span text:style-name="T301_13">TRANSACTION</text:span><text:span text:style-name="T301_14"><text:s text:c="3"/><text:tab/><text:s/></text:span></text:p>
      <text:p text:style-name="P302"><text:span text:style-name="T302_1">factom</text:span><text:span text:style-name="T302_2">-</text:span><text:span text:style-name="T302_3">cli</text:span><text:span text:style-name="T302_4"><text:s/></text:span><text:span text:style-name="T302_5">addinput</text:span><text:span text:style-name="T302_6"><text:s/></text:span><text:span text:style-name="T302_7">transaction</text:span><text:span text:style-name="T302_8">06<text:s/></text:span><text:span text:style-name="T302_9">factoid</text:span><text:span text:style-name="T302_10">-</text:span><text:span text:style-name="T302_11">wallet</text:span><text:span text:style-name="T302_12">-</text:span><text:span text:style-name="T302_13">address</text:span><text:span text:style-name="T302_14">-</text:span><text:span text:style-name="T302_15">name</text:span><text:span text:style-name="T302_16">01<text:s/>100</text:span></text:p>
      <text:p text:style-name="P303"><text:span text:style-name="T303_1">echo</text:span></text:p>
      <text:p text:style-name="P304"><text:span text:style-name="T304_1">echo</text:span><text:span text:style-name="T304_2"><text:s/>2.7.3<text:s text:c="2"/></text:span><text:span text:style-name="T304_3">ADD</text:span><text:span text:style-name="T304_4"><text:s/></text:span><text:span text:style-name="T304_5">OUTPUT</text:span><text:span text:style-name="T304_6"><text:s/></text:span><text:span text:style-name="T304_7">TO</text:span><text:span text:style-name="T304_8"><text:s/></text:span><text:span text:style-name="T304_9">TRANSACTION</text:span><text:span text:style-name="T304_10"><text:s text:c="3"/><text:tab/><text:s/></text:span></text:p>
      <text:p text:style-name="P305"><text:span text:style-name="T305_1">echo</text:span></text:p>
      <text:p text:style-name="P306"><text:span text:style-name="T306_1">echo</text:span><text:span text:style-name="T306_2"><text:s/>2.7.3.1<text:s/></text:span><text:span text:style-name="T306_3">ADD</text:span><text:span text:style-name="T306_4"><text:s/></text:span><text:span text:style-name="T306_5">OUTPUT</text:span><text:span text:style-name="T306_6"><text:s/></text:span><text:span text:style-name="T306_7">OF</text:span><text:span text:style-name="T306_8"><text:s/>3.33333333<text:s/></text:span><text:span text:style-name="T306_9">FACTOIDS</text:span><text:span text:style-name="T306_10"><text:s/></text:span><text:span text:style-name="T306_11">TO</text:span><text:span text:style-name="T306_12"><text:s/></text:span><text:span text:style-name="T306_13">TRANSACTION</text:span><text:span text:style-name="T306_14"><text:s text:c="3"/><text:tab/><text:s/></text:span></text:p>
      <text:p text:style-name="P307"><text:span text:style-name="T307_1">factom</text:span><text:span text:style-name="T307_2">-</text:span><text:span text:style-name="T307_3">cli</text:span><text:span text:style-name="T307_4"><text:s/></text:span><text:span text:style-name="T307_5">addoutput</text:span><text:span text:style-name="T307_6"><text:s/></text:span><text:span text:style-name="T307_7">transaction</text:span><text:span text:style-name="T307_8">06<text:s/></text:span><text:span text:style-name="T307_9">factoid</text:span><text:span text:style-name="T307_10">-</text:span><text:span text:style-name="T307_11">wallet</text:span><text:span text:style-name="T307_12">-</text:span><text:span text:style-name="T307_13">address</text:span><text:span text:style-name="T307_14">-</text:span><text:span text:style-name="T307_15">name</text:span><text:span text:style-name="T307_16">02<text:s/>3.33333333</text:span></text:p>
      <text:p text:style-name="P308"><text:span text:style-name="T308_1">echo</text:span></text:p>
      <text:p text:style-name="P309"><text:span text:style-name="T309_1">echo</text:span><text:span text:style-name="T309_2"><text:s/>2.7.4<text:s text:c="2"/></text:span><text:span text:style-name="T309_3">ADD</text:span><text:span text:style-name="T309_4"><text:s/></text:span><text:span text:style-name="T309_5">PURCHASE</text:span><text:span text:style-name="T309_6"><text:s/></text:span><text:span text:style-name="T309_7">OF</text:span><text:span text:style-name="T309_8"><text:s/></text:span><text:span text:style-name="T309_9">ENTRY</text:span><text:span text:style-name="T309_10"><text:s/></text:span><text:span text:style-name="T309_11">CREDITS</text:span><text:span text:style-name="T309_12"><text:s/></text:span><text:span text:style-name="T309_13">TO</text:span><text:span text:style-name="T309_14"><text:s/></text:span><text:span text:style-name="T309_15">TRANSACTION</text:span></text:p>
      <text:p text:style-name="P310"><text:span text:style-name="T310_1">echo</text:span></text:p>
      <text:p text:style-name="P311"><text:span text:style-name="T311_1">echo</text:span><text:span text:style-name="T311_2"><text:s/>2.7.4.1<text:s/></text:span><text:span text:style-name="T311_3">ADD</text:span><text:span text:style-name="T311_4"><text:s/>6<text:s/></text:span><text:span text:style-name="T311_5">FACTOIDS</text:span><text:span text:style-name="T311_6"><text:s/></text:span><text:span text:style-name="T311_7">OF</text:span><text:span text:style-name="T311_8"><text:s/></text:span><text:span text:style-name="T311_9">ENTRY</text:span><text:span text:style-name="T311_10"><text:s/></text:span><text:span text:style-name="T311_11">CREDITS</text:span><text:span text:style-name="T311_12"><text:s/></text:span><text:span text:style-name="T311_13">FOR</text:span><text:span text:style-name="T311_14"><text:s/>1</text:span><text:span text:style-name="T311_15">ST</text:span><text:span text:style-name="T311_16"><text:s/></text:span><text:span text:style-name="T311_17">ENTRY</text:span><text:span text:style-name="T311_18"><text:s/></text:span><text:span text:style-name="T311_19">CREDIT</text:span><text:span text:style-name="T311_20"><text:s/></text:span><text:span text:style-name="T311_21">WALLET</text:span><text:span text:style-name="T311_22"><text:s/></text:span><text:span text:style-name="T311_23">TO</text:span><text:span text:style-name="T311_24"><text:s/></text:span><text:span text:style-name="T311_25">TRANSACTION</text:span><text:span text:style-name="T311_26"><text:s text:c="3"/><text:tab/><text:s/>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addecoutput</text:span><text:span text:style-name="T312_6"><text:s/></text:span><text:span text:style-name="T312_7">transaction</text:span><text:span text:style-name="T312_8">06<text:s/>$</text:span><text:span text:style-name="T312_9">ECWALLETADDRESSKEY</text:span><text:span text:style-name="T312_10">01<text:s/>6</text:span></text:p>
      <text:p text:style-name="P313"><text:span text:style-name="T313_1">echo</text:span></text:p>
      <text:p text:style-name="P314"><text:span text:style-name="T314_1">echo</text:span><text:span text:style-name="T314_2"><text:s/>2.7.5<text:s/></text:span><text:span text:style-name="T314_3">SIGN</text:span><text:span text:style-name="T314_4"><text:s/></text:span><text:span text:style-name="T314_5">TRANSACTION</text:span><text:span text:style-name="T314_6"><text:s text:c="3"/><text:tab/><text:s/></text:span></text:p>
      <text:p text:style-name="P315"><text:span text:style-name="T315_1">factom</text:span><text:span text:style-name="T315_2">-</text:span><text:span text:style-name="T315_3">cli</text:span><text:span text:style-name="T315_4"><text:s/></text:span><text:span text:style-name="T315_5">sign</text:span><text:span text:style-name="T315_6"><text:s/></text:span><text:span text:style-name="T315_7">transaction</text:span><text:span text:style-name="T315_8">06</text:span></text:p>
      <text:p text:style-name="P316"><text:span text:style-name="T316_1">echo</text:span></text:p>
      <text:p text:style-name="P317"><text:span text:style-name="T317_1">echo</text:span><text:span text:style-name="T317_2"><text:s/>2.7.6<text:s/></text:span><text:span text:style-name="T317_3">SUBMIT</text:span><text:span text:style-name="T317_4"><text:s/></text:span><text:span text:style-name="T317_5">TRANSACTION</text:span><text:span text:style-name="T317_6"><text:s text:c="3"/><text:tab/><text:s/></text:span></text:p>
      <text:p text:style-name="P318"><text:span text:style-name="T318_1">factom</text:span><text:span text:style-name="T318_2">-</text:span><text:span text:style-name="T318_3">cli</text:span><text:span text:style-name="T318_4"><text:s/></text:span><text:span text:style-name="T318_5">submit</text:span><text:span text:style-name="T318_6"><text:s/></text:span><text:span text:style-name="T318_7">transaction</text:span><text:span text:style-name="T318_8">06</text:span></text:p>
      <text:p text:style-name="P319"><text:span text:style-name="T319_1">echo</text:span></text:p>
      <text:p text:style-name="P320"><text:span text:style-name="T320_1">echo</text:span><text:span text:style-name="T320_2"><text:s/>2.7.7<text:s/></text:span><text:span text:style-name="T320_3">VERIFY</text:span><text:span text:style-name="T320_4"><text:s/></text:span><text:span text:style-name="T320_5">WALLET</text:span><text:span text:style-name="T320_6"><text:s/></text:span><text:span text:style-name="T320_7">BALANCES</text:span><text:span text:style-name="T320_8"><text:s text:c="3"/><text:tab/><text:s/></text:span></text:p>
      <text:p text:style-name="P321"><text:span text:style-name="T321_1">factom</text:span><text:span text:style-name="T321_2">-</text:span><text:span text:style-name="T321_3">cli</text:span><text:span text:style-name="T321_4"><text:s/></text:span><text:span text:style-name="T321_5">balance</text:span><text:span text:style-name="T321_6"><text:s/></text:span><text:span text:style-name="T321_7">fct</text:span><text:span text:style-name="T321_8"><text:s/></text:span><text:span text:style-name="T321_9">factoid</text:span><text:span text:style-name="T321_10">-</text:span><text:span text:style-name="T321_11">wallet</text:span><text:span text:style-name="T321_12">-</text:span><text:span text:style-name="T321_13">address</text:span><text:span text:style-name="T321_14">-</text:span><text:span text:style-name="T321_15">name</text:span><text:span text:style-name="T321_16">01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balance</text:span><text:span text:style-name="T322_6"><text:s/></text:span><text:span text:style-name="T322_7">fct</text:span><text:span text:style-name="T322_8">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2</text:span></text:p>
      <text:p text:style-name="P323"><text:span text:style-name="T323_1">factom</text:span><text:span text:style-name="T323_2">-</text:span><text:span text:style-name="T323_3">cli</text:span><text:span text:style-name="T323_4"><text:s/></text:span><text:span text:style-name="T323_5">balance</text:span><text:span text:style-name="T323_6"><text:s/></text:span><text:span text:style-name="T323_7">ec</text:span><text:span text:style-name="T323_8"><text:s/>$</text:span><text:span text:style-name="T323_9">ECWALLETADDRESSKEY</text:span><text:span text:style-name="T323_10">01</text:span></text:p>
      <text:p text:style-name="P324"><text:span text:style-name="T324_1">echo</text:span></text:p>
      <text:p text:style-name="P325"/>
      <text:p text:style-name="P326"><text:span text:style-name="T326_1">echo</text:span><text:span text:style-name="T326_2"><text:s/>2.8<text:s/></text:span><text:span text:style-name="T326_3">CREATE</text:span><text:span text:style-name="T326_4"><text:s/></text:span><text:span text:style-name="T326_5">TRANSACTION</text:span><text:span text:style-name="T326_6"><text:s/></text:span><text:span text:style-name="T326_7">WITH</text:span><text:span text:style-name="T326_8"><text:s/></text:span><text:span text:style-name="T326_9">MULTIPLE</text:span><text:span text:style-name="T326_10"><text:s/></text:span><text:span text:style-name="T326_11">INPUT</text:span><text:span text:style-name="T326_12"><text:s/></text:span><text:span text:style-name="T326_13">OUTPUT</text:span><text:span text:style-name="T326_14"><text:s/></text:span><text:span text:style-name="T326_15">AND</text:span><text:span text:style-name="T326_16"><text:s/></text:span><text:span text:style-name="T326_17">ENTRY</text:span><text:span text:style-name="T326_18"><text:s/></text:span><text:span text:style-name="T326_19">CREDITS</text:span><text:span text:style-name="T326_20"><text:s text:c="3"/><text:tab/><text:s/></text:span></text:p>
      <text:p text:style-name="P327"><text:span text:style-name="T327_1">echo</text:span></text:p>
      <text:p text:style-name="P328"><text:span text:style-name="T328_1">echo</text:span><text:span text:style-name="T328_2"><text:s/>2.8.1<text:s/></text:span><text:span text:style-name="T328_3">CREATE</text:span><text:span text:style-name="T328_4"><text:s/></text:span><text:span text:style-name="T328_5">TRANSACTION</text:span><text:span text:style-name="T328_6"><text:s text:c="3"/><text:tab/><text:s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newtransaction</text:span><text:span text:style-name="T329_6"><text:s/></text:span><text:span text:style-name="T329_7">transaction</text:span><text:span text:style-name="T329_8">07</text:span></text:p>
      <text:p text:style-name="P330"><text:span text:style-name="T330_1">echo</text:span></text:p>
      <text:p text:style-name="P331"><text:span text:style-name="T331_1">echo</text:span><text:span text:style-name="T331_2"><text:s/>2.8.2<text:s/></text:span><text:span text:style-name="T331_3">ADD</text:span><text:span text:style-name="T331_4"><text:s/></text:span><text:span text:style-name="T331_5">INPUTS</text:span><text:span text:style-name="T331_6"><text:s/></text:span><text:span text:style-name="T331_7">TO</text:span><text:span text:style-name="T331_8"><text:s/></text:span><text:span text:style-name="T331_9">TRANSACTION</text:span><text:span text:style-name="T331_10"><text:s text:c="3"/><text:tab/><text:s/></text:span></text:p>
      <text:p text:style-name="P332"><text:span text:style-name="T332_1">echo</text:span></text:p>
      <text:p text:style-name="P333"><text:span text:style-name="T333_1">echo</text:span><text:span text:style-name="T333_2"><text:s/>2.8.2.1<text:s/></text:span><text:span text:style-name="T333_3">ADD</text:span><text:span text:style-name="T333_4"><text:s/>1</text:span><text:span text:style-name="T333_5">ST</text:span><text:span text:style-name="T333_6"><text:s/></text:span><text:span text:style-name="T333_7">INPUT</text:span><text:span text:style-name="T333_8"><text:s/></text:span><text:span text:style-name="T333_9">FROM</text:span><text:span text:style-name="T333_10"><text:s/>1</text:span><text:span text:style-name="T333_11">ST</text:span><text:span text:style-name="T333_12"><text:s/></text:span><text:span text:style-name="T333_13">FACTOID</text:span><text:span text:style-name="T333_14"><text:s/></text:span><text:span text:style-name="T333_15">WALLET</text:span><text:span text:style-name="T333_16"><text:s/></text:span><text:span text:style-name="T333_17">ADDRESS</text:span><text:span text:style-name="T333_18"><text:s/></text:span><text:span text:style-name="T333_19">TO</text:span><text:span text:style-name="T333_20"><text:s/></text:span><text:span text:style-name="T333_21">TRANSACTION</text:span><text:span text:style-name="T333_22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input</text:span><text:span text:style-name="T334_6"><text:s/></text:span><text:span text:style-name="T334_7">transaction</text:span><text:span text:style-name="T334_8">07<text:s/></text:span><text:span text:style-name="T334_9">factoid</text:span><text:span text:style-name="T334_10">-</text:span><text:span text:style-name="T334_11">wallet</text:span><text:span text:style-name="T334_12">-</text:span><text:span text:style-name="T334_13">address</text:span><text:span text:style-name="T334_14">-</text:span><text:span text:style-name="T334_15">name</text:span><text:span text:style-name="T334_16">01<text:s/>100</text:span></text:p>
      <text:p text:style-name="P335"><text:span text:style-name="T335_1">echo</text:span></text:p>
      <text:p text:style-name="P336"><text:span text:style-name="T336_1">echo</text:span><text:span text:style-name="T336_2"><text:s/>2.8.2.2<text:s/></text:span><text:span text:style-name="T336_3">ADD</text:span><text:span text:style-name="T336_4"><text:s/>2</text:span><text:span text:style-name="T336_5">ND</text:span><text:span text:style-name="T336_6"><text:s/></text:span><text:span text:style-name="T336_7">INPUT</text:span><text:span text:style-name="T336_8"><text:s/></text:span><text:span text:style-name="T336_9">FROM</text:span><text:span text:style-name="T336_10"><text:s/>1</text:span><text:span text:style-name="T336_11">ST</text:span><text:span text:style-name="T336_12"><text:s/></text:span><text:span text:style-name="T336_13">FACTOID</text:span><text:span text:style-name="T336_14"><text:s/></text:span><text:span text:style-name="T336_15">WALLET</text:span><text:span text:style-name="T336_16"><text:s/></text:span><text:span text:style-name="T336_17">ADDRESS</text:span><text:span text:style-name="T336_18"><text:s/></text:span><text:span text:style-name="T336_19">TO</text:span><text:span text:style-name="T336_20"><text:s/></text:span><text:span text:style-name="T336_21">TRANSACTION</text:span><text:span text:style-name="T336_22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addinput</text:span><text:span text:style-name="T337_6"><text:s/></text:span><text:span text:style-name="T337_7">transaction</text:span><text:span text:style-name="T337_8">07<text:s/></text:span><text:span text:style-name="T337_9">factoid</text:span><text:span text:style-name="T337_10">-</text:span><text:span text:style-name="T337_11">wallet</text:span><text:span text:style-name="T337_12">-</text:span><text:span text:style-name="T337_13">address</text:span><text:span text:style-name="T337_14">-</text:span><text:span text:style-name="T337_15">name</text:span><text:span text:style-name="T337_16">01<text:s/>300</text:span></text:p>
      <text:p text:style-name="P338"><text:span text:style-name="T338_1">echo</text:span></text:p>
      <text:p text:style-name="P339"><text:span text:style-name="T339_1">echo</text:span><text:span text:style-name="T339_2"><text:s/>2.8.2.3<text:s/></text:span><text:span text:style-name="T339_3">ADD</text:span><text:span text:style-name="T339_4"><text:s/></text:span><text:span text:style-name="T339_5">INPUT</text:span><text:span text:style-name="T339_6"><text:s/></text:span><text:span text:style-name="T339_7">FROM</text:span><text:span text:style-name="T339_8"><text:s/>2</text:span><text:span text:style-name="T339_9">ND</text:span><text:span text:style-name="T339_10"><text:s/></text:span><text:span text:style-name="T339_11">FACTOID</text:span><text:span text:style-name="T339_12"><text:s/></text:span><text:span text:style-name="T339_13">WALLET</text:span><text:span text:style-name="T339_14"><text:s/></text:span><text:span text:style-name="T339_15">ADDRESS</text:span><text:span text:style-name="T339_16"><text:s/></text:span><text:span text:style-name="T339_17">TO</text:span><text:span text:style-name="T339_18"><text:s/></text:span><text:span text:style-name="T339_19">TRANSACTION</text:span><text:span text:style-name="T339_20"><text:s text:c="3"/><text:tab/><text:s/></text:span></text:p>
      <text:p text:style-name="P340"><text:span text:style-name="T340_1">factom</text:span><text:span text:style-name="T340_2">-</text:span><text:span text:style-name="T340_3">cli</text:span><text:span text:style-name="T340_4"><text:s/></text:span><text:span text:style-name="T340_5">addinput</text:span><text:span text:style-name="T340_6"><text:s/></text:span><text:span text:style-name="T340_7">transaction</text:span><text:span text:style-name="T340_8">07<text:s/></text:span><text:span text:style-name="T340_9">factoid</text:span><text:span text:style-name="T340_10">-</text:span><text:span text:style-name="T340_11">wallet</text:span><text:span text:style-name="T340_12">-</text:span><text:span text:style-name="T340_13">address</text:span><text:span text:style-name="T340_14">-</text:span><text:span text:style-name="T340_15">name</text:span><text:span text:style-name="T340_16">02<text:s/>200</text:span></text:p>
      <text:p text:style-name="P341"><text:span text:style-name="T341_1">echo</text:span></text:p>
      <text:p text:style-name="P342"><text:span text:style-name="T342_1">echo</text:span><text:span text:style-name="T342_2"><text:s/>2.8.3<text:s/></text:span><text:span text:style-name="T342_3">ADD</text:span><text:span text:style-name="T342_4"><text:s/></text:span><text:span text:style-name="T342_5">OUTPUTS</text:span><text:span text:style-name="T342_6"><text:s/></text:span><text:span text:style-name="T342_7">TO</text:span><text:span text:style-name="T342_8"><text:s/></text:span><text:span text:style-name="T342_9">TRANSACTION</text:span><text:span text:style-name="T342_10"><text:s text:c="3"/><text:tab/><text:s/></text:span></text:p>
      <text:p text:style-name="P343"><text:span text:style-name="T343_1">echo</text:span></text:p>
      <text:p text:style-name="P344"><text:span text:style-name="T344_1">echo</text:span><text:span text:style-name="T344_2"><text:s/>2.8.3.1<text:s/></text:span><text:span text:style-name="T344_3">ADD</text:span><text:span text:style-name="T344_4"><text:s/>1</text:span><text:span text:style-name="T344_5">ST</text:span><text:span text:style-name="T344_6"><text:s/></text:span><text:span text:style-name="T344_7">OUTPUT</text:span><text:span text:style-name="T344_8"><text:s/></text:span><text:span text:style-name="T344_9">FROM</text:span><text:span text:style-name="T344_10"><text:s/>1</text:span><text:span text:style-name="T344_11">ST</text:span><text:span text:style-name="T344_12"><text:s/></text:span><text:span text:style-name="T344_13">FACTOID</text:span><text:span text:style-name="T344_14"><text:s/></text:span><text:span text:style-name="T344_15">WALLET</text:span><text:span text:style-name="T344_16"><text:s/></text:span><text:span text:style-name="T344_17">ADDRESS</text:span><text:span text:style-name="T344_18"><text:s/></text:span><text:span text:style-name="T344_19">TO</text:span><text:span text:style-name="T344_20"><text:s/></text:span><text:span text:style-name="T344_21">TRANSACTION</text:span><text:span text:style-name="T344_22"><text:s text:c="3"/><text:tab/><text:s/>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addoutput</text:span><text:span text:style-name="T345_6"><text:s/></text:span><text:span text:style-name="T345_7">transaction</text:span><text:span text:style-name="T345_8">07<text:s/></text:span><text:span text:style-name="T345_9">factoid</text:span><text:span text:style-name="T345_10">-</text:span><text:span text:style-name="T345_11">wallet</text:span><text:span text:style-name="T345_12">-</text:span><text:span text:style-name="T345_13">address</text:span><text:span text:style-name="T345_14">-</text:span><text:span text:style-name="T345_15">name</text:span><text:span text:style-name="T345_16">01<text:s/>4.44444444</text:span></text:p>
      <text:p text:style-name="P346"><text:span text:style-name="T346_1">echo</text:span></text:p>
      <text:p text:style-name="P347"><text:span text:style-name="T347_1">echo</text:span><text:span text:style-name="T347_2"><text:s/>2.8.3.2<text:s/></text:span><text:span text:style-name="T347_3">ADD</text:span><text:span text:style-name="T347_4"><text:s/>2</text:span><text:span text:style-name="T347_5">ND</text:span><text:span text:style-name="T347_6"><text:s/></text:span><text:span text:style-name="T347_7">OUTPUT</text:span><text:span text:style-name="T347_8"><text:s/></text:span><text:span text:style-name="T347_9">FROM</text:span><text:span text:style-name="T347_10"><text:s/>1</text:span><text:span text:style-name="T347_11">ST</text:span><text:span text:style-name="T347_12"><text:s/></text:span><text:span text:style-name="T347_13">FACTOID</text:span><text:span text:style-name="T347_14"><text:s/></text:span><text:span text:style-name="T347_15">WALLET</text:span><text:span text:style-name="T347_16"><text:s/></text:span><text:span text:style-name="T347_17">ADDRESS</text:span><text:span text:style-name="T347_18"><text:s/></text:span><text:span text:style-name="T347_19">TO</text:span><text:span text:style-name="T347_20"><text:s/></text:span><text:span text:style-name="T347_21">TRANSACTION</text:span><text:span text:style-name="T347_22"><text:s text:c="3"/><text:tab/><text:s/></text:span></text:p>
      <text:p text:style-name="P348"><text:span text:style-name="T348_1">factom</text:span><text:span text:style-name="T348_2">-</text:span><text:span text:style-name="T348_3">cli</text:span><text:span text:style-name="T348_4"><text:s/></text:span><text:span text:style-name="T348_5">addoutput</text:span><text:span text:style-name="T348_6"><text:s/></text:span><text:span text:style-name="T348_7">transaction</text:span><text:span text:style-name="T348_8">07<text:s/></text:span><text:span text:style-name="T348_9">factoid</text:span><text:span text:style-name="T348_10">-</text:span><text:span text:style-name="T348_11">wallet</text:span><text:span text:style-name="T348_12">-</text:span><text:span text:style-name="T348_13">address</text:span><text:span text:style-name="T348_14">-</text:span><text:span text:style-name="T348_15">name</text:span><text:span text:style-name="T348_16">01<text:s/>5.55555555</text:span></text:p>
      <text:p text:style-name="P349"><text:span text:style-name="T349_1">echo</text:span></text:p>
      <text:p text:style-name="P350"><text:span text:style-name="T350_1">echo</text:span><text:span text:style-name="T350_2"><text:s/>2.8.3.3<text:s/></text:span><text:span text:style-name="T350_3">ADD</text:span><text:span text:style-name="T350_4"><text:s/></text:span><text:span text:style-name="T350_5">OUTPUT</text:span><text:span text:style-name="T350_6"><text:s/></text:span><text:span text:style-name="T350_7">FROM</text:span><text:span text:style-name="T350_8"><text:s/>2</text:span><text:span text:style-name="T350_9">ND</text:span><text:span text:style-name="T350_10"><text:s/></text:span><text:span text:style-name="T350_11">FACTOID</text:span><text:span text:style-name="T350_12"><text:s/></text:span><text:span text:style-name="T350_13">WALLET</text:span><text:span text:style-name="T350_14"><text:s/></text:span><text:span text:style-name="T350_15">ADDRESS</text:span><text:span text:style-name="T350_16"><text:s/></text:span><text:span text:style-name="T350_17">TO</text:span><text:span text:style-name="T350_18"><text:s/></text:span><text:span text:style-name="T350_19">TRANSACTION</text:span><text:span text:style-name="T350_20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addoutput</text:span><text:span text:style-name="T351_6"><text:s/></text:span><text:span text:style-name="T351_7">transaction</text:span><text:span text:style-name="T351_8">07<text:s/></text:span><text:span text:style-name="T351_9">factoid</text:span><text:span text:style-name="T351_10">-</text:span><text:span text:style-name="T351_11">wallet</text:span><text:span text:style-name="T351_12">-</text:span><text:span text:style-name="T351_13">address</text:span><text:span text:style-name="T351_14">-</text:span><text:span text:style-name="T351_15">name</text:span><text:span text:style-name="T351_16">02<text:s/>6.66666666</text:span></text:p>
      <text:p text:style-name="P352"><text:span text:style-name="T352_1">echo</text:span></text:p>
      <text:p text:style-name="P353"><text:span text:style-name="T353_1">echo</text:span><text:span text:style-name="T353_2"><text:s/>2.8.4<text:s/></text:span><text:span text:style-name="T353_3">ADD</text:span><text:span text:style-name="T353_4"><text:s/></text:span><text:span text:style-name="T353_5">ENTRY</text:span><text:span text:style-name="T353_6"><text:s/></text:span><text:span text:style-name="T353_7">CREDIT</text:span><text:span text:style-name="T353_8"><text:s/></text:span><text:span text:style-name="T353_9">PURCHASES</text:span><text:span text:style-name="T353_10"><text:s/></text:span><text:span text:style-name="T353_11">TO</text:span><text:span text:style-name="T353_12"><text:s/></text:span><text:span text:style-name="T353_13">TRANSACTION</text:span></text:p>
      <text:p text:style-name="P354"><text:span text:style-name="T354_1">echo</text:span></text:p>
      <text:p text:style-name="P355"><text:span text:style-name="T355_1">echo</text:span><text:span text:style-name="T355_2"><text:s/>2.8.4.1<text:s/></text:span><text:span text:style-name="T355_3">ADD</text:span><text:span text:style-name="T355_4"><text:s/>1</text:span><text:span text:style-name="T355_5">ST</text:span><text:span text:style-name="T355_6"><text:s/></text:span><text:span text:style-name="T355_7">PURCHASE</text:span><text:span text:style-name="T355_8"><text:s/></text:span><text:span text:style-name="T355_9">TO</text:span><text:span text:style-name="T355_10"><text:s/>1</text:span><text:span text:style-name="T355_11">ST</text:span><text:span text:style-name="T355_12"><text:s/></text:span><text:span text:style-name="T355_13">ENTRY</text:span><text:span text:style-name="T355_14"><text:s/></text:span><text:span text:style-name="T355_15">CREDIT</text:span><text:span text:style-name="T355_16"><text:s/></text:span><text:span text:style-name="T355_17">WALLET</text:span><text:span text:style-name="T355_18"><text:s/></text:span><text:span text:style-name="T355_19">ADDRESS</text:span><text:span text:style-name="T355_20"><text:s/></text:span><text:span text:style-name="T355_21">TO</text:span><text:span text:style-name="T355_22"><text:s/></text:span><text:span text:style-name="T355_23">TRANSACTION</text:span><text:span text:style-name="T355_24"><text:s text:c="3"/><text:tab/><text:s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addecoutput</text:span><text:span text:style-name="T356_6"><text:s/></text:span><text:span text:style-name="T356_7">transaction</text:span><text:span text:style-name="T356_8">07<text:s/>$</text:span><text:span text:style-name="T356_9">ECWALLETADDRESSKEY</text:span><text:span text:style-name="T356_10">01<text:s/>7</text:span></text:p>
      <text:p text:style-name="P357"><text:span text:style-name="T357_1">echo</text:span></text:p>
      <text:p text:style-name="P358"><text:span text:style-name="T358_1">echo</text:span><text:span text:style-name="T358_2"><text:s/>2.8.4.2<text:s/></text:span><text:span text:style-name="T358_3">ADD</text:span><text:span text:style-name="T358_4"><text:s/>2</text:span><text:span text:style-name="T358_5">ND</text:span><text:span text:style-name="T358_6"><text:s/></text:span><text:span text:style-name="T358_7">PURCHASE</text:span><text:span text:style-name="T358_8"><text:s/></text:span><text:span text:style-name="T358_9">TO</text:span><text:span text:style-name="T358_10"><text:s/>1</text:span><text:span text:style-name="T358_11">ST</text:span><text:span text:style-name="T358_12"><text:s/></text:span><text:span text:style-name="T358_13">ENTRY</text:span><text:span text:style-name="T358_14"><text:s/></text:span><text:span text:style-name="T358_15">CREDIT</text:span><text:span text:style-name="T358_16"><text:s/></text:span><text:span text:style-name="T358_17">WALLET</text:span><text:span text:style-name="T358_18"><text:s/></text:span><text:span text:style-name="T358_19">ADDRESS</text:span><text:span text:style-name="T358_20"><text:s/></text:span><text:span text:style-name="T358_21">TO</text:span><text:span text:style-name="T358_22"><text:s/></text:span><text:span text:style-name="T358_23">TRANSACTION</text:span><text:span text:style-name="T358_24"><text:s text:c="3"/><text:tab/><text:s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addecoutput</text:span><text:span text:style-name="T359_6"><text:s/></text:span><text:span text:style-name="T359_7">transaction</text:span><text:span text:style-name="T359_8">07<text:s/>$</text:span><text:span text:style-name="T359_9">ECWALLETADDRESSKEY</text:span><text:span text:style-name="T359_10">01<text:s/>8</text:span></text:p>
      <text:p text:style-name="P360"><text:span text:style-name="T360_1">echo</text:span></text:p>
      <text:p text:style-name="P361"><text:span text:style-name="T361_1">echo</text:span><text:span text:style-name="T361_2"><text:s/>2.8.4.3<text:s/></text:span><text:span text:style-name="T361_3">ADD</text:span><text:span text:style-name="T361_4"><text:s/>2</text:span><text:span text:style-name="T361_5">ND</text:span><text:span text:style-name="T361_6"><text:s/></text:span><text:span text:style-name="T361_7">PURCHASE</text:span><text:span text:style-name="T361_8"><text:s/></text:span><text:span text:style-name="T361_9">TO</text:span><text:span text:style-name="T361_10"><text:s/>1</text:span><text:span text:style-name="T361_11">ST</text:span><text:span text:style-name="T361_12"><text:s/></text:span><text:span text:style-name="T361_13">ENTRY</text:span><text:span text:style-name="T361_14"><text:s/></text:span><text:span text:style-name="T361_15">CREDIT</text:span><text:span text:style-name="T361_16"><text:s/></text:span><text:span text:style-name="T361_17">WALLET</text:span><text:span text:style-name="T361_18"><text:s/></text:span><text:span text:style-name="T361_19">ADDRESS</text:span><text:span text:style-name="T361_20"><text:s/></text:span><text:span text:style-name="T361_21">TO</text:span><text:span text:style-name="T361_22"><text:s/></text:span><text:span text:style-name="T361_23">TRANSACTION</text:span><text:span text:style-name="T361_24"><text:s text:c="3"/><text:tab/><text:s/>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addecoutput</text:span><text:span text:style-name="T362_6"><text:s/></text:span><text:span text:style-name="T362_7">transaction</text:span><text:span text:style-name="T362_8">07<text:s/>$</text:span><text:span text:style-name="T362_9">ECWALLETADDRESSKEY</text:span><text:span text:style-name="T362_10">02<text:s/>9</text:span></text:p>
      <text:p text:style-name="P363"><text:span text:style-name="T363_1">echo</text:span></text:p>
      <text:p text:style-name="P364"><text:span text:style-name="T364_1">echo</text:span><text:span text:style-name="T364_2"><text:s/>2.8.5<text:s/></text:span><text:span text:style-name="T364_3">COMPLEX</text:span><text:span text:style-name="T364_4"><text:s/></text:span><text:span text:style-name="T364_5">TRANSACTION</text:span><text:span text:style-name="T364_6"><text:s/></text:span><text:span text:style-name="T364_7">FEE</text:span><text:span text:style-name="T364_8"><text:s text:c="3"/><text:tab/><text:s/>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transactions</text:span></text:p>
      <text:p text:style-name="P366"><text:span text:style-name="T366_1">echo</text:span></text:p>
      <text:p text:style-name="P367"><text:span text:style-name="T367_1">echo</text:span><text:span text:style-name="T367_2"><text:s/>2.8.6<text:s/></text:span><text:span text:style-name="T367_3">SIGN</text:span><text:span text:style-name="T367_4"><text:s/></text:span><text:span text:style-name="T367_5">TRANSACTION</text:span><text:span text:style-name="T367_6"><text:s text:c="3"/><text:tab/><text:s/>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sign</text:span><text:span text:style-name="T368_6"><text:s/></text:span><text:span text:style-name="T368_7">transaction</text:span><text:span text:style-name="T368_8">07</text:span></text:p>
      <text:p text:style-name="P369"><text:span text:style-name="T369_1">echo</text:span></text:p>
      <text:p text:style-name="P370"><text:span text:style-name="T370_1">echo</text:span><text:span text:style-name="T370_2"><text:s/>2.8.7<text:s/></text:span><text:span text:style-name="T370_3">SUBMIT</text:span><text:span text:style-name="T370_4"><text:s/></text:span><text:span text:style-name="T370_5">TRANSACTION</text:span><text:span text:style-name="T370_6"><text:s text:c="3"/><text:tab/><text:s/>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submit</text:span><text:span text:style-name="T371_6"><text:s/></text:span><text:span text:style-name="T371_7">transaction</text:span><text:span text:style-name="T371_8">07</text:span></text:p>
      <text:p text:style-name="P372"><text:span text:style-name="T372_1">echo</text:span></text:p>
      <text:p text:style-name="P373"><text:span text:style-name="T373_1">echo</text:span><text:span text:style-name="T373_2"><text:s/>2.8.8<text:s/></text:span><text:span text:style-name="T373_3">VERIFY</text:span><text:span text:style-name="T373_4"><text:s/></text:span><text:span text:style-name="T373_5">WALLET</text:span><text:span text:style-name="T373_6"><text:s/></text:span><text:span text:style-name="T373_7">BALANCES</text:span><text:span text:style-name="T373_8"><text:s text:c="3"/><text:tab/><text:s/>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balance</text:span><text:span text:style-name="T374_6"><text:s/></text:span><text:span text:style-name="T374_7">fct</text:span><text:span text:style-name="T374_8"><text:s/></text:span><text:span text:style-name="T374_9">factoid</text:span><text:span text:style-name="T374_10">-</text:span><text:span text:style-name="T374_11">wallet</text:span><text:span text:style-name="T374_12">-</text:span><text:span text:style-name="T374_13">address</text:span><text:span text:style-name="T374_14">-</text:span><text:span text:style-name="T374_15">name</text:span><text:span text:style-name="T374_16">01</text:span></text:p>
      <text:p text:style-name="P375"><text:span text:style-name="T375_1">factom</text:span><text:span text:style-name="T375_2">-</text:span><text:span text:style-name="T375_3">cli</text:span><text:span text:style-name="T375_4"><text:s/></text:span><text:span text:style-name="T375_5">balance</text:span><text:span text:style-name="T375_6"><text:s/></text:span><text:span text:style-name="T375_7">fct</text:span><text:span text:style-name="T375_8"><text:s/></text:span><text:span text:style-name="T375_9">factoid</text:span><text:span text:style-name="T375_10">-</text:span><text:span text:style-name="T375_11">wallet</text:span><text:span text:style-name="T375_12">-</text:span><text:span text:style-name="T375_13">address</text:span><text:span text:style-name="T375_14">-</text:span><text:span text:style-name="T375_15">name</text:span><text:span text:style-name="T375_16">02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balance</text:span><text:span text:style-name="T376_6"><text:s/></text:span><text:span text:style-name="T376_7">ec</text:span><text:span text:style-name="T376_8"><text:s/>$</text:span><text:span text:style-name="T376_9">ECWALLETADDRESSKEY</text:span><text:span text:style-name="T376_10">01</text:span></text:p>
      <text:p text:style-name="P377"><text:span text:style-name="T377_1">factom</text:span><text:span text:style-name="T377_2">-</text:span><text:span text:style-name="T377_3">cli</text:span><text:span text:style-name="T377_4"><text:s/></text:span><text:span text:style-name="T377_5">balance</text:span><text:span text:style-name="T377_6"><text:s/></text:span><text:span text:style-name="T377_7">ec</text:span><text:span text:style-name="T377_8"><text:s/>$</text:span><text:span text:style-name="T377_9">ECWALLETADDRESSKEY</text:span><text:span text:style-name="T377_10">02</text:span></text:p>
      <text:p text:style-name="P378"><text:span text:style-name="T378_1">echo</text:span></text:p>
      <text:p text:style-name="P379"/>
      <text:p text:style-name="P380"><text:span text:style-name="T380_1">echo</text:span><text:span text:style-name="T380_2"><text:s/>2.9<text:s/></text:span><text:span text:style-name="T380_3">TEST</text:span><text:span text:style-name="T380_4"><text:s/></text:span><text:span text:style-name="T380_5">TRANSACTION</text:span><text:span text:style-name="T380_6"><text:s/></text:span><text:span text:style-name="T380_7">PARAMETER</text:span><text:span text:style-name="T380_8"><text:s/></text:span><text:span text:style-name="T380_9">LIMITS</text:span></text:p>
      <text:p text:style-name="P381"><text:span text:style-name="T381_1">echo</text:span></text:p>
      <text:p text:style-name="P382"><text:span text:style-name="T382_1">echo</text:span><text:span text:style-name="T382_2"><text:s/>2.9.1<text:s/></text:span><text:span text:style-name="T382_3">ADD</text:span><text:span text:style-name="T382_4"><text:s/></text:span><text:span text:style-name="T382_5">INPUT</text:span><text:span text:style-name="T382_6"><text:s/></text:span><text:span text:style-name="T382_7">OF</text:span><text:span text:style-name="T382_8"><text:s/>-1<text:s/></text:span><text:span text:style-name="T382_9">FACTOIDS</text:span><text:span text:style-name="T382_10"><text:s/></text:span><text:span text:style-name="T382_11">TO</text:span><text:span text:style-name="T382_12"><text:s/></text:span><text:span text:style-name="T382_13">TRANSACTION</text:span><text:span text:style-name="T382_14"><text:s text:c="3"/><text:tab/><text:s/></text:span></text:p>
      <text:p text:style-name="P383"><text:span text:style-name="T383_1">factom</text:span><text:span text:style-name="T383_2">-</text:span><text:span text:style-name="T383_3">cli</text:span><text:span text:style-name="T383_4"><text:s/></text:span><text:span text:style-name="T383_5">balance</text:span><text:span text:style-name="T383_6"><text:s/></text:span><text:span text:style-name="T383_7">fct</text:span><text:span text:style-name="T383_8"><text:s/></text:span><text:span text:style-name="T383_9">factoid</text:span><text:span text:style-name="T383_10">-</text:span><text:span text:style-name="T383_11">wallet</text:span><text:span text:style-name="T383_12">-</text:span><text:span text:style-name="T383_13">address</text:span><text:span text:style-name="T383_14">-</text:span><text:span text:style-name="T383_15">name</text:span><text:span text:style-name="T383_16">01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newtransaction</text:span><text:span text:style-name="T384_6"><text:s/></text:span><text:span text:style-name="T384_7">transaction</text:span><text:span text:style-name="T384_8">08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addinput</text:span><text:span text:style-name="T385_6"><text:s/></text:span><text:span text:style-name="T385_7">transaction</text:span><text:span text:style-name="T385_8">08<text:s/></text:span><text:span text:style-name="T385_9">factoid</text:span><text:span text:style-name="T385_10">-</text:span><text:span text:style-name="T385_11">wallet</text:span><text:span text:style-name="T385_12">-</text:span><text:span text:style-name="T385_13">address</text:span><text:span text:style-name="T385_14">-</text:span><text:span text:style-name="T385_15">name</text:span><text:span text:style-name="T385_16">01<text:s/>-1</text:span></text:p>
      <text:p text:style-name="P386"><text:span text:style-name="T386_1">factom</text:span><text:span text:style-name="T386_2">-</text:span><text:span text:style-name="T386_3">cli</text:span><text:span text:style-name="T386_4"><text:s/></text:span><text:span text:style-name="T386_5">sign</text:span><text:span text:style-name="T386_6"><text:s/></text:span><text:span text:style-name="T386_7">transaction</text:span><text:span text:style-name="T386_8">08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submit</text:span><text:span text:style-name="T387_6"><text:s/></text:span><text:span text:style-name="T387_7">transaction</text:span><text:span text:style-name="T387_8">08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balance</text:span><text:span text:style-name="T388_6"><text:s/></text:span><text:span text:style-name="T388_7">fct</text:span><text:span text:style-name="T388_8"><text:s/></text:span><text:span text:style-name="T388_9">factoid</text:span><text:span text:style-name="T388_10">-</text:span><text:span text:style-name="T388_11">wallet</text:span><text:span text:style-name="T388_12">-</text:span><text:span text:style-name="T388_13">address</text:span><text:span text:style-name="T388_14">-</text:span><text:span text:style-name="T388_15">name</text:span><text:span text:style-name="T388_16">01</text:span></text:p>
      <text:p text:style-name="P389"><text:span text:style-name="T389_1">echo</text:span></text:p>
      <text:p text:style-name="P390"/>
      <text:p text:style-name="P391"><text:span text:style-name="T391_1">echo</text:span><text:span text:style-name="T391_2"><text:s/>2.9.2<text:s/></text:span><text:span text:style-name="T391_3">ADD</text:span><text:span text:style-name="T391_4"><text:s/></text:span><text:span text:style-name="T391_5">INPUT</text:span><text:span text:style-name="T391_6"><text:s/></text:span><text:span text:style-name="T391_7">OF</text:span><text:span text:style-name="T391_8"><text:s/>0<text:s/></text:span><text:span text:style-name="T391_9">FACTOIDS</text:span><text:span text:style-name="T391_10"><text:s/></text:span><text:span text:style-name="T391_11">TO</text:span><text:span text:style-name="T391_12"><text:s/></text:span><text:span text:style-name="T391_13">TRANSACTION</text:span><text:span text:style-name="T391_14"><text:s text:c="3"/><text:tab/><text:s/>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balance</text:span><text:span text:style-name="T392_6"><text:s/></text:span><text:span text:style-name="T392_7">fct</text:span><text:span text:style-name="T392_8"><text:s/></text:span><text:span text:style-name="T392_9">factoid</text:span><text:span text:style-name="T392_10">-</text:span><text:span text:style-name="T392_11">wallet</text:span><text:span text:style-name="T392_12">-</text:span><text:span text:style-name="T392_13">address</text:span><text:span text:style-name="T392_14">-</text:span><text:span text:style-name="T392_15">name</text:span><text:span text:style-name="T392_16">03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newtransaction</text:span><text:span text:style-name="T393_6"><text:s/></text:span><text:span text:style-name="T393_7">transaction</text:span><text:span text:style-name="T393_8">09</text:span></text:p>
      <text:p text:style-name="P394"><text:span text:style-name="T394_1">factom</text:span><text:span text:style-name="T394_2">-</text:span><text:span text:style-name="T394_3">cli</text:span><text:span text:style-name="T394_4"><text:s/></text:span><text:span text:style-name="T394_5">addinput</text:span><text:span text:style-name="T394_6"><text:s/></text:span><text:span text:style-name="T394_7">transaction</text:span><text:span text:style-name="T394_8">09<text:s/></text:span><text:span text:style-name="T394_9">factoid</text:span><text:span text:style-name="T394_10">-</text:span><text:span text:style-name="T394_11">wallet</text:span><text:span text:style-name="T394_12">-</text:span><text:span text:style-name="T394_13">address</text:span><text:span text:style-name="T394_14">-</text:span><text:span text:style-name="T394_15">name</text:span><text:span text:style-name="T394_16">03<text:s/>0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sign</text:span><text:span text:style-name="T395_6"><text:s/></text:span><text:span text:style-name="T395_7">transaction</text:span><text:span text:style-name="T395_8">09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submit</text:span><text:span text:style-name="T396_6"><text:s/></text:span><text:span text:style-name="T396_7">transaction</text:span><text:span text:style-name="T396_8">09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balance</text:span><text:span text:style-name="T397_6"><text:s/></text:span><text:span text:style-name="T397_7">fct</text:span><text:span text:style-name="T397_8"><text:s/></text:span><text:span text:style-name="T397_9">factoid</text:span><text:span text:style-name="T397_10">-</text:span><text:span text:style-name="T397_11">wallet</text:span><text:span text:style-name="T397_12">-</text:span><text:span text:style-name="T397_13">address</text:span><text:span text:style-name="T397_14">-</text:span><text:span text:style-name="T397_15">name</text:span><text:span text:style-name="T397_16">03</text:span></text:p>
      <text:p text:style-name="P398"><text:span text:style-name="T398_1">echo</text:span></text:p>
      <text:p text:style-name="P399"/>
      <text:p text:style-name="P400"><text:span text:style-name="T400_1">echo</text:span><text:span text:style-name="T400_2"><text:s/>2.9.3<text:s/></text:span><text:span text:style-name="T400_3">ADD</text:span><text:span text:style-name="T400_4"><text:s/></text:span><text:span text:style-name="T400_5">TOO</text:span><text:span text:style-name="T400_6"><text:s/></text:span><text:span text:style-name="T400_7">SMALL</text:span><text:span text:style-name="T400_8"><text:s/></text:span><text:span text:style-name="T400_9">INPUT</text:span><text:span text:style-name="T400_10"><text:s/></text:span><text:span text:style-name="T400_11">OF</text:span><text:span text:style-name="T400_12"><text:s/>0.000000009<text:s/></text:span><text:span text:style-name="T400_13">FACTOIDS</text:span><text:span text:style-name="T400_14"><text:s/></text:span><text:span text:style-name="T400_15">TO</text:span><text:span text:style-name="T400_16"><text:s/></text:span><text:span text:style-name="T400_17">TRANSACTION</text:span><text:span text:style-name="T400_18"><text:s text:c="3"/><text:tab/><text:s/>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newtransaction</text:span><text:span text:style-name="T401_6"><text:s/></text:span><text:span text:style-name="T401_7">transaction</text:span><text:span text:style-name="T401_8">10</text:span></text:p>
      <text:p text:style-name="P402"><text:span text:style-name="T402_1">factom</text:span><text:span text:style-name="T402_2">-</text:span><text:span text:style-name="T402_3">cli</text:span><text:span text:style-name="T402_4"><text:s/></text:span><text:span text:style-name="T402_5">addinput</text:span><text:span text:style-name="T402_6"><text:s/></text:span><text:span text:style-name="T402_7">transaction</text:span><text:span text:style-name="T402_8">10<text:s/></text:span><text:span text:style-name="T402_9">factoid</text:span><text:span text:style-name="T402_10">-</text:span><text:span text:style-name="T402_11">wallet</text:span><text:span text:style-name="T402_12">-</text:span><text:span text:style-name="T402_13">address</text:span><text:span text:style-name="T402_14">-</text:span><text:span text:style-name="T402_15">name</text:span><text:span text:style-name="T402_16">03<text:s/>0.000000009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sign</text:span><text:span text:style-name="T403_6"><text:s/></text:span><text:span text:style-name="T403_7">transaction</text:span><text:span text:style-name="T403_8">10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submit</text:span><text:span text:style-name="T404_6"><text:s/></text:span><text:span text:style-name="T404_7">transaction</text:span><text:span text:style-name="T404_8">10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balance</text:span><text:span text:style-name="T405_6"><text:s/></text:span><text:span text:style-name="T405_7">fct</text:span><text:span text:style-name="T405_8"><text:s/></text:span><text:span text:style-name="T405_9">factoid</text:span><text:span text:style-name="T405_10">-</text:span><text:span text:style-name="T405_11">wallet</text:span><text:span text:style-name="T405_12">-</text:span><text:span text:style-name="T405_13">address</text:span><text:span text:style-name="T405_14">-</text:span><text:span text:style-name="T405_15">name</text:span><text:span text:style-name="T405_16">03</text:span></text:p>
      <text:p text:style-name="P406"><text:span text:style-name="T406_1">echo</text:span></text:p>
      <text:p text:style-name="P407"/>
      <text:p text:style-name="P408"><text:span text:style-name="T408_1">echo</text:span><text:span text:style-name="T408_2"><text:s/>2.9.4<text:s/></text:span><text:span text:style-name="T408_3">ADD</text:span><text:span text:style-name="T408_4"><text:s/></text:span><text:span text:style-name="T408_5">FRACTIONAL</text:span><text:span text:style-name="T408_6"><text:s/></text:span><text:span text:style-name="T408_7">INPUT</text:span><text:span text:style-name="T408_8"><text:s/></text:span><text:span text:style-name="T408_9">OF</text:span><text:span text:style-name="T408_10"><text:s/></text:span><text:span text:style-name="T408_11">FACTOIDS</text:span><text:span text:style-name="T408_12"><text:s/></text:span><text:span text:style-name="T408_13">TO</text:span><text:span text:style-name="T408_14"><text:s/></text:span><text:span text:style-name="T408_15">TRANSACTION</text:span><text:span text:style-name="T408_16"><text:s text:c="3"/><text:tab/><text:s/>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newtransaction</text:span><text:span text:style-name="T409_6"><text:s/></text:span><text:span text:style-name="T409_7">transaction</text:span><text:span text:style-name="T409_8">11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addinput</text:span><text:span text:style-name="T410_6"><text:s/></text:span><text:span text:style-name="T410_7">transaction</text:span><text:span text:style-name="T410_8">11<text:s/></text:span><text:span text:style-name="T410_9">factoid</text:span><text:span text:style-name="T410_10">-</text:span><text:span text:style-name="T410_11">wallet</text:span><text:span text:style-name="T410_12">-</text:span><text:span text:style-name="T410_13">address</text:span><text:span text:style-name="T410_14">-</text:span><text:span text:style-name="T410_15">name</text:span><text:span text:style-name="T410_16">03<text:s/>0.5</text:span></text:p>
      <text:p text:style-name="P411"><text:span text:style-name="T411_1">factom</text:span><text:span text:style-name="T411_2">-</text:span><text:span text:style-name="T411_3">cli</text:span><text:span text:style-name="T411_4"><text:s/></text:span><text:span text:style-name="T411_5">sign</text:span><text:span text:style-name="T411_6"><text:s/></text:span><text:span text:style-name="T411_7">transaction</text:span><text:span text:style-name="T411_8">11</text:span></text:p>
      <text:p text:style-name="P412"><text:span text:style-name="T412_1">factom</text:span><text:span text:style-name="T412_2">-</text:span><text:span text:style-name="T412_3">cli</text:span><text:span text:style-name="T412_4"><text:s/></text:span><text:span text:style-name="T412_5">submit</text:span><text:span text:style-name="T412_6"><text:s/></text:span><text:span text:style-name="T412_7">transaction</text:span><text:span text:style-name="T412_8">11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balance</text:span><text:span text:style-name="T413_6"><text:s/></text:span><text:span text:style-name="T413_7">fct</text:span><text:span text:style-name="T413_8"><text:s/></text:span><text:span text:style-name="T413_9">factoid</text:span><text:span text:style-name="T413_10">-</text:span><text:span text:style-name="T413_11">wallet</text:span><text:span text:style-name="T413_12">-</text:span><text:span text:style-name="T413_13">address</text:span><text:span text:style-name="T413_14">-</text:span><text:span text:style-name="T413_15">name</text:span><text:span text:style-name="T413_16">03</text:span></text:p>
      <text:p text:style-name="P414"><text:span text:style-name="T414_1">echo</text:span></text:p>
      <text:p text:style-name="P415"/>
      <text:p text:style-name="P416"><text:span text:style-name="T416_1">echo</text:span><text:span text:style-name="T416_2"><text:s/>2.9.5<text:s/></text:span><text:span text:style-name="T416_3">ADD</text:span><text:span text:style-name="T416_4"><text:s/></text:span><text:span text:style-name="T416_5">FRACTIONAL</text:span><text:span text:style-name="T416_6"><text:s/></text:span><text:span text:style-name="T416_7">INPUT</text:span><text:span text:style-name="T416_8"><text:s/></text:span><text:span text:style-name="T416_9">OF</text:span><text:span text:style-name="T416_10"><text:s/></text:span><text:span text:style-name="T416_11">FACTOIDS</text:span><text:span text:style-name="T416_12"><text:s/></text:span><text:span text:style-name="T416_13">WITHOUT</text:span><text:span text:style-name="T416_14"><text:s/></text:span><text:span text:style-name="T416_15">LEADING</text:span><text:span text:style-name="T416_16"><text:s/>0<text:s/></text:span><text:span text:style-name="T416_17">TO</text:span><text:span text:style-name="T416_18"><text:s/></text:span><text:span text:style-name="T416_19">TRANSACTION</text:span><text:span text:style-name="T416_20"><text:s text:c="3"/><text:tab/><text:s/>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newtransaction</text:span><text:span text:style-name="T417_6"><text:s/></text:span><text:span text:style-name="T417_7">transaction</text:span><text:span text:style-name="T417_8">12</text:span></text:p>
      <text:p text:style-name="P418"><text:span text:style-name="T418_1">factom</text:span><text:span text:style-name="T418_2">-</text:span><text:span text:style-name="T418_3">cli</text:span><text:span text:style-name="T418_4"><text:s/></text:span><text:span text:style-name="T418_5">addinput</text:span><text:span text:style-name="T418_6"><text:s/></text:span><text:span text:style-name="T418_7">transaction</text:span><text:span text:style-name="T418_8">12<text:s/></text:span><text:span text:style-name="T418_9">factoid</text:span><text:span text:style-name="T418_10">-</text:span><text:span text:style-name="T418_11">wallet</text:span><text:span text:style-name="T418_12">-</text:span><text:span text:style-name="T418_13">address</text:span><text:span text:style-name="T418_14">-</text:span><text:span text:style-name="T418_15">name</text:span><text:span text:style-name="T418_16">03<text:s/>.5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sign</text:span><text:span text:style-name="T419_6"><text:s/></text:span><text:span text:style-name="T419_7">transaction</text:span><text:span text:style-name="T419_8">12</text:span></text:p>
      <text:p text:style-name="P420"><text:span text:style-name="T420_1">factom</text:span><text:span text:style-name="T420_2">-</text:span><text:span text:style-name="T420_3">cli</text:span><text:span text:style-name="T420_4"><text:s/></text:span><text:span text:style-name="T420_5">submit</text:span><text:span text:style-name="T420_6"><text:s/></text:span><text:span text:style-name="T420_7">transaction</text:span><text:span text:style-name="T420_8">12</text:span></text:p>
      <text:p text:style-name="P421"><text:span text:style-name="T421_1">factom</text:span><text:span text:style-name="T421_2">-</text:span><text:span text:style-name="T421_3">cli</text:span><text:span text:style-name="T421_4"><text:s/></text:span><text:span text:style-name="T421_5">balance</text:span><text:span text:style-name="T421_6"><text:s/></text:span><text:span text:style-name="T421_7">fct</text:span><text:span text:style-name="T421_8"><text:s/></text:span><text:span text:style-name="T421_9">factoid</text:span><text:span text:style-name="T421_10">-</text:span><text:span text:style-name="T421_11">wallet</text:span><text:span text:style-name="T421_12">-</text:span><text:span text:style-name="T421_13">address</text:span><text:span text:style-name="T421_14">-</text:span><text:span text:style-name="T421_15">name</text:span><text:span text:style-name="T421_16">03</text:span></text:p>
      <text:p text:style-name="P422"><text:span text:style-name="T422_1">echo</text:span></text:p>
      <text:p text:style-name="P423"/>
      <text:p text:style-name="P424"><text:span text:style-name="T424_1">echo</text:span><text:span text:style-name="T424_2"><text:s/>2.9.6<text:s/></text:span><text:span text:style-name="T424_3">ADD</text:span><text:span text:style-name="T424_4"><text:s/></text:span><text:span text:style-name="T424_5">INPUT</text:span><text:span text:style-name="T424_6"><text:s/></text:span><text:span text:style-name="T424_7">LARGER</text:span><text:span text:style-name="T424_8"><text:s/></text:span><text:span text:style-name="T424_9">THAN</text:span><text:span text:style-name="T424_10"><text:s/></text:span><text:span text:style-name="T424_11">FACTOID</text:span><text:span text:style-name="T424_12"><text:s/></text:span><text:span text:style-name="T424_13">BALANCE</text:span><text:span text:style-name="T424_14"><text:s/></text:span><text:span text:style-name="T424_15">TO</text:span><text:span text:style-name="T424_16"><text:s/></text:span><text:span text:style-name="T424_17">TRANSACTION</text:span><text:span text:style-name="T424_18"><text:s text:c="3"/><text:tab/><text:s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newtransaction</text:span><text:span text:style-name="T425_6"><text:s/></text:span><text:span text:style-name="T425_7">transaction</text:span><text:span text:style-name="T425_8">13</text:span></text:p>
      <text:p text:style-name="P426"><text:span text:style-name="T426_1">factom</text:span><text:span text:style-name="T426_2">-</text:span><text:span text:style-name="T426_3">cli</text:span><text:span text:style-name="T426_4"><text:s/></text:span><text:span text:style-name="T426_5">addinput</text:span><text:span text:style-name="T426_6"><text:s/></text:span><text:span text:style-name="T426_7">transaction</text:span><text:span text:style-name="T426_8">13<text:s/></text:span><text:span text:style-name="T426_9">factoid</text:span><text:span text:style-name="T426_10">-</text:span><text:span text:style-name="T426_11">wallet</text:span><text:span text:style-name="T426_12">-</text:span><text:span text:style-name="T426_13">address</text:span><text:span text:style-name="T426_14">-</text:span><text:span text:style-name="T426_15">name</text:span><text:span text:style-name="T426_16">01<text:s/>21000</text:span></text:p>
      <text:p text:style-name="P427"><text:span text:style-name="T427_1">factom</text:span><text:span text:style-name="T427_2">-</text:span><text:span text:style-name="T427_3">cli</text:span><text:span text:style-name="T427_4"><text:s/></text:span><text:span text:style-name="T427_5">sign</text:span><text:span text:style-name="T427_6"><text:s/></text:span><text:span text:style-name="T427_7">transaction</text:span><text:span text:style-name="T427_8">13</text:span></text:p>
      <text:p text:style-name="P428"><text:span text:style-name="T428_1">factom</text:span><text:span text:style-name="T428_2">-</text:span><text:span text:style-name="T428_3">cli</text:span><text:span text:style-name="T428_4"><text:s/></text:span><text:span text:style-name="T428_5">submit</text:span><text:span text:style-name="T428_6"><text:s/></text:span><text:span text:style-name="T428_7">transaction</text:span><text:span text:style-name="T428_8">13</text:span></text:p>
      <text:p text:style-name="P429"><text:span text:style-name="T429_1">factom</text:span><text:span text:style-name="T429_2">-</text:span><text:span text:style-name="T429_3">cli</text:span><text:span text:style-name="T429_4"><text:s/></text:span><text:span text:style-name="T429_5">balance</text:span><text:span text:style-name="T429_6"><text:s/></text:span><text:span text:style-name="T429_7">fct</text:span><text:span text:style-name="T429_8"><text:s/></text:span><text:span text:style-name="T429_9">factoid</text:span><text:span text:style-name="T429_10">-</text:span><text:span text:style-name="T429_11">wallet</text:span><text:span text:style-name="T429_12">-</text:span><text:span text:style-name="T429_13">address</text:span><text:span text:style-name="T429_14">-</text:span><text:span text:style-name="T429_15">name</text:span><text:span text:style-name="T429_16">03</text:span></text:p>
      <text:p text:style-name="P430"><text:span text:style-name="T430_1">echo</text:span></text:p>
      <text:p text:style-name="P431"/>
      <text:p text:style-name="P432"><text:span text:style-name="T432_1">echo</text:span><text:span text:style-name="T432_2"><text:s/>2.9.7<text:s/></text:span><text:span text:style-name="T432_3">ADD</text:span><text:span text:style-name="T432_4"><text:s/></text:span><text:span text:style-name="T432_5">LARGEST</text:span><text:span text:style-name="T432_6"><text:s/></text:span><text:span text:style-name="T432_7">ALLOWABLE</text:span><text:span text:style-name="T432_8"><text:s/></text:span><text:span text:style-name="T432_9">INPUT</text:span><text:span text:style-name="T432_10"><text:s/></text:span><text:span text:style-name="T432_11">OF</text:span><text:span text:style-name="T432_12"><text:s/>92233720368.54775806<text:s/></text:span><text:span text:style-name="T432_13">FACTOIDS</text:span><text:span text:style-name="T432_14"><text:s/></text:span><text:span text:style-name="T432_15">TO</text:span><text:span text:style-name="T432_16"><text:s/></text:span><text:span text:style-name="T432_17">TRANSACTION</text:span><text:span text:style-name="T432_18"><text:s text:c="3"/><text:tab/><text:s/></text:span></text:p>
      <text:p text:style-name="P433"><text:span text:style-name="T433_1">factom</text:span><text:span text:style-name="T433_2">-</text:span><text:span text:style-name="T433_3">cli</text:span><text:span text:style-name="T433_4"><text:s/></text:span><text:span text:style-name="T433_5">newtransaction</text:span><text:span text:style-name="T433_6"><text:s/></text:span><text:span text:style-name="T433_7">transaction</text:span><text:span text:style-name="T433_8">14</text:span></text:p>
      <text:p text:style-name="P434"><text:span text:style-name="T434_1">factom</text:span><text:span text:style-name="T434_2">-</text:span><text:span text:style-name="T434_3">cli</text:span><text:span text:style-name="T434_4"><text:s/></text:span><text:span text:style-name="T434_5">addinput</text:span><text:span text:style-name="T434_6"><text:s/></text:span><text:span text:style-name="T434_7">transaction</text:span><text:span text:style-name="T434_8">14<text:s/></text:span><text:span text:style-name="T434_9">factoid</text:span><text:span text:style-name="T434_10">-</text:span><text:span text:style-name="T434_11">wallet</text:span><text:span text:style-name="T434_12">-</text:span><text:span text:style-name="T434_13">address</text:span><text:span text:style-name="T434_14">-</text:span><text:span text:style-name="T434_15">name</text:span><text:span text:style-name="T434_16">03<text:s/>92233720368.54775806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sign</text:span><text:span text:style-name="T435_6"><text:s/></text:span><text:span text:style-name="T435_7">transaction</text:span><text:span text:style-name="T435_8">14</text:span></text:p>
      <text:p text:style-name="P436"><text:span text:style-name="T436_1">factom</text:span><text:span text:style-name="T436_2">-</text:span><text:span text:style-name="T436_3">cli</text:span><text:span text:style-name="T436_4"><text:s/></text:span><text:span text:style-name="T436_5">submit</text:span><text:span text:style-name="T436_6"><text:s/></text:span><text:span text:style-name="T436_7">transaction</text:span><text:span text:style-name="T436_8">14</text:span></text:p>
      <text:p text:style-name="P437"><text:span text:style-name="T437_1">factom</text:span><text:span text:style-name="T437_2">-</text:span><text:span text:style-name="T437_3">cli</text:span><text:span text:style-name="T437_4"><text:s/></text:span><text:span text:style-name="T437_5">balance</text:span><text:span text:style-name="T437_6"><text:s/></text:span><text:span text:style-name="T437_7">fct</text:span><text:span text:style-name="T437_8"><text:s/></text:span><text:span text:style-name="T437_9">factoid</text:span><text:span text:style-name="T437_10">-</text:span><text:span text:style-name="T437_11">wallet</text:span><text:span text:style-name="T437_12">-</text:span><text:span text:style-name="T437_13">address</text:span><text:span text:style-name="T437_14">-</text:span><text:span text:style-name="T437_15">name</text:span><text:span text:style-name="T437_16">03</text:span></text:p>
      <text:p text:style-name="P438"><text:span text:style-name="T438_1">echo</text:span></text:p>
      <text:p text:style-name="P439"/>
      <text:p text:style-name="P440"><text:span text:style-name="T440_1">echo</text:span><text:span text:style-name="T440_2"><text:s/>2.9.8<text:s/></text:span><text:span text:style-name="T440_3">ADD</text:span><text:span text:style-name="T440_4"><text:s/></text:span><text:span text:style-name="T440_5">TOO</text:span><text:span text:style-name="T440_6"><text:s/></text:span><text:span text:style-name="T440_7">LARGE</text:span><text:span text:style-name="T440_8"><text:s/></text:span><text:span text:style-name="T440_9">INPUT</text:span><text:span text:style-name="T440_10"><text:s/></text:span><text:span text:style-name="T440_11">OF</text:span><text:span text:style-name="T440_12"><text:s/>92233720369<text:s/></text:span><text:span text:style-name="T440_13">FACTOIDS</text:span><text:span text:style-name="T440_14"><text:s/></text:span><text:span text:style-name="T440_15">TO</text:span><text:span text:style-name="T440_16"><text:s/></text:span><text:span text:style-name="T440_17">TRANSACTION</text:span><text:span text:style-name="T440_18"><text:s text:c="3"/><text:tab/><text:s/>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newtransaction</text:span><text:span text:style-name="T441_6"><text:s/></text:span><text:span text:style-name="T441_7">transaction</text:span><text:span text:style-name="T441_8">15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addinput</text:span><text:span text:style-name="T442_6"><text:s/></text:span><text:span text:style-name="T442_7">transaction</text:span><text:span text:style-name="T442_8">15<text:s/></text:span><text:span text:style-name="T442_9">factoid</text:span><text:span text:style-name="T442_10">-</text:span><text:span text:style-name="T442_11">wallet</text:span><text:span text:style-name="T442_12">-</text:span><text:span text:style-name="T442_13">address</text:span><text:span text:style-name="T442_14">-</text:span><text:span text:style-name="T442_15">name</text:span><text:span text:style-name="T442_16">03<text:s/>92233720369</text:span></text:p>
      <text:p text:style-name="P443"><text:span text:style-name="T443_1">factom</text:span><text:span text:style-name="T443_2">-</text:span><text:span text:style-name="T443_3">cli</text:span><text:span text:style-name="T443_4"><text:s/></text:span><text:span text:style-name="T443_5">sign</text:span><text:span text:style-name="T443_6"><text:s/></text:span><text:span text:style-name="T443_7">transaction</text:span><text:span text:style-name="T443_8">15</text:span></text:p>
      <text:p text:style-name="P444"><text:span text:style-name="T444_1">factom</text:span><text:span text:style-name="T444_2">-</text:span><text:span text:style-name="T444_3">cli</text:span><text:span text:style-name="T444_4"><text:s/></text:span><text:span text:style-name="T444_5">submit</text:span><text:span text:style-name="T444_6"><text:s/></text:span><text:span text:style-name="T444_7">transaction</text:span><text:span text:style-name="T444_8">15</text:span></text:p>
      <text:p text:style-name="P445"><text:span text:style-name="T445_1">factom</text:span><text:span text:style-name="T445_2">-</text:span><text:span text:style-name="T445_3">cli</text:span><text:span text:style-name="T445_4"><text:s/></text:span><text:span text:style-name="T445_5">balance</text:span><text:span text:style-name="T445_6"><text:s/></text:span><text:span text:style-name="T445_7">fct</text:span><text:span text:style-name="T445_8"><text:s/></text:span><text:span text:style-name="T445_9">factoid</text:span><text:span text:style-name="T445_10">-</text:span><text:span text:style-name="T445_11">wallet</text:span><text:span text:style-name="T445_12">-</text:span><text:span text:style-name="T445_13">address</text:span><text:span text:style-name="T445_14">-</text:span><text:span text:style-name="T445_15">name</text:span><text:span text:style-name="T445_16">03</text:span></text:p>
      <text:p text:style-name="P446"><text:span text:style-name="T446_1">echo</text:span></text:p>
      <text:p text:style-name="P447"/>
      <text:p text:style-name="P448"><text:span text:style-name="T448_1">echo</text:span><text:span text:style-name="T448_2"><text:s/>2.9.9<text:s/></text:span><text:span text:style-name="T448_3">CREATE</text:span><text:span text:style-name="T448_4"><text:s/></text:span><text:span text:style-name="T448_5">LARGEST</text:span><text:span text:style-name="T448_6"><text:s/></text:span><text:span text:style-name="T448_7">ALLOWABLE</text:span><text:span text:style-name="T448_8"><text:s/></text:span><text:span text:style-name="T448_9">TRANSACTION</text:span><text:span text:style-name="T448_10"><text:s/>\(10</text:span><text:span text:style-name="T448_11">KB</text:span><text:span text:style-name="T448_12">\)<text:s text:c="3"/><text:tab/><text:s/></text:span></text:p>
      <text:p text:style-name="P449"><text:span text:style-name="T449_1">factom</text:span><text:span text:style-name="T449_2">-</text:span><text:span text:style-name="T449_3">cli</text:span><text:span text:style-name="T449_4"><text:s/></text:span><text:span text:style-name="T449_5">newtransaction</text:span><text:span text:style-name="T449_6"><text:s/></text:span><text:span text:style-name="T449_7">transaction</text:span><text:span text:style-name="T449_8">16</text:span></text:p>
      <text:p text:style-name="P450"><text:span text:style-name="T450_1">for</text:span><text:span text:style-name="T450_2"><text:s/>((</text:span><text:span text:style-name="T450_3">i</text:span><text:span text:style-name="T450_4">=0;<text:s/></text:span><text:span text:style-name="T450_5">i</text:span><text:span text:style-name="T450_6"><text:s/>&lt;<text:s/>76;<text:s/></text:span><text:span text:style-name="T450_7">i</text:span><text:span text:style-name="T450_8">++));<text:s/></text:span><text:span text:style-name="T450_9">do</text:span></text:p>
      <text:p text:style-name="P451"><text:span text:style-name="T451_1"><text:tab/></text:span><text:span text:style-name="T451_2">factom</text:span><text:span text:style-name="T451_3">-</text:span><text:span text:style-name="T451_4">cli</text:span><text:span text:style-name="T451_5"><text:s/></text:span><text:span text:style-name="T451_6">newtransaction</text:span><text:span text:style-name="T451_7"><text:s/></text:span><text:span text:style-name="T451_8">transfertransaction</text:span><text:span text:style-name="T451_9">$</text:span><text:span text:style-name="T451_10">i</text:span></text:p>
      <text:p text:style-name="P452"><text:span text:style-name="T452_1"><text:tab/></text:span><text:span text:style-name="T452_2">factom</text:span><text:span text:style-name="T452_3">-</text:span><text:span text:style-name="T452_4">cli</text:span><text:span text:style-name="T452_5"><text:s/></text:span><text:span text:style-name="T452_6">addinput</text:span><text:span text:style-name="T452_7"><text:s/></text:span><text:span text:style-name="T452_8">transfertransaction</text:span><text:span text:style-name="T452_9">$</text:span><text:span text:style-name="T452_10">i</text:span><text:span text:style-name="T452_11"><text:s/></text:span><text:span text:style-name="T452_12">dummy</text:span><text:span text:style-name="T452_13">0<text:s/>2</text:span></text:p>
      <text:p text:style-name="P453"><text:span text:style-name="T453_1"><text:tab/></text:span><text:span text:style-name="T453_2">factom</text:span><text:span text:style-name="T453_3">-</text:span><text:span text:style-name="T453_4">cli</text:span><text:span text:style-name="T453_5"><text:s/></text:span><text:span text:style-name="T453_6">generateaddress</text:span><text:span text:style-name="T453_7"><text:s/></text:span><text:span text:style-name="T453_8">fct</text:span><text:span text:style-name="T453_9"><text:s/></text:span><text:span text:style-name="T453_10">input</text:span><text:span text:style-name="T453_11">-</text:span><text:span text:style-name="T453_12">address</text:span><text:span text:style-name="T453_13">-</text:span><text:span text:style-name="T453_14">name</text:span><text:span text:style-name="T453_15">$</text:span><text:span text:style-name="T453_16">i</text:span></text:p>
      <text:p text:style-name="P454"><text:span text:style-name="T454_1"><text:tab/></text:span><text:span text:style-name="T454_2">factom</text:span><text:span text:style-name="T454_3">-</text:span><text:span text:style-name="T454_4">cli</text:span><text:span text:style-name="T454_5"><text:s/></text:span><text:span text:style-name="T454_6">addoutput</text:span><text:span text:style-name="T454_7"><text:s/></text:span><text:span text:style-name="T454_8">transfertransaction</text:span><text:span text:style-name="T454_9">$</text:span><text:span text:style-name="T454_10">i</text:span><text:span text:style-name="T454_11"><text:s/></text:span><text:span text:style-name="T454_12">input</text:span><text:span text:style-name="T454_13">-</text:span><text:span text:style-name="T454_14">address</text:span><text:span text:style-name="T454_15">-</text:span><text:span text:style-name="T454_16">name</text:span><text:span text:style-name="T454_17">$</text:span><text:span text:style-name="T454_18">i</text:span><text:span text:style-name="T454_19"><text:s/>1.9</text:span></text:p>
      <text:p text:style-name="P455"><text:span text:style-name="T455_1"><text:tab/></text:span><text:span text:style-name="T455_2">factom</text:span><text:span text:style-name="T455_3">-</text:span><text:span text:style-name="T455_4">cli</text:span><text:span text:style-name="T455_5"><text:s/></text:span><text:span text:style-name="T455_6">sign</text:span><text:span text:style-name="T455_7"><text:s/></text:span><text:span text:style-name="T455_8">transfertransaction</text:span><text:span text:style-name="T455_9">$</text:span><text:span text:style-name="T455_10">i</text:span></text:p>
      <text:p text:style-name="P456"><text:span text:style-name="T456_1"><text:tab/></text:span><text:span text:style-name="T456_2">factom</text:span><text:span text:style-name="T456_3">-</text:span><text:span text:style-name="T456_4">cli</text:span><text:span text:style-name="T456_5"><text:s/></text:span><text:span text:style-name="T456_6">submit</text:span><text:span text:style-name="T456_7"><text:s/></text:span><text:span text:style-name="T456_8">transfertransaction</text:span><text:span text:style-name="T456_9">$</text:span><text:span text:style-name="T456_10">i</text:span></text:p>
      <text:p text:style-name="P457"><text:span text:style-name="T457_1"><text:tab/></text:span><text:span text:style-name="T457_2">j</text:span><text:span text:style-name="T457_3">=`</text:span><text:span text:style-name="T457_4">echo</text:span><text:span text:style-name="T457_5"><text:s/>"</text:span><text:span text:style-name="T457_6">scale</text:span><text:span text:style-name="T457_7">=8;$</text:span><text:span text:style-name="T457_8">i</text:span><text:span text:style-name="T457_9">/100"<text:s/>|<text:s/></text:span><text:span text:style-name="T457_10">bc</text:span><text:span text:style-name="T457_11">`</text:span></text:p>
      <text:p text:style-name="P458"><text:span text:style-name="T458_1"><text:tab/></text:span><text:span text:style-name="T458_2">factom</text:span><text:span text:style-name="T458_3">-</text:span><text:span text:style-name="T458_4">cli</text:span><text:span text:style-name="T458_5"><text:s/></text:span><text:span text:style-name="T458_6">addinput</text:span><text:span text:style-name="T458_7"><text:s/></text:span><text:span text:style-name="T458_8">transaction</text:span><text:span text:style-name="T458_9">16<text:s/></text:span><text:span text:style-name="T458_10">input</text:span><text:span text:style-name="T458_11">-</text:span><text:span text:style-name="T458_12">address</text:span><text:span text:style-name="T458_13">-</text:span><text:span text:style-name="T458_14">name</text:span><text:span text:style-name="T458_15">$</text:span><text:span text:style-name="T458_16">i</text:span><text:span text:style-name="T458_17"><text:s/>$</text:span><text:span text:style-name="T458_18">j</text:span></text:p>
      <text:p text:style-name="P459"><text:span text:style-name="T459_1">done</text:span></text:p>
      <text:p text:style-name="P460"><text:span text:style-name="T460_1">factom</text:span><text:span text:style-name="T460_2">-</text:span><text:span text:style-name="T460_3">cli</text:span><text:span text:style-name="T460_4"><text:s/></text:span><text:span text:style-name="T460_5">sign</text:span><text:span text:style-name="T460_6"><text:s/></text:span><text:span text:style-name="T460_7">transaction</text:span><text:span text:style-name="T460_8">16</text:span></text:p>
      <text:p text:style-name="P461"><text:span text:style-name="T461_1">factom</text:span><text:span text:style-name="T461_2">-</text:span><text:span text:style-name="T461_3">cli</text:span><text:span text:style-name="T461_4"><text:s/></text:span><text:span text:style-name="T461_5">submit</text:span><text:span text:style-name="T461_6"><text:s/></text:span><text:span text:style-name="T461_7">transaction</text:span><text:span text:style-name="T461_8">16</text:span></text:p>
      <text:p text:style-name="P462"><text:span text:style-name="T462_1">echo</text:span></text:p>
      <text:p text:style-name="P463"/>
      <text:p text:style-name="P464"><text:span text:style-name="T464_1">echo</text:span><text:span text:style-name="T464_2"><text:s/>2.9.10<text:s/></text:span><text:span text:style-name="T464_3">TRY</text:span><text:span text:style-name="T464_4"><text:s/></text:span><text:span text:style-name="T464_5">TO</text:span><text:span text:style-name="T464_6"><text:s/></text:span><text:span text:style-name="T464_7">CREATE</text:span><text:span text:style-name="T464_8"><text:s/></text:span><text:span text:style-name="T464_9">TRANSACTION</text:span><text:span text:style-name="T464_10"><text:s/></text:span><text:span text:style-name="T464_11">LARGER</text:span><text:span text:style-name="T464_12"><text:s/></text:span><text:span text:style-name="T464_13">THAN</text:span><text:span text:style-name="T464_14"><text:s/></text:span><text:span text:style-name="T464_15">ALLOWABLE</text:span><text:span text:style-name="T464_16"><text:s/>\(\&gt;10</text:span><text:span text:style-name="T464_17">KB</text:span><text:span text:style-name="T464_18">\)<text:s text:c="3"/><text:tab/><text:s/>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newtransaction</text:span><text:span text:style-name="T465_6"><text:s/></text:span><text:span text:style-name="T465_7">transaction</text:span><text:span text:style-name="T465_8">17</text:span></text:p>
      <text:p text:style-name="P466"><text:span text:style-name="T466_1">factom</text:span><text:span text:style-name="T466_2">-</text:span><text:span text:style-name="T466_3">cli</text:span><text:span text:style-name="T466_4"><text:s/></text:span><text:span text:style-name="T466_5">newtransaction</text:span><text:span text:style-name="T466_6"><text:s/></text:span><text:span text:style-name="T466_7">transfertransaction</text:span><text:span text:style-name="T466_8">76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addinput</text:span><text:span text:style-name="T467_6"><text:s/></text:span><text:span text:style-name="T467_7">transfertransaction</text:span><text:span text:style-name="T467_8">76<text:s/></text:span><text:span text:style-name="T467_9">dummy</text:span><text:span text:style-name="T467_10">0<text:s/>2</text:span></text:p>
      <text:p text:style-name="P468"><text:span text:style-name="T468_1">factom</text:span><text:span text:style-name="T468_2">-</text:span><text:span text:style-name="T468_3">cli</text:span><text:span text:style-name="T468_4"><text:s/></text:span><text:span text:style-name="T468_5">generateaddress</text:span><text:span text:style-name="T468_6"><text:s/></text:span><text:span text:style-name="T468_7">fct</text:span><text:span text:style-name="T468_8"><text:s/></text:span><text:span text:style-name="T468_9">input</text:span><text:span text:style-name="T468_10">-</text:span><text:span text:style-name="T468_11">address</text:span><text:span text:style-name="T468_12">-</text:span><text:span text:style-name="T468_13">name</text:span><text:span text:style-name="T468_14">76</text:span></text:p>
      <text:p text:style-name="P469"><text:span text:style-name="T469_1">factom</text:span><text:span text:style-name="T469_2">-</text:span><text:span text:style-name="T469_3">cli</text:span><text:span text:style-name="T469_4"><text:s/></text:span><text:span text:style-name="T469_5">addoutput</text:span><text:span text:style-name="T469_6"><text:s/></text:span><text:span text:style-name="T469_7">transfertransaction</text:span><text:span text:style-name="T469_8">76<text:s/></text:span><text:span text:style-name="T469_9">input</text:span><text:span text:style-name="T469_10">-</text:span><text:span text:style-name="T469_11">address</text:span><text:span text:style-name="T469_12">-</text:span><text:span text:style-name="T469_13">name</text:span><text:span text:style-name="T469_14">76<text:s/>1.9</text:span></text:p>
      <text:p text:style-name="P470"><text:span text:style-name="T470_1">factom</text:span><text:span text:style-name="T470_2">-</text:span><text:span text:style-name="T470_3">cli</text:span><text:span text:style-name="T470_4"><text:s/></text:span><text:span text:style-name="T470_5">sign</text:span><text:span text:style-name="T470_6"><text:s/></text:span><text:span text:style-name="T470_7">transfertransaction</text:span><text:span text:style-name="T470_8">76</text:span></text:p>
      <text:p text:style-name="P471"><text:span text:style-name="T471_1">factom</text:span><text:span text:style-name="T471_2">-</text:span><text:span text:style-name="T471_3">cli</text:span><text:span text:style-name="T471_4"><text:s/></text:span><text:span text:style-name="T471_5">submit</text:span><text:span text:style-name="T471_6"><text:s/></text:span><text:span text:style-name="T471_7">transfertransaction</text:span><text:span text:style-name="T471_8">76</text:span></text:p>
      <text:p text:style-name="P472"><text:span text:style-name="T472_1">for</text:span><text:span text:style-name="T472_2"><text:s/>((</text:span><text:span text:style-name="T472_3">i</text:span><text:span text:style-name="T472_4">=0;<text:s/></text:span><text:span text:style-name="T472_5">i</text:span><text:span text:style-name="T472_6"><text:s/>&lt;<text:s/>77;<text:s/></text:span><text:span text:style-name="T472_7">i</text:span><text:span text:style-name="T472_8">++));<text:s/></text:span><text:span text:style-name="T472_9">do</text:span></text:p>
      <text:p text:style-name="P473"><text:span text:style-name="T473_1"><text:tab/></text:span><text:span text:style-name="T473_2">j</text:span><text:span text:style-name="T473_3">=`</text:span><text:span text:style-name="T473_4">echo</text:span><text:span text:style-name="T473_5"><text:s/>"</text:span><text:span text:style-name="T473_6">scale</text:span><text:span text:style-name="T473_7">=8;$</text:span><text:span text:style-name="T473_8">i</text:span><text:span text:style-name="T473_9">/100"<text:s/>|<text:s/></text:span><text:span text:style-name="T473_10">bc</text:span><text:span text:style-name="T473_11">`</text:span></text:p>
      <text:p text:style-name="P474"><text:span text:style-name="T474_1"><text:tab/></text:span><text:span text:style-name="T474_2">factom</text:span><text:span text:style-name="T474_3">-</text:span><text:span text:style-name="T474_4">cli</text:span><text:span text:style-name="T474_5"><text:s/></text:span><text:span text:style-name="T474_6">addinput</text:span><text:span text:style-name="T474_7"><text:s/></text:span><text:span text:style-name="T474_8">transaction</text:span><text:span text:style-name="T474_9">17<text:s/></text:span><text:span text:style-name="T474_10">input</text:span><text:span text:style-name="T474_11">-</text:span><text:span text:style-name="T474_12">address</text:span><text:span text:style-name="T474_13">-</text:span><text:span text:style-name="T474_14">name</text:span><text:span text:style-name="T474_15">$</text:span><text:span text:style-name="T474_16">i</text:span><text:span text:style-name="T474_17"><text:s/>$</text:span><text:span text:style-name="T474_18">j</text:span></text:p>
      <text:p text:style-name="P475"><text:span text:style-name="T475_1">done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sign</text:span><text:span text:style-name="T476_6"><text:s/></text:span><text:span text:style-name="T476_7">transaction</text:span><text:span text:style-name="T476_8">17</text:span></text:p>
      <text:p text:style-name="P477"><text:span text:style-name="T477_1">factom</text:span><text:span text:style-name="T477_2">-</text:span><text:span text:style-name="T477_3">cli</text:span><text:span text:style-name="T477_4"><text:s/></text:span><text:span text:style-name="T477_5">submit</text:span><text:span text:style-name="T477_6"><text:s/></text:span><text:span text:style-name="T477_7">transaction</text:span><text:span text:style-name="T477_8">17</text:span></text:p>
      <text:p text:style-name="P478"><text:span text:style-name="T478_1">echo</text:span></text:p>
      <text:p text:style-name="P479"/>
      <text:p text:style-name="P480"><text:span text:style-name="T480_1">echo</text:span><text:span text:style-name="T480_2"><text:s/>3<text:s/></text:span><text:span text:style-name="T480_3">CHAIN</text:span></text:p>
      <text:p text:style-name="P481"><text:span text:style-name="T481_1">echo</text:span></text:p>
      <text:p text:style-name="P482"><text:span text:style-name="T482_1">echo</text:span><text:span text:style-name="T482_2"><text:s/>3.1<text:s/></text:span><text:span text:style-name="T482_3">MAKE</text:span><text:span text:style-name="T482_4"><text:s/></text:span><text:span text:style-name="T482_5">CHAINS</text:span></text:p>
      <text:p text:style-name="P483"><text:span text:style-name="T483_1">echo</text:span></text:p>
      <text:p text:style-name="P484"><text:span text:style-name="T484_1">echo</text:span><text:span text:style-name="T484_2"><text:s/>3.1.1<text:s/></text:span><text:span text:style-name="T484_3">TRY</text:span><text:span text:style-name="T484_4"><text:s/></text:span><text:span text:style-name="T484_5">TO</text:span><text:span text:style-name="T484_6"><text:s/></text:span><text:span text:style-name="T484_7">MAKE</text:span><text:span text:style-name="T484_8"><text:s/></text:span><text:span text:style-name="T484_9">CHAIN</text:span><text:span text:style-name="T484_10"><text:s/></text:span><text:span text:style-name="T484_11">USING</text:span><text:span text:style-name="T484_12"><text:s/></text:span><text:span text:style-name="T484_13">NON</text:span><text:span text:style-name="T484_14">-</text:span><text:span text:style-name="T484_15">EXISTENT</text:span><text:span text:style-name="T484_16"><text:s/></text:span><text:span text:style-name="T484_17">ENTRY</text:span><text:span text:style-name="T484_18"><text:s/></text:span><text:span text:style-name="T484_19">CREDIT</text:span><text:span text:style-name="T484_20"><text:s/></text:span><text:span text:style-name="T484_21">ADDRESS</text:span></text:p>
      <text:p text:style-name="P485"><text:span text:style-name="T485_1">echo</text:span></text:p>
      <text:p text:style-name="P486"><text:span text:style-name="T486_1">echo</text:span><text:span text:style-name="T486_2"><text:s/></text:span><text:span text:style-name="T486_3">Proposed</text:span><text:span text:style-name="T486_4"><text:s/></text:span><text:span text:style-name="T486_5">New</text:span><text:span text:style-name="T486_6"><text:s/></text:span><text:span text:style-name="T486_7">Chain</text:span><text:span text:style-name="T486_8"><text:s/></text:span><text:span text:style-name="T486_9">ID</text:span></text:p>
      <text:p text:style-name="P487"><text:span text:style-name="T487_1">CHAINID</text:span><text:span text:style-name="T487_2">=$(</text:span><text:span text:style-name="T487_3">factom</text:span><text:span text:style-name="T487_4">-</text:span><text:span text:style-name="T487_5">cli</text:span><text:span text:style-name="T487_6"><text:s/></text:span><text:span text:style-name="T487_7">mkchain</text:span><text:span text:style-name="T487_8"><text:s/>-</text:span><text:span text:style-name="T487_9">e</text:span><text:span text:style-name="T487_10"><text:s/>1<text:s/>-</text:span><text:span text:style-name="T487_11">e</text:span><text:span text:style-name="T487_12"><text:s/>1<text:s/></text:span><text:span text:style-name="T487_13">xxx</text:span><text:span text:style-name="T487_14"><text:s/>&lt;~/</text:span><text:span text:style-name="T487_15">testing</text:span><text:span text:style-name="T487_16">/</text:span><text:span text:style-name="T487_17">testing</text:span><text:span text:style-name="T487_18">/</text:span><text:span text:style-name="T487_19">test</text:span><text:span text:style-name="T487_20">-</text:span><text:span text:style-name="T487_21">plans</text:span><text:span text:style-name="T487_22">-</text:span><text:span text:style-name="T487_23">and</text:span><text:span text:style-name="T487_24">-</text:span><text:span text:style-name="T487_25">scripts</text:span><text:span text:style-name="T487_26">/</text:span><text:span text:style-name="T487_27">Robert</text:span><text:span text:style-name="T487_28">-</text:span><text:span text:style-name="T487_29">API</text:span><text:span text:style-name="T487_30">/</text:span><text:span text:style-name="T487_31">entries</text:span><text:span text:style-name="T487_32">/</text:span><text:span text:style-name="T487_33">small</text:span><text:span text:style-name="T487_34">-</text:span><text:span text:style-name="T487_35">entry</text:span><text:span text:style-name="T487_36"><text:s/>|<text:s/></text:span><text:span text:style-name="T487_37">awk</text:span><text:span text:style-name="T487_38"><text:s/>'{</text:span><text:span text:style-name="T487_39">print</text:span><text:span text:style-name="T487_40"><text:s/>$3}')</text:span></text:p>
      <text:p text:style-name="P488"><text:span text:style-name="T488_1">echo</text:span><text:span text:style-name="T488_2"><text:s/>$</text:span><text:span text:style-name="T488_3">CHAINID</text:span></text:p>
      <text:p text:style-name="P489"><text:span text:style-name="T489_1">echo</text:span></text:p>
      <text:p text:style-name="P490"><text:span text:style-name="T490_1">echo</text:span><text:span text:style-name="T490_2"><text:s/></text:span><text:span text:style-name="T490_3">WAITING</text:span><text:span text:style-name="T490_4"><text:s/>60<text:s/></text:span><text:span text:style-name="T490_5">SECONDS</text:span><text:span text:style-name="T490_6"><text:s/></text:span><text:span text:style-name="T490_7">FOR</text:span><text:span text:style-name="T490_8"><text:s/></text:span><text:span text:style-name="T490_9">DIRECTORY</text:span><text:span text:style-name="T490_10"><text:s/></text:span><text:span text:style-name="T490_11">BLOCK</text:span><text:span text:style-name="T490_12"><text:s/></text:span><text:span text:style-name="T490_13">TO</text:span><text:span text:style-name="T490_14"><text:s/></text:span><text:span text:style-name="T490_15">CLOSE</text:span></text:p>
      <text:p text:style-name="P491"><text:span text:style-name="T491_1">sleep</text:span><text:span text:style-name="T491_2"><text:s/>60</text:span></text:p>
      <text:p text:style-name="P492"><text:span text:style-name="T492_1">echo</text:span><text:span text:style-name="T492_2"><text:s/></text:span><text:span text:style-name="T492_3">Chain</text:span><text:span text:style-name="T492_4"><text:s/></text:span><text:span text:style-name="T492_5">Head</text:span><text:span text:style-name="T492_6"><text:s/></text:span><text:span text:style-name="T492_7">Merkelroot</text:span></text:p>
      <text:p text:style-name="P493"><text:span text:style-name="T493_1">HEAD</text:span><text:span text:style-name="T493_2">=$(</text:span><text:span text:style-name="T493_3">factom</text:span><text:span text:style-name="T493_4">-</text:span><text:span text:style-name="T493_5">cli</text:span><text:span text:style-name="T493_6"><text:s/></text:span><text:span text:style-name="T493_7">get</text:span><text:span text:style-name="T493_8"><text:s/></text:span><text:span text:style-name="T493_9">chain</text:span><text:span text:style-name="T493_10"><text:s/>$</text:span><text:span text:style-name="T493_11">CHAINID</text:span><text:span text:style-name="T493_12">)</text:span></text:p>
      <text:p text:style-name="P494"><text:span text:style-name="T494_1">echo</text:span><text:span text:style-name="T494_2"><text:s/>$</text:span><text:span text:style-name="T494_3">HEAD</text:span></text:p>
      <text:p text:style-name="P495"><text:span text:style-name="T495_1">factom</text:span><text:span text:style-name="T495_2">-</text:span><text:span text:style-name="T495_3">cli</text:span><text:span text:style-name="T495_4"><text:s/></text:span><text:span text:style-name="T495_5">balance</text:span><text:span text:style-name="T495_6"><text:s/></text:span><text:span text:style-name="T495_7">ec</text:span><text:span text:style-name="T495_8"><text:s/></text:span><text:span text:style-name="T495_9">xxx</text:span></text:p>
      <text:p text:style-name="P496"><text:span text:style-name="T496_1">echo</text:span></text:p>
      <text:p text:style-name="P497"/>
      <text:p text:style-name="P498"><text:span text:style-name="T498_1">echo</text:span><text:span text:style-name="T498_2"><text:s/>3.1.2<text:s/></text:span><text:span text:style-name="T498_3">TRY</text:span><text:span text:style-name="T498_4"><text:s/></text:span><text:span text:style-name="T498_5">TO</text:span><text:span text:style-name="T498_6"><text:s/></text:span><text:span text:style-name="T498_7">MAKE</text:span><text:span text:style-name="T498_8"><text:s/></text:span><text:span text:style-name="T498_9">CHAIN</text:span><text:span text:style-name="T498_10"><text:s/></text:span><text:span text:style-name="T498_11">USING</text:span><text:span text:style-name="T498_12"><text:s/></text:span><text:span text:style-name="T498_13">FACTOID</text:span><text:span text:style-name="T498_14"><text:s/></text:span><text:span text:style-name="T498_15">WALLET</text:span><text:span text:style-name="T498_16"><text:s/></text:span><text:span text:style-name="T498_17">ADDRESS</text:span><text:span text:style-name="T498_18"><text:s/></text:span><text:span text:style-name="T498_19">RATHER</text:span><text:span text:style-name="T498_20"><text:s/></text:span><text:span text:style-name="T498_21">THAN</text:span><text:span text:style-name="T498_22"><text:s/></text:span><text:span text:style-name="T498_23">ENTRY</text:span><text:span text:style-name="T498_24"><text:s/></text:span><text:span text:style-name="T498_25">CREDIT</text:span><text:span text:style-name="T498_26"><text:s/></text:span><text:span text:style-name="T498_27">WALLET</text:span><text:span text:style-name="T498_28"><text:s/></text:span><text:span text:style-name="T498_29">ADDRESS</text:span></text:p>
      <text:p text:style-name="P499"><text:span text:style-name="T499_1">echo</text:span></text:p>
      <text:p text:style-name="P500"><text:span text:style-name="T500_1">factom</text:span><text:span text:style-name="T500_2">-</text:span><text:span text:style-name="T500_3">cli</text:span><text:span text:style-name="T500_4"><text:s/></text:span><text:span text:style-name="T500_5">balance</text:span><text:span text:style-name="T500_6"><text:s/></text:span><text:span text:style-name="T500_7">fct</text:span><text:span text:style-name="T500_8"><text:s/></text:span><text:span text:style-name="T500_9">factoid</text:span><text:span text:style-name="T500_10">-</text:span><text:span text:style-name="T500_11">wallet</text:span><text:span text:style-name="T500_12">-</text:span><text:span text:style-name="T500_13">address</text:span><text:span text:style-name="T500_14">-</text:span><text:span text:style-name="T500_15">name</text:span><text:span text:style-name="T500_16">03</text:span></text:p>
      <text:p text:style-name="P501"><text:span text:style-name="T501_1">echo</text:span><text:span text:style-name="T501_2"><text:s/></text:span><text:span text:style-name="T501_3">Proposed</text:span><text:span text:style-name="T501_4"><text:s/></text:span><text:span text:style-name="T501_5">New</text:span><text:span text:style-name="T501_6"><text:s/></text:span><text:span text:style-name="T501_7">Chain</text:span><text:span text:style-name="T501_8"><text:s/></text:span><text:span text:style-name="T501_9">ID</text:span></text:p>
      <text:p text:style-name="P502"><text:span text:style-name="T502_1">CHAINID</text:span><text:span text:style-name="T502_2">=$(</text:span><text:span text:style-name="T502_3">factom</text:span><text:span text:style-name="T502_4">-</text:span><text:span text:style-name="T502_5">cli</text:span><text:span text:style-name="T502_6"><text:s/></text:span><text:span text:style-name="T502_7">mkchain</text:span><text:span text:style-name="T502_8"><text:s/>-</text:span><text:span text:style-name="T502_9">e</text:span><text:span text:style-name="T502_10"><text:s/>2<text:s/>-</text:span><text:span text:style-name="T502_11">e</text:span><text:span text:style-name="T502_12"><text:s/>2<text:s/></text:span><text:span text:style-name="T502_13">factoid</text:span><text:span text:style-name="T502_14">-</text:span><text:span text:style-name="T502_15">wallet</text:span><text:span text:style-name="T502_16">-</text:span><text:span text:style-name="T502_17">address</text:span><text:span text:style-name="T502_18">-</text:span><text:span text:style-name="T502_19">name</text:span><text:span text:style-name="T502_20">03<text:s/>&lt;~/</text:span><text:span text:style-name="T502_21">testing</text:span><text:span text:style-name="T502_22">/</text:span><text:span text:style-name="T502_23">testing</text:span><text:span text:style-name="T502_24">/</text:span><text:span text:style-name="T502_25">test</text:span><text:span text:style-name="T502_26">-</text:span><text:span text:style-name="T502_27">plans</text:span><text:span text:style-name="T502_28">-</text:span><text:span text:style-name="T502_29">and</text:span><text:span text:style-name="T502_30">-</text:span><text:span text:style-name="T502_31">scripts</text:span><text:span text:style-name="T502_32">/</text:span><text:span text:style-name="T502_33">Robert</text:span><text:span text:style-name="T502_34">-</text:span><text:span text:style-name="T502_35">API</text:span><text:span text:style-name="T502_36">/</text:span><text:span text:style-name="T502_37">entries</text:span><text:span text:style-name="T502_38">/</text:span><text:span text:style-name="T502_39">small</text:span><text:span text:style-name="T502_40">-</text:span><text:span text:style-name="T502_41">entry</text:span><text:span text:style-name="T502_42"><text:s/>|<text:s/></text:span><text:span text:style-name="T502_43">awk</text:span><text:span text:style-name="T502_44"><text:s/>'{</text:span><text:span text:style-name="T502_45">printf</text:span><text:span text:style-name="T502_46"><text:s/>$3}')</text:span></text:p>
      <text:p text:style-name="P503"><text:span text:style-name="T503_1">echo</text:span><text:span text:style-name="T503_2"><text:s/>$</text:span><text:span text:style-name="T503_3">CHAINID</text:span></text:p>
      <text:p text:style-name="P504"><text:span text:style-name="T504_1">echo</text:span></text:p>
      <text:p text:style-name="P505"><text:span text:style-name="T505_1">echo</text:span><text:span text:style-name="T505_2"><text:s/></text:span><text:span text:style-name="T505_3">WAITING</text:span><text:span text:style-name="T505_4"><text:s/>60<text:s/></text:span><text:span text:style-name="T505_5">SECONDS</text:span><text:span text:style-name="T505_6"><text:s/></text:span><text:span text:style-name="T505_7">FOR</text:span><text:span text:style-name="T505_8"><text:s/></text:span><text:span text:style-name="T505_9">DIRECTORY</text:span><text:span text:style-name="T505_10"><text:s/></text:span><text:span text:style-name="T505_11">BLOCK</text:span><text:span text:style-name="T505_12"><text:s/></text:span><text:span text:style-name="T505_13">TO</text:span><text:span text:style-name="T505_14"><text:s/></text:span><text:span text:style-name="T505_15">CLOSE</text:span></text:p>
      <text:p text:style-name="P506"><text:span text:style-name="T506_1">sleep</text:span><text:span text:style-name="T506_2"><text:s/>60</text:span></text:p>
      <text:p text:style-name="P507"><text:span text:style-name="T507_1">echo</text:span><text:span text:style-name="T507_2"><text:s/></text:span><text:span text:style-name="T507_3">Chain</text:span><text:span text:style-name="T507_4"><text:s/></text:span><text:span text:style-name="T507_5">Head</text:span><text:span text:style-name="T507_6"><text:s/></text:span><text:span text:style-name="T507_7">Merkelroot</text:span></text:p>
      <text:p text:style-name="P508"><text:span text:style-name="T508_1">HEAD</text:span><text:span text:style-name="T508_2">=$(</text:span><text:span text:style-name="T508_3">factom</text:span><text:span text:style-name="T508_4">-</text:span><text:span text:style-name="T508_5">cli</text:span><text:span text:style-name="T508_6"><text:s/></text:span><text:span text:style-name="T508_7">get</text:span><text:span text:style-name="T508_8"><text:s/></text:span><text:span text:style-name="T508_9">chain</text:span><text:span text:style-name="T508_10"><text:s/>$</text:span><text:span text:style-name="T508_11">CHAINID</text:span><text:span text:style-name="T508_12">)</text:span></text:p>
      <text:p text:style-name="P509"><text:span text:style-name="T509_1">echo</text:span><text:span text:style-name="T509_2"><text:s/>$</text:span><text:span text:style-name="T509_3">HEAD</text:span></text:p>
      <text:p text:style-name="P510"><text:span text:style-name="T510_1">factom</text:span><text:span text:style-name="T510_2">-</text:span><text:span text:style-name="T510_3">cli</text:span><text:span text:style-name="T510_4"><text:s/></text:span><text:span text:style-name="T510_5">balance</text:span><text:span text:style-name="T510_6"><text:s/></text:span><text:span text:style-name="T510_7">fct</text:span><text:span text:style-name="T510_8"><text:s/></text:span><text:span text:style-name="T510_9">factoid</text:span><text:span text:style-name="T510_10">-</text:span><text:span text:style-name="T510_11">wallet</text:span><text:span text:style-name="T510_12">-</text:span><text:span text:style-name="T510_13">address</text:span><text:span text:style-name="T510_14">-</text:span><text:span text:style-name="T510_15">name</text:span><text:span text:style-name="T510_16">03</text:span></text:p>
      <text:p text:style-name="P511"><text:span text:style-name="T511_1">echo</text:span></text:p>
      <text:p text:style-name="P512"/>
      <text:p text:style-name="P513"><text:span text:style-name="T513_1">echo</text:span><text:span text:style-name="T513_2"><text:s/>3.1.3<text:s/></text:span><text:span text:style-name="T513_3">MAKE</text:span><text:span text:style-name="T513_4"><text:s/></text:span><text:span text:style-name="T513_5">CHAIN</text:span><text:span text:style-name="T513_6"><text:s/></text:span><text:span text:style-name="T513_7">WITH</text:span><text:span text:style-name="T513_8"><text:s/></text:span><text:span text:style-name="T513_9">SMALL</text:span><text:span text:style-name="T513_10"><text:s/></text:span><text:span text:style-name="T513_11">ENTRY</text:span></text:p>
      <text:p text:style-name="P514"><text:span text:style-name="T514_1">echo</text:span></text:p>
      <text:p text:style-name="P515"><text:span text:style-name="T515_1">factom</text:span><text:span text:style-name="T515_2">-</text:span><text:span text:style-name="T515_3">cli</text:span><text:span text:style-name="T515_4"><text:s/></text:span><text:span text:style-name="T515_5">balance</text:span><text:span text:style-name="T515_6"><text:s/></text:span><text:span text:style-name="T515_7">ec</text:span><text:span text:style-name="T515_8"><text:s/></text:span><text:span text:style-name="T515_9">ec</text:span><text:span text:style-name="T515_10">-</text:span><text:span text:style-name="T515_11">wallet</text:span><text:span text:style-name="T515_12">-</text:span><text:span text:style-name="T515_13">address</text:span><text:span text:style-name="T515_14">-</text:span><text:span text:style-name="T515_15">name</text:span><text:span text:style-name="T515_16">01</text:span></text:p>
      <text:p text:style-name="P516"><text:span text:style-name="T516_1">echo</text:span><text:span text:style-name="T516_2"><text:s/></text:span><text:span text:style-name="T516_3">Proposed</text:span><text:span text:style-name="T516_4"><text:s/></text:span><text:span text:style-name="T516_5">New</text:span><text:span text:style-name="T516_6"><text:s/></text:span><text:span text:style-name="T516_7">Chain</text:span><text:span text:style-name="T516_8"><text:s/></text:span><text:span text:style-name="T516_9">ID</text:span></text:p>
      <text:p text:style-name="P517"><text:span text:style-name="T517_1">CHAINIDGOOD</text:span><text:span text:style-name="T517_2">=$(</text:span><text:span text:style-name="T517_3">factom</text:span><text:span text:style-name="T517_4">-</text:span><text:span text:style-name="T517_5">cli</text:span><text:span text:style-name="T517_6"><text:s/></text:span><text:span text:style-name="T517_7">mkchain</text:span><text:span text:style-name="T517_8"><text:s/>-</text:span><text:span text:style-name="T517_9">e</text:span><text:span text:style-name="T517_10"><text:s/>3<text:s/>-</text:span><text:span text:style-name="T517_11">e</text:span><text:span text:style-name="T517_12"><text:s/>3<text:s/></text:span><text:span text:style-name="T517_13">ec</text:span><text:span text:style-name="T517_14">-</text:span><text:span text:style-name="T517_15">wallet</text:span><text:span text:style-name="T517_16">-</text:span><text:span text:style-name="T517_17">address</text:span><text:span text:style-name="T517_18">-</text:span><text:span text:style-name="T517_19">name</text:span><text:span text:style-name="T517_20">01<text:s/>&lt;~/</text:span><text:span text:style-name="T517_21">testing</text:span><text:span text:style-name="T517_22">/</text:span><text:span text:style-name="T517_23">testing</text:span><text:span text:style-name="T517_24">/</text:span><text:span text:style-name="T517_25">test</text:span><text:span text:style-name="T517_26">-</text:span><text:span text:style-name="T517_27">plans</text:span><text:span text:style-name="T517_28">-</text:span><text:span text:style-name="T517_29">and</text:span><text:span text:style-name="T517_30">-</text:span><text:span text:style-name="T517_31">scripts</text:span><text:span text:style-name="T517_32">/</text:span><text:span text:style-name="T517_33">Robert</text:span><text:span text:style-name="T517_34">-</text:span><text:span text:style-name="T517_35">API</text:span><text:span text:style-name="T517_36">/</text:span><text:span text:style-name="T517_37">entries</text:span><text:span text:style-name="T517_38">/</text:span><text:span text:style-name="T517_39">small</text:span><text:span text:style-name="T517_40">-</text:span><text:span text:style-name="T517_41">entry</text:span><text:span text:style-name="T517_42"><text:s/>|<text:s/></text:span><text:span text:style-name="T517_43">awk</text:span><text:span text:style-name="T517_44"><text:s/>'{</text:span><text:span text:style-name="T517_45">printf</text:span><text:span text:style-name="T517_46"><text:s/>$3}')</text:span></text:p>
      <text:p text:style-name="P518"><text:span text:style-name="T518_1">echo</text:span><text:span text:style-name="T518_2"><text:s/>$</text:span><text:span text:style-name="T518_3">CHAINIDGOOD</text:span></text:p>
      <text:p text:style-name="P519"><text:span text:style-name="T519_1">echo</text:span></text:p>
      <text:p text:style-name="P520"><text:span text:style-name="T520_1">echo</text:span><text:span text:style-name="T520_2"><text:s/></text:span><text:span text:style-name="T520_3">WAITING</text:span><text:span text:style-name="T520_4"><text:s/>60<text:s/></text:span><text:span text:style-name="T520_5">SECONDS</text:span><text:span text:style-name="T520_6"><text:s/></text:span><text:span text:style-name="T520_7">FOR</text:span><text:span text:style-name="T520_8"><text:s/></text:span><text:span text:style-name="T520_9">DIRECTORY</text:span><text:span text:style-name="T520_10"><text:s/></text:span><text:span text:style-name="T520_11">BLOCK</text:span><text:span text:style-name="T520_12"><text:s/></text:span><text:span text:style-name="T520_13">TO</text:span><text:span text:style-name="T520_14"><text:s/></text:span><text:span text:style-name="T520_15">CLOSE</text:span></text:p>
      <text:p text:style-name="P521"><text:span text:style-name="T521_1">sleep</text:span><text:span text:style-name="T521_2"><text:s/>60</text:span></text:p>
      <text:p text:style-name="P522"><text:span text:style-name="T522_1">echo</text:span><text:span text:style-name="T522_2"><text:s/></text:span><text:span text:style-name="T522_3">Chain</text:span><text:span text:style-name="T522_4"><text:s/></text:span><text:span text:style-name="T522_5">Head</text:span><text:span text:style-name="T522_6"><text:s/></text:span><text:span text:style-name="T522_7">Merkelroot</text:span></text:p>
      <text:p text:style-name="P523"><text:span text:style-name="T523_1">HEADGOOD</text:span><text:span text:style-name="T523_2">=$(</text:span><text:span text:style-name="T523_3">factom</text:span><text:span text:style-name="T523_4">-</text:span><text:span text:style-name="T523_5">cli</text:span><text:span text:style-name="T523_6"><text:s/></text:span><text:span text:style-name="T523_7">get</text:span><text:span text:style-name="T523_8"><text:s/></text:span><text:span text:style-name="T523_9">chain</text:span><text:span text:style-name="T523_10"><text:s/>$</text:span><text:span text:style-name="T523_11">CHAINIDGOOD</text:span><text:span text:style-name="T523_12">)</text:span></text:p>
      <text:p text:style-name="P524"><text:span text:style-name="T524_1">echo</text:span><text:span text:style-name="T524_2"><text:s/>$</text:span><text:span text:style-name="T524_3">HEADGOOD</text:span></text:p>
      <text:p text:style-name="P525"><text:span text:style-name="T525_1">factom</text:span><text:span text:style-name="T525_2">-</text:span><text:span text:style-name="T525_3">cli</text:span><text:span text:style-name="T525_4"><text:s/></text:span><text:span text:style-name="T525_5">balance</text:span><text:span text:style-name="T525_6"><text:s/></text:span><text:span text:style-name="T525_7">ec</text:span><text:span text:style-name="T525_8"><text:s/></text:span><text:span text:style-name="T525_9">ec</text:span><text:span text:style-name="T525_10">-</text:span><text:span text:style-name="T525_11">wallet</text:span><text:span text:style-name="T525_12">-</text:span><text:span text:style-name="T525_13">address</text:span><text:span text:style-name="T525_14">-</text:span><text:span text:style-name="T525_15">name</text:span><text:span text:style-name="T525_16">01</text:span></text:p>
      <text:p text:style-name="P526"><text:span text:style-name="T526_1">echo</text:span></text:p>
      <text:p text:style-name="P527"/>
      <text:p text:style-name="P528"><text:span text:style-name="T528_1">echo</text:span><text:span text:style-name="T528_2"><text:s/>3.1.4<text:s/></text:span><text:span text:style-name="T528_3">MAKE</text:span><text:span text:style-name="T528_4"><text:s/></text:span><text:span text:style-name="T528_5">CHAIN</text:span><text:span text:style-name="T528_6"><text:s/></text:span><text:span text:style-name="T528_7">WITH</text:span><text:span text:style-name="T528_8"><text:s/></text:span><text:span text:style-name="T528_9">ENTRY</text:span><text:span text:style-name="T528_10"><text:s/>\(</text:span><text:span text:style-name="T528_11">INCLUDING</text:span><text:span text:style-name="T528_12"><text:s/></text:span><text:span text:style-name="T528_13">EXTERNAL</text:span><text:span text:style-name="T528_14"><text:s/></text:span><text:span text:style-name="T528_15">ID</text:span><text:span text:style-name="T528_16">\)<text:s/></text:span><text:span text:style-name="T528_17">SIZE</text:span><text:span text:style-name="T528_18"><text:s/></text:span><text:span text:style-name="T528_19">OF</text:span><text:span text:style-name="T528_20"><text:s/>10202<text:s/></text:span><text:span text:style-name="T528_21">BYTES</text:span></text:p>
      <text:p text:style-name="P529"><text:span text:style-name="T529_1">echo</text:span></text:p>
      <text:p text:style-name="P530"><text:span text:style-name="T530_1">echo</text:span><text:span text:style-name="T530_2"><text:s/></text:span><text:span text:style-name="T530_3">Proposed</text:span><text:span text:style-name="T530_4"><text:s/></text:span><text:span text:style-name="T530_5">New</text:span><text:span text:style-name="T530_6"><text:s/></text:span><text:span text:style-name="T530_7">Chain</text:span><text:span text:style-name="T530_8"><text:s/></text:span><text:span text:style-name="T530_9">ID</text:span></text:p>
      <text:p text:style-name="P531"><text:span text:style-name="T531_1">CHAINID</text:span><text:span text:style-name="T531_2">=$(</text:span><text:span text:style-name="T531_3">factom</text:span><text:span text:style-name="T531_4">-</text:span><text:span text:style-name="T531_5">cli</text:span><text:span text:style-name="T531_6"><text:s/></text:span><text:span text:style-name="T531_7">mkchain</text:span><text:span text:style-name="T531_8"><text:s/>-</text:span><text:span text:style-name="T531_9">e</text:span><text:span text:style-name="T531_10"><text:s/>4<text:s/>-</text:span><text:span text:style-name="T531_11">e</text:span><text:span text:style-name="T531_12"><text:s/>4<text:s/>$</text:span><text:span text:style-name="T531_13">ECWALLETADDRESSKEY</text:span><text:span text:style-name="T531_14">01<text:s/>&lt;~/</text:span><text:span text:style-name="T531_15">testing</text:span><text:span text:style-name="T531_16">/</text:span><text:span text:style-name="T531_17">testing</text:span><text:span text:style-name="T531_18">/</text:span><text:span text:style-name="T531_19">test</text:span><text:span text:style-name="T531_20">-</text:span><text:span text:style-name="T531_21">plans</text:span><text:span text:style-name="T531_22">-</text:span><text:span text:style-name="T531_23">and</text:span><text:span text:style-name="T531_24">-</text:span><text:span text:style-name="T531_25">scripts</text:span><text:span text:style-name="T531_26">/</text:span><text:span text:style-name="T531_27">Robert</text:span><text:span text:style-name="T531_28">-</text:span><text:span text:style-name="T531_29">API</text:span><text:span text:style-name="T531_30">/</text:span><text:span text:style-name="T531_31">entries</text:span><text:span text:style-name="T531_32">/</text:span><text:span text:style-name="T531_33">big</text:span><text:span text:style-name="T531_34">-</text:span><text:span text:style-name="T531_35">entry</text:span><text:span text:style-name="T531_36"><text:s/>|<text:s/></text:span><text:span text:style-name="T531_37">awk</text:span><text:span text:style-name="T531_38"><text:s/>'{</text:span><text:span text:style-name="T531_39">printf</text:span><text:span text:style-name="T531_40"><text:s/>$3}')</text:span></text:p>
      <text:p text:style-name="P532"><text:span text:style-name="T532_1">echo</text:span><text:span text:style-name="T532_2"><text:s/>$</text:span><text:span text:style-name="T532_3">CHAINID</text:span></text:p>
      <text:p text:style-name="P533"><text:span text:style-name="T533_1">echo</text:span></text:p>
      <text:p text:style-name="P534"><text:span text:style-name="T534_1">echo</text:span><text:span text:style-name="T534_2"><text:s/></text:span><text:span text:style-name="T534_3">WAITING</text:span><text:span text:style-name="T534_4"><text:s/>60<text:s/></text:span><text:span text:style-name="T534_5">SECONDS</text:span><text:span text:style-name="T534_6"><text:s/></text:span><text:span text:style-name="T534_7">FOR</text:span><text:span text:style-name="T534_8"><text:s/></text:span><text:span text:style-name="T534_9">DIRECTORY</text:span><text:span text:style-name="T534_10"><text:s/></text:span><text:span text:style-name="T534_11">BLOCK</text:span><text:span text:style-name="T534_12"><text:s/></text:span><text:span text:style-name="T534_13">TO</text:span><text:span text:style-name="T534_14"><text:s/></text:span><text:span text:style-name="T534_15">CLOSE</text:span></text:p>
      <text:p text:style-name="P535"><text:span text:style-name="T535_1">sleep</text:span><text:span text:style-name="T535_2"><text:s/>60</text:span></text:p>
      <text:p text:style-name="P536"><text:span text:style-name="T536_1">echo</text:span><text:span text:style-name="T536_2"><text:s/></text:span><text:span text:style-name="T536_3">Chain</text:span><text:span text:style-name="T536_4"><text:s/></text:span><text:span text:style-name="T536_5">Head</text:span><text:span text:style-name="T536_6"><text:s/></text:span><text:span text:style-name="T536_7">Merkelroot</text:span></text:p>
      <text:p text:style-name="P537"><text:span text:style-name="T537_1">HEAD</text:span><text:span text:style-name="T537_2">=$(</text:span><text:span text:style-name="T537_3">factom</text:span><text:span text:style-name="T537_4">-</text:span><text:span text:style-name="T537_5">cli</text:span><text:span text:style-name="T537_6"><text:s/></text:span><text:span text:style-name="T537_7">get</text:span><text:span text:style-name="T537_8"><text:s/></text:span><text:span text:style-name="T537_9">chain</text:span><text:span text:style-name="T537_10"><text:s/>$</text:span><text:span text:style-name="T537_11">CHAINID</text:span><text:span text:style-name="T537_12">)</text:span></text:p>
      <text:p text:style-name="P538"><text:span text:style-name="T538_1">echo</text:span><text:span text:style-name="T538_2"><text:s/>$</text:span><text:span text:style-name="T538_3">HEAD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balance</text:span><text:span text:style-name="T539_6"><text:s/></text:span><text:span text:style-name="T539_7">ec</text:span><text:span text:style-name="T539_8"><text:s/>$</text:span><text:span text:style-name="T539_9">ECWALLETADDRESSKEY</text:span><text:span text:style-name="T539_10">01</text:span></text:p>
      <text:p text:style-name="P540"><text:span text:style-name="T540_1">echo</text:span></text:p>
      <text:p text:style-name="P541"/>
      <text:p text:style-name="P542"><text:span text:style-name="T542_1">echo</text:span><text:span text:style-name="T542_2"><text:s/>3.1.5<text:s/></text:span><text:span text:style-name="T542_3">MAKE</text:span><text:span text:style-name="T542_4"><text:s/></text:span><text:span text:style-name="T542_5">CHAIN</text:span><text:span text:style-name="T542_6"><text:s/></text:span><text:span text:style-name="T542_7">WITH</text:span><text:span text:style-name="T542_8"><text:s/></text:span><text:span text:style-name="T542_9">MAXIMUM</text:span><text:span text:style-name="T542_10"><text:s/></text:span><text:span text:style-name="T542_11">ENTRY</text:span><text:span text:style-name="T542_12"><text:s/>\(</text:span><text:span text:style-name="T542_13">INCLUDING</text:span><text:span text:style-name="T542_14"><text:s/></text:span><text:span text:style-name="T542_15">EXTERNAL</text:span><text:span text:style-name="T542_16"><text:s/></text:span><text:span text:style-name="T542_17">ID</text:span><text:span text:style-name="T542_18">\)<text:s/></text:span><text:span text:style-name="T542_19">SIZE</text:span><text:span text:style-name="T542_20"><text:s/>\(10240<text:s/></text:span><text:span text:style-name="T542_21">BYTES</text:span><text:span text:style-name="T542_22">\)</text:span></text:p>
      <text:p text:style-name="P543"><text:span text:style-name="T543_1">echo</text:span></text:p>
      <text:p text:style-name="P544"><text:span text:style-name="T544_1">echo</text:span><text:span text:style-name="T544_2"><text:s/></text:span><text:span text:style-name="T544_3">Proposed</text:span><text:span text:style-name="T544_4"><text:s/></text:span><text:span text:style-name="T544_5">New</text:span><text:span text:style-name="T544_6"><text:s/></text:span><text:span text:style-name="T544_7">Chain</text:span><text:span text:style-name="T544_8"><text:s/></text:span><text:span text:style-name="T544_9">ID</text:span></text:p>
      <text:p text:style-name="P545"><text:span text:style-name="T545_1">CHAINID</text:span><text:span text:style-name="T545_2">=$(</text:span><text:span text:style-name="T545_3">factom</text:span><text:span text:style-name="T545_4">-</text:span><text:span text:style-name="T545_5">cli</text:span><text:span text:style-name="T545_6"><text:s/></text:span><text:span text:style-name="T545_7">mkchain</text:span><text:span text:style-name="T545_8"><text:s/>-</text:span><text:span text:style-name="T545_9">e</text:span><text:span text:style-name="T545_10"><text:s/>12345678901234567890<text:s/>-</text:span><text:span text:style-name="T545_11">e</text:span><text:span text:style-name="T545_12"><text:s/>12345678901234567890<text:s/></text:span><text:span text:style-name="T545_13">ec</text:span><text:span text:style-name="T545_14">-</text:span><text:span text:style-name="T545_15">wallet</text:span><text:span text:style-name="T545_16">-</text:span><text:span text:style-name="T545_17">address</text:span><text:span text:style-name="T545_18">-</text:span><text:span text:style-name="T545_19">name</text:span><text:span text:style-name="T545_20">01<text:s/>&lt;~/</text:span><text:span text:style-name="T545_21">testing</text:span><text:span text:style-name="T545_22">/</text:span><text:span text:style-name="T545_23">testing</text:span><text:span text:style-name="T545_24">/</text:span><text:span text:style-name="T545_25">test</text:span><text:span text:style-name="T545_26">-</text:span><text:span text:style-name="T545_27">plans</text:span><text:span text:style-name="T545_28">-</text:span><text:span text:style-name="T545_29">and</text:span><text:span text:style-name="T545_30">-</text:span><text:span text:style-name="T545_31">scripts</text:span><text:span text:style-name="T545_32">/</text:span><text:span text:style-name="T545_33">Robert</text:span><text:span text:style-name="T545_34">-</text:span><text:span text:style-name="T545_35">API</text:span><text:span text:style-name="T545_36">/</text:span><text:span text:style-name="T545_37">entries</text:span><text:span text:style-name="T545_38">/</text:span><text:span text:style-name="T545_39">big</text:span><text:span text:style-name="T545_40">-</text:span><text:span text:style-name="T545_41">entry</text:span><text:span text:style-name="T545_42"><text:s/>|<text:s/></text:span><text:span text:style-name="T545_43">awk</text:span><text:span text:style-name="T545_44"><text:s/>'{</text:span><text:span text:style-name="T545_45">printf</text:span><text:span text:style-name="T545_46"><text:s/>$3}')</text:span></text:p>
      <text:p text:style-name="P546"><text:span text:style-name="T546_1">echo</text:span><text:span text:style-name="T546_2"><text:s/>$</text:span><text:span text:style-name="T546_3">CHAINID</text:span></text:p>
      <text:p text:style-name="P547"><text:span text:style-name="T547_1">echo</text:span></text:p>
      <text:p text:style-name="P548"><text:span text:style-name="T548_1">echo</text:span><text:span text:style-name="T548_2"><text:s/></text:span><text:span text:style-name="T548_3">WAITING</text:span><text:span text:style-name="T548_4"><text:s/>60<text:s/></text:span><text:span text:style-name="T548_5">SECONDS</text:span><text:span text:style-name="T548_6"><text:s/></text:span><text:span text:style-name="T548_7">FOR</text:span><text:span text:style-name="T548_8"><text:s/></text:span><text:span text:style-name="T548_9">DIRECTORY</text:span><text:span text:style-name="T548_10"><text:s/></text:span><text:span text:style-name="T548_11">BLOCK</text:span><text:span text:style-name="T548_12"><text:s/></text:span><text:span text:style-name="T548_13">TO</text:span><text:span text:style-name="T548_14"><text:s/></text:span><text:span text:style-name="T548_15">CLOSE</text:span></text:p>
      <text:p text:style-name="P549"><text:span text:style-name="T549_1">sleep</text:span><text:span text:style-name="T549_2"><text:s/>60</text:span></text:p>
      <text:p text:style-name="P550"><text:span text:style-name="T550_1">echo</text:span><text:span text:style-name="T550_2"><text:s/></text:span><text:span text:style-name="T550_3">Chain</text:span><text:span text:style-name="T550_4"><text:s/></text:span><text:span text:style-name="T550_5">Head</text:span><text:span text:style-name="T550_6"><text:s/></text:span><text:span text:style-name="T550_7">Merkelroot</text:span></text:p>
      <text:p text:style-name="P551"><text:span text:style-name="T551_1">HEAD</text:span><text:span text:style-name="T551_2">=$(</text:span><text:span text:style-name="T551_3">factom</text:span><text:span text:style-name="T551_4">-</text:span><text:span text:style-name="T551_5">cli</text:span><text:span text:style-name="T551_6"><text:s/></text:span><text:span text:style-name="T551_7">get</text:span><text:span text:style-name="T551_8"><text:s/></text:span><text:span text:style-name="T551_9">chain</text:span><text:span text:style-name="T551_10"><text:s/>$</text:span><text:span text:style-name="T551_11">CHAINID</text:span><text:span text:style-name="T551_12">)</text:span></text:p>
      <text:p text:style-name="P552"><text:span text:style-name="T552_1">echo</text:span><text:span text:style-name="T552_2"><text:s/>$</text:span><text:span text:style-name="T552_3">HEAD</text:span></text:p>
      <text:p text:style-name="P553"><text:span text:style-name="T553_1">factom</text:span><text:span text:style-name="T553_2">-</text:span><text:span text:style-name="T553_3">cli</text:span><text:span text:style-name="T553_4"><text:s/></text:span><text:span text:style-name="T553_5">balance</text:span><text:span text:style-name="T553_6"><text:s/></text:span><text:span text:style-name="T553_7">ec</text:span><text:span text:style-name="T553_8"><text:s/></text:span><text:span text:style-name="T553_9">ec</text:span><text:span text:style-name="T553_10">-</text:span><text:span text:style-name="T553_11">wallet</text:span><text:span text:style-name="T553_12">-</text:span><text:span text:style-name="T553_13">address</text:span><text:span text:style-name="T553_14">-</text:span><text:span text:style-name="T553_15">name</text:span><text:span text:style-name="T553_16">01</text:span></text:p>
      <text:p text:style-name="P554"><text:span text:style-name="T554_1">echo</text:span></text:p>
      <text:p text:style-name="P555"/>
      <text:p text:style-name="P556"><text:span text:style-name="T556_1">echo</text:span><text:span text:style-name="T556_2"><text:s/>3.1.6<text:s/></text:span><text:span text:style-name="T556_3">TRY</text:span><text:span text:style-name="T556_4"><text:s/></text:span><text:span text:style-name="T556_5">TO</text:span><text:span text:style-name="T556_6"><text:s/></text:span><text:span text:style-name="T556_7">MAKE</text:span><text:span text:style-name="T556_8"><text:s/></text:span><text:span text:style-name="T556_9">CHAIN</text:span><text:span text:style-name="T556_10"><text:s/></text:span><text:span text:style-name="T556_11">WITH</text:span><text:span text:style-name="T556_12"><text:s/></text:span><text:span text:style-name="T556_13">ENTRY</text:span><text:span text:style-name="T556_14"><text:s/>\(</text:span><text:span text:style-name="T556_15">INCLUDING</text:span><text:span text:style-name="T556_16"><text:s/></text:span><text:span text:style-name="T556_17">EXTERNAL</text:span><text:span text:style-name="T556_18"><text:s/></text:span><text:span text:style-name="T556_19">ID</text:span><text:span text:style-name="T556_20">\)<text:s/></text:span><text:span text:style-name="T556_21">SIZE</text:span><text:span text:style-name="T556_22"><text:s/>\&gt;10240<text:s/></text:span><text:span text:style-name="T556_23">BYTES</text:span></text:p>
      <text:p text:style-name="P557"><text:span text:style-name="T557_1">echo</text:span></text:p>
      <text:p text:style-name="P558"><text:span text:style-name="T558_1">echo</text:span><text:span text:style-name="T558_2"><text:s/></text:span><text:span text:style-name="T558_3">Proposed</text:span><text:span text:style-name="T558_4"><text:s/></text:span><text:span text:style-name="T558_5">New</text:span><text:span text:style-name="T558_6"><text:s/></text:span><text:span text:style-name="T558_7">Chain</text:span><text:span text:style-name="T558_8"><text:s/></text:span><text:span text:style-name="T558_9">ID</text:span></text:p>
      <text:p text:style-name="P559"><text:span text:style-name="T559_1">CHAINID</text:span><text:span text:style-name="T559_2">=$(</text:span><text:span text:style-name="T559_3">factom</text:span><text:span text:style-name="T559_4">-</text:span><text:span text:style-name="T559_5">cli</text:span><text:span text:style-name="T559_6"><text:s/></text:span><text:span text:style-name="T559_7">mkchain</text:span><text:span text:style-name="T559_8"><text:s/>-</text:span><text:span text:style-name="T559_9">e</text:span><text:span text:style-name="T559_10"><text:s/>123456789012345678901<text:s/>-</text:span><text:span text:style-name="T559_11">e</text:span><text:span text:style-name="T559_12"><text:s/>12345678901234567890<text:s/>$</text:span><text:span text:style-name="T559_13">ECWALLETADDRESSKEY</text:span><text:span text:style-name="T559_14">01<text:s/>&lt;~/</text:span><text:span text:style-name="T559_15">testing</text:span><text:span text:style-name="T559_16">/</text:span><text:span text:style-name="T559_17">testing</text:span><text:span text:style-name="T559_18">/</text:span><text:span text:style-name="T559_19">test</text:span><text:span text:style-name="T559_20">-</text:span><text:span text:style-name="T559_21">plans</text:span><text:span text:style-name="T559_22">-</text:span><text:span text:style-name="T559_23">and</text:span><text:span text:style-name="T559_24">-</text:span><text:span text:style-name="T559_25">scripts</text:span><text:span text:style-name="T559_26">/</text:span><text:span text:style-name="T559_27">Robert</text:span><text:span text:style-name="T559_28">-</text:span><text:span text:style-name="T559_29">API</text:span><text:span text:style-name="T559_30">/</text:span><text:span text:style-name="T559_31">entries</text:span><text:span text:style-name="T559_32">/</text:span><text:span text:style-name="T559_33">big</text:span><text:span text:style-name="T559_34">-</text:span><text:span text:style-name="T559_35">entry</text:span><text:span text:style-name="T559_36"><text:s/>|<text:s/></text:span><text:span text:style-name="T559_37">awk</text:span><text:span text:style-name="T559_38"><text:s/>'{</text:span><text:span text:style-name="T559_39">printf</text:span><text:span text:style-name="T559_40"><text:s/>$3}')</text:span></text:p>
      <text:p text:style-name="P560"><text:span text:style-name="T560_1">echo</text:span><text:span text:style-name="T560_2"><text:s/>$</text:span><text:span text:style-name="T560_3">CHAINID</text:span></text:p>
      <text:p text:style-name="P561"><text:span text:style-name="T561_1">echo</text:span></text:p>
      <text:p text:style-name="P562"><text:span text:style-name="T562_1">echo</text:span><text:span text:style-name="T562_2"><text:s/></text:span><text:span text:style-name="T562_3">WAITING</text:span><text:span text:style-name="T562_4"><text:s/>60<text:s/></text:span><text:span text:style-name="T562_5">SECONDS</text:span><text:span text:style-name="T562_6"><text:s/></text:span><text:span text:style-name="T562_7">FOR</text:span><text:span text:style-name="T562_8"><text:s/></text:span><text:span text:style-name="T562_9">DIRECTORY</text:span><text:span text:style-name="T562_10"><text:s/></text:span><text:span text:style-name="T562_11">BLOCK</text:span><text:span text:style-name="T562_12"><text:s/></text:span><text:span text:style-name="T562_13">TO</text:span><text:span text:style-name="T562_14"><text:s/></text:span><text:span text:style-name="T562_15">CLOSE</text:span></text:p>
      <text:p text:style-name="P563"><text:span text:style-name="T563_1">sleep</text:span><text:span text:style-name="T563_2"><text:s/>60</text:span></text:p>
      <text:p text:style-name="P564"><text:span text:style-name="T564_1">echo</text:span><text:span text:style-name="T564_2"><text:s/></text:span><text:span text:style-name="T564_3">Chain</text:span><text:span text:style-name="T564_4"><text:s/></text:span><text:span text:style-name="T564_5">Head</text:span><text:span text:style-name="T564_6"><text:s/></text:span><text:span text:style-name="T564_7">Merkelroot</text:span></text:p>
      <text:p text:style-name="P565"><text:span text:style-name="T565_1">HEAD</text:span><text:span text:style-name="T565_2">=$(</text:span><text:span text:style-name="T565_3">factom</text:span><text:span text:style-name="T565_4">-</text:span><text:span text:style-name="T565_5">cli</text:span><text:span text:style-name="T565_6"><text:s/></text:span><text:span text:style-name="T565_7">get</text:span><text:span text:style-name="T565_8"><text:s/></text:span><text:span text:style-name="T565_9">chain</text:span><text:span text:style-name="T565_10"><text:s/>$</text:span><text:span text:style-name="T565_11">CHAINID</text:span><text:span text:style-name="T565_12">)</text:span></text:p>
      <text:p text:style-name="P566"><text:span text:style-name="T566_1">echo</text:span><text:span text:style-name="T566_2"><text:s/>$</text:span><text:span text:style-name="T566_3">HEAD</text:span></text:p>
      <text:p text:style-name="P567"><text:span text:style-name="T567_1">factom</text:span><text:span text:style-name="T567_2">-</text:span><text:span text:style-name="T567_3">cli</text:span><text:span text:style-name="T567_4"><text:s/></text:span><text:span text:style-name="T567_5">balance</text:span><text:span text:style-name="T567_6"><text:s/></text:span><text:span text:style-name="T567_7">ec</text:span><text:span text:style-name="T567_8"><text:s/>$</text:span><text:span text:style-name="T567_9">ECWALLETADDRESSKEY</text:span><text:span text:style-name="T567_10">01</text:span></text:p>
      <text:p text:style-name="P568"><text:span text:style-name="T568_1">echo</text:span></text:p>
      <text:p text:style-name="P569"/>
      <text:p text:style-name="P570"><text:span text:style-name="T570_1">echo</text:span><text:span text:style-name="T570_2"><text:s/>3.1.7<text:s/></text:span><text:span text:style-name="T570_3">MAKE</text:span><text:span text:style-name="T570_4"><text:s/></text:span><text:span text:style-name="T570_5">CHAIN</text:span><text:span text:style-name="T570_6"><text:s/></text:span><text:span text:style-name="T570_7">THAT</text:span><text:span text:style-name="T570_8"><text:s/></text:span><text:span text:style-name="T570_9">ALREADY</text:span><text:span text:style-name="T570_10"><text:s/></text:span><text:span text:style-name="T570_11">EXISTS</text:span></text:p>
      <text:p text:style-name="P571"><text:span text:style-name="T571_1">echo</text:span></text:p>
      <text:p text:style-name="P572"><text:span text:style-name="T572_1">echo</text:span><text:span text:style-name="T572_2"><text:s/></text:span><text:span text:style-name="T572_3">Proposed</text:span><text:span text:style-name="T572_4"><text:s/></text:span><text:span text:style-name="T572_5">New</text:span><text:span text:style-name="T572_6"><text:s/></text:span><text:span text:style-name="T572_7">Chain</text:span><text:span text:style-name="T572_8"><text:s/></text:span><text:span text:style-name="T572_9">ID</text:span></text:p>
      <text:p text:style-name="P573"><text:span text:style-name="T573_1">CHAINID</text:span><text:span text:style-name="T573_2">=$(</text:span><text:span text:style-name="T573_3">factom</text:span><text:span text:style-name="T573_4">-</text:span><text:span text:style-name="T573_5">cli</text:span><text:span text:style-name="T573_6"><text:s/></text:span><text:span text:style-name="T573_7">mkchain</text:span><text:span text:style-name="T573_8"><text:s/>-</text:span><text:span text:style-name="T573_9">e</text:span><text:span text:style-name="T573_10"><text:s/>3<text:s/>-</text:span><text:span text:style-name="T573_11">e</text:span><text:span text:style-name="T573_12"><text:s/>3<text:s/></text:span><text:span text:style-name="T573_13">ec</text:span><text:span text:style-name="T573_14">-</text:span><text:span text:style-name="T573_15">wallet</text:span><text:span text:style-name="T573_16">-</text:span><text:span text:style-name="T573_17">address</text:span><text:span text:style-name="T573_18">-</text:span><text:span text:style-name="T573_19">name</text:span><text:span text:style-name="T573_20">01<text:s/>&lt;~/</text:span><text:span text:style-name="T573_21">testing</text:span><text:span text:style-name="T573_22">/</text:span><text:span text:style-name="T573_23">testing</text:span><text:span text:style-name="T573_24">/</text:span><text:span text:style-name="T573_25">test</text:span><text:span text:style-name="T573_26">-</text:span><text:span text:style-name="T573_27">plans</text:span><text:span text:style-name="T573_28">-</text:span><text:span text:style-name="T573_29">and</text:span><text:span text:style-name="T573_30">-</text:span><text:span text:style-name="T573_31">scripts</text:span><text:span text:style-name="T573_32">/</text:span><text:span text:style-name="T573_33">Robert</text:span><text:span text:style-name="T573_34">-</text:span><text:span text:style-name="T573_35">API</text:span><text:span text:style-name="T573_36">/</text:span><text:span text:style-name="T573_37">entries</text:span><text:span text:style-name="T573_38">/</text:span><text:span text:style-name="T573_39">small</text:span><text:span text:style-name="T573_40">-</text:span><text:span text:style-name="T573_41">entry</text:span><text:span text:style-name="T573_42"><text:s/>|<text:s/></text:span><text:span text:style-name="T573_43">awk</text:span><text:span text:style-name="T573_44"><text:s/>'{</text:span><text:span text:style-name="T573_45">printf</text:span><text:span text:style-name="T573_46"><text:s/>$3}')</text:span></text:p>
      <text:p text:style-name="P574"><text:span text:style-name="T574_1">echo</text:span><text:span text:style-name="T574_2"><text:s/>$</text:span><text:span text:style-name="T574_3">CHAINID</text:span></text:p>
      <text:p text:style-name="P575"><text:span text:style-name="T575_1">echo</text:span></text:p>
      <text:p text:style-name="P576"><text:span text:style-name="T576_1">echo</text:span><text:span text:style-name="T576_2"><text:s/></text:span><text:span text:style-name="T576_3">WAITING</text:span><text:span text:style-name="T576_4"><text:s/>60<text:s/></text:span><text:span text:style-name="T576_5">SECONDS</text:span><text:span text:style-name="T576_6"><text:s/></text:span><text:span text:style-name="T576_7">FOR</text:span><text:span text:style-name="T576_8"><text:s/></text:span><text:span text:style-name="T576_9">DIRECTORY</text:span><text:span text:style-name="T576_10"><text:s/></text:span><text:span text:style-name="T576_11">BLOCK</text:span><text:span text:style-name="T576_12"><text:s/></text:span><text:span text:style-name="T576_13">TO</text:span><text:span text:style-name="T576_14"><text:s/></text:span><text:span text:style-name="T576_15">CLOSE</text:span></text:p>
      <text:p text:style-name="P577"><text:span text:style-name="T577_1">sleep</text:span><text:span text:style-name="T577_2"><text:s/>60</text:span></text:p>
      <text:p text:style-name="P578"><text:span text:style-name="T578_1">echo</text:span><text:span text:style-name="T578_2"><text:s/></text:span><text:span text:style-name="T578_3">Chain</text:span><text:span text:style-name="T578_4"><text:s/></text:span><text:span text:style-name="T578_5">Head</text:span><text:span text:style-name="T578_6"><text:s/></text:span><text:span text:style-name="T578_7">Merkelroot</text:span></text:p>
      <text:p text:style-name="P579"><text:span text:style-name="T579_1">HEAD</text:span><text:span text:style-name="T579_2">=$(</text:span><text:span text:style-name="T579_3">factom</text:span><text:span text:style-name="T579_4">-</text:span><text:span text:style-name="T579_5">cli</text:span><text:span text:style-name="T579_6"><text:s/></text:span><text:span text:style-name="T579_7">get</text:span><text:span text:style-name="T579_8"><text:s/></text:span><text:span text:style-name="T579_9">chain</text:span><text:span text:style-name="T579_10"><text:s/>$</text:span><text:span text:style-name="T579_11">CHAINID</text:span><text:span text:style-name="T579_12">)</text:span></text:p>
      <text:p text:style-name="P580"><text:span text:style-name="T580_1">echo</text:span><text:span text:style-name="T580_2"><text:s/>$</text:span><text:span text:style-name="T580_3">HEAD</text:span></text:p>
      <text:p text:style-name="P581"><text:span text:style-name="T581_1">factom</text:span><text:span text:style-name="T581_2">-</text:span><text:span text:style-name="T581_3">cli</text:span><text:span text:style-name="T581_4"><text:s/></text:span><text:span text:style-name="T581_5">balance</text:span><text:span text:style-name="T581_6"><text:s/></text:span><text:span text:style-name="T581_7">ec</text:span><text:span text:style-name="T581_8"><text:s/></text:span><text:span text:style-name="T581_9">ec</text:span><text:span text:style-name="T581_10">-</text:span><text:span text:style-name="T581_11">wallet</text:span><text:span text:style-name="T581_12">-</text:span><text:span text:style-name="T581_13">address</text:span><text:span text:style-name="T581_14">-</text:span><text:span text:style-name="T581_15">name</text:span><text:span text:style-name="T581_16">01</text:span></text:p>
      <text:p text:style-name="P582"><text:span text:style-name="T582_1">echo</text:span></text:p>
      <text:p text:style-name="P583"/>
      <text:p text:style-name="P584"><text:span text:style-name="T584_1">echo</text:span><text:span text:style-name="T584_2"><text:s/>3.1.8<text:s/></text:span><text:span text:style-name="T584_3">TRY</text:span><text:span text:style-name="T584_4"><text:s/></text:span><text:span text:style-name="T584_5">TO</text:span><text:span text:style-name="T584_6"><text:s/></text:span><text:span text:style-name="T584_7">MAKE</text:span><text:span text:style-name="T584_8"><text:s/></text:span><text:span text:style-name="T584_9">SAME</text:span><text:span text:style-name="T584_10"><text:s/></text:span><text:span text:style-name="T584_11">CHAIN</text:span><text:span text:style-name="T584_12"><text:s/></text:span><text:span text:style-name="T584_13">USING</text:span><text:span text:style-name="T584_14"><text:s/></text:span><text:span text:style-name="T584_15">DIFFERENT</text:span><text:span text:style-name="T584_16"><text:s/></text:span><text:span text:style-name="T584_17">INITIAL</text:span><text:span text:style-name="T584_18"><text:s/></text:span><text:span text:style-name="T584_19">ENTRY</text:span></text:p>
      <text:p text:style-name="P585"><text:span text:style-name="T585_1">echo</text:span></text:p>
      <text:p text:style-name="P586"><text:span text:style-name="T586_1">echo</text:span><text:span text:style-name="T586_2"><text:s/></text:span><text:span text:style-name="T586_3">Proposed</text:span><text:span text:style-name="T586_4"><text:s/></text:span><text:span text:style-name="T586_5">New</text:span><text:span text:style-name="T586_6"><text:s/></text:span><text:span text:style-name="T586_7">Chain</text:span><text:span text:style-name="T586_8"><text:s/></text:span><text:span text:style-name="T586_9">ID</text:span></text:p>
      <text:p text:style-name="P587"><text:span text:style-name="T587_1">CHAINID</text:span><text:span text:style-name="T587_2">=$(</text:span><text:span text:style-name="T587_3">factom</text:span><text:span text:style-name="T587_4">-</text:span><text:span text:style-name="T587_5">cli</text:span><text:span text:style-name="T587_6"><text:s/></text:span><text:span text:style-name="T587_7">mkchain</text:span><text:span text:style-name="T587_8"><text:s/>-</text:span><text:span text:style-name="T587_9">e</text:span><text:span text:style-name="T587_10"><text:s/>3<text:s/>-</text:span><text:span text:style-name="T587_11">e</text:span><text:span text:style-name="T587_12"><text:s/>3<text:s/>$</text:span><text:span text:style-name="T587_13">ECWALLETADDRESSKEY</text:span><text:span text:style-name="T587_14">01<text:s/>&lt;~/</text:span><text:span text:style-name="T587_15">testing</text:span><text:span text:style-name="T587_16">/</text:span><text:span text:style-name="T587_17">testing</text:span><text:span text:style-name="T587_18">/</text:span><text:span text:style-name="T587_19">test</text:span><text:span text:style-name="T587_20">-</text:span><text:span text:style-name="T587_21">plans</text:span><text:span text:style-name="T587_22">-</text:span><text:span text:style-name="T587_23">and</text:span><text:span text:style-name="T587_24">-</text:span><text:span text:style-name="T587_25">scripts</text:span><text:span text:style-name="T587_26">/</text:span><text:span text:style-name="T587_27">Robert</text:span><text:span text:style-name="T587_28">-</text:span><text:span text:style-name="T587_29">API</text:span><text:span text:style-name="T587_30">/</text:span><text:span text:style-name="T587_31">entries</text:span><text:span text:style-name="T587_32">/</text:span><text:span text:style-name="T587_33">big</text:span><text:span text:style-name="T587_34">-</text:span><text:span text:style-name="T587_35">entry</text:span><text:span text:style-name="T587_36"><text:s/>|<text:s/></text:span><text:span text:style-name="T587_37">awk</text:span><text:span text:style-name="T587_38"><text:s/>'{</text:span><text:span text:style-name="T587_39">printf</text:span><text:span text:style-name="T587_40"><text:s/>$3}')</text:span></text:p>
      <text:p text:style-name="P588"><text:span text:style-name="T588_1">echo</text:span><text:span text:style-name="T588_2"><text:s/>$</text:span><text:span text:style-name="T588_3">CHAINID</text:span></text:p>
      <text:p text:style-name="P589"><text:span text:style-name="T589_1">echo</text:span></text:p>
      <text:p text:style-name="P590"><text:span text:style-name="T590_1">echo</text:span><text:span text:style-name="T590_2"><text:s/></text:span><text:span text:style-name="T590_3">WAITING</text:span><text:span text:style-name="T590_4"><text:s/>60<text:s/></text:span><text:span text:style-name="T590_5">SECONDS</text:span><text:span text:style-name="T590_6"><text:s/></text:span><text:span text:style-name="T590_7">FOR</text:span><text:span text:style-name="T590_8"><text:s/></text:span><text:span text:style-name="T590_9">DIRECTORY</text:span><text:span text:style-name="T590_10"><text:s/></text:span><text:span text:style-name="T590_11">BLOCK</text:span><text:span text:style-name="T590_12"><text:s/></text:span><text:span text:style-name="T590_13">TO</text:span><text:span text:style-name="T590_14"><text:s/></text:span><text:span text:style-name="T590_15">CLOSE</text:span></text:p>
      <text:p text:style-name="P591"><text:span text:style-name="T591_1">sleep</text:span><text:span text:style-name="T591_2"><text:s/>60</text:span></text:p>
      <text:p text:style-name="P592"><text:span text:style-name="T592_1">echo</text:span><text:span text:style-name="T592_2"><text:s/></text:span><text:span text:style-name="T592_3">Chain</text:span><text:span text:style-name="T592_4"><text:s/></text:span><text:span text:style-name="T592_5">Head</text:span><text:span text:style-name="T592_6"><text:s/></text:span><text:span text:style-name="T592_7">Merkelroot</text:span></text:p>
      <text:p text:style-name="P593"><text:span text:style-name="T593_1">HEAD</text:span><text:span text:style-name="T593_2">=$(</text:span><text:span text:style-name="T593_3">factom</text:span><text:span text:style-name="T593_4">-</text:span><text:span text:style-name="T593_5">cli</text:span><text:span text:style-name="T593_6"><text:s/></text:span><text:span text:style-name="T593_7">get</text:span><text:span text:style-name="T593_8"><text:s/></text:span><text:span text:style-name="T593_9">chain</text:span><text:span text:style-name="T593_10"><text:s/>$</text:span><text:span text:style-name="T593_11">CHAINID</text:span><text:span text:style-name="T593_12">)</text:span></text:p>
      <text:p text:style-name="P594"><text:span text:style-name="T594_1">echo</text:span><text:span text:style-name="T594_2"><text:s/>$</text:span><text:span text:style-name="T594_3">HEAD</text:span></text:p>
      <text:p text:style-name="P595"><text:span text:style-name="T595_1">factom</text:span><text:span text:style-name="T595_2">-</text:span><text:span text:style-name="T595_3">cli</text:span><text:span text:style-name="T595_4"><text:s/></text:span><text:span text:style-name="T595_5">balance</text:span><text:span text:style-name="T595_6"><text:s/></text:span><text:span text:style-name="T595_7">ec</text:span><text:span text:style-name="T595_8"><text:s/>$</text:span><text:span text:style-name="T595_9">ECWALLETADDRESSKEY</text:span><text:span text:style-name="T595_10">01</text:span></text:p>
      <text:p text:style-name="P596"><text:span text:style-name="T596_1">echo</text:span></text:p>
      <text:p text:style-name="P597"/>
      <text:p text:style-name="P598"><text:span text:style-name="T598_1">echo</text:span><text:span text:style-name="T598_2"><text:s/>3.2<text:s/></text:span><text:span text:style-name="T598_3">ENTRY</text:span><text:span text:style-name="T598_4"><text:s/></text:span><text:span text:style-name="T598_5">BLOCK</text:span><text:span text:style-name="T598_6"><text:s/></text:span><text:span text:style-name="T598_7">CHAIN</text:span></text:p>
      <text:p text:style-name="P599"><text:span text:style-name="T599_1">echo</text:span></text:p>
      <text:p text:style-name="P600"><text:span text:style-name="T600_1">echo</text:span><text:span text:style-name="T600_2"><text:s/>3.2.1<text:s/></text:span><text:span text:style-name="T600_3">SHOW</text:span><text:span text:style-name="T600_4"><text:s/></text:span><text:span text:style-name="T600_5">ENTRY</text:span><text:span text:style-name="T600_6"><text:s/></text:span><text:span text:style-name="T600_7">BLOCK</text:span><text:span text:style-name="T600_8"><text:s/></text:span><text:span text:style-name="T600_9">CHAIN</text:span></text:p>
      <text:p text:style-name="P601"><text:span text:style-name="T601_1">ENTRYKEYMERKELROOT</text:span><text:span text:style-name="T601_2">=$</text:span><text:span text:style-name="T601_3">HEADGOOD</text:span></text:p>
      <text:p text:style-name="P602"><text:span text:style-name="T602_1">until</text:span><text:span text:style-name="T602_2"><text:s/>[<text:s/>"$</text:span><text:span text:style-name="T602_3">ENTRYKEYMERKELROOT</text:span><text:span text:style-name="T602_4">"<text:s/>=<text:s text:c="2"/>'0000000000000000000000000000000000000000000000000000000000000000'<text:s/>-</text:span><text:span text:style-name="T602_5">o</text:span><text:span text:style-name="T602_6"><text:s/>"$</text:span><text:span text:style-name="T602_7">ENTRYKEYMERKELROOT</text:span><text:span text:style-name="T602_8">"<text:s/>=<text:s/>""<text:s/>];<text:s/></text:span><text:span text:style-name="T602_9">do</text:span></text:p>
      <text:p text:style-name="P603"><text:span text:style-name="T603_1"><text:tab/></text:span><text:span text:style-name="T603_2">RESULT</text:span><text:span text:style-name="T603_3">=$(</text:span><text:span text:style-name="T603_4">factom</text:span><text:span text:style-name="T603_5">-</text:span><text:span text:style-name="T603_6">cli</text:span><text:span text:style-name="T603_7"><text:s/></text:span><text:span text:style-name="T603_8">get</text:span><text:span text:style-name="T603_9"><text:s/></text:span><text:span text:style-name="T603_10">eblock</text:span><text:span text:style-name="T603_11"><text:s/>$</text:span><text:span text:style-name="T603_12">ENTRYKEYMERKELROOT</text:span><text:span text:style-name="T603_13">)</text:span></text:p>
      <text:p text:style-name="P604"><text:span text:style-name="T604_1">#<text:s text:c="3"/></text:span><text:span text:style-name="T604_2">echo</text:span><text:span text:style-name="T604_3"><text:s/>$</text:span><text:span text:style-name="T604_4">RESULT</text:span></text:p>
      <text:p text:style-name="P605"><text:span text:style-name="T605_1"><text:tab/></text:span><text:span text:style-name="T605_2">SEQNO</text:span><text:span text:style-name="T605_3">=$(</text:span><text:span text:style-name="T605_4">echo</text:span><text:span text:style-name="T605_5"><text:s/>$</text:span><text:span text:style-name="T605_6">RESULT</text:span><text:span text:style-name="T605_7"><text:s/>|<text:s/></text:span><text:span text:style-name="T605_8">awk</text:span><text:span text:style-name="T605_9"><text:s/>'{</text:span><text:span text:style-name="T605_10">printf</text:span><text:span text:style-name="T605_11"><text:s/>$2}')</text:span></text:p>
      <text:p text:style-name="P606"><text:span text:style-name="T606_1"><text:tab/></text:span><text:span text:style-name="T606_2">TIMESTAMP</text:span><text:span text:style-name="T606_3">=$(</text:span><text:span text:style-name="T606_4">echo</text:span><text:span text:style-name="T606_5"><text:s/>$</text:span><text:span text:style-name="T606_6">RESULT</text:span><text:span text:style-name="T606_7"><text:s/>|<text:s/></text:span><text:span text:style-name="T606_8">awk</text:span><text:span text:style-name="T606_9"><text:s/>'{</text:span><text:span text:style-name="T606_10">printf</text:span><text:span text:style-name="T606_11"><text:s/>$8}')<text:s text:c="4"/></text:span></text:p>
      <text:p text:style-name="P607"><text:span text:style-name="T607_1"><text:tab/></text:span><text:span text:style-name="T607_2">EBCHAINID</text:span><text:span text:style-name="T607_3">=$(</text:span><text:span text:style-name="T607_4">echo</text:span><text:span text:style-name="T607_5"><text:s/>$</text:span><text:span text:style-name="T607_6">RESULT</text:span><text:span text:style-name="T607_7"><text:s/>|<text:s/></text:span><text:span text:style-name="T607_8">awk</text:span><text:span text:style-name="T607_9"><text:s/>'{</text:span><text:span text:style-name="T607_10">printf</text:span><text:span text:style-name="T607_11"><text:s/>$4}')</text:span></text:p>
      <text:p text:style-name="P608"><text:span text:style-name="T608_1"><text:tab/></text:span><text:span text:style-name="T608_2">ENTRYKEYMERKELROOT</text:span><text:span text:style-name="T608_3">=$(</text:span><text:span text:style-name="T608_4">echo</text:span><text:span text:style-name="T608_5"><text:s/>$</text:span><text:span text:style-name="T608_6">RESULT</text:span><text:span text:style-name="T608_7"><text:s/>|<text:s/></text:span><text:span text:style-name="T608_8">awk</text:span><text:span text:style-name="T608_9"><text:s/>'{</text:span><text:span text:style-name="T608_10">printf</text:span><text:span text:style-name="T608_11"><text:s/>$6}')</text:span></text:p>
      <text:p text:style-name="P609"><text:span text:style-name="T609_1"><text:tab/></text:span><text:span text:style-name="T609_2">echo</text:span><text:span text:style-name="T609_3"><text:s/></text:span><text:span text:style-name="T609_4">ENTRY</text:span><text:span text:style-name="T609_5"><text:s/></text:span><text:span text:style-name="T609_6">BLOCK</text:span></text:p>
      <text:p text:style-name="P610"><text:span text:style-name="T610_1"><text:tab/></text:span><text:span text:style-name="T610_2">echo</text:span><text:span text:style-name="T610_3"><text:s/>-----------</text:span></text:p>
      <text:p text:style-name="P611"><text:span text:style-name="T611_1"><text:tab/></text:span><text:span text:style-name="T611_2">echo</text:span><text:span text:style-name="T611_3"><text:s/></text:span><text:span text:style-name="T611_4">Sequence</text:span><text:span text:style-name="T611_5"><text:s/></text:span><text:span text:style-name="T611_6">Number</text:span><text:span text:style-name="T611_7"><text:s/>-<text:s/></text:span><text:span text:style-name="T611_8">Time</text:span><text:span text:style-name="T611_9"><text:s/></text:span><text:span text:style-name="T611_10">Stamp</text:span></text:p>
      <text:p text:style-name="P612"><text:span text:style-name="T612_1"><text:tab/></text:span><text:span text:style-name="T612_2">echo</text:span><text:span text:style-name="T612_3"><text:s/>$</text:span><text:span text:style-name="T612_4">SEQNO</text:span><text:span text:style-name="T612_5"><text:s/>$</text:span><text:span text:style-name="T612_6">TIMESTAMP</text:span></text:p>
      <text:p text:style-name="P613"><text:span text:style-name="T613_1"><text:tab/></text:span><text:span text:style-name="T613_2">echo</text:span><text:span text:style-name="T613_3"><text:s/></text:span><text:span text:style-name="T613_4">Chain</text:span><text:span text:style-name="T613_5"><text:s/></text:span><text:span text:style-name="T613_6">ID</text:span></text:p>
      <text:p text:style-name="P614"><text:span text:style-name="T614_1"><text:tab/></text:span><text:span text:style-name="T614_2">echo</text:span><text:span text:style-name="T614_3"><text:s/>$</text:span><text:span text:style-name="T614_4">EBCHAINID</text:span></text:p>
      <text:p text:style-name="P615"><text:span text:style-name="T615_1"><text:tab/></text:span><text:span text:style-name="T615_2">echo</text:span><text:span text:style-name="T615_3"><text:s/></text:span><text:span text:style-name="T615_4">Previous</text:span><text:span text:style-name="T615_5"><text:s/></text:span><text:span text:style-name="T615_6">Entry</text:span><text:span text:style-name="T615_7"><text:s/></text:span><text:span text:style-name="T615_8">Block</text:span><text:span text:style-name="T615_9"><text:s/></text:span><text:span text:style-name="T615_10">Key</text:span><text:span text:style-name="T615_11"><text:s/></text:span><text:span text:style-name="T615_12">Merkel</text:span><text:span text:style-name="T615_13"><text:s/></text:span><text:span text:style-name="T615_14">Root</text:span></text:p>
      <text:p text:style-name="P616"><text:span text:style-name="T616_1"><text:tab/></text:span><text:span text:style-name="T616_2">echo</text:span><text:span text:style-name="T616_3"><text:s/>$</text:span><text:span text:style-name="T616_4">ENTRYKEYMERKELROOT</text:span></text:p>
      <text:p text:style-name="P617"><text:span text:style-name="T617_1"><text:tab/></text:span><text:span text:style-name="T617_2">echo</text:span></text:p>
      <text:p text:style-name="P618"><text:span text:style-name="T618_1"><text:tab/></text:span><text:span text:style-name="T618_2">ENTRYINDEX</text:span><text:span text:style-name="T618_3">=12</text:span></text:p>
      <text:p text:style-name="P619"><text:span text:style-name="T619_1"><text:tab/></text:span><text:span text:style-name="T619_2">ENTRYTIMESTAMP</text:span><text:span text:style-name="T619_3">=$(</text:span><text:span text:style-name="T619_4">echo</text:span><text:span text:style-name="T619_5"><text:s/>$</text:span><text:span text:style-name="T619_6">RESULT</text:span><text:span text:style-name="T619_7"><text:s/>|<text:s/></text:span><text:span text:style-name="T619_8">awk</text:span><text:span text:style-name="T619_9"><text:s/>'{</text:span><text:span text:style-name="T619_10">printf</text:span><text:span text:style-name="T619_11"><text:s/>$12}')</text:span></text:p>
      <text:p text:style-name="P620"><text:span text:style-name="T620_1"><text:tab/></text:span><text:span text:style-name="T620_2">until</text:span><text:span text:style-name="T620_3"><text:s/>[<text:s/>"$</text:span><text:span text:style-name="T620_4">ENTRYTIMESTAMP</text:span><text:span text:style-name="T620_5">"<text:s/>=<text:s/>""<text:s/>];<text:s/></text:span><text:span text:style-name="T620_6">do</text:span></text:p>
      <text:p text:style-name="P621"><text:span text:style-name="T621_1"><text:s text:c="4"/><text:tab/></text:span><text:span text:style-name="T621_2">echo</text:span><text:span text:style-name="T621_3"><text:s/>"<text:tab/>"</text:span><text:span text:style-name="T621_4">ENTRY</text:span></text:p>
      <text:p text:style-name="P622"><text:span text:style-name="T622_1"><text:s text:c="4"/><text:tab/></text:span><text:span text:style-name="T622_2">echo</text:span><text:span text:style-name="T622_3"><text:s/>"<text:tab/>"-----</text:span></text:p>
      <text:p text:style-name="P623"><text:span text:style-name="T623_1"><text:s text:c="4"/><text:tab/></text:span><text:span text:style-name="T623_2">echo</text:span><text:span text:style-name="T623_3"><text:s/>"<text:tab/>"</text:span><text:span text:style-name="T623_4">Entry</text:span><text:span text:style-name="T623_5"><text:s/></text:span><text:span text:style-name="T623_6">Time</text:span><text:span text:style-name="T623_7"><text:s/></text:span><text:span text:style-name="T623_8">Stamp</text:span></text:p>
      <text:p text:style-name="P624"><text:span text:style-name="T624_1"><text:s text:c="4"/><text:tab/></text:span><text:span text:style-name="T624_2">echo</text:span><text:span text:style-name="T624_3"><text:s/>"<text:tab/>"$</text:span><text:span text:style-name="T624_4">ENTRYTIMESTAMP</text:span></text:p>
      <text:p text:style-name="P625"><text:span text:style-name="T625_1"><text:s text:c="4"/><text:tab/></text:span><text:span text:style-name="T625_2">echo</text:span><text:span text:style-name="T625_3"><text:s/>"<text:tab/>"</text:span><text:span text:style-name="T625_4">Entry</text:span><text:span text:style-name="T625_5"><text:s/></text:span><text:span text:style-name="T625_6">Hash</text:span></text:p>
      <text:p text:style-name="P626"><text:span text:style-name="T626_1"><text:s text:c="4"/><text:tab/></text:span><text:span text:style-name="T626_2">ENTRYHASH</text:span><text:span text:style-name="T626_3">=$(</text:span><text:span text:style-name="T626_4">echo</text:span><text:span text:style-name="T626_5"><text:s/>$</text:span><text:span text:style-name="T626_6">RESULT</text:span><text:span text:style-name="T626_7"><text:s/>|<text:s/></text:span><text:span text:style-name="T626_8">awk</text:span><text:span text:style-name="T626_9"><text:s/>-</text:span><text:span text:style-name="T626_10">v</text:span><text:span text:style-name="T626_11"><text:s/></text:span><text:span text:style-name="T626_12">INDEX</text:span><text:span text:style-name="T626_13">="$(($</text:span><text:span text:style-name="T626_14">ENTRYINDEX</text:span><text:span text:style-name="T626_15"><text:s/>+<text:s/>2))"<text:s/>'{</text:span><text:span text:style-name="T626_16">printf</text:span><text:span text:style-name="T626_17"><text:s/>$</text:span><text:span text:style-name="T626_18">INDEX</text:span><text:span text:style-name="T626_19">}')</text:span></text:p>
      <text:p text:style-name="P627"><text:span text:style-name="T627_1"><text:s text:c="4"/><text:tab/></text:span><text:span text:style-name="T627_2">echo</text:span><text:span text:style-name="T627_3"><text:s/>"<text:tab/>"$</text:span><text:span text:style-name="T627_4">ENTRYHASH</text:span></text:p>
      <text:p text:style-name="P628"><text:span text:style-name="T628_1"><text:s text:c="4"/><text:tab/></text:span><text:span text:style-name="T628_2">factom</text:span><text:span text:style-name="T628_3">-</text:span><text:span text:style-name="T628_4">cli</text:span><text:span text:style-name="T628_5"><text:s/></text:span><text:span text:style-name="T628_6">get</text:span><text:span text:style-name="T628_7"><text:s/></text:span><text:span text:style-name="T628_8">entry</text:span><text:span text:style-name="T628_9"><text:s/>$</text:span><text:span text:style-name="T628_10">ENTRYHASH</text:span></text:p>
      <text:p text:style-name="P629"><text:span text:style-name="T629_1"><text:s text:c="4"/><text:tab/>((</text:span><text:span text:style-name="T629_2">ENTRYINDEX</text:span><text:span text:style-name="T629_3">+=7))</text:span></text:p>
      <text:p text:style-name="P630"><text:span text:style-name="T630_1"><text:s text:c="4"/><text:tab/></text:span><text:span text:style-name="T630_2">ENTRYTIMESTAMP</text:span><text:span text:style-name="T630_3">=$(</text:span><text:span text:style-name="T630_4">echo</text:span><text:span text:style-name="T630_5"><text:s/>$</text:span><text:span text:style-name="T630_6">RESULT</text:span><text:span text:style-name="T630_7"><text:s/>|<text:s/></text:span><text:span text:style-name="T630_8">awk</text:span><text:span text:style-name="T630_9"><text:s/>-</text:span><text:span text:style-name="T630_10">v</text:span><text:span text:style-name="T630_11"><text:s/></text:span><text:span text:style-name="T630_12">INDEX</text:span><text:span text:style-name="T630_13">="$</text:span><text:span text:style-name="T630_14">ENTRYINDEX</text:span><text:span text:style-name="T630_15">"<text:s/>'{</text:span><text:span text:style-name="T630_16">printf</text:span><text:span text:style-name="T630_17"><text:s/>$</text:span><text:span text:style-name="T630_18">INDEX</text:span><text:span text:style-name="T630_19">}')</text:span></text:p>
      <text:p text:style-name="P631"><text:span text:style-name="T631_1"><text:tab/></text:span><text:span text:style-name="T631_2">echo</text:span></text:p>
      <text:p text:style-name="P632"><text:span text:style-name="T632_1"><text:tab/></text:span><text:span text:style-name="T632_2">done</text:span></text:p>
      <text:p text:style-name="P633"><text:span text:style-name="T633_1">done</text:span></text:p>
      <text:p text:style-name="P634"><text:span text:style-name="T634_1">echo</text:span></text:p>
      <text:p text:style-name="P635"/>
      <text:p text:style-name="P636"><text:span text:style-name="T636_1">echo</text:span><text:span text:style-name="T636_2"><text:s/>3.2.2<text:s/></text:span><text:span text:style-name="T636_3">TRY</text:span><text:span text:style-name="T636_4"><text:s/></text:span><text:span text:style-name="T636_5">TO</text:span><text:span text:style-name="T636_6"><text:s/></text:span><text:span text:style-name="T636_7">ADD</text:span><text:span text:style-name="T636_8"><text:s/></text:span><text:span text:style-name="T636_9">ENTRY</text:span><text:span text:style-name="T636_10"><text:s/></text:span><text:span text:style-name="T636_11">TO</text:span><text:span text:style-name="T636_12"><text:s/></text:span><text:span text:style-name="T636_13">CHAIN</text:span><text:span text:style-name="T636_14"><text:s/></text:span><text:span text:style-name="T636_15">USING</text:span><text:span text:style-name="T636_16"><text:s/></text:span><text:span text:style-name="T636_17">FACTOID</text:span><text:span text:style-name="T636_18"><text:s/></text:span><text:span text:style-name="T636_19">WALLET</text:span><text:span text:style-name="T636_20"><text:s/></text:span><text:span text:style-name="T636_21">ADDRESS</text:span><text:span text:style-name="T636_22"><text:s/></text:span><text:span text:style-name="T636_23">RATHER</text:span><text:span text:style-name="T636_24"><text:s/></text:span><text:span text:style-name="T636_25">THAN</text:span><text:span text:style-name="T636_26"><text:s/></text:span><text:span text:style-name="T636_27">ENTRY</text:span><text:span text:style-name="T636_28"><text:s/></text:span><text:span text:style-name="T636_29">CREDIT</text:span><text:span text:style-name="T636_30"><text:s/></text:span><text:span text:style-name="T636_31">WALLET</text:span><text:span text:style-name="T636_32"><text:s/></text:span><text:span text:style-name="T636_33">ADDRESS</text:span></text:p>
      <text:p text:style-name="P637"><text:span text:style-name="T637_1">echo</text:span><text:span text:style-name="T637_2"><text:s/>3.2.2.1<text:s/></text:span><text:span text:style-name="T637_3">ADD</text:span><text:span text:style-name="T637_4"><text:s/></text:span><text:span text:style-name="T637_5">ENTRY</text:span><text:span text:style-name="T637_6"><text:s/></text:span><text:span text:style-name="T637_7">TO</text:span><text:span text:style-name="T637_8"><text:s/></text:span><text:span text:style-name="T637_9">CHAIN</text:span></text:p>
      <text:p text:style-name="P638"><text:span text:style-name="T638_1">factom</text:span><text:span text:style-name="T638_2">-</text:span><text:span text:style-name="T638_3">cli</text:span><text:span text:style-name="T638_4"><text:s/></text:span><text:span text:style-name="T638_5">balance</text:span><text:span text:style-name="T638_6"><text:s/></text:span><text:span text:style-name="T638_7">fct</text:span><text:span text:style-name="T638_8"><text:s/>$</text:span><text:span text:style-name="T638_9">FACTOIDWALLETADDRESSKEY</text:span><text:span text:style-name="T638_10">03</text:span></text:p>
      <text:p text:style-name="P639"><text:span text:style-name="T639_1">factom</text:span><text:span text:style-name="T639_2">-</text:span><text:span text:style-name="T639_3">cli</text:span><text:span text:style-name="T639_4"><text:s/></text:span><text:span text:style-name="T639_5">put</text:span><text:span text:style-name="T639_6"><text:s/>-</text:span><text:span text:style-name="T639_7">e</text:span><text:span text:style-name="T639_8"><text:s/>5<text:s/>-</text:span><text:span text:style-name="T639_9">e</text:span><text:span text:style-name="T639_10"><text:s/>5<text:s/>-</text:span><text:span text:style-name="T639_11">c</text:span><text:span text:style-name="T639_12"><text:s/>$</text:span><text:span text:style-name="T639_13">CHAINIDGOOD</text:span><text:span text:style-name="T639_14"><text:s/>$</text:span><text:span text:style-name="T639_15">FACTOIDWALLETADDRESSKEY</text:span><text:span text:style-name="T639_16">03<text:s/>&lt;~/</text:span><text:span text:style-name="T639_17">testing</text:span><text:span text:style-name="T639_18">/</text:span><text:span text:style-name="T639_19">testing</text:span><text:span text:style-name="T639_20">/</text:span><text:span text:style-name="T639_21">test</text:span><text:span text:style-name="T639_22">-</text:span><text:span text:style-name="T639_23">plans</text:span><text:span text:style-name="T639_24">-</text:span><text:span text:style-name="T639_25">and</text:span><text:span text:style-name="T639_26">-</text:span><text:span text:style-name="T639_27">scripts</text:span><text:span text:style-name="T639_28">/</text:span><text:span text:style-name="T639_29">Robert</text:span><text:span text:style-name="T639_30">-</text:span><text:span text:style-name="T639_31">API</text:span><text:span text:style-name="T639_32">/</text:span><text:span text:style-name="T639_33">entries</text:span><text:span text:style-name="T639_34">/</text:span><text:span text:style-name="T639_35">small</text:span><text:span text:style-name="T639_36">-</text:span><text:span text:style-name="T639_37">entry</text:span></text:p>
      <text:p text:style-name="P640"><text:span text:style-name="T640_1">echo</text:span><text:span text:style-name="T640_2"><text:s/></text:span><text:span text:style-name="T640_3">Chain</text:span><text:span text:style-name="T640_4"><text:s/></text:span><text:span text:style-name="T640_5">Head</text:span><text:span text:style-name="T640_6"><text:s/></text:span><text:span text:style-name="T640_7">Merkelroot</text:span></text:p>
      <text:p text:style-name="P641"><text:span text:style-name="T641_1">echo</text:span><text:span text:style-name="T641_2"><text:s/></text:span><text:span text:style-name="T641_3">WAITING</text:span><text:span text:style-name="T641_4"><text:s/>60<text:s/></text:span><text:span text:style-name="T641_5">SECONDS</text:span><text:span text:style-name="T641_6"><text:s/></text:span><text:span text:style-name="T641_7">FOR</text:span><text:span text:style-name="T641_8"><text:s/></text:span><text:span text:style-name="T641_9">DIRECTORY</text:span><text:span text:style-name="T641_10"><text:s/></text:span><text:span text:style-name="T641_11">BLOCK</text:span><text:span text:style-name="T641_12"><text:s/></text:span><text:span text:style-name="T641_13">TO</text:span><text:span text:style-name="T641_14"><text:s/></text:span><text:span text:style-name="T641_15">CLOSE</text:span></text:p>
      <text:p text:style-name="P642"><text:span text:style-name="T642_1">sleep</text:span><text:span text:style-name="T642_2"><text:s/>60</text:span></text:p>
      <text:p text:style-name="P643"><text:span text:style-name="T643_1">HEAD</text:span><text:span text:style-name="T643_2">=$(</text:span><text:span text:style-name="T643_3">factom</text:span><text:span text:style-name="T643_4">-</text:span><text:span text:style-name="T643_5">cli</text:span><text:span text:style-name="T643_6"><text:s/></text:span><text:span text:style-name="T643_7">get</text:span><text:span text:style-name="T643_8"><text:s/></text:span><text:span text:style-name="T643_9">chain</text:span><text:span text:style-name="T643_10"><text:s/>$</text:span><text:span text:style-name="T643_11">CHAINIDGOOD</text:span><text:span text:style-name="T643_12">)</text:span></text:p>
      <text:p text:style-name="P644"><text:span text:style-name="T644_1">echo</text:span><text:span text:style-name="T644_2"><text:s/>$</text:span><text:span text:style-name="T644_3">HEAD</text:span></text:p>
      <text:p text:style-name="P645"><text:span text:style-name="T645_1">factom</text:span><text:span text:style-name="T645_2">-</text:span><text:span text:style-name="T645_3">cli</text:span><text:span text:style-name="T645_4"><text:s/></text:span><text:span text:style-name="T645_5">balance</text:span><text:span text:style-name="T645_6"><text:s/></text:span><text:span text:style-name="T645_7">fct</text:span><text:span text:style-name="T645_8"><text:s/>$</text:span><text:span text:style-name="T645_9">FACTOIDWALLETADDRESSKEY</text:span><text:span text:style-name="T645_10">03</text:span></text:p>
      <text:p text:style-name="P646"><text:span text:style-name="T646_1">echo</text:span></text:p>
      <text:p text:style-name="P647"/>
      <text:p text:style-name="P648"><text:span text:style-name="T648_1">echo</text:span><text:span text:style-name="T648_2"><text:s/>3.2.2.2<text:s/></text:span><text:span text:style-name="T648_3">TRACE</text:span><text:span text:style-name="T648_4"><text:s/></text:span><text:span text:style-name="T648_5">ENTRY</text:span><text:span text:style-name="T648_6"><text:s/></text:span><text:span text:style-name="T648_7">BLOCK</text:span><text:span text:style-name="T648_8"><text:s/></text:span><text:span text:style-name="T648_9">CHAIN</text:span></text:p>
      <text:p text:style-name="P649"><text:span text:style-name="T649_1">ENTRYKEYMERKELROOT</text:span><text:span text:style-name="T649_2">=$</text:span><text:span text:style-name="T649_3">HEAD</text:span></text:p>
      <text:p text:style-name="P650"><text:span text:style-name="T650_1">until</text:span><text:span text:style-name="T650_2"><text:s/>[<text:s/>"$</text:span><text:span text:style-name="T650_3">ENTRYKEYMERKELROOT</text:span><text:span text:style-name="T650_4">"<text:s/>=<text:s text:c="2"/>'0000000000000000000000000000000000000000000000000000000000000000'<text:s/>-</text:span><text:span text:style-name="T650_5">o</text:span><text:span text:style-name="T650_6"><text:s/>"$</text:span><text:span text:style-name="T650_7">ENTRYKEYMERKELROOT</text:span><text:span text:style-name="T650_8">"<text:s/>=<text:s/>""<text:s/>];<text:s/></text:span><text:span text:style-name="T650_9">do</text:span></text:p>
      <text:p text:style-name="P651"><text:span text:style-name="T651_1"><text:tab/></text:span><text:span text:style-name="T651_2">RESULT</text:span><text:span text:style-name="T651_3">=$(</text:span><text:span text:style-name="T651_4">factom</text:span><text:span text:style-name="T651_5">-</text:span><text:span text:style-name="T651_6">cli</text:span><text:span text:style-name="T651_7"><text:s/></text:span><text:span text:style-name="T651_8">get</text:span><text:span text:style-name="T651_9"><text:s/></text:span><text:span text:style-name="T651_10">eblock</text:span><text:span text:style-name="T651_11"><text:s/>$</text:span><text:span text:style-name="T651_12">ENTRYKEYMERKELROOT</text:span><text:span text:style-name="T651_13">)</text:span></text:p>
      <text:p text:style-name="P652"><text:span text:style-name="T652_1">#<text:s text:c="3"/></text:span><text:span text:style-name="T652_2">echo</text:span><text:span text:style-name="T652_3"><text:s/>$</text:span><text:span text:style-name="T652_4">RESULT</text:span></text:p>
      <text:p text:style-name="P653"><text:span text:style-name="T653_1"><text:tab/></text:span><text:span text:style-name="T653_2">SEQNO</text:span><text:span text:style-name="T653_3">=$(</text:span><text:span text:style-name="T653_4">echo</text:span><text:span text:style-name="T653_5"><text:s/>$</text:span><text:span text:style-name="T653_6">RESULT</text:span><text:span text:style-name="T653_7"><text:s/>|<text:s/></text:span><text:span text:style-name="T653_8">awk</text:span><text:span text:style-name="T653_9"><text:s/>'{</text:span><text:span text:style-name="T653_10">printf</text:span><text:span text:style-name="T653_11"><text:s/>$2}')</text:span></text:p>
      <text:p text:style-name="P654"><text:span text:style-name="T654_1"><text:tab/></text:span><text:span text:style-name="T654_2">TIMESTAMP</text:span><text:span text:style-name="T654_3">=$(</text:span><text:span text:style-name="T654_4">echo</text:span><text:span text:style-name="T654_5"><text:s/>$</text:span><text:span text:style-name="T654_6">RESULT</text:span><text:span text:style-name="T654_7"><text:s/>|<text:s/></text:span><text:span text:style-name="T654_8">awk</text:span><text:span text:style-name="T654_9"><text:s/>'{</text:span><text:span text:style-name="T654_10">printf</text:span><text:span text:style-name="T654_11"><text:s/>$8}')<text:s text:c="4"/></text:span></text:p>
      <text:p text:style-name="P655"><text:span text:style-name="T655_1"><text:tab/></text:span><text:span text:style-name="T655_2">EBCHAINID</text:span><text:span text:style-name="T655_3">=$(</text:span><text:span text:style-name="T655_4">echo</text:span><text:span text:style-name="T655_5"><text:s/>$</text:span><text:span text:style-name="T655_6">RESULT</text:span><text:span text:style-name="T655_7"><text:s/>|<text:s/></text:span><text:span text:style-name="T655_8">awk</text:span><text:span text:style-name="T655_9"><text:s/>'{</text:span><text:span text:style-name="T655_10">printf</text:span><text:span text:style-name="T655_11"><text:s/>$4}')</text:span></text:p>
      <text:p text:style-name="P656"><text:span text:style-name="T656_1"><text:tab/></text:span><text:span text:style-name="T656_2">ENTRYKEYMERKELROOT</text:span><text:span text:style-name="T656_3">=$(</text:span><text:span text:style-name="T656_4">echo</text:span><text:span text:style-name="T656_5"><text:s/>$</text:span><text:span text:style-name="T656_6">RESULT</text:span><text:span text:style-name="T656_7"><text:s/>|<text:s/></text:span><text:span text:style-name="T656_8">awk</text:span><text:span text:style-name="T656_9"><text:s/>'{</text:span><text:span text:style-name="T656_10">printf</text:span><text:span text:style-name="T656_11"><text:s/>$6}')</text:span></text:p>
      <text:p text:style-name="P657"><text:span text:style-name="T657_1"><text:tab/></text:span><text:span text:style-name="T657_2">echo</text:span><text:span text:style-name="T657_3"><text:s/></text:span><text:span text:style-name="T657_4">ENTRY</text:span><text:span text:style-name="T657_5"><text:s/></text:span><text:span text:style-name="T657_6">BLOCK</text:span></text:p>
      <text:p text:style-name="P658"><text:span text:style-name="T658_1"><text:tab/></text:span><text:span text:style-name="T658_2">echo</text:span><text:span text:style-name="T658_3"><text:s/>-----------</text:span></text:p>
      <text:p text:style-name="P659"><text:span text:style-name="T659_1"><text:tab/></text:span><text:span text:style-name="T659_2">echo</text:span><text:span text:style-name="T659_3"><text:s/></text:span><text:span text:style-name="T659_4">Sequence</text:span><text:span text:style-name="T659_5"><text:s/></text:span><text:span text:style-name="T659_6">Number</text:span><text:span text:style-name="T659_7"><text:s/>-<text:s/></text:span><text:span text:style-name="T659_8">Time</text:span><text:span text:style-name="T659_9"><text:s/></text:span><text:span text:style-name="T659_10">Stamp</text:span></text:p>
      <text:p text:style-name="P660"><text:span text:style-name="T660_1"><text:tab/></text:span><text:span text:style-name="T660_2">echo</text:span><text:span text:style-name="T660_3"><text:s/>$</text:span><text:span text:style-name="T660_4">SEQNO</text:span><text:span text:style-name="T660_5"><text:s/>$</text:span><text:span text:style-name="T660_6">TIMESTAMP</text:span></text:p>
      <text:p text:style-name="P661"><text:span text:style-name="T661_1"><text:tab/></text:span><text:span text:style-name="T661_2">echo</text:span><text:span text:style-name="T661_3"><text:s/></text:span><text:span text:style-name="T661_4">Chain</text:span><text:span text:style-name="T661_5"><text:s/></text:span><text:span text:style-name="T661_6">ID</text:span></text:p>
      <text:p text:style-name="P662"><text:span text:style-name="T662_1"><text:tab/></text:span><text:span text:style-name="T662_2">echo</text:span><text:span text:style-name="T662_3"><text:s/>$</text:span><text:span text:style-name="T662_4">EBCHAINID</text:span></text:p>
      <text:p text:style-name="P663"><text:span text:style-name="T663_1"><text:tab/></text:span><text:span text:style-name="T663_2">echo</text:span><text:span text:style-name="T663_3"><text:s/></text:span><text:span text:style-name="T663_4">Previous</text:span><text:span text:style-name="T663_5"><text:s/></text:span><text:span text:style-name="T663_6">Entry</text:span><text:span text:style-name="T663_7"><text:s/></text:span><text:span text:style-name="T663_8">Block</text:span><text:span text:style-name="T663_9"><text:s/></text:span><text:span text:style-name="T663_10">Key</text:span><text:span text:style-name="T663_11"><text:s/></text:span><text:span text:style-name="T663_12">Merkel</text:span><text:span text:style-name="T663_13"><text:s/></text:span><text:span text:style-name="T663_14">Root</text:span></text:p>
      <text:p text:style-name="P664"><text:span text:style-name="T664_1"><text:tab/></text:span><text:span text:style-name="T664_2">echo</text:span><text:span text:style-name="T664_3"><text:s/>$</text:span><text:span text:style-name="T664_4">ENTRYKEYMERKELROOT</text:span></text:p>
      <text:p text:style-name="P665"><text:span text:style-name="T665_1"><text:tab/></text:span><text:span text:style-name="T665_2">echo</text:span></text:p>
      <text:p text:style-name="P666"><text:span text:style-name="T666_1"><text:tab/></text:span><text:span text:style-name="T666_2">ENTRYINDEX</text:span><text:span text:style-name="T666_3">=12</text:span></text:p>
      <text:p text:style-name="P667"><text:span text:style-name="T667_1"><text:tab/></text:span><text:span text:style-name="T667_2">ENTRYTIMESTAMP</text:span><text:span text:style-name="T667_3">=$(</text:span><text:span text:style-name="T667_4">echo</text:span><text:span text:style-name="T667_5"><text:s/>$</text:span><text:span text:style-name="T667_6">RESULT</text:span><text:span text:style-name="T667_7"><text:s/>|<text:s/></text:span><text:span text:style-name="T667_8">awk</text:span><text:span text:style-name="T667_9"><text:s/>'{</text:span><text:span text:style-name="T667_10">printf</text:span><text:span text:style-name="T667_11"><text:s/>$12}')</text:span></text:p>
      <text:p text:style-name="P668"><text:span text:style-name="T668_1"><text:tab/></text:span><text:span text:style-name="T668_2">until</text:span><text:span text:style-name="T668_3"><text:s/>[<text:s/>"$</text:span><text:span text:style-name="T668_4">ENTRYTIMESTAMP</text:span><text:span text:style-name="T668_5">"<text:s/>=<text:s/>""<text:s/>];<text:s/></text:span><text:span text:style-name="T668_6">do</text:span></text:p>
      <text:p text:style-name="P669"><text:span text:style-name="T669_1"><text:s text:c="4"/><text:tab/></text:span><text:span text:style-name="T669_2">echo</text:span><text:span text:style-name="T669_3"><text:s/>"<text:tab/>"</text:span><text:span text:style-name="T669_4">ENTRY</text:span></text:p>
      <text:p text:style-name="P670"><text:span text:style-name="T670_1"><text:s text:c="4"/><text:tab/></text:span><text:span text:style-name="T670_2">echo</text:span><text:span text:style-name="T670_3"><text:s/>"<text:tab/>"-----</text:span></text:p>
      <text:p text:style-name="P671"><text:span text:style-name="T671_1"><text:s text:c="4"/><text:tab/></text:span><text:span text:style-name="T671_2">echo</text:span><text:span text:style-name="T671_3"><text:s/>"<text:tab/>"</text:span><text:span text:style-name="T671_4">Entry</text:span><text:span text:style-name="T671_5"><text:s/></text:span><text:span text:style-name="T671_6">Time</text:span><text:span text:style-name="T671_7"><text:s/></text:span><text:span text:style-name="T671_8">Stamp</text:span></text:p>
      <text:p text:style-name="P672"><text:span text:style-name="T672_1"><text:s text:c="4"/><text:tab/></text:span><text:span text:style-name="T672_2">echo</text:span><text:span text:style-name="T672_3"><text:s/>"<text:tab/>"$</text:span><text:span text:style-name="T672_4">ENTRYTIMESTAMP</text:span></text:p>
      <text:p text:style-name="P673"><text:span text:style-name="T673_1"><text:s text:c="4"/><text:tab/></text:span><text:span text:style-name="T673_2">echo</text:span><text:span text:style-name="T673_3"><text:s/>"<text:tab/>"</text:span><text:span text:style-name="T673_4">Entry</text:span><text:span text:style-name="T673_5"><text:s/></text:span><text:span text:style-name="T673_6">Hash</text:span></text:p>
      <text:p text:style-name="P674"><text:span text:style-name="T674_1"><text:s text:c="4"/><text:tab/></text:span><text:span text:style-name="T674_2">ENTRYHASH</text:span><text:span text:style-name="T674_3">=$(</text:span><text:span text:style-name="T674_4">echo</text:span><text:span text:style-name="T674_5"><text:s/>$</text:span><text:span text:style-name="T674_6">RESULT</text:span><text:span text:style-name="T674_7"><text:s/>|<text:s/></text:span><text:span text:style-name="T674_8">awk</text:span><text:span text:style-name="T674_9"><text:s/>-</text:span><text:span text:style-name="T674_10">v</text:span><text:span text:style-name="T674_11"><text:s/></text:span><text:span text:style-name="T674_12">INDEX</text:span><text:span text:style-name="T674_13">="$(($</text:span><text:span text:style-name="T674_14">ENTRYINDEX</text:span><text:span text:style-name="T674_15"><text:s/>+<text:s/>2))"<text:s/>'{</text:span><text:span text:style-name="T674_16">printf</text:span><text:span text:style-name="T674_17"><text:s/>$</text:span><text:span text:style-name="T674_18">INDEX</text:span><text:span text:style-name="T674_19">}')</text:span></text:p>
      <text:p text:style-name="P675"><text:span text:style-name="T675_1"><text:s text:c="4"/><text:tab/></text:span><text:span text:style-name="T675_2">echo</text:span><text:span text:style-name="T675_3"><text:s/>"<text:tab/>"$</text:span><text:span text:style-name="T675_4">ENTRYHASH</text:span></text:p>
      <text:p text:style-name="P676"><text:span text:style-name="T676_1"><text:s text:c="4"/><text:tab/></text:span><text:span text:style-name="T676_2">factom</text:span><text:span text:style-name="T676_3">-</text:span><text:span text:style-name="T676_4">cli</text:span><text:span text:style-name="T676_5"><text:s/></text:span><text:span text:style-name="T676_6">get</text:span><text:span text:style-name="T676_7"><text:s/></text:span><text:span text:style-name="T676_8">entry</text:span><text:span text:style-name="T676_9"><text:s/>$</text:span><text:span text:style-name="T676_10">ENTRYHASH</text:span></text:p>
      <text:p text:style-name="P677"><text:span text:style-name="T677_1"><text:s text:c="4"/><text:tab/>((</text:span><text:span text:style-name="T677_2">ENTRYINDEX</text:span><text:span text:style-name="T677_3">+=7))</text:span></text:p>
      <text:p text:style-name="P678"><text:span text:style-name="T678_1"><text:s text:c="4"/><text:tab/></text:span><text:span text:style-name="T678_2">ENTRYTIMESTAMP</text:span><text:span text:style-name="T678_3">=$(</text:span><text:span text:style-name="T678_4">echo</text:span><text:span text:style-name="T678_5"><text:s/>$</text:span><text:span text:style-name="T678_6">RESULT</text:span><text:span text:style-name="T678_7"><text:s/>|<text:s/></text:span><text:span text:style-name="T678_8">awk</text:span><text:span text:style-name="T678_9"><text:s/>-</text:span><text:span text:style-name="T678_10">v</text:span><text:span text:style-name="T678_11"><text:s/></text:span><text:span text:style-name="T678_12">INDEX</text:span><text:span text:style-name="T678_13">="$</text:span><text:span text:style-name="T678_14">ENTRYINDEX</text:span><text:span text:style-name="T678_15">"<text:s/>'{</text:span><text:span text:style-name="T678_16">printf</text:span><text:span text:style-name="T678_17"><text:s/>$</text:span><text:span text:style-name="T678_18">INDEX</text:span><text:span text:style-name="T678_19">}')</text:span></text:p>
      <text:p text:style-name="P679"><text:span text:style-name="T679_1"><text:tab/></text:span><text:span text:style-name="T679_2">echo</text:span></text:p>
      <text:p text:style-name="P680"><text:span text:style-name="T680_1"><text:tab/></text:span><text:span text:style-name="T680_2">done</text:span></text:p>
      <text:p text:style-name="P681"><text:span text:style-name="T681_1">done</text:span></text:p>
      <text:p text:style-name="P682"><text:span text:style-name="T682_1">echo</text:span></text:p>
      <text:p text:style-name="P683"/>
      <text:p text:style-name="P684"><text:span text:style-name="T684_1">echo</text:span><text:span text:style-name="T684_2"><text:s/>3.2.3<text:s/></text:span><text:span text:style-name="T684_3">ADD</text:span><text:span text:style-name="T684_4"><text:s/></text:span><text:span text:style-name="T684_5">ENTRY</text:span><text:span text:style-name="T684_6"><text:s/></text:span><text:span text:style-name="T684_7">TO</text:span><text:span text:style-name="T684_8"><text:s/></text:span><text:span text:style-name="T684_9">CHAIN</text:span><text:span text:style-name="T684_10"><text:s/></text:span><text:span text:style-name="T684_11">USING</text:span><text:span text:style-name="T684_12"><text:s/></text:span><text:span text:style-name="T684_13">ENTRY</text:span><text:span text:style-name="T684_14"><text:s/></text:span><text:span text:style-name="T684_15">CREDIT</text:span><text:span text:style-name="T684_16"><text:s/></text:span><text:span text:style-name="T684_17">WALLET</text:span><text:span text:style-name="T684_18"><text:s/></text:span><text:span text:style-name="T684_19">ADDRESS</text:span></text:p>
      <text:p text:style-name="P685"><text:span text:style-name="T685_1">echo</text:span><text:span text:style-name="T685_2"><text:s/>3.2.3.1<text:s/></text:span><text:span text:style-name="T685_3">ADD</text:span><text:span text:style-name="T685_4"><text:s/></text:span><text:span text:style-name="T685_5">ENTRY</text:span><text:span text:style-name="T685_6"><text:s/></text:span><text:span text:style-name="T685_7">TO</text:span><text:span text:style-name="T685_8"><text:s/></text:span><text:span text:style-name="T685_9">CHAIN</text:span></text:p>
      <text:p text:style-name="P686"><text:span text:style-name="T686_1">factom</text:span><text:span text:style-name="T686_2">-</text:span><text:span text:style-name="T686_3">cli</text:span><text:span text:style-name="T686_4"><text:s/></text:span><text:span text:style-name="T686_5">balance</text:span><text:span text:style-name="T686_6"><text:s/></text:span><text:span text:style-name="T686_7">ec</text:span><text:span text:style-name="T686_8"><text:s/></text:span><text:span text:style-name="T686_9">ec</text:span><text:span text:style-name="T686_10">-</text:span><text:span text:style-name="T686_11">wallet</text:span><text:span text:style-name="T686_12">-</text:span><text:span text:style-name="T686_13">address</text:span><text:span text:style-name="T686_14">-</text:span><text:span text:style-name="T686_15">name</text:span><text:span text:style-name="T686_16">01</text:span></text:p>
      <text:p text:style-name="P687"><text:span text:style-name="T687_1">factom</text:span><text:span text:style-name="T687_2">-</text:span><text:span text:style-name="T687_3">cli</text:span><text:span text:style-name="T687_4"><text:s/></text:span><text:span text:style-name="T687_5">put</text:span><text:span text:style-name="T687_6"><text:s/>-</text:span><text:span text:style-name="T687_7">e</text:span><text:span text:style-name="T687_8"><text:s/>6<text:s/>-</text:span><text:span text:style-name="T687_9">e</text:span><text:span text:style-name="T687_10"><text:s/>6<text:s/>-</text:span><text:span text:style-name="T687_11">c</text:span><text:span text:style-name="T687_12"><text:s/>$</text:span><text:span text:style-name="T687_13">CHAINIDGOOD</text:span><text:span text:style-name="T687_14"><text:s/></text:span><text:span text:style-name="T687_15">ec</text:span><text:span text:style-name="T687_16">-</text:span><text:span text:style-name="T687_17">wallet</text:span><text:span text:style-name="T687_18">-</text:span><text:span text:style-name="T687_19">address</text:span><text:span text:style-name="T687_20">-</text:span><text:span text:style-name="T687_21">name</text:span><text:span text:style-name="T687_22">01<text:s/>&lt;~/</text:span><text:span text:style-name="T687_23">testing</text:span><text:span text:style-name="T687_24">/</text:span><text:span text:style-name="T687_25">testing</text:span><text:span text:style-name="T687_26">/</text:span><text:span text:style-name="T687_27">test</text:span><text:span text:style-name="T687_28">-</text:span><text:span text:style-name="T687_29">plans</text:span><text:span text:style-name="T687_30">-</text:span><text:span text:style-name="T687_31">and</text:span><text:span text:style-name="T687_32">-</text:span><text:span text:style-name="T687_33">scripts</text:span><text:span text:style-name="T687_34">/</text:span><text:span text:style-name="T687_35">Robert</text:span><text:span text:style-name="T687_36">-</text:span><text:span text:style-name="T687_37">API</text:span><text:span text:style-name="T687_38">/</text:span><text:span text:style-name="T687_39">entries</text:span><text:span text:style-name="T687_40">/</text:span><text:span text:style-name="T687_41">another</text:span><text:span text:style-name="T687_42">-</text:span><text:span text:style-name="T687_43">small</text:span><text:span text:style-name="T687_44">-</text:span><text:span text:style-name="T687_45">entry</text:span></text:p>
      <text:p text:style-name="P688"><text:span text:style-name="T688_1">echo</text:span><text:span text:style-name="T688_2"><text:s/></text:span><text:span text:style-name="T688_3">Chain</text:span><text:span text:style-name="T688_4"><text:s/></text:span><text:span text:style-name="T688_5">Head</text:span><text:span text:style-name="T688_6"><text:s/></text:span><text:span text:style-name="T688_7">Merkelroot</text:span></text:p>
      <text:p text:style-name="P689"><text:span text:style-name="T689_1">echo</text:span><text:span text:style-name="T689_2"><text:s/></text:span><text:span text:style-name="T689_3">WAITING</text:span><text:span text:style-name="T689_4"><text:s/>60<text:s/></text:span><text:span text:style-name="T689_5">SECONDS</text:span><text:span text:style-name="T689_6"><text:s/></text:span><text:span text:style-name="T689_7">FOR</text:span><text:span text:style-name="T689_8"><text:s/></text:span><text:span text:style-name="T689_9">DIRECTORY</text:span><text:span text:style-name="T689_10"><text:s/></text:span><text:span text:style-name="T689_11">BLOCK</text:span><text:span text:style-name="T689_12"><text:s/></text:span><text:span text:style-name="T689_13">TO</text:span><text:span text:style-name="T689_14"><text:s/></text:span><text:span text:style-name="T689_15">CLOSE</text:span></text:p>
      <text:p text:style-name="P690"><text:span text:style-name="T690_1">sleep</text:span><text:span text:style-name="T690_2"><text:s/>60</text:span></text:p>
      <text:p text:style-name="P691"><text:span text:style-name="T691_1">HEADGOOD</text:span><text:span text:style-name="T691_2">=$(</text:span><text:span text:style-name="T691_3">factom</text:span><text:span text:style-name="T691_4">-</text:span><text:span text:style-name="T691_5">cli</text:span><text:span text:style-name="T691_6"><text:s/></text:span><text:span text:style-name="T691_7">get</text:span><text:span text:style-name="T691_8"><text:s/></text:span><text:span text:style-name="T691_9">chain</text:span><text:span text:style-name="T691_10"><text:s/>$</text:span><text:span text:style-name="T691_11">CHAINIDGOOD</text:span><text:span text:style-name="T691_12">)</text:span></text:p>
      <text:p text:style-name="P692"><text:span text:style-name="T692_1">echo</text:span><text:span text:style-name="T692_2"><text:s/>$</text:span><text:span text:style-name="T692_3">HEADGOOD</text:span></text:p>
      <text:p text:style-name="P693"><text:span text:style-name="T693_1">factom</text:span><text:span text:style-name="T693_2">-</text:span><text:span text:style-name="T693_3">cli</text:span><text:span text:style-name="T693_4"><text:s/></text:span><text:span text:style-name="T693_5">balance</text:span><text:span text:style-name="T693_6"><text:s/></text:span><text:span text:style-name="T693_7">ec</text:span><text:span text:style-name="T693_8"><text:s/></text:span><text:span text:style-name="T693_9">ec</text:span><text:span text:style-name="T693_10">-</text:span><text:span text:style-name="T693_11">wallet</text:span><text:span text:style-name="T693_12">-</text:span><text:span text:style-name="T693_13">address</text:span><text:span text:style-name="T693_14">-</text:span><text:span text:style-name="T693_15">name</text:span><text:span text:style-name="T693_16">01</text:span></text:p>
      <text:p text:style-name="P694"><text:span text:style-name="T694_1">echo</text:span></text:p>
      <text:p text:style-name="P695"/>
      <text:p text:style-name="P696"><text:span text:style-name="T696_1">echo</text:span><text:span text:style-name="T696_2"><text:s/>3.2.3.2<text:s/></text:span><text:span text:style-name="T696_3">TRACE</text:span><text:span text:style-name="T696_4"><text:s/></text:span><text:span text:style-name="T696_5">ENTRY</text:span><text:span text:style-name="T696_6"><text:s/></text:span><text:span text:style-name="T696_7">BLOCK</text:span><text:span text:style-name="T696_8"><text:s/></text:span><text:span text:style-name="T696_9">CHAIN</text:span></text:p>
      <text:p text:style-name="P697"><text:span text:style-name="T697_1">ENTRYKEYMERKELROOT</text:span><text:span text:style-name="T697_2">=$</text:span><text:span text:style-name="T697_3">HEADGOOD</text:span></text:p>
      <text:p text:style-name="P698"><text:span text:style-name="T698_1">until</text:span><text:span text:style-name="T698_2"><text:s/>[<text:s/>"$</text:span><text:span text:style-name="T698_3">ENTRYKEYMERKELROOT</text:span><text:span text:style-name="T698_4">"<text:s/>=<text:s text:c="2"/>'0000000000000000000000000000000000000000000000000000000000000000'<text:s/>-</text:span><text:span text:style-name="T698_5">o</text:span><text:span text:style-name="T698_6"><text:s/>"$</text:span><text:span text:style-name="T698_7">ENTRYKEYMERKELROOT</text:span><text:span text:style-name="T698_8">"<text:s/>=<text:s/>""<text:s/>];<text:s/></text:span><text:span text:style-name="T698_9">do</text:span></text:p>
      <text:p text:style-name="P699"><text:span text:style-name="T699_1"><text:tab/></text:span><text:span text:style-name="T699_2">RESULT</text:span><text:span text:style-name="T699_3">=$(</text:span><text:span text:style-name="T699_4">factom</text:span><text:span text:style-name="T699_5">-</text:span><text:span text:style-name="T699_6">cli</text:span><text:span text:style-name="T699_7"><text:s/></text:span><text:span text:style-name="T699_8">get</text:span><text:span text:style-name="T699_9"><text:s/></text:span><text:span text:style-name="T699_10">eblock</text:span><text:span text:style-name="T699_11"><text:s/>$</text:span><text:span text:style-name="T699_12">ENTRYKEYMERKELROOT</text:span><text:span text:style-name="T699_13">)</text:span></text:p>
      <text:p text:style-name="P700"><text:span text:style-name="T700_1">#<text:s text:c="3"/></text:span><text:span text:style-name="T700_2">echo</text:span><text:span text:style-name="T700_3"><text:s/>$</text:span><text:span text:style-name="T700_4">RESULT</text:span></text:p>
      <text:p text:style-name="P701"><text:span text:style-name="T701_1"><text:tab/></text:span><text:span text:style-name="T701_2">SEQNO</text:span><text:span text:style-name="T701_3">=$(</text:span><text:span text:style-name="T701_4">echo</text:span><text:span text:style-name="T701_5"><text:s/>$</text:span><text:span text:style-name="T701_6">RESULT</text:span><text:span text:style-name="T701_7"><text:s/>|<text:s/></text:span><text:span text:style-name="T701_8">awk</text:span><text:span text:style-name="T701_9"><text:s/>'{</text:span><text:span text:style-name="T701_10">printf</text:span><text:span text:style-name="T701_11"><text:s/>$2}')</text:span></text:p>
      <text:p text:style-name="P702"><text:span text:style-name="T702_1"><text:tab/></text:span><text:span text:style-name="T702_2">TIMESTAMP</text:span><text:span text:style-name="T702_3">=$(</text:span><text:span text:style-name="T702_4">echo</text:span><text:span text:style-name="T702_5"><text:s/>$</text:span><text:span text:style-name="T702_6">RESULT</text:span><text:span text:style-name="T702_7"><text:s/>|<text:s/></text:span><text:span text:style-name="T702_8">awk</text:span><text:span text:style-name="T702_9"><text:s/>'{</text:span><text:span text:style-name="T702_10">printf</text:span><text:span text:style-name="T702_11"><text:s/>$8}')<text:s text:c="4"/></text:span></text:p>
      <text:p text:style-name="P703"><text:span text:style-name="T703_1"><text:tab/></text:span><text:span text:style-name="T703_2">EBCHAINID</text:span><text:span text:style-name="T703_3">=$(</text:span><text:span text:style-name="T703_4">echo</text:span><text:span text:style-name="T703_5"><text:s/>$</text:span><text:span text:style-name="T703_6">RESULT</text:span><text:span text:style-name="T703_7"><text:s/>|<text:s/></text:span><text:span text:style-name="T703_8">awk</text:span><text:span text:style-name="T703_9"><text:s/>'{</text:span><text:span text:style-name="T703_10">printf</text:span><text:span text:style-name="T703_11"><text:s/>$4}')</text:span></text:p>
      <text:p text:style-name="P704"><text:span text:style-name="T704_1"><text:tab/></text:span><text:span text:style-name="T704_2">ENTRYKEYMERKELROOT</text:span><text:span text:style-name="T704_3">=$(</text:span><text:span text:style-name="T704_4">echo</text:span><text:span text:style-name="T704_5"><text:s/>$</text:span><text:span text:style-name="T704_6">RESULT</text:span><text:span text:style-name="T704_7"><text:s/>|<text:s/></text:span><text:span text:style-name="T704_8">awk</text:span><text:span text:style-name="T704_9"><text:s/>'{</text:span><text:span text:style-name="T704_10">printf</text:span><text:span text:style-name="T704_11"><text:s/>$6}')</text:span></text:p>
      <text:p text:style-name="P705"><text:span text:style-name="T705_1"><text:tab/></text:span><text:span text:style-name="T705_2">echo</text:span><text:span text:style-name="T705_3"><text:s/></text:span><text:span text:style-name="T705_4">ENTRY</text:span><text:span text:style-name="T705_5"><text:s/></text:span><text:span text:style-name="T705_6">BLOCK</text:span></text:p>
      <text:p text:style-name="P706"><text:span text:style-name="T706_1"><text:tab/></text:span><text:span text:style-name="T706_2">echo</text:span><text:span text:style-name="T706_3"><text:s/>-----------</text:span></text:p>
      <text:p text:style-name="P707"><text:span text:style-name="T707_1"><text:tab/></text:span><text:span text:style-name="T707_2">echo</text:span><text:span text:style-name="T707_3"><text:s/></text:span><text:span text:style-name="T707_4">Sequence</text:span><text:span text:style-name="T707_5"><text:s/></text:span><text:span text:style-name="T707_6">Number</text:span><text:span text:style-name="T707_7"><text:s/>-<text:s/></text:span><text:span text:style-name="T707_8">Time</text:span><text:span text:style-name="T707_9"><text:s/></text:span><text:span text:style-name="T707_10">Stamp</text:span></text:p>
      <text:p text:style-name="P708"><text:span text:style-name="T708_1"><text:tab/></text:span><text:span text:style-name="T708_2">echo</text:span><text:span text:style-name="T708_3"><text:s/>$</text:span><text:span text:style-name="T708_4">SEQNO</text:span><text:span text:style-name="T708_5"><text:s/>$</text:span><text:span text:style-name="T708_6">TIMESTAMP</text:span></text:p>
      <text:p text:style-name="P709"><text:span text:style-name="T709_1"><text:tab/></text:span><text:span text:style-name="T709_2">echo</text:span><text:span text:style-name="T709_3"><text:s/></text:span><text:span text:style-name="T709_4">Chain</text:span><text:span text:style-name="T709_5"><text:s/></text:span><text:span text:style-name="T709_6">ID</text:span></text:p>
      <text:p text:style-name="P710"><text:span text:style-name="T710_1"><text:tab/></text:span><text:span text:style-name="T710_2">echo</text:span><text:span text:style-name="T710_3"><text:s/>$</text:span><text:span text:style-name="T710_4">EBCHAINID</text:span></text:p>
      <text:p text:style-name="P711"><text:span text:style-name="T711_1"><text:tab/></text:span><text:span text:style-name="T711_2">echo</text:span><text:span text:style-name="T711_3"><text:s/></text:span><text:span text:style-name="T711_4">Previous</text:span><text:span text:style-name="T711_5"><text:s/></text:span><text:span text:style-name="T711_6">Entry</text:span><text:span text:style-name="T711_7"><text:s/></text:span><text:span text:style-name="T711_8">Block</text:span><text:span text:style-name="T711_9"><text:s/></text:span><text:span text:style-name="T711_10">Key</text:span><text:span text:style-name="T711_11"><text:s/></text:span><text:span text:style-name="T711_12">Merkel</text:span><text:span text:style-name="T711_13"><text:s/></text:span><text:span text:style-name="T711_14">Root</text:span></text:p>
      <text:p text:style-name="P712"><text:span text:style-name="T712_1"><text:tab/></text:span><text:span text:style-name="T712_2">echo</text:span><text:span text:style-name="T712_3"><text:s/>$</text:span><text:span text:style-name="T712_4">ENTRYKEYMERKELROOT</text:span></text:p>
      <text:p text:style-name="P713"><text:span text:style-name="T713_1"><text:tab/></text:span><text:span text:style-name="T713_2">echo</text:span></text:p>
      <text:p text:style-name="P714"><text:span text:style-name="T714_1"><text:tab/></text:span><text:span text:style-name="T714_2">ENTRYINDEX</text:span><text:span text:style-name="T714_3">=12</text:span></text:p>
      <text:p text:style-name="P715"><text:span text:style-name="T715_1"><text:tab/></text:span><text:span text:style-name="T715_2">ENTRYTIMESTAMP</text:span><text:span text:style-name="T715_3">=$(</text:span><text:span text:style-name="T715_4">echo</text:span><text:span text:style-name="T715_5"><text:s/>$</text:span><text:span text:style-name="T715_6">RESULT</text:span><text:span text:style-name="T715_7"><text:s/>|<text:s/></text:span><text:span text:style-name="T715_8">awk</text:span><text:span text:style-name="T715_9"><text:s/>'{</text:span><text:span text:style-name="T715_10">printf</text:span><text:span text:style-name="T715_11"><text:s/>$12}')</text:span></text:p>
      <text:p text:style-name="P716"><text:span text:style-name="T716_1"><text:tab/></text:span><text:span text:style-name="T716_2">until</text:span><text:span text:style-name="T716_3"><text:s/>[<text:s/>"$</text:span><text:span text:style-name="T716_4">ENTRYTIMESTAMP</text:span><text:span text:style-name="T716_5">"<text:s/>=<text:s/>""<text:s/>];<text:s/></text:span><text:span text:style-name="T716_6">do</text:span></text:p>
      <text:p text:style-name="P717"><text:span text:style-name="T717_1"><text:s text:c="4"/><text:tab/></text:span><text:span text:style-name="T717_2">echo</text:span><text:span text:style-name="T717_3"><text:s/>"<text:tab/>"</text:span><text:span text:style-name="T717_4">ENTRY</text:span></text:p>
      <text:p text:style-name="P718"><text:span text:style-name="T718_1"><text:s text:c="4"/><text:tab/></text:span><text:span text:style-name="T718_2">echo</text:span><text:span text:style-name="T718_3"><text:s/>"<text:tab/>"-----</text:span></text:p>
      <text:p text:style-name="P719"><text:span text:style-name="T719_1"><text:s text:c="4"/><text:tab/></text:span><text:span text:style-name="T719_2">echo</text:span><text:span text:style-name="T719_3"><text:s/>"<text:tab/>"</text:span><text:span text:style-name="T719_4">Entry</text:span><text:span text:style-name="T719_5"><text:s/></text:span><text:span text:style-name="T719_6">Time</text:span><text:span text:style-name="T719_7"><text:s/></text:span><text:span text:style-name="T719_8">Stamp</text:span></text:p>
      <text:p text:style-name="P720"><text:span text:style-name="T720_1"><text:s text:c="4"/><text:tab/></text:span><text:span text:style-name="T720_2">echo</text:span><text:span text:style-name="T720_3"><text:s/>"<text:tab/>"$</text:span><text:span text:style-name="T720_4">ENTRYTIMESTAMP</text:span></text:p>
      <text:p text:style-name="P721"><text:span text:style-name="T721_1"><text:s text:c="4"/><text:tab/></text:span><text:span text:style-name="T721_2">echo</text:span><text:span text:style-name="T721_3"><text:s/>"<text:tab/>"</text:span><text:span text:style-name="T721_4">Entry</text:span><text:span text:style-name="T721_5"><text:s/></text:span><text:span text:style-name="T721_6">Hash</text:span></text:p>
      <text:p text:style-name="P722"><text:span text:style-name="T722_1"><text:s text:c="4"/><text:tab/></text:span><text:span text:style-name="T722_2">ENTRYHASH</text:span><text:span text:style-name="T722_3">=$(</text:span><text:span text:style-name="T722_4">echo</text:span><text:span text:style-name="T722_5"><text:s/>$</text:span><text:span text:style-name="T722_6">RESULT</text:span><text:span text:style-name="T722_7"><text:s/>|<text:s/></text:span><text:span text:style-name="T722_8">awk</text:span><text:span text:style-name="T722_9"><text:s/>-</text:span><text:span text:style-name="T722_10">v</text:span><text:span text:style-name="T722_11"><text:s/></text:span><text:span text:style-name="T722_12">INDEX</text:span><text:span text:style-name="T722_13">="$(($</text:span><text:span text:style-name="T722_14">ENTRYINDEX</text:span><text:span text:style-name="T722_15"><text:s/>+<text:s/>2))"<text:s/>'{</text:span><text:span text:style-name="T722_16">printf</text:span><text:span text:style-name="T722_17"><text:s/>$</text:span><text:span text:style-name="T722_18">INDEX</text:span><text:span text:style-name="T722_19">}')</text:span></text:p>
      <text:p text:style-name="P723"><text:span text:style-name="T723_1"><text:s text:c="4"/><text:tab/></text:span><text:span text:style-name="T723_2">echo</text:span><text:span text:style-name="T723_3"><text:s/>"<text:tab/>"$</text:span><text:span text:style-name="T723_4">ENTRYHASH</text:span></text:p>
      <text:p text:style-name="P724"><text:span text:style-name="T724_1"><text:s text:c="4"/><text:tab/></text:span><text:span text:style-name="T724_2">factom</text:span><text:span text:style-name="T724_3">-</text:span><text:span text:style-name="T724_4">cli</text:span><text:span text:style-name="T724_5"><text:s/></text:span><text:span text:style-name="T724_6">get</text:span><text:span text:style-name="T724_7"><text:s/></text:span><text:span text:style-name="T724_8">entry</text:span><text:span text:style-name="T724_9"><text:s/>$</text:span><text:span text:style-name="T724_10">ENTRYHASH</text:span></text:p>
      <text:p text:style-name="P725"><text:span text:style-name="T725_1"><text:s text:c="4"/><text:tab/>((</text:span><text:span text:style-name="T725_2">ENTRYINDEX</text:span><text:span text:style-name="T725_3">+=7))</text:span></text:p>
      <text:p text:style-name="P726"><text:span text:style-name="T726_1"><text:s text:c="4"/><text:tab/></text:span><text:span text:style-name="T726_2">ENTRYTIMESTAMP</text:span><text:span text:style-name="T726_3">=$(</text:span><text:span text:style-name="T726_4">echo</text:span><text:span text:style-name="T726_5"><text:s/>$</text:span><text:span text:style-name="T726_6">RESULT</text:span><text:span text:style-name="T726_7"><text:s/>|<text:s/></text:span><text:span text:style-name="T726_8">awk</text:span><text:span text:style-name="T726_9"><text:s/>-</text:span><text:span text:style-name="T726_10">v</text:span><text:span text:style-name="T726_11"><text:s/></text:span><text:span text:style-name="T726_12">INDEX</text:span><text:span text:style-name="T726_13">="$</text:span><text:span text:style-name="T726_14">ENTRYINDEX</text:span><text:span text:style-name="T726_15">"<text:s/>'{</text:span><text:span text:style-name="T726_16">printf</text:span><text:span text:style-name="T726_17"><text:s/>$</text:span><text:span text:style-name="T726_18">INDEX</text:span><text:span text:style-name="T726_19">}')</text:span></text:p>
      <text:p text:style-name="P727"><text:span text:style-name="T727_1"><text:tab/></text:span><text:span text:style-name="T727_2">echo</text:span></text:p>
      <text:p text:style-name="P728"><text:span text:style-name="T728_1"><text:tab/></text:span><text:span text:style-name="T728_2">done</text:span></text:p>
      <text:p text:style-name="P729"><text:span text:style-name="T729_1">done</text:span></text:p>
      <text:p text:style-name="P730"><text:span text:style-name="T730_1">echo</text:span></text:p>
      <text:p text:style-name="P731"/>
      <text:p text:style-name="P732"><text:span text:style-name="T732_1">echo</text:span><text:span text:style-name="T732_2"><text:s/>3.2.4<text:s/></text:span><text:span text:style-name="T732_3">MAKE</text:span><text:span text:style-name="T732_4"><text:s/></text:span><text:span text:style-name="T732_5">MANY</text:span><text:span text:style-name="T732_6"><text:s/></text:span><text:span text:style-name="T732_7">ENTRIES</text:span></text:p>
      <text:p text:style-name="P733"><text:span text:style-name="T733_1">echo</text:span></text:p>
      <text:p text:style-name="P734"><text:span text:style-name="T734_1">echo</text:span><text:span text:style-name="T734_2"><text:s/>3.2.4.1<text:s/></text:span><text:span text:style-name="T734_3">ACQUIRE</text:span><text:span text:style-name="T734_4"><text:s/></text:span><text:span text:style-name="T734_5">MANY</text:span><text:span text:style-name="T734_6"><text:s/></text:span><text:span text:style-name="T734_7">ENTRY</text:span><text:span text:style-name="T734_8"><text:s/></text:span><text:span text:style-name="T734_9">CREDITS</text:span></text:p>
      <text:p text:style-name="P735"><text:span text:style-name="T735_1">factom</text:span><text:span text:style-name="T735_2">-</text:span><text:span text:style-name="T735_3">cli</text:span><text:span text:style-name="T735_4"><text:s/></text:span><text:span text:style-name="T735_5">balance</text:span><text:span text:style-name="T735_6"><text:s/></text:span><text:span text:style-name="T735_7">ec</text:span><text:span text:style-name="T735_8"><text:s/></text:span><text:span text:style-name="T735_9">ec</text:span><text:span text:style-name="T735_10">-</text:span><text:span text:style-name="T735_11">wallet</text:span><text:span text:style-name="T735_12">-</text:span><text:span text:style-name="T735_13">address</text:span><text:span text:style-name="T735_14">-</text:span><text:span text:style-name="T735_15">name</text:span><text:span text:style-name="T735_16">01</text:span></text:p>
      <text:p text:style-name="P736"><text:span text:style-name="T736_1">factom</text:span><text:span text:style-name="T736_2">-</text:span><text:span text:style-name="T736_3">cli</text:span><text:span text:style-name="T736_4"><text:s/></text:span><text:span text:style-name="T736_5">newtransaction</text:span><text:span text:style-name="T736_6"><text:s/></text:span><text:span text:style-name="T736_7">transaction</text:span><text:span text:style-name="T736_8">18</text:span></text:p>
      <text:p text:style-name="P737"><text:span text:style-name="T737_1">factom</text:span><text:span text:style-name="T737_2">-</text:span><text:span text:style-name="T737_3">cli</text:span><text:span text:style-name="T737_4"><text:s/></text:span><text:span text:style-name="T737_5">addinput</text:span><text:span text:style-name="T737_6"><text:s/></text:span><text:span text:style-name="T737_7">transfertransaction</text:span><text:span text:style-name="T737_8">18<text:s/></text:span><text:span text:style-name="T737_9">dummy</text:span><text:span text:style-name="T737_10">4<text:s/>200</text:span></text:p>
      <text:p text:style-name="P738"><text:span text:style-name="T738_1">factom</text:span><text:span text:style-name="T738_2">-</text:span><text:span text:style-name="T738_3">cli</text:span><text:span text:style-name="T738_4"><text:s/></text:span><text:span text:style-name="T738_5">addecoutput</text:span><text:span text:style-name="T738_6"><text:s/></text:span><text:span text:style-name="T738_7">transfertransaction</text:span><text:span text:style-name="T738_8">18<text:s/></text:span><text:span text:style-name="T738_9">ec</text:span><text:span text:style-name="T738_10">-</text:span><text:span text:style-name="T738_11">wallet</text:span><text:span text:style-name="T738_12">-</text:span><text:span text:style-name="T738_13">address</text:span><text:span text:style-name="T738_14">-</text:span><text:span text:style-name="T738_15">name</text:span><text:span text:style-name="T738_16">01<text:s/>199</text:span></text:p>
      <text:p text:style-name="P739"><text:span text:style-name="T739_1">factom</text:span><text:span text:style-name="T739_2">-</text:span><text:span text:style-name="T739_3">cli</text:span><text:span text:style-name="T739_4"><text:s/></text:span><text:span text:style-name="T739_5">sign</text:span><text:span text:style-name="T739_6"><text:s/></text:span><text:span text:style-name="T739_7">transfertransaction</text:span><text:span text:style-name="T739_8">18</text:span></text:p>
      <text:p text:style-name="P740"><text:span text:style-name="T740_1">factom</text:span><text:span text:style-name="T740_2">-</text:span><text:span text:style-name="T740_3">cli</text:span><text:span text:style-name="T740_4"><text:s/></text:span><text:span text:style-name="T740_5">submit</text:span><text:span text:style-name="T740_6"><text:s/></text:span><text:span text:style-name="T740_7">transfertransaction</text:span><text:span text:style-name="T740_8">18</text:span></text:p>
      <text:p text:style-name="P741"><text:span text:style-name="T741_1">factom</text:span><text:span text:style-name="T741_2">-</text:span><text:span text:style-name="T741_3">cli</text:span><text:span text:style-name="T741_4"><text:s/></text:span><text:span text:style-name="T741_5">balance</text:span><text:span text:style-name="T741_6"><text:s/></text:span><text:span text:style-name="T741_7">ec</text:span><text:span text:style-name="T741_8"><text:s/></text:span><text:span text:style-name="T741_9">ec</text:span><text:span text:style-name="T741_10">-</text:span><text:span text:style-name="T741_11">wallet</text:span><text:span text:style-name="T741_12">-</text:span><text:span text:style-name="T741_13">address</text:span><text:span text:style-name="T741_14">-</text:span><text:span text:style-name="T741_15">name</text:span><text:span text:style-name="T741_16">01</text:span></text:p>
      <text:p text:style-name="P742"><text:span text:style-name="T742_1">echo</text:span></text:p>
      <text:p text:style-name="P743"><text:span text:style-name="T743_1">echo</text:span><text:span text:style-name="T743_2"><text:s/>3.2.4.2<text:s/></text:span><text:span text:style-name="T743_3">CREATE</text:span><text:span text:style-name="T743_4"><text:s/>10<text:s/></text:span><text:span text:style-name="T743_5">ENTRIES</text:span></text:p>
      <text:p text:style-name="P744"><text:span text:style-name="T744_1">for</text:span><text:span text:style-name="T744_2"><text:s/>((</text:span><text:span text:style-name="T744_3">i</text:span><text:span text:style-name="T744_4">=0;<text:s/></text:span><text:span text:style-name="T744_5">i</text:span><text:span text:style-name="T744_6"><text:s/>&lt;<text:s/>10;<text:s/></text:span><text:span text:style-name="T744_7">i</text:span><text:span text:style-name="T744_8">++));<text:s/></text:span><text:span text:style-name="T744_9">do</text:span></text:p>
      <text:p text:style-name="P745"><text:span text:style-name="T745_1"><text:tab/></text:span><text:span text:style-name="T745_2">echo</text:span><text:span text:style-name="T745_3"><text:s/>$</text:span><text:span text:style-name="T745_4">i</text:span><text:span text:style-name="T745_5"><text:s/>|<text:s/></text:span><text:span text:style-name="T745_6">factom</text:span><text:span text:style-name="T745_7">-</text:span><text:span text:style-name="T745_8">cli</text:span><text:span text:style-name="T745_9"><text:s/></text:span><text:span text:style-name="T745_10">put</text:span><text:span text:style-name="T745_11"><text:s/>-</text:span><text:span text:style-name="T745_12">c</text:span><text:span text:style-name="T745_13"><text:s/>$</text:span><text:span text:style-name="T745_14">CHAINIDGOOD</text:span><text:span text:style-name="T745_15"><text:s/>-</text:span><text:span text:style-name="T745_16">e</text:span><text:span text:style-name="T745_17"><text:s/>$</text:span><text:span text:style-name="T745_18">i</text:span><text:span text:style-name="T745_19"><text:s/></text:span><text:span text:style-name="T745_20">ec</text:span><text:span text:style-name="T745_21">-</text:span><text:span text:style-name="T745_22">wallet</text:span><text:span text:style-name="T745_23">-</text:span><text:span text:style-name="T745_24">address</text:span><text:span text:style-name="T745_25">-</text:span><text:span text:style-name="T745_26">name</text:span><text:span text:style-name="T745_27">01<text:s/>&amp;</text:span></text:p>
      <text:p text:style-name="P746"><text:span text:style-name="T746_1"><text:tab/></text:span><text:span text:style-name="T746_2">sleep</text:span><text:span text:style-name="T746_3"><text:s/>1</text:span></text:p>
      <text:p text:style-name="P747"><text:span text:style-name="T747_1">done</text:span></text:p>
      <text:p text:style-name="P748"><text:span text:style-name="T748_1">echo</text:span></text:p>
      <text:p text:style-name="P749"><text:span text:style-name="T749_1">echo</text:span><text:span text:style-name="T749_2"><text:s/>3.2.4.3<text:s/></text:span><text:span text:style-name="T749_3">CHECK</text:span><text:span text:style-name="T749_4"><text:s/></text:span><text:span text:style-name="T749_5">THAT</text:span><text:span text:style-name="T749_6"><text:s/></text:span><text:span text:style-name="T749_7">ENTRY</text:span><text:span text:style-name="T749_8"><text:s/></text:span><text:span text:style-name="T749_9">CREDIT</text:span><text:span text:style-name="T749_10"><text:s/></text:span><text:span text:style-name="T749_11">TIMESTAMPS</text:span><text:span text:style-name="T749_12"><text:s/></text:span><text:span text:style-name="T749_13">ARE</text:span><text:span text:style-name="T749_14"><text:s/></text:span><text:span text:style-name="T749_15">DIFFERENT</text:span><text:span text:style-name="T749_16"><text:s/></text:span><text:span text:style-name="T749_17">FROM</text:span><text:span text:style-name="T749_18"><text:s/></text:span><text:span text:style-name="T749_19">ENTRY</text:span><text:span text:style-name="T749_20"><text:s/></text:span><text:span text:style-name="T749_21">BLOCK</text:span><text:span text:style-name="T749_22"><text:s/></text:span><text:span text:style-name="T749_23">TIMESTAMP</text:span><text:span text:style-name="T749_24"><text:s/></text:span><text:span text:style-name="T749_25">AND</text:span><text:span text:style-name="T749_26"><text:s/></text:span><text:span text:style-name="T749_27">FROM</text:span><text:span text:style-name="T749_28"><text:s/></text:span><text:span text:style-name="T749_29">EACH</text:span><text:span text:style-name="T749_30"><text:s/></text:span><text:span text:style-name="T749_31">OTHER</text:span></text:p>
      <text:p text:style-name="P750"><text:span text:style-name="T750_1">sleep</text:span><text:span text:style-name="T750_2"><text:s/>60</text:span></text:p>
      <text:p text:style-name="P751"><text:span text:style-name="T751_1">HEADGOOD</text:span><text:span text:style-name="T751_2">=$(</text:span><text:span text:style-name="T751_3">factom</text:span><text:span text:style-name="T751_4">-</text:span><text:span text:style-name="T751_5">cli</text:span><text:span text:style-name="T751_6"><text:s/></text:span><text:span text:style-name="T751_7">get</text:span><text:span text:style-name="T751_8"><text:s/></text:span><text:span text:style-name="T751_9">chain</text:span><text:span text:style-name="T751_10"><text:s/>$</text:span><text:span text:style-name="T751_11">CHAINIDGOOD</text:span><text:span text:style-name="T751_12">)</text:span></text:p>
      <text:p text:style-name="P752"><text:span text:style-name="T752_1">echo</text:span><text:span text:style-name="T752_2"><text:s/>$</text:span><text:span text:style-name="T752_3">HEADGOOD</text:span></text:p>
      <text:p text:style-name="P753"><text:span text:style-name="T753_1">echo</text:span></text:p>
      <text:p text:style-name="P754"><text:span text:style-name="T754_1">echo</text:span><text:span text:style-name="T754_2"><text:s/>3.2.3.2<text:s/></text:span><text:span text:style-name="T754_3">TRACE</text:span><text:span text:style-name="T754_4"><text:s/></text:span><text:span text:style-name="T754_5">ENTRY</text:span><text:span text:style-name="T754_6"><text:s/></text:span><text:span text:style-name="T754_7">BLOCK</text:span><text:span text:style-name="T754_8"><text:s/></text:span><text:span text:style-name="T754_9">CHAIN</text:span></text:p>
      <text:p text:style-name="P755"><text:span text:style-name="T755_1">ENTRYKEYMERKELROOT</text:span><text:span text:style-name="T755_2">=$</text:span><text:span text:style-name="T755_3">HEADGOOD</text:span></text:p>
      <text:p text:style-name="P756"><text:span text:style-name="T756_1">until</text:span><text:span text:style-name="T756_2"><text:s/>[<text:s/>"$</text:span><text:span text:style-name="T756_3">ENTRYKEYMERKELROOT</text:span><text:span text:style-name="T756_4">"<text:s/>=<text:s text:c="2"/>'0000000000000000000000000000000000000000000000000000000000000000'<text:s/>-</text:span><text:span text:style-name="T756_5">o</text:span><text:span text:style-name="T756_6"><text:s/>"$</text:span><text:span text:style-name="T756_7">ENTRYKEYMERKELROOT</text:span><text:span text:style-name="T756_8">"<text:s/>=<text:s/>""<text:s/>];<text:s/></text:span><text:span text:style-name="T756_9">do</text:span></text:p>
      <text:p text:style-name="P757"><text:span text:style-name="T757_1"><text:tab/></text:span><text:span text:style-name="T757_2">RESULT</text:span><text:span text:style-name="T757_3">=$(</text:span><text:span text:style-name="T757_4">factom</text:span><text:span text:style-name="T757_5">-</text:span><text:span text:style-name="T757_6">cli</text:span><text:span text:style-name="T757_7"><text:s/></text:span><text:span text:style-name="T757_8">get</text:span><text:span text:style-name="T757_9"><text:s/></text:span><text:span text:style-name="T757_10">eblock</text:span><text:span text:style-name="T757_11"><text:s/>$</text:span><text:span text:style-name="T757_12">ENTRYKEYMERKELROOT</text:span><text:span text:style-name="T757_13">)</text:span></text:p>
      <text:p text:style-name="P758"><text:span text:style-name="T758_1">#<text:s text:c="3"/></text:span><text:span text:style-name="T758_2">echo</text:span><text:span text:style-name="T758_3"><text:s/>$</text:span><text:span text:style-name="T758_4">RESULT</text:span></text:p>
      <text:p text:style-name="P759"><text:span text:style-name="T759_1"><text:tab/></text:span><text:span text:style-name="T759_2">SEQNO</text:span><text:span text:style-name="T759_3">=$(</text:span><text:span text:style-name="T759_4">echo</text:span><text:span text:style-name="T759_5"><text:s/>$</text:span><text:span text:style-name="T759_6">RESULT</text:span><text:span text:style-name="T759_7"><text:s/>|<text:s/></text:span><text:span text:style-name="T759_8">awk</text:span><text:span text:style-name="T759_9"><text:s/>'{</text:span><text:span text:style-name="T759_10">printf</text:span><text:span text:style-name="T759_11"><text:s/>$2}')</text:span></text:p>
      <text:p text:style-name="P760"><text:span text:style-name="T760_1"><text:tab/></text:span><text:span text:style-name="T760_2">TIMESTAMP</text:span><text:span text:style-name="T760_3">=$(</text:span><text:span text:style-name="T760_4">echo</text:span><text:span text:style-name="T760_5"><text:s/>$</text:span><text:span text:style-name="T760_6">RESULT</text:span><text:span text:style-name="T760_7"><text:s/>|<text:s/></text:span><text:span text:style-name="T760_8">awk</text:span><text:span text:style-name="T760_9"><text:s/>'{</text:span><text:span text:style-name="T760_10">printf</text:span><text:span text:style-name="T760_11"><text:s/>$8}')<text:s text:c="4"/></text:span></text:p>
      <text:p text:style-name="P761"><text:span text:style-name="T761_1"><text:tab/></text:span><text:span text:style-name="T761_2">EBCHAINID</text:span><text:span text:style-name="T761_3">=$(</text:span><text:span text:style-name="T761_4">echo</text:span><text:span text:style-name="T761_5"><text:s/>$</text:span><text:span text:style-name="T761_6">RESULT</text:span><text:span text:style-name="T761_7"><text:s/>|<text:s/></text:span><text:span text:style-name="T761_8">awk</text:span><text:span text:style-name="T761_9"><text:s/>'{</text:span><text:span text:style-name="T761_10">printf</text:span><text:span text:style-name="T761_11"><text:s/>$4}')</text:span></text:p>
      <text:p text:style-name="P762"><text:span text:style-name="T762_1"><text:tab/></text:span><text:span text:style-name="T762_2">ENTRYKEYMERKELROOT</text:span><text:span text:style-name="T762_3">=$(</text:span><text:span text:style-name="T762_4">echo</text:span><text:span text:style-name="T762_5"><text:s/>$</text:span><text:span text:style-name="T762_6">RESULT</text:span><text:span text:style-name="T762_7"><text:s/>|<text:s/></text:span><text:span text:style-name="T762_8">awk</text:span><text:span text:style-name="T762_9"><text:s/>'{</text:span><text:span text:style-name="T762_10">printf</text:span><text:span text:style-name="T762_11"><text:s/>$6}')</text:span></text:p>
      <text:p text:style-name="P763"><text:span text:style-name="T763_1"><text:tab/></text:span><text:span text:style-name="T763_2">echo</text:span><text:span text:style-name="T763_3"><text:s/></text:span><text:span text:style-name="T763_4">ENTRY</text:span><text:span text:style-name="T763_5"><text:s/></text:span><text:span text:style-name="T763_6">BLOCK</text:span></text:p>
      <text:p text:style-name="P764"><text:span text:style-name="T764_1"><text:tab/></text:span><text:span text:style-name="T764_2">echo</text:span><text:span text:style-name="T764_3"><text:s/>-----------</text:span></text:p>
      <text:p text:style-name="P765"><text:span text:style-name="T765_1"><text:tab/></text:span><text:span text:style-name="T765_2">echo</text:span><text:span text:style-name="T765_3"><text:s/></text:span><text:span text:style-name="T765_4">Sequence</text:span><text:span text:style-name="T765_5"><text:s/></text:span><text:span text:style-name="T765_6">Number</text:span><text:span text:style-name="T765_7"><text:s/>-<text:s/></text:span><text:span text:style-name="T765_8">Time</text:span><text:span text:style-name="T765_9"><text:s/></text:span><text:span text:style-name="T765_10">Stamp</text:span></text:p>
      <text:p text:style-name="P766"><text:span text:style-name="T766_1"><text:tab/></text:span><text:span text:style-name="T766_2">echo</text:span><text:span text:style-name="T766_3"><text:s/>$</text:span><text:span text:style-name="T766_4">SEQNO</text:span><text:span text:style-name="T766_5"><text:s/>$</text:span><text:span text:style-name="T766_6">TIMESTAMP</text:span></text:p>
      <text:p text:style-name="P767"><text:span text:style-name="T767_1"><text:tab/></text:span><text:span text:style-name="T767_2">echo</text:span><text:span text:style-name="T767_3"><text:s/></text:span><text:span text:style-name="T767_4">Chain</text:span><text:span text:style-name="T767_5"><text:s/></text:span><text:span text:style-name="T767_6">ID</text:span></text:p>
      <text:p text:style-name="P768"><text:span text:style-name="T768_1"><text:tab/></text:span><text:span text:style-name="T768_2">echo</text:span><text:span text:style-name="T768_3"><text:s/>$</text:span><text:span text:style-name="T768_4">EBCHAINID</text:span></text:p>
      <text:p text:style-name="P769"><text:span text:style-name="T769_1"><text:tab/></text:span><text:span text:style-name="T769_2">echo</text:span><text:span text:style-name="T769_3"><text:s/></text:span><text:span text:style-name="T769_4">Previous</text:span><text:span text:style-name="T769_5"><text:s/></text:span><text:span text:style-name="T769_6">Entry</text:span><text:span text:style-name="T769_7"><text:s/></text:span><text:span text:style-name="T769_8">Block</text:span><text:span text:style-name="T769_9"><text:s/></text:span><text:span text:style-name="T769_10">Key</text:span><text:span text:style-name="T769_11"><text:s/></text:span><text:span text:style-name="T769_12">Merkel</text:span><text:span text:style-name="T769_13"><text:s/></text:span><text:span text:style-name="T769_14">Root</text:span></text:p>
      <text:p text:style-name="P770"><text:span text:style-name="T770_1"><text:tab/></text:span><text:span text:style-name="T770_2">echo</text:span><text:span text:style-name="T770_3"><text:s/>$</text:span><text:span text:style-name="T770_4">ENTRYKEYMERKELROOT</text:span></text:p>
      <text:p text:style-name="P771"><text:span text:style-name="T771_1"><text:tab/></text:span><text:span text:style-name="T771_2">echo</text:span></text:p>
      <text:p text:style-name="P772"><text:span text:style-name="T772_1"><text:tab/></text:span><text:span text:style-name="T772_2">ENTRYINDEX</text:span><text:span text:style-name="T772_3">=12</text:span></text:p>
      <text:p text:style-name="P773"><text:span text:style-name="T773_1"><text:tab/></text:span><text:span text:style-name="T773_2">ENTRYTIMESTAMP</text:span><text:span text:style-name="T773_3">=$(</text:span><text:span text:style-name="T773_4">echo</text:span><text:span text:style-name="T773_5"><text:s/>$</text:span><text:span text:style-name="T773_6">RESULT</text:span><text:span text:style-name="T773_7"><text:s/>|<text:s/></text:span><text:span text:style-name="T773_8">awk</text:span><text:span text:style-name="T773_9"><text:s/>'{</text:span><text:span text:style-name="T773_10">printf</text:span><text:span text:style-name="T773_11"><text:s/>$12}')</text:span></text:p>
      <text:p text:style-name="P774"><text:span text:style-name="T774_1"><text:tab/></text:span><text:span text:style-name="T774_2">until</text:span><text:span text:style-name="T774_3"><text:s/>[<text:s/>"$</text:span><text:span text:style-name="T774_4">ENTRYTIMESTAMP</text:span><text:span text:style-name="T774_5">"<text:s/>=<text:s/>""<text:s/>];<text:s/></text:span><text:span text:style-name="T774_6">do</text:span></text:p>
      <text:p text:style-name="P775"><text:span text:style-name="T775_1"><text:s text:c="4"/><text:tab/></text:span><text:span text:style-name="T775_2">echo</text:span><text:span text:style-name="T775_3"><text:s/>"<text:tab/>"</text:span><text:span text:style-name="T775_4">ENTRY</text:span></text:p>
      <text:p text:style-name="P776"><text:span text:style-name="T776_1"><text:s text:c="4"/><text:tab/></text:span><text:span text:style-name="T776_2">echo</text:span><text:span text:style-name="T776_3"><text:s/>"<text:tab/>"-----</text:span></text:p>
      <text:p text:style-name="P777"><text:span text:style-name="T777_1"><text:s text:c="4"/><text:tab/></text:span><text:span text:style-name="T777_2">echo</text:span><text:span text:style-name="T777_3"><text:s/>"<text:tab/>"</text:span><text:span text:style-name="T777_4">Entry</text:span><text:span text:style-name="T777_5"><text:s/></text:span><text:span text:style-name="T777_6">Time</text:span><text:span text:style-name="T777_7"><text:s/></text:span><text:span text:style-name="T777_8">Stamp</text:span></text:p>
      <text:p text:style-name="P778"><text:span text:style-name="T778_1"><text:s text:c="4"/><text:tab/></text:span><text:span text:style-name="T778_2">echo</text:span><text:span text:style-name="T778_3"><text:s/>"<text:tab/>"$</text:span><text:span text:style-name="T778_4">ENTRYTIMESTAMP</text:span></text:p>
      <text:p text:style-name="P779"><text:span text:style-name="T779_1"><text:s text:c="4"/><text:tab/></text:span><text:span text:style-name="T779_2">echo</text:span><text:span text:style-name="T779_3"><text:s/>"<text:tab/>"</text:span><text:span text:style-name="T779_4">Entry</text:span><text:span text:style-name="T779_5"><text:s/></text:span><text:span text:style-name="T779_6">Hash</text:span></text:p>
      <text:p text:style-name="P780"><text:span text:style-name="T780_1"><text:s text:c="4"/><text:tab/></text:span><text:span text:style-name="T780_2">ENTRYHASH</text:span><text:span text:style-name="T780_3">=$(</text:span><text:span text:style-name="T780_4">echo</text:span><text:span text:style-name="T780_5"><text:s/>$</text:span><text:span text:style-name="T780_6">RESULT</text:span><text:span text:style-name="T780_7"><text:s/>|<text:s/></text:span><text:span text:style-name="T780_8">awk</text:span><text:span text:style-name="T780_9"><text:s/>-</text:span><text:span text:style-name="T780_10">v</text:span><text:span text:style-name="T780_11"><text:s/></text:span><text:span text:style-name="T780_12">INDEX</text:span><text:span text:style-name="T780_13">="$(($</text:span><text:span text:style-name="T780_14">ENTRYINDEX</text:span><text:span text:style-name="T780_15"><text:s/>+<text:s/>2))"<text:s/>'{</text:span><text:span text:style-name="T780_16">printf</text:span><text:span text:style-name="T780_17"><text:s/>$</text:span><text:span text:style-name="T780_18">INDEX</text:span><text:span text:style-name="T780_19">}')</text:span></text:p>
      <text:p text:style-name="P781"><text:span text:style-name="T781_1"><text:s text:c="4"/><text:tab/></text:span><text:span text:style-name="T781_2">echo</text:span><text:span text:style-name="T781_3"><text:s/>"<text:tab/>"$</text:span><text:span text:style-name="T781_4">ENTRYHASH</text:span></text:p>
      <text:p text:style-name="P782"><text:span text:style-name="T782_1"><text:s text:c="4"/><text:tab/></text:span><text:span text:style-name="T782_2">factom</text:span><text:span text:style-name="T782_3">-</text:span><text:span text:style-name="T782_4">cli</text:span><text:span text:style-name="T782_5"><text:s/></text:span><text:span text:style-name="T782_6">get</text:span><text:span text:style-name="T782_7"><text:s/></text:span><text:span text:style-name="T782_8">entry</text:span><text:span text:style-name="T782_9"><text:s/>$</text:span><text:span text:style-name="T782_10">ENTRYHASH</text:span></text:p>
      <text:p text:style-name="P783"><text:span text:style-name="T783_1"><text:s text:c="4"/><text:tab/>((</text:span><text:span text:style-name="T783_2">ENTRYINDEX</text:span><text:span text:style-name="T783_3">+=7))</text:span></text:p>
      <text:p text:style-name="P784"><text:span text:style-name="T784_1"><text:s text:c="4"/><text:tab/></text:span><text:span text:style-name="T784_2">ENTRYTIMESTAMP</text:span><text:span text:style-name="T784_3">=$(</text:span><text:span text:style-name="T784_4">echo</text:span><text:span text:style-name="T784_5"><text:s/>$</text:span><text:span text:style-name="T784_6">RESULT</text:span><text:span text:style-name="T784_7"><text:s/>|<text:s/></text:span><text:span text:style-name="T784_8">awk</text:span><text:span text:style-name="T784_9"><text:s/>-</text:span><text:span text:style-name="T784_10">v</text:span><text:span text:style-name="T784_11"><text:s/></text:span><text:span text:style-name="T784_12">INDEX</text:span><text:span text:style-name="T784_13">="$</text:span><text:span text:style-name="T784_14">ENTRYINDEX</text:span><text:span text:style-name="T784_15">"<text:s/>'{</text:span><text:span text:style-name="T784_16">printf</text:span><text:span text:style-name="T784_17"><text:s/>$</text:span><text:span text:style-name="T784_18">INDEX</text:span><text:span text:style-name="T784_19">}')</text:span></text:p>
      <text:p text:style-name="P785"><text:span text:style-name="T785_1"><text:tab/></text:span><text:span text:style-name="T785_2">echo</text:span></text:p>
      <text:p text:style-name="P786"><text:span text:style-name="T786_1"><text:tab/></text:span><text:span text:style-name="T786_2">done</text:span></text:p>
      <text:p text:style-name="P787"><text:span text:style-name="T787_1">done</text:span></text:p>
      <text:p text:style-name="P788"><text:span text:style-name="T788_1">echo</text:span></text:p>
      <text:p text:style-name="P789"><text:span text:style-name="T789_1">echo</text:span></text:p>
      <text:p text:style-name="P790"/>
      <text:p text:style-name="P791"/>
      <text:p text:style-name="P792"><text:span text:style-name="T792_1">:<text:s/>&lt;&lt;'</text:span><text:span text:style-name="T792_2">EOF</text:span><text:span text:style-name="T792_3">'</text:span></text:p>
      <text:p text:style-name="P793"/>
      <text:p text:style-name="P794"><text:span text:style-name="T794_1">for</text:span><text:span text:style-name="T794_2"><text:s/>((</text:span><text:span text:style-name="T794_3">i</text:span><text:span text:style-name="T794_4">=0;<text:s/></text:span><text:span text:style-name="T794_5">i</text:span><text:span text:style-name="T794_6"><text:s/>&lt;<text:s/>100;<text:s/></text:span><text:span text:style-name="T794_7">i</text:span><text:span text:style-name="T794_8">++));<text:s/></text:span><text:span text:style-name="T794_9">do</text:span></text:p>
      <text:p text:style-name="P795"><text:span text:style-name="T795_1"><text:tab/></text:span><text:span text:style-name="T795_2">for</text:span><text:span text:style-name="T795_3"><text:s/>((</text:span><text:span text:style-name="T795_4">j</text:span><text:span text:style-name="T795_5">=0;<text:s/></text:span><text:span text:style-name="T795_6">j</text:span><text:span text:style-name="T795_7"><text:s/>&lt;<text:s/>500;<text:s/></text:span><text:span text:style-name="T795_8">j</text:span><text:span text:style-name="T795_9">++));<text:s/></text:span><text:span text:style-name="T795_10">do</text:span></text:p>
      <text:p text:style-name="P796"><text:span text:style-name="T796_1"><text:tab/></text:span><text:span text:style-name="T796_2">echo</text:span><text:span text:style-name="T796_3"><text:s/>$</text:span><text:span text:style-name="T796_4">i</text:span><text:span text:style-name="T796_5"><text:s/>$</text:span><text:span text:style-name="T796_6">j</text:span><text:span text:style-name="T796_7"><text:s/>|<text:s/></text:span><text:span text:style-name="T796_8">factom</text:span><text:span text:style-name="T796_9">-</text:span><text:span text:style-name="T796_10">cli</text:span><text:span text:style-name="T796_11"><text:s/></text:span><text:span text:style-name="T796_12">put</text:span><text:span text:style-name="T796_13"><text:s/>-</text:span><text:span text:style-name="T796_14">c</text:span><text:span text:style-name="T796_15"><text:s/>$</text:span><text:span text:style-name="T796_16">CHAINIDGOOD</text:span><text:span text:style-name="T796_17"><text:s/>-</text:span><text:span text:style-name="T796_18">e</text:span><text:span text:style-name="T796_19"><text:s/>$</text:span><text:span text:style-name="T796_20">i</text:span><text:span text:style-name="T796_21"><text:s/>-</text:span><text:span text:style-name="T796_22">e</text:span><text:span text:style-name="T796_23"><text:s/>$</text:span><text:span text:style-name="T796_24">j</text:span><text:span text:style-name="T796_25"><text:s/></text:span><text:span text:style-name="T796_26">dummy</text:span><text:span text:style-name="T796_27">5<text:s/>&amp;</text:span></text:p>
      <text:p text:style-name="P797"><text:span text:style-name="T797_1"><text:tab/></text:span><text:span text:style-name="T797_2">done</text:span></text:p>
      <text:p text:style-name="P798"><text:span text:style-name="T798_1">echo</text:span><text:span text:style-name="T798_2"><text:s/>$(($</text:span><text:span text:style-name="T798_3">i</text:span><text:span text:style-name="T798_4">+1))<text:s/></text:span><text:span text:style-name="T798_5">of</text:span><text:span text:style-name="T798_6"><text:s/>100<text:s/></text:span><text:span text:style-name="T798_7">groups</text:span><text:span text:style-name="T798_8"><text:s/></text:span><text:span text:style-name="T798_9">of</text:span><text:span text:style-name="T798_10"><text:s/>500<text:s/></text:span><text:span text:style-name="T798_11">finished</text:span></text:p>
      <text:p text:style-name="P799"><text:span text:style-name="T799_1">sleep</text:span><text:span text:style-name="T799_2"><text:s/>1</text:span></text:p>
      <text:p text:style-name="P800"><text:span text:style-name="T800_1">done</text:span></text:p>
      <text:p text:style-name="P801"/>
      <text:p text:style-name="P802"><text:span text:style-name="T802_1">EOF</text:span></text:p>
      <text:p text:style-name="P803"/>
      <text:p text:style-name="P804"><text:span text:style-name="T804_1">echo</text:span><text:span text:style-name="T804_2"><text:s/>3.3<text:s/></text:span><text:span text:style-name="T804_3">DIRECTORY</text:span><text:span text:style-name="T804_4"><text:s/></text:span><text:span text:style-name="T804_5">BLOCK</text:span><text:span text:style-name="T804_6"><text:s/></text:span><text:span text:style-name="T804_7">CHAIN</text:span></text:p>
      <text:p text:style-name="P805"><text:span text:style-name="T805_1">echo</text:span></text:p>
      <text:p text:style-name="P806"><text:span text:style-name="T806_1">echo</text:span><text:span text:style-name="T806_2"><text:s/>3.3.1<text:s/></text:span><text:span text:style-name="T806_3">TRACE</text:span><text:span text:style-name="T806_4"><text:s/></text:span><text:span text:style-name="T806_5">DIRECTORY</text:span><text:span text:style-name="T806_6"><text:s/></text:span><text:span text:style-name="T806_7">BLOCK</text:span><text:span text:style-name="T806_8"><text:s/></text:span><text:span text:style-name="T806_9">CHAIN</text:span></text:p>
      <text:p text:style-name="P807"><text:span text:style-name="T807_1">#'</text:span><text:span text:style-name="T807_2">s</text:span><text:span text:style-name="T807_3">/[{}]//</text:span><text:span text:style-name="T807_4">g</text:span><text:span text:style-name="T807_5">'<text:s text:c="2"/>|<text:s/></text:span><text:span text:style-name="T807_6">sed</text:span><text:span text:style-name="T807_7"><text:s/>'</text:span><text:span text:style-name="T807_8">s</text:span><text:span text:style-name="T807_9">/^.//'<text:s text:c="2"/>|<text:s/></text:span><text:span text:style-name="T807_10">sed</text:span><text:span text:style-name="T807_11"><text:s/>'</text:span><text:span text:style-name="T807_12">s</text:span><text:span text:style-name="T807_13">/.$//'</text:span></text:p>
      <text:p text:style-name="P808"><text:span text:style-name="T808_1">HEAD</text:span><text:span text:style-name="T808_2">=$(</text:span><text:span text:style-name="T808_3">factom</text:span><text:span text:style-name="T808_4">-</text:span><text:span text:style-name="T808_5">cli</text:span><text:span text:style-name="T808_6"><text:s/></text:span><text:span text:style-name="T808_7">get</text:span><text:span text:style-name="T808_8"><text:s/></text:span><text:span text:style-name="T808_9">head</text:span><text:span text:style-name="T808_10">)</text:span></text:p>
      <text:p text:style-name="P809"><text:span text:style-name="T809_1">echo</text:span><text:span text:style-name="T809_2"><text:s/>$</text:span><text:span text:style-name="T809_3">HEAD</text:span></text:p>
      <text:p text:style-name="P810"><text:span text:style-name="T810_1">DIRECTORYKEYMERKELROOT</text:span><text:span text:style-name="T810_2">=$</text:span><text:span text:style-name="T810_3">HEAD</text:span></text:p>
      <text:p text:style-name="P811"><text:span text:style-name="T811_1">until</text:span><text:span text:style-name="T811_2"><text:s/>[<text:s/>"$</text:span><text:span text:style-name="T811_3">DIRECTORYKEYMERKELROOT</text:span><text:span text:style-name="T811_4">"<text:s/>=<text:s/>"0000000000000000000000000000000000000000000000000000000000000000"<text:s/>-</text:span><text:span text:style-name="T811_5">o</text:span><text:span text:style-name="T811_6"><text:s/>"$</text:span><text:span text:style-name="T811_7">DIRECTORYKEYMERKELROOT</text:span><text:span text:style-name="T811_8">"<text:s/>=<text:s/>""<text:s/>];<text:s/></text:span><text:span text:style-name="T811_9">do</text:span></text:p>
      <text:p text:style-name="P812"><text:span text:style-name="T812_1"><text:tab/></text:span><text:span text:style-name="T812_2">RESULT</text:span><text:span text:style-name="T812_3">=$(</text:span><text:span text:style-name="T812_4">factom</text:span><text:span text:style-name="T812_5">-</text:span><text:span text:style-name="T812_6">cli</text:span><text:span text:style-name="T812_7"><text:s/></text:span><text:span text:style-name="T812_8">get</text:span><text:span text:style-name="T812_9"><text:s/></text:span><text:span text:style-name="T812_10">dblock</text:span><text:span text:style-name="T812_11"><text:s/>$</text:span><text:span text:style-name="T812_12">DIRECTORYKEYMERKELROOT</text:span><text:span text:style-name="T812_13">)</text:span></text:p>
      <text:p text:style-name="P813"><text:span text:style-name="T813_1">#<text:s text:c="3"/></text:span><text:span text:style-name="T813_2">echo</text:span><text:span text:style-name="T813_3"><text:s/>$</text:span><text:span text:style-name="T813_4">RESULT</text:span></text:p>
      <text:p text:style-name="P814"><text:span text:style-name="T814_1"><text:tab/></text:span><text:span text:style-name="T814_2">DIRECTORYKEYMERKELROOT</text:span><text:span text:style-name="T814_3">=$(</text:span><text:span text:style-name="T814_4">echo</text:span><text:span text:style-name="T814_5"><text:s/>$</text:span><text:span text:style-name="T814_6">RESULT</text:span><text:span text:style-name="T814_7"><text:s/>|<text:s/></text:span><text:span text:style-name="T814_8">awk</text:span><text:span text:style-name="T814_9"><text:s/>'{</text:span><text:span text:style-name="T814_10">printf</text:span><text:span text:style-name="T814_11"><text:s/>$2}')</text:span></text:p>
      <text:p text:style-name="P815"><text:span text:style-name="T815_1"><text:tab/></text:span><text:span text:style-name="T815_2">TIMESTAMP</text:span><text:span text:style-name="T815_3">=$(</text:span><text:span text:style-name="T815_4">echo</text:span><text:span text:style-name="T815_5"><text:s/>$</text:span><text:span text:style-name="T815_6">RESULT</text:span><text:span text:style-name="T815_7"><text:s/>|<text:s/></text:span><text:span text:style-name="T815_8">awk</text:span><text:span text:style-name="T815_9"><text:s/>'{</text:span><text:span text:style-name="T815_10">printf</text:span><text:span text:style-name="T815_11"><text:s/>$4}')<text:s text:c="4"/></text:span></text:p>
      <text:p text:style-name="P816"><text:span text:style-name="T816_1"><text:tab/></text:span><text:span text:style-name="T816_2">SEQNO</text:span><text:span text:style-name="T816_3">=$(</text:span><text:span text:style-name="T816_4">echo</text:span><text:span text:style-name="T816_5"><text:s/>$</text:span><text:span text:style-name="T816_6">RESULT</text:span><text:span text:style-name="T816_7"><text:s/>|<text:s/></text:span><text:span text:style-name="T816_8">awk</text:span><text:span text:style-name="T816_9"><text:s/>'{</text:span><text:span text:style-name="T816_10">printf</text:span><text:span text:style-name="T816_11"><text:s/>$6}')</text:span></text:p>
      <text:p text:style-name="P817"><text:span text:style-name="T817_1"><text:tab/></text:span><text:span text:style-name="T817_2">echo</text:span><text:span text:style-name="T817_3"><text:s/></text:span><text:span text:style-name="T817_4">DIRECTORY</text:span><text:span text:style-name="T817_5"><text:s/></text:span><text:span text:style-name="T817_6">BLOCK</text:span></text:p>
      <text:p text:style-name="P818"><text:span text:style-name="T818_1"><text:tab/></text:span><text:span text:style-name="T818_2">echo</text:span><text:span text:style-name="T818_3"><text:s/>---------------</text:span></text:p>
      <text:p text:style-name="P819"><text:span text:style-name="T819_1"><text:tab/></text:span><text:span text:style-name="T819_2">echo</text:span><text:span text:style-name="T819_3"><text:s/></text:span><text:span text:style-name="T819_4">Previous</text:span><text:span text:style-name="T819_5"><text:s/></text:span><text:span text:style-name="T819_6">Directory</text:span><text:span text:style-name="T819_7"><text:s/></text:span><text:span text:style-name="T819_8">Block</text:span><text:span text:style-name="T819_9"><text:s/></text:span><text:span text:style-name="T819_10">Key</text:span><text:span text:style-name="T819_11"><text:s/></text:span><text:span text:style-name="T819_12">Merkel</text:span><text:span text:style-name="T819_13"><text:s/></text:span><text:span text:style-name="T819_14">Root</text:span><text:span text:style-name="T819_15"><text:s/>-<text:s/></text:span><text:span text:style-name="T819_16">Time</text:span><text:span text:style-name="T819_17"><text:s/></text:span><text:span text:style-name="T819_18">Stamp</text:span><text:span text:style-name="T819_19"><text:s/>-<text:s/></text:span><text:span text:style-name="T819_20">Sequence</text:span><text:span text:style-name="T819_21"><text:s/></text:span><text:span text:style-name="T819_22">Number</text:span></text:p>
      <text:p text:style-name="P820"><text:span text:style-name="T820_1"><text:tab/></text:span><text:span text:style-name="T820_2">echo</text:span><text:span text:style-name="T820_3"><text:s/>$</text:span><text:span text:style-name="T820_4">DIRECTORYKEYMERKELROOT</text:span><text:span text:style-name="T820_5"><text:s/>$</text:span><text:span text:style-name="T820_6">TIMESTAMP</text:span><text:span text:style-name="T820_7"><text:s/>$</text:span><text:span text:style-name="T820_8">SEQNO</text:span></text:p>
      <text:p text:style-name="P821"><text:span text:style-name="T821_1"><text:tab/></text:span><text:span text:style-name="T821_2">echo</text:span></text:p>
      <text:p text:style-name="P822"><text:span text:style-name="T822_1"><text:tab/></text:span><text:span text:style-name="T822_2">EBCHAINIDINDEX</text:span><text:span text:style-name="T822_3">=10</text:span></text:p>
      <text:p text:style-name="P823"><text:span text:style-name="T823_1"><text:tab/></text:span><text:span text:style-name="T823_2">EBCHAINID</text:span><text:span text:style-name="T823_3">=$(</text:span><text:span text:style-name="T823_4">echo</text:span><text:span text:style-name="T823_5"><text:s/>$</text:span><text:span text:style-name="T823_6">RESULT</text:span><text:span text:style-name="T823_7"><text:s/>|<text:s/></text:span><text:span text:style-name="T823_8">awk</text:span><text:span text:style-name="T823_9"><text:s/>'{</text:span><text:span text:style-name="T823_10">printf</text:span><text:span text:style-name="T823_11"><text:s/>$10}')</text:span></text:p>
      <text:p text:style-name="P824"><text:span text:style-name="T824_1"><text:tab/></text:span><text:span text:style-name="T824_2">until</text:span><text:span text:style-name="T824_3"><text:s/>[<text:s/>"$</text:span><text:span text:style-name="T824_4">EBCHAINID</text:span><text:span text:style-name="T824_5">"<text:s/>=<text:s/>""<text:s/>];<text:s/></text:span><text:span text:style-name="T824_6">do</text:span></text:p>
      <text:p text:style-name="P825"><text:span text:style-name="T825_1"><text:s text:c="4"/><text:tab/></text:span><text:span text:style-name="T825_2">EBKEYMERKELROOT</text:span><text:span text:style-name="T825_3">=$(</text:span><text:span text:style-name="T825_4">echo</text:span><text:span text:style-name="T825_5"><text:s/>$</text:span><text:span text:style-name="T825_6">RESULT</text:span><text:span text:style-name="T825_7"><text:s/>|<text:s/></text:span><text:span text:style-name="T825_8">awk</text:span><text:span text:style-name="T825_9"><text:s/>-</text:span><text:span text:style-name="T825_10">v</text:span><text:span text:style-name="T825_11"><text:s/></text:span><text:span text:style-name="T825_12">INDEX</text:span><text:span text:style-name="T825_13">="$(($</text:span><text:span text:style-name="T825_14">EBCHAINIDINDEX</text:span><text:span text:style-name="T825_15"><text:s/>+<text:s/>2))"<text:s/>'{</text:span><text:span text:style-name="T825_16">printf</text:span><text:span text:style-name="T825_17"><text:s/>$</text:span><text:span text:style-name="T825_18">INDEX</text:span><text:span text:style-name="T825_19">}')</text:span></text:p>
      <text:p text:style-name="P826"><text:span text:style-name="T826_1"><text:s text:c="4"/><text:tab/></text:span><text:span text:style-name="T826_2">echo</text:span><text:span text:style-name="T826_3"><text:s/>"<text:tab/>"</text:span><text:span text:style-name="T826_4">ENTRY</text:span><text:span text:style-name="T826_5"><text:s/></text:span><text:span text:style-name="T826_6">BLOCK</text:span></text:p>
      <text:p text:style-name="P827"><text:span text:style-name="T827_1"><text:s text:c="4"/><text:tab/></text:span><text:span text:style-name="T827_2">echo</text:span><text:span text:style-name="T827_3"><text:s/>"<text:tab/>"-----------</text:span></text:p>
      <text:p text:style-name="P828"><text:span text:style-name="T828_1"><text:s text:c="4"/><text:tab/></text:span><text:span text:style-name="T828_2">echo</text:span><text:span text:style-name="T828_3"><text:s/>"<text:tab/>"</text:span><text:span text:style-name="T828_4">Entry</text:span><text:span text:style-name="T828_5"><text:s/></text:span><text:span text:style-name="T828_6">Block</text:span><text:span text:style-name="T828_7"><text:s/></text:span><text:span text:style-name="T828_8">Chain</text:span><text:span text:style-name="T828_9"><text:s/></text:span><text:span text:style-name="T828_10">ID</text:span></text:p>
      <text:p text:style-name="P829"><text:span text:style-name="T829_1"><text:s text:c="4"/><text:tab/></text:span><text:span text:style-name="T829_2">echo</text:span><text:span text:style-name="T829_3"><text:s/>"<text:tab/>"$</text:span><text:span text:style-name="T829_4">EBCHAINID</text:span></text:p>
      <text:p text:style-name="P830"><text:span text:style-name="T830_1"><text:s text:c="4"/><text:tab/></text:span><text:span text:style-name="T830_2">echo</text:span><text:span text:style-name="T830_3"><text:s/>"<text:tab/>"</text:span><text:span text:style-name="T830_4">Entry</text:span><text:span text:style-name="T830_5"><text:s/></text:span><text:span text:style-name="T830_6">Block</text:span><text:span text:style-name="T830_7"><text:s/></text:span><text:span text:style-name="T830_8">Key</text:span><text:span text:style-name="T830_9"><text:s/></text:span><text:span text:style-name="T830_10">Merkel</text:span><text:span text:style-name="T830_11"><text:s/></text:span><text:span text:style-name="T830_12">Root</text:span></text:p>
      <text:p text:style-name="P831"><text:span text:style-name="T831_1"><text:s text:c="4"/><text:tab/></text:span><text:span text:style-name="T831_2">echo</text:span><text:span text:style-name="T831_3"><text:s/>"<text:tab/>"$</text:span><text:span text:style-name="T831_4">EBKEYMERKELROOT</text:span></text:p>
      <text:p text:style-name="P832"><text:span text:style-name="T832_1"><text:s text:c="4"/><text:tab/>((</text:span><text:span text:style-name="T832_2">EBCHAINIDINDEX</text:span><text:span text:style-name="T832_3">+=7))</text:span></text:p>
      <text:p text:style-name="P833"><text:span text:style-name="T833_1"><text:s text:c="4"/><text:tab/></text:span><text:span text:style-name="T833_2">EBCHAINID</text:span><text:span text:style-name="T833_3">=$(</text:span><text:span text:style-name="T833_4">echo</text:span><text:span text:style-name="T833_5"><text:s/>$</text:span><text:span text:style-name="T833_6">RESULT</text:span><text:span text:style-name="T833_7"><text:s/>|<text:s/></text:span><text:span text:style-name="T833_8">awk</text:span><text:span text:style-name="T833_9"><text:s/>-</text:span><text:span text:style-name="T833_10">v</text:span><text:span text:style-name="T833_11"><text:s/></text:span><text:span text:style-name="T833_12">INDEX</text:span><text:span text:style-name="T833_13">="$</text:span><text:span text:style-name="T833_14">EBCHAINIDINDEX</text:span><text:span text:style-name="T833_15">"<text:s/>'{</text:span><text:span text:style-name="T833_16">printf</text:span><text:span text:style-name="T833_17"><text:s/>$</text:span><text:span text:style-name="T833_18">INDEX</text:span><text:span text:style-name="T833_19">}')</text:span></text:p>
      <text:p text:style-name="P834"><text:span text:style-name="T834_1"><text:tab/></text:span><text:span text:style-name="T834_2">echo</text:span></text:p>
      <text:p text:style-name="P835"><text:span text:style-name="T835_1"><text:tab/></text:span><text:span text:style-name="T835_2">done</text:span></text:p>
      <text:p text:style-name="P836"><text:span text:style-name="T836_1">done</text:span></text:p>
      <text:p text:style-name="P837"><text:span text:style-name="T837_1">echo</text:span></text:p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